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FF"/>
      <style:text-properties fo:color="#1F1F1F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8.04333333333333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8.28145833333333cm"/>
    </style:style>
    <style:style style:name="co9" style:family="table-column">
      <style:table-column-properties fo:break-before="auto" style:column-width="8.334375cm"/>
    </style:style>
    <style:style style:name="co10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1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Gene Name</text:p>
          </table:table-cell>
          <table:table-cell office:value-type="string" table:style-name="ce2">
            <text:p>GDM_1</text:p>
          </table:table-cell>
          <table:table-cell office:value-type="string" table:style-name="ce2">
            <text:p>GDM_2</text:p>
          </table:table-cell>
          <table:table-cell office:value-type="string" table:style-name="ce2">
            <text:p>GDM_3</text:p>
          </table:table-cell>
          <table:table-cell office:value-type="string" table:style-name="ce2">
            <text:p>Normal_1</text:p>
          </table:table-cell>
          <table:table-cell office:value-type="string" table:style-name="ce2">
            <text:p>Normal_2</text:p>
          </table:table-cell>
          <table:table-cell office:value-type="string" table:style-name="ce2">
            <text:p>Normal_3</text:p>
          </table:table-cell>
          <table:table-cell office:value-type="string" table:style-name="ce2">
            <text:p>Avg - GDM</text:p>
          </table:table-cell>
          <table:table-cell office:value-type="string" table:style-name="ce2">
            <text:p>Avg - Normal</text:p>
          </table:table-cell>
          <table:table-cell office:value-type="string" table:style-name="ce2">
            <text:p>Foldchange = GDM/Normal</text:p>
          </table:table-cell>
          <table:table-cell office:value-type="string" table:style-name="ce2">
            <text:p>Two tailed T test <text:s/>(P Value ~ 0.05)</text:p>
          </table:table-cell>
          <table:table-cell table:number-columns-repeated="15" table:style-name="ce3"/>
          <table:table-cell table:number-columns-repeated="16357"/>
        </table:table-row>
        <table:table-row table:style-name="ro2">
          <table:table-cell office:value-type="string" table:style-name="ce4">
            <text:p>3:37281957-37302332</text:p>
          </table:table-cell>
          <table:table-cell office:value-type="string" table:style-name="ce4">
            <text:p>CTNNB1</text:p>
          </table:table-cell>
          <table:table-cell office:value-type="float" office:value="0.32815247800000003" table:style-name="ce4">
            <text:p>0.328152478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0.49338214499999999" table:style-name="ce4">
            <text:p>0.493382145</text:p>
          </table:table-cell>
          <table:table-cell office:value-type="float" office:value="1.1181604679999999" table:style-name="ce4">
            <text:p>1.118160468</text:p>
          </table:table-cell>
          <table:table-cell office:value-type="float" office:value="1.1159058909999999" table:style-name="ce4">
            <text:p>1.115905891</text:p>
          </table:table-cell>
          <table:table-cell office:value-type="float" office:value="1.14372808" table:style-name="ce4">
            <text:p>1.14372808</text:p>
          </table:table-cell>
          <table:table-cell office:value-type="float" office:value="0.44590059300000001" table:style-name="ce4">
            <text:p>0.445900593</text:p>
          </table:table-cell>
          <table:table-cell office:value-type="float" office:value="1.12593148" table:style-name="ce4">
            <text:p>1.12593148</text:p>
          </table:table-cell>
          <table:table-cell office:value-type="float" office:value="0.39602817800000001" table:style-name="ce4">
            <text:p>0.396028178</text:p>
          </table:table-cell>
          <table:table-cell office:value-type="float" office:value="6.5315961636661134E-3" table:formula="of:=COM.MICROSOFT.T.TEST([.F2:.H2];[.C2:.E2];2;3)" table:style-name="ce4">
            <text:p>0.006531596</text:p>
          </table:table-cell>
          <table:table-cell office:value-type="string" table:style-name="ce5">
            <text:p>&lt;0.05...Statistically Significanc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">
            <text:p>3:111112029-111126335</text:p>
          </table:table-cell>
          <table:table-cell office:value-type="string" table:style-name="ce4">
            <text:p>TGFBR2</text:p>
          </table:table-cell>
          <table:table-cell office:value-type="float" office:value="0.90241931600000003" table:style-name="ce4">
            <text:p>0.902419316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0.52862372700000004" table:style-name="ce4">
            <text:p>0.528623727</text:p>
          </table:table-cell>
          <table:table-cell office:value-type="float" office:value="1.5482221860000001" table:style-name="ce4">
            <text:p>1.548222186</text:p>
          </table:table-cell>
          <table:table-cell office:value-type="float" office:value="2.1871755460000002" table:style-name="ce4">
            <text:p>2.187175546</text:p>
          </table:table-cell>
          <table:table-cell office:value-type="float" office:value="2.0235189120000001" table:style-name="ce4">
            <text:p>2.023518912</text:p>
          </table:table-cell>
          <table:table-cell office:value-type="float" office:value="0.64907006599999995" table:style-name="ce4">
            <text:p>0.649070066</text:p>
          </table:table-cell>
          <table:table-cell office:value-type="float" office:value="1.919638881" table:style-name="ce4">
            <text:p>1.919638881</text:p>
          </table:table-cell>
          <table:table-cell office:value-type="float" office:value="0.33812092100000002" table:style-name="ce4">
            <text:p>0.338120921</text:p>
          </table:table-cell>
          <table:table-cell office:value-type="float" office:value="7.8546283876850705E-3" table:formula="of:=COM.MICROSOFT.T.TEST([.F3:.H3];[.C3:.E3];2;3)" table:style-name="ce4">
            <text:p>0.007854628</text:p>
          </table:table-cell>
          <table:table-cell office:value-type="string" table:style-name="ce5">
            <text:p>&lt;0.05...Statistically Significanc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">
            <text:p>21:39247700-39258672</text:p>
          </table:table-cell>
          <table:table-cell office:value-type="string" table:style-name="ce4">
            <text:p>COL6A2</text:p>
          </table:table-cell>
          <table:table-cell office:value-type="float" office:value="0.69732401700000002" table:style-name="ce4">
            <text:p>0.697324017</text:p>
          </table:table-cell>
          <table:table-cell office:value-type="float" office:value="0.387125367" table:style-name="ce4">
            <text:p>0.387125367</text:p>
          </table:table-cell>
          <table:table-cell office:value-type="float" office:value="0.52862372700000004" table:style-name="ce4">
            <text:p>0.528623727</text:p>
          </table:table-cell>
          <table:table-cell office:value-type="float" office:value="0.98914195199999999" table:style-name="ce4">
            <text:p>0.989141952</text:p>
          </table:table-cell>
          <table:table-cell office:value-type="float" office:value="1.1159058909999999" table:style-name="ce4">
            <text:p>1.115905891</text:p>
          </table:table-cell>
          <table:table-cell office:value-type="float" office:value="1.14372808" table:style-name="ce4">
            <text:p>1.14372808</text:p>
          </table:table-cell>
          <table:table-cell office:value-type="float" office:value="0.53769103699999998" table:style-name="ce4">
            <text:p>0.537691037</text:p>
          </table:table-cell>
          <table:table-cell office:value-type="float" office:value="1.0829253080000001" table:style-name="ce4">
            <text:p>1.082925308</text:p>
          </table:table-cell>
          <table:table-cell office:value-type="float" office:value="0.49651719599999999" table:style-name="ce4">
            <text:p>0.496517196</text:p>
          </table:table-cell>
          <table:table-cell office:value-type="float" office:value="1.2172272359746803E-2" table:formula="of:=COM.MICROSOFT.T.TEST([.F4:.H4];[.C4:.E4];2;3)" table:style-name="ce4">
            <text:p>0.012172272</text:p>
          </table:table-cell>
          <table:table-cell office:value-type="string" table:style-name="ce5">
            <text:p>&lt;0.05...Statistically Significanc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">
            <text:p>4:139060323-139073567</text:p>
          </table:table-cell>
          <table:table-cell office:value-type="string" table:style-name="ce4">
            <text:p>FAT1</text:p>
          </table:table-cell>
          <table:table-cell office:value-type="float" office:value="0.32815247800000003" table:style-name="ce4">
            <text:p>0.328152478</text:p>
          </table:table-cell>
          <table:table-cell office:value-type="float" office:value="0.55918108499999997" table:style-name="ce4">
            <text:p>0.559181085</text:p>
          </table:table-cell>
          <table:table-cell office:value-type="float" office:value="0.42289898199999998" table:style-name="ce4">
            <text:p>0.422898982</text:p>
          </table:table-cell>
          <table:table-cell office:value-type="float" office:value="0.90312960900000006" table:style-name="ce4">
            <text:p>0.903129609</text:p>
          </table:table-cell>
          <table:table-cell office:value-type="float" office:value="0.98199718400000002" table:style-name="ce4">
            <text:p>0.981997184</text:p>
          </table:table-cell>
          <table:table-cell office:value-type="float" office:value="1.3196862469999999" table:style-name="ce4">
            <text:p>1.319686247</text:p>
          </table:table-cell>
          <table:table-cell office:value-type="float" office:value="0.43674418199999998" table:style-name="ce4">
            <text:p>0.436744182</text:p>
          </table:table-cell>
          <table:table-cell office:value-type="float" office:value="1.0682710129999999" table:style-name="ce4">
            <text:p>1.068271013</text:p>
          </table:table-cell>
          <table:table-cell office:value-type="float" office:value="0.40883275499999999" table:style-name="ce4">
            <text:p>0.408832755</text:p>
          </table:table-cell>
          <table:table-cell office:value-type="float" office:value="2.1705881521342625E-2" table:formula="of:=COM.MICROSOFT.T.TEST([.F5:.H5];[.C5:.E5];2;3)" table:style-name="ce4">
            <text:p>0.021705882</text:p>
          </table:table-cell>
          <table:table-cell office:value-type="string" table:style-name="ce5">
            <text:p>&lt;0.05...Statistically Significanc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">
            <text:p>1:168038370-168045227</text:p>
          </table:table-cell>
          <table:table-cell office:value-type="string" table:style-name="ce4">
            <text:p>CFH</text:p>
          </table:table-cell>
          <table:table-cell office:value-type="float" office:value="0.41019059800000002" table:style-name="ce4">
            <text:p>0.410190598</text:p>
          </table:table-cell>
          <table:table-cell office:value-type="float" office:value="0.430139296" table:style-name="ce4">
            <text:p>0.430139296</text:p>
          </table:table-cell>
          <table:table-cell office:value-type="float" office:value="0.24669107300000001" table:style-name="ce4">
            <text:p>0.246691073</text:p>
          </table:table-cell>
          <table:table-cell office:value-type="float" office:value="0.60208640599999996" table:style-name="ce4">
            <text:p>0.602086406</text:p>
          </table:table-cell>
          <table:table-cell office:value-type="float" office:value="0.53563482799999995" table:style-name="ce4">
            <text:p>0.535634828</text:p>
          </table:table-cell>
          <table:table-cell office:value-type="float" office:value="0.65984312300000003" table:style-name="ce4">
            <text:p>0.659843123</text:p>
          </table:table-cell>
          <table:table-cell office:value-type="float" office:value="0.36234032199999999" table:style-name="ce4">
            <text:p>0.362340322</text:p>
          </table:table-cell>
          <table:table-cell office:value-type="float" office:value="0.59918811900000002" table:style-name="ce4">
            <text:p>0.599188119</text:p>
          </table:table-cell>
          <table:table-cell office:value-type="float" office:value="0.60471880300000003" table:style-name="ce4">
            <text:p>0.604718803</text:p>
          </table:table-cell>
          <table:table-cell office:value-type="float" office:value="3.4290731072525546E-2" table:formula="of:=COM.MICROSOFT.T.TEST([.F6:.H6];[.C6:.E6];2;3)" table:style-name="ce4">
            <text:p>0.034290731</text:p>
          </table:table-cell>
          <table:table-cell office:value-type="string" table:style-name="ce5">
            <text:p>&lt;0.05...Statistically Significanc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">
            <text:p>8:37877108-37877551</text:p>
          </table:table-cell>
          <table:table-cell office:value-type="string" table:style-name="ce4">
            <text:p>CHRNB3</text:p>
          </table:table-cell>
          <table:table-cell office:value-type="float" office:value="0.82038119600000003" table:style-name="ce4">
            <text:p>0.820381196</text:p>
          </table:table-cell>
          <table:table-cell office:value-type="float" office:value="2.1076825509999999" table:style-name="ce4">
            <text:p>2.107682551</text:p>
          </table:table-cell>
          <table:table-cell office:value-type="float" office:value="1.3039385269999999" table:style-name="ce4">
            <text:p>1.303938527</text:p>
          </table:table-cell>
          <table:table-cell office:value-type="float" office:value="3.225462888" table:style-name="ce4">
            <text:p>3.225462888</text:p>
          </table:table-cell>
          <table:table-cell office:value-type="float" office:value="2.9013553160000001" table:style-name="ce4">
            <text:p>2.901355316</text:p>
          </table:table-cell>
          <table:table-cell office:value-type="float" office:value="2.595382952" table:style-name="ce4">
            <text:p>2.595382952</text:p>
          </table:table-cell>
          <table:table-cell office:value-type="float" office:value="1.410667425" table:style-name="ce4">
            <text:p>1.410667425</text:p>
          </table:table-cell>
          <table:table-cell office:value-type="float" office:value="2.9074003849999999" table:style-name="ce4">
            <text:p>2.907400385</text:p>
          </table:table-cell>
          <table:table-cell office:value-type="float" office:value="0.48519888500000002" table:style-name="ce4">
            <text:p>0.485198885</text:p>
          </table:table-cell>
          <table:table-cell office:value-type="float" office:value="3.9390529684671736E-2" table:formula="of:=COM.MICROSOFT.T.TEST([.F7:.H7];[.C7:.E7];2;3)" table:style-name="ce4">
            <text:p>0.03939053</text:p>
          </table:table-cell>
          <table:table-cell office:value-type="string" table:style-name="ce5">
            <text:p>&lt;0.05...Statistically Significanc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">
            <text:p>X:150736594-150737448</text:p>
          </table:table-cell>
          <table:table-cell office:value-type="string" table:style-name="ce4">
            <text:p>PCDH11X</text:p>
          </table:table-cell>
          <table:table-cell office:value-type="float" office:value="0.32815247800000003" table:style-name="ce4">
            <text:p>0.328152478</text:p>
          </table:table-cell>
          <table:table-cell office:value-type="float" office:value="0.64520894399999995" table:style-name="ce4">
            <text:p>0.645208944</text:p>
          </table:table-cell>
          <table:table-cell office:value-type="float" office:value="0.77531479999999997" table:style-name="ce4">
            <text:p>0.7753148</text:p>
          </table:table-cell>
          <table:table-cell office:value-type="float" office:value="1.591228358" table:style-name="ce4">
            <text:p>1.591228358</text:p>
          </table:table-cell>
          <table:table-cell office:value-type="float" office:value="0.98199718400000002" table:style-name="ce4">
            <text:p>0.981997184</text:p>
          </table:table-cell>
          <table:table-cell office:value-type="float" office:value="1.671602579" table:style-name="ce4">
            <text:p>1.671602579</text:p>
          </table:table-cell>
          <table:table-cell office:value-type="float" office:value="0.58289207399999998" table:style-name="ce4">
            <text:p>0.582892074</text:p>
          </table:table-cell>
          <table:table-cell office:value-type="float" office:value="1.414942707" table:style-name="ce4">
            <text:p>1.414942707</text:p>
          </table:table-cell>
          <table:table-cell office:value-type="float" office:value="0.41195454100000001" table:style-name="ce4">
            <text:p>0.411954541</text:p>
          </table:table-cell>
          <table:table-cell office:value-type="float" office:value="4.0879630650289212E-2" table:formula="of:=COM.MICROSOFT.T.TEST([.F8:.H8];[.C8:.E8];2;3)" table:style-name="ce4">
            <text:p>0.040879631</text:p>
          </table:table-cell>
          <table:table-cell office:value-type="string" table:style-name="ce5">
            <text:p>&lt;0.05...Statistically Significanc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">
            <text:p>12:32607956-32611283</text:p>
          </table:table-cell>
          <table:table-cell table:style-name="ce4"/>
          <table:table-cell office:value-type="float" office:value="1.9689148700000001" table:style-name="ce4">
            <text:p>1.96891487</text:p>
          </table:table-cell>
          <table:table-cell office:value-type="float" office:value="1.677543255" table:style-name="ce4">
            <text:p>1.677543255</text:p>
          </table:table-cell>
          <table:table-cell office:value-type="float" office:value="1.339180109" table:style-name="ce4">
            <text:p>1.339180109</text:p>
          </table:table-cell>
          <table:table-cell office:value-type="float" office:value="0.73110492100000002" table:style-name="ce4">
            <text:p>0.731104921</text:p>
          </table:table-cell>
          <table:table-cell office:value-type="float" office:value="1.1159058909999999" table:style-name="ce4">
            <text:p>1.115905891</text:p>
          </table:table-cell>
          <table:table-cell office:value-type="float" office:value="1.2317071639999999" table:style-name="ce4">
            <text:p>1.231707164</text:p>
          </table:table-cell>
          <table:table-cell office:value-type="float" office:value="1.6618794109999999" table:style-name="ce4">
            <text:p>1.661879411</text:p>
          </table:table-cell>
          <table:table-cell office:value-type="float" office:value="1.0262393249999999" table:style-name="ce4">
            <text:p>1.026239325</text:p>
          </table:table-cell>
          <table:table-cell office:value-type="float" office:value="1.619387769" table:style-name="ce4">
            <text:p>1.619387769</text:p>
          </table:table-cell>
          <table:table-cell office:value-type="float" office:value="5.682124582466036E-2" table:formula="of:=COM.MICROSOFT.T.TEST([.F9:.H9];[.C9:.E9];2;3)" table:style-name="ce4">
            <text:p>0.056821246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7:579255-607452</text:p>
          </table:table-cell>
          <table:table-cell table:style-name="ce4"/>
          <table:table-cell office:value-type="float" office:value="0.287133419" table:style-name="ce4">
            <text:p>0.287133419</text:p>
          </table:table-cell>
          <table:table-cell office:value-type="float" office:value="1.7205571850000001" table:style-name="ce4">
            <text:p>1.720557185</text:p>
          </table:table-cell>
          <table:table-cell office:value-type="float" office:value="3.3831918550000002" table:style-name="ce4">
            <text:p>3.383191855</text:p>
          </table:table-cell>
          <table:table-cell office:value-type="float" office:value="6.3649134319999998" table:style-name="ce4">
            <text:p>6.364913432</text:p>
          </table:table-cell>
          <table:table-cell office:value-type="float" office:value="6.5615266390000002" table:style-name="ce4">
            <text:p>6.561526639</text:p>
          </table:table-cell>
          <table:table-cell office:value-type="float" office:value="3.343205158" table:style-name="ce4">
            <text:p>3.343205158</text:p>
          </table:table-cell>
          <table:table-cell office:value-type="float" office:value="1.79696082" table:style-name="ce4">
            <text:p>1.79696082</text:p>
          </table:table-cell>
          <table:table-cell office:value-type="float" office:value="5.423215076" table:style-name="ce4">
            <text:p>5.423215076</text:p>
          </table:table-cell>
          <table:table-cell office:value-type="float" office:value="0.33134603600000001" table:style-name="ce4">
            <text:p>0.331346036</text:p>
          </table:table-cell>
          <table:table-cell office:value-type="float" office:value="5.8859595082061233E-2" table:formula="of:=COM.MICROSOFT.T.TEST([.F10:.H10];[.C10:.E10];2;3)" table:style-name="ce4">
            <text:p>0.058859595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2:164692220-164695833</text:p>
          </table:table-cell>
          <table:table-cell table:style-name="ce4"/>
          <table:table-cell office:value-type="float" office:value="3.6506963219999999" table:style-name="ce4">
            <text:p>3.650696322</text:p>
          </table:table-cell>
          <table:table-cell office:value-type="float" office:value="4.0863233130000003" table:style-name="ce4">
            <text:p>4.086323313</text:p>
          </table:table-cell>
          <table:table-cell office:value-type="float" office:value="2.748843382" table:style-name="ce4">
            <text:p>2.748843382</text:p>
          </table:table-cell>
          <table:table-cell office:value-type="float" office:value="7.0100060089999996" table:style-name="ce4">
            <text:p>7.010006009</text:p>
          </table:table-cell>
          <table:table-cell office:value-type="float" office:value="5.0885308629999999" table:style-name="ce4">
            <text:p>5.088530863</text:p>
          </table:table-cell>
          <table:table-cell office:value-type="float" office:value="4.7948600299999997" table:style-name="ce4">
            <text:p>4.79486003</text:p>
          </table:table-cell>
          <table:table-cell office:value-type="float" office:value="3.4952876719999999" table:style-name="ce4">
            <text:p>3.495287672</text:p>
          </table:table-cell>
          <table:table-cell office:value-type="float" office:value="5.6311323010000001" table:style-name="ce4">
            <text:p>5.631132301</text:p>
          </table:table-cell>
          <table:table-cell office:value-type="float" office:value="0.62070778800000004" table:style-name="ce4">
            <text:p>0.620707788</text:p>
          </table:table-cell>
          <table:table-cell office:value-type="float" office:value="7.1178210139982656E-2" table:formula="of:=COM.MICROSOFT.T.TEST([.F11:.H11];[.C11:.E11];2;3)" table:style-name="ce4">
            <text:p>0.07117821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15:101235081-101235577</text:p>
          </table:table-cell>
          <table:table-cell table:style-name="ce4"/>
          <table:table-cell office:value-type="float" office:value="1.804838631" table:style-name="ce4">
            <text:p>1.804838631</text:p>
          </table:table-cell>
          <table:table-cell office:value-type="float" office:value="1.1613761" table:style-name="ce4">
            <text:p>1.1613761</text:p>
          </table:table-cell>
          <table:table-cell office:value-type="float" office:value="1.4449048550000001" table:style-name="ce4">
            <text:p>1.444904855</text:p>
          </table:table-cell>
          <table:table-cell office:value-type="float" office:value="3.6555246060000002" table:style-name="ce4">
            <text:p>3.655524606</text:p>
          </table:table-cell>
          <table:table-cell office:value-type="float" office:value="4.0172612069999998" table:style-name="ce4">
            <text:p>4.017261207</text:p>
          </table:table-cell>
          <table:table-cell office:value-type="float" office:value="2.1554875359999999" table:style-name="ce4">
            <text:p>2.155487536</text:p>
          </table:table-cell>
          <table:table-cell office:value-type="float" office:value="1.4703731950000001" table:style-name="ce4">
            <text:p>1.470373195</text:p>
          </table:table-cell>
          <table:table-cell office:value-type="float" office:value="3.2760911159999999" table:style-name="ce4">
            <text:p>3.276091116</text:p>
          </table:table-cell>
          <table:table-cell office:value-type="float" office:value="0.44881938399999999" table:style-name="ce4">
            <text:p>0.448819384</text:p>
          </table:table-cell>
          <table:table-cell office:value-type="float" office:value="7.4913393200890174E-2" table:formula="of:=COM.MICROSOFT.T.TEST([.F12:.H12];[.C12:.E12];2;3)" table:style-name="ce4">
            <text:p>0.07491339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10:103622469-103661114</text:p>
          </table:table-cell>
          <table:table-cell table:style-name="ce4"/>
          <table:table-cell office:value-type="float" office:value="0.36917153800000002" table:style-name="ce4">
            <text:p>0.369171538</text:p>
          </table:table-cell>
          <table:table-cell office:value-type="float" office:value="0.60219501499999994" table:style-name="ce4">
            <text:p>0.602195015</text:p>
          </table:table-cell>
          <table:table-cell office:value-type="float" office:value="0.84579796399999996" table:style-name="ce4">
            <text:p>0.845797964</text:p>
          </table:table-cell>
          <table:table-cell office:value-type="float" office:value="1.247178983" table:style-name="ce4">
            <text:p>1.247178983</text:p>
          </table:table-cell>
          <table:table-cell office:value-type="float" office:value="2.6335379030000001" table:style-name="ce4">
            <text:p>2.633537903</text:p>
          </table:table-cell>
          <table:table-cell office:value-type="float" office:value="1.671602579" table:style-name="ce4">
            <text:p>1.671602579</text:p>
          </table:table-cell>
          <table:table-cell office:value-type="float" office:value="0.60572150599999997" table:style-name="ce4">
            <text:p>0.605721506</text:p>
          </table:table-cell>
          <table:table-cell office:value-type="float" office:value="1.8507731549999999" table:style-name="ce4">
            <text:p>1.850773155</text:p>
          </table:table-cell>
          <table:table-cell office:value-type="float" office:value="0.32728025300000002" table:style-name="ce4">
            <text:p>0.327280253</text:p>
          </table:table-cell>
          <table:table-cell office:value-type="float" office:value="8.1145645358149499E-2" table:formula="of:=COM.MICROSOFT.T.TEST([.F13:.H13];[.C13:.E13];2;3)" table:style-name="ce4">
            <text:p>0.081145645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9:116207455-116235637</text:p>
          </table:table-cell>
          <table:table-cell table:style-name="ce4"/>
          <table:table-cell office:value-type="float" office:value="0.69732401700000002" table:style-name="ce4">
            <text:p>0.697324017</text:p>
          </table:table-cell>
          <table:table-cell office:value-type="float" office:value="1.7205571850000001" table:style-name="ce4">
            <text:p>1.720557185</text:p>
          </table:table-cell>
          <table:table-cell office:value-type="float" office:value="1.409663273" table:style-name="ce4">
            <text:p>1.409663273</text:p>
          </table:table-cell>
          <table:table-cell office:value-type="float" office:value="3.225462888" table:style-name="ce4">
            <text:p>3.225462888</text:p>
          </table:table-cell>
          <table:table-cell office:value-type="float" office:value="4.3743510920000004" table:style-name="ce4">
            <text:p>4.374351092</text:p>
          </table:table-cell>
          <table:table-cell office:value-type="float" office:value="2.0235189120000001" table:style-name="ce4">
            <text:p>2.023518912</text:p>
          </table:table-cell>
          <table:table-cell office:value-type="float" office:value="1.2758481580000001" table:style-name="ce4">
            <text:p>1.275848158</text:p>
          </table:table-cell>
          <table:table-cell office:value-type="float" office:value="3.2077776309999999" table:style-name="ce4">
            <text:p>3.207777631</text:p>
          </table:table-cell>
          <table:table-cell office:value-type="float" office:value="0.39773584899999997" table:style-name="ce4">
            <text:p>0.397735849</text:p>
          </table:table-cell>
          <table:table-cell office:value-type="float" office:value="8.7377941953147173E-2" table:formula="of:=COM.MICROSOFT.T.TEST([.F14:.H14];[.C14:.E14];2;3)" table:style-name="ce4">
            <text:p>0.087377942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14:102194937-102209862</text:p>
          </table:table-cell>
          <table:table-cell table:style-name="ce4"/>
          <table:table-cell office:value-type="float" office:value="1.1895527340000001" table:style-name="ce4">
            <text:p>1.189552734</text:p>
          </table:table-cell>
          <table:table-cell office:value-type="float" office:value="1.5915153959999999" table:style-name="ce4">
            <text:p>1.591515396</text:p>
          </table:table-cell>
          <table:table-cell office:value-type="float" office:value="1.7620790909999999" table:style-name="ce4">
            <text:p>1.762079091</text:p>
          </table:table-cell>
          <table:table-cell office:value-type="float" office:value="2.2793271069999999" table:style-name="ce4">
            <text:p>2.279327107</text:p>
          </table:table-cell>
          <table:table-cell office:value-type="float" office:value="3.0352640229999999" table:style-name="ce4">
            <text:p>3.035264023</text:p>
          </table:table-cell>
          <table:table-cell office:value-type="float" office:value="1.9355398290000001" table:style-name="ce4">
            <text:p>1.935539829</text:p>
          </table:table-cell>
          <table:table-cell office:value-type="float" office:value="1.514382407" table:style-name="ce4">
            <text:p>1.514382407</text:p>
          </table:table-cell>
          <table:table-cell office:value-type="float" office:value="2.41671032" table:style-name="ce4">
            <text:p>2.41671032</text:p>
          </table:table-cell>
          <table:table-cell office:value-type="float" office:value="0.62662967700000005" table:style-name="ce4">
            <text:p>0.626629677</text:p>
          </table:table-cell>
          <table:table-cell office:value-type="float" office:value="9.0232438024400272E-2" table:formula="of:=COM.MICROSOFT.T.TEST([.F15:.H15];[.C15:.E15];2;3)" table:style-name="ce4">
            <text:p>0.09023243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3:43299753-43303792</text:p>
          </table:table-cell>
          <table:table-cell table:style-name="ce4"/>
          <table:table-cell office:value-type="float" office:value="1.0254764949999999" table:style-name="ce4">
            <text:p>1.025476495</text:p>
          </table:table-cell>
          <table:table-cell office:value-type="float" office:value="0.172055718" table:style-name="ce4">
            <text:p>0.172055718</text:p>
          </table:table-cell>
          <table:table-cell office:value-type="float" office:value="0.91628112699999997" table:style-name="ce4">
            <text:p>0.916281127</text:p>
          </table:table-cell>
          <table:table-cell office:value-type="float" office:value="1.0321481239999999" table:style-name="ce4">
            <text:p>1.032148124</text:p>
          </table:table-cell>
          <table:table-cell office:value-type="float" office:value="1.8747218969999999" table:style-name="ce4">
            <text:p>1.874721897</text:p>
          </table:table-cell>
          <table:table-cell office:value-type="float" office:value="1.5396339539999999" table:style-name="ce4">
            <text:p>1.539633954</text:p>
          </table:table-cell>
          <table:table-cell office:value-type="float" office:value="0.70460444700000002" table:style-name="ce4">
            <text:p>0.704604447</text:p>
          </table:table-cell>
          <table:table-cell office:value-type="float" office:value="1.4821679919999999" table:style-name="ce4">
            <text:p>1.482167992</text:p>
          </table:table-cell>
          <table:table-cell office:value-type="float" office:value="0.47538771000000002" table:style-name="ce4">
            <text:p>0.47538771</text:p>
          </table:table-cell>
          <table:table-cell office:value-type="float" office:value="9.9522706188464732E-2" table:formula="of:=COM.MICROSOFT.T.TEST([.F16:.H16];[.C16:.E16];2;3)" table:style-name="ce4">
            <text:p>0.099522706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15:57451499-57461892</text:p>
          </table:table-cell>
          <table:table-cell office:value-type="string" table:style-name="ce4">
            <text:p><text:s/></text:p>
          </table:table-cell>
          <table:table-cell office:value-type="float" office:value="0.90241931600000003" table:style-name="ce4">
            <text:p>0.902419316</text:p>
          </table:table-cell>
          <table:table-cell office:value-type="float" office:value="0.90329252199999999" table:style-name="ce4">
            <text:p>0.903292522</text:p>
          </table:table-cell>
          <table:table-cell office:value-type="float" office:value="1.6915959270000001" table:style-name="ce4">
            <text:p>1.691595927</text:p>
          </table:table-cell>
          <table:table-cell office:value-type="float" office:value="0.68809874900000001" table:style-name="ce4">
            <text:p>0.688098749</text:p>
          </table:table-cell>
          <table:table-cell office:value-type="float" office:value="0.53563482799999995" table:style-name="ce4">
            <text:p>0.535634828</text:p>
          </table:table-cell>
          <table:table-cell office:value-type="float" office:value="0.21994770799999999" table:style-name="ce4">
            <text:p>0.219947708</text:p>
          </table:table-cell>
          <table:table-cell office:value-type="float" office:value="1.1657692550000001" table:style-name="ce4">
            <text:p>1.165769255</text:p>
          </table:table-cell>
          <table:table-cell office:value-type="float" office:value="0.48122709499999999" table:style-name="ce4">
            <text:p>0.481227095</text:p>
          </table:table-cell>
          <table:table-cell office:value-type="float" office:value="2.4224929710000001" table:style-name="ce4">
            <text:p>2.422492971</text:p>
          </table:table-cell>
          <table:table-cell office:value-type="float" office:value="0.10376793582934769" table:formula="of:=COM.MICROSOFT.T.TEST([.F17:.H17];[.C17:.E17];2;3)" table:style-name="ce4">
            <text:p>0.10376793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9:75016267-75017448</text:p>
          </table:table-cell>
          <table:table-cell table:style-name="ce4"/>
          <table:table-cell office:value-type="float" office:value="0.73834307600000004" table:style-name="ce4">
            <text:p>0.738343076</text:p>
          </table:table-cell>
          <table:table-cell office:value-type="float" office:value="0.90329252199999999" table:style-name="ce4">
            <text:p>0.903292522</text:p>
          </table:table-cell>
          <table:table-cell office:value-type="float" office:value="1.3039385269999999" table:style-name="ce4">
            <text:p>1.303938527</text:p>
          </table:table-cell>
          <table:table-cell office:value-type="float" office:value="3.1394505439999998" table:style-name="ce4">
            <text:p>3.139450544</text:p>
          </table:table-cell>
          <table:table-cell office:value-type="float" office:value="2.2318117819999999" table:style-name="ce4">
            <text:p>2.231811782</text:p>
          </table:table-cell>
          <table:table-cell office:value-type="float" office:value="1.4516548709999999" table:style-name="ce4">
            <text:p>1.451654871</text:p>
          </table:table-cell>
          <table:table-cell office:value-type="float" office:value="0.98185804200000004" table:style-name="ce4">
            <text:p>0.981858042</text:p>
          </table:table-cell>
          <table:table-cell office:value-type="float" office:value="2.2743057320000002" table:style-name="ce4">
            <text:p>2.274305732</text:p>
          </table:table-cell>
          <table:table-cell office:value-type="float" office:value="0.43171770100000001" table:style-name="ce4">
            <text:p>0.431717701</text:p>
          </table:table-cell>
          <table:table-cell office:value-type="float" office:value="0.10542571238828878" table:formula="of:=COM.MICROSOFT.T.TEST([.F18:.H18];[.C18:.E18];2;3)" table:style-name="ce4">
            <text:p>0.10542571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76555406-176557241</text:p>
          </table:table-cell>
          <table:table-cell table:style-name="ce4"/>
          <table:table-cell office:value-type="float" office:value="14.06953751" table:style-name="ce4">
            <text:p>14.06953751</text:p>
          </table:table-cell>
          <table:table-cell office:value-type="float" office:value="27.442887089999999" table:style-name="ce4">
            <text:p>27.44288709</text:p>
          </table:table-cell>
          <table:table-cell office:value-type="float" office:value="12.51076155" table:style-name="ce4">
            <text:p>12.51076155</text:p>
          </table:table-cell>
          <table:table-cell office:value-type="float" office:value="25.631678409999999" table:style-name="ce4">
            <text:p>25.63167841</text:p>
          </table:table-cell>
          <table:table-cell office:value-type="float" office:value="34.50381015" table:style-name="ce4">
            <text:p>34.50381015</text:p>
          </table:table-cell>
          <table:table-cell office:value-type="float" office:value="30.616720919999999" table:style-name="ce4">
            <text:p>30.61672092</text:p>
          </table:table-cell>
          <table:table-cell office:value-type="float" office:value="18.007728719999999" table:style-name="ce4">
            <text:p>18.00772872</text:p>
          </table:table-cell>
          <table:table-cell office:value-type="float" office:value="30.250736490000001" table:style-name="ce4">
            <text:p>30.25073649</text:p>
          </table:table-cell>
          <table:table-cell office:value-type="float" office:value="0.59528232400000003" table:style-name="ce4">
            <text:p>0.595282324</text:p>
          </table:table-cell>
          <table:table-cell office:value-type="float" office:value="0.10544961011792447" table:formula="of:=COM.MICROSOFT.T.TEST([.F19:.H19];[.C19:.E19];2;3)" table:style-name="ce4">
            <text:p>0.1054496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34269656-34284245</text:p>
          </table:table-cell>
          <table:table-cell table:style-name="ce4"/>
          <table:table-cell office:value-type="float" office:value="0.90241931600000003" table:style-name="ce4">
            <text:p>0.902419316</text:p>
          </table:table-cell>
          <table:table-cell office:value-type="float" office:value="0.387125367" table:style-name="ce4">
            <text:p>0.387125367</text:p>
          </table:table-cell>
          <table:table-cell office:value-type="float" office:value="0.38765739999999999" table:style-name="ce4">
            <text:p>0.3876574</text:p>
          </table:table-cell>
          <table:table-cell office:value-type="float" office:value="1.16116664" table:style-name="ce4">
            <text:p>1.16116664</text:p>
          </table:table-cell>
          <table:table-cell office:value-type="float" office:value="1.160542127" table:style-name="ce4">
            <text:p>1.160542127</text:p>
          </table:table-cell>
          <table:table-cell office:value-type="float" office:value="0.74782220600000004" table:style-name="ce4">
            <text:p>0.747822206</text:p>
          </table:table-cell>
          <table:table-cell office:value-type="float" office:value="0.55906736099999998" table:style-name="ce4">
            <text:p>0.559067361</text:p>
          </table:table-cell>
          <table:table-cell office:value-type="float" office:value="1.0231769909999999" table:style-name="ce4">
            <text:p>1.023176991</text:p>
          </table:table-cell>
          <table:table-cell office:value-type="float" office:value="0.54640337500000002" table:style-name="ce4">
            <text:p>0.546403375</text:p>
          </table:table-cell>
          <table:table-cell office:value-type="float" office:value="0.10586903891579343" table:formula="of:=COM.MICROSOFT.T.TEST([.F20:.H20];[.C20:.E20];2;3)" table:style-name="ce4">
            <text:p>0.10586903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38523418-38530666</text:p>
          </table:table-cell>
          <table:table-cell table:style-name="ce4"/>
          <table:table-cell office:value-type="float" office:value="0.41019059800000002" table:style-name="ce4">
            <text:p>0.410190598</text:p>
          </table:table-cell>
          <table:table-cell office:value-type="float" office:value="0.68822287400000004" table:style-name="ce4">
            <text:p>0.688222874</text:p>
          </table:table-cell>
          <table:table-cell office:value-type="float" office:value="0.63434847299999997" table:style-name="ce4">
            <text:p>0.634348473</text:p>
          </table:table-cell>
          <table:table-cell office:value-type="float" office:value="0.86012343700000005" table:style-name="ce4">
            <text:p>0.860123437</text:p>
          </table:table-cell>
          <table:table-cell office:value-type="float" office:value="0.66954353499999997" table:style-name="ce4">
            <text:p>0.669543535</text:p>
          </table:table-cell>
          <table:table-cell office:value-type="float" office:value="1.055748997" table:style-name="ce4">
            <text:p>1.055748997</text:p>
          </table:table-cell>
          <table:table-cell office:value-type="float" office:value="0.57758731500000005" table:style-name="ce4">
            <text:p>0.577587315</text:p>
          </table:table-cell>
          <table:table-cell office:value-type="float" office:value="0.86180532300000001" table:style-name="ce4">
            <text:p>0.861805323</text:p>
          </table:table-cell>
          <table:table-cell office:value-type="float" office:value="0.67020625099999998" table:style-name="ce4">
            <text:p>0.670206251</text:p>
          </table:table-cell>
          <table:table-cell office:value-type="float" office:value="0.11757070482641652" table:formula="of:=COM.MICROSOFT.T.TEST([.F21:.H21];[.C21:.E21];2;3)" table:style-name="ce4">
            <text:p>0.11757070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130260855-130261929</text:p>
          </table:table-cell>
          <table:table-cell table:style-name="ce4"/>
          <table:table-cell office:value-type="float" office:value="0.246114359" table:style-name="ce4">
            <text:p>0.246114359</text:p>
          </table:table-cell>
          <table:table-cell office:value-type="float" office:value="0.387125367" table:style-name="ce4">
            <text:p>0.387125367</text:p>
          </table:table-cell>
          <table:table-cell office:value-type="float" office:value="0.56386530899999998" table:style-name="ce4">
            <text:p>0.563865309</text:p>
          </table:table-cell>
          <table:table-cell office:value-type="float" office:value="1.591228358" table:style-name="ce4">
            <text:p>1.591228358</text:p>
          </table:table-cell>
          <table:table-cell office:value-type="float" office:value="2.7228103739999998" table:style-name="ce4">
            <text:p>2.722810374</text:p>
          </table:table-cell>
          <table:table-cell office:value-type="float" office:value="0.92378037300000004" table:style-name="ce4">
            <text:p>0.923780373</text:p>
          </table:table-cell>
          <table:table-cell office:value-type="float" office:value="0.39903501200000002" table:style-name="ce4">
            <text:p>0.399035012</text:p>
          </table:table-cell>
          <table:table-cell office:value-type="float" office:value="1.745939702" table:style-name="ce4">
            <text:p>1.745939702</text:p>
          </table:table-cell>
          <table:table-cell office:value-type="float" office:value="0.22855028199999999" table:style-name="ce4">
            <text:p>0.228550282</text:p>
          </table:table-cell>
          <table:table-cell office:value-type="float" office:value="0.12022930815953686" table:formula="of:=COM.MICROSOFT.T.TEST([.F22:.H22];[.C22:.E22];2;3)" table:style-name="ce4">
            <text:p>0.12022930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88608933-88611536</text:p>
          </table:table-cell>
          <table:table-cell table:style-name="ce4"/>
          <table:table-cell office:value-type="float" office:value="0.82038119600000003" table:style-name="ce4">
            <text:p>0.820381196</text:p>
          </table:table-cell>
          <table:table-cell office:value-type="float" office:value="0.817264663" table:style-name="ce4">
            <text:p>0.817264663</text:p>
          </table:table-cell>
          <table:table-cell office:value-type="float" office:value="1.3039385269999999" table:style-name="ce4">
            <text:p>1.303938527</text:p>
          </table:table-cell>
          <table:table-cell office:value-type="float" office:value="0.60208640599999996" table:style-name="ce4">
            <text:p>0.602086406</text:p>
          </table:table-cell>
          <table:table-cell office:value-type="float" office:value="0.75881600599999999" table:style-name="ce4">
            <text:p>0.758816006</text:p>
          </table:table-cell>
          <table:table-cell office:value-type="float" office:value="0.39590587399999999" table:style-name="ce4">
            <text:p>0.395905874</text:p>
          </table:table-cell>
          <table:table-cell office:value-type="float" office:value="0.98052812899999997" table:style-name="ce4">
            <text:p>0.980528129</text:p>
          </table:table-cell>
          <table:table-cell office:value-type="float" office:value="0.58560276200000005" table:style-name="ce4">
            <text:p>0.585602762</text:p>
          </table:table-cell>
          <table:table-cell office:value-type="float" office:value="1.6743912299999999" table:style-name="ce4">
            <text:p>1.67439123</text:p>
          </table:table-cell>
          <table:table-cell office:value-type="float" office:value="0.12145448003837314" table:formula="of:=COM.MICROSOFT.T.TEST([.F23:.H23];[.C23:.E23];2;3)" table:style-name="ce4">
            <text:p>0.1214544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95736888-95763620</text:p>
          </table:table-cell>
          <table:table-cell table:style-name="ce4"/>
          <table:table-cell office:value-type="float" office:value="1.1075146149999999" table:style-name="ce4">
            <text:p>1.107514615</text:p>
          </table:table-cell>
          <table:table-cell office:value-type="float" office:value="2.3657661289999998" table:style-name="ce4">
            <text:p>2.365766129</text:p>
          </table:table-cell>
          <table:table-cell office:value-type="float" office:value="1.3039385269999999" table:style-name="ce4">
            <text:p>1.303938527</text:p>
          </table:table-cell>
          <table:table-cell office:value-type="float" office:value="2.7954011689999998" table:style-name="ce4">
            <text:p>2.795401169</text:p>
          </table:table-cell>
          <table:table-cell office:value-type="float" office:value="2.588901667" table:style-name="ce4">
            <text:p>2.588901667</text:p>
          </table:table-cell>
          <table:table-cell office:value-type="float" office:value="2.1114979950000001" table:style-name="ce4">
            <text:p>2.111497995</text:p>
          </table:table-cell>
          <table:table-cell office:value-type="float" office:value="1.592406424" table:style-name="ce4">
            <text:p>1.592406424</text:p>
          </table:table-cell>
          <table:table-cell office:value-type="float" office:value="2.498600277" table:style-name="ce4">
            <text:p>2.498600277</text:p>
          </table:table-cell>
          <table:table-cell office:value-type="float" office:value="0.63731939800000004" table:style-name="ce4">
            <text:p>0.637319398</text:p>
          </table:table-cell>
          <table:table-cell office:value-type="float" office:value="0.13159933184365583" table:formula="of:=COM.MICROSOFT.T.TEST([.F24:.H24];[.C24:.E24];2;3)" table:style-name="ce4">
            <text:p>0.13159933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7:75242335-75243570</text:p>
          </table:table-cell>
          <table:table-cell table:style-name="ce4"/>
          <table:table-cell office:value-type="float" office:value="1.2305717940000001" table:style-name="ce4">
            <text:p>1.230571794</text:p>
          </table:table-cell>
          <table:table-cell office:value-type="float" office:value="0.86027859200000001" table:style-name="ce4">
            <text:p>0.860278592</text:p>
          </table:table-cell>
          <table:table-cell office:value-type="float" office:value="0.98676429099999996" table:style-name="ce4">
            <text:p>0.986764291</text:p>
          </table:table-cell>
          <table:table-cell office:value-type="float" office:value="0.51607406199999994" table:style-name="ce4">
            <text:p>0.516074062</text:p>
          </table:table-cell>
          <table:table-cell office:value-type="float" office:value="0.53563482799999995" table:style-name="ce4">
            <text:p>0.535634828</text:p>
          </table:table-cell>
          <table:table-cell office:value-type="float" office:value="0.96776991400000001" table:style-name="ce4">
            <text:p>0.967769914</text:p>
          </table:table-cell>
          <table:table-cell office:value-type="float" office:value="1.025871559" table:style-name="ce4">
            <text:p>1.025871559</text:p>
          </table:table-cell>
          <table:table-cell office:value-type="float" office:value="0.67315960100000005" table:style-name="ce4">
            <text:p>0.673159601</text:p>
          </table:table-cell>
          <table:table-cell office:value-type="float" office:value="1.5239648320000001" table:style-name="ce4">
            <text:p>1.523964832</text:p>
          </table:table-cell>
          <table:table-cell office:value-type="float" office:value="0.13260716642123987" table:formula="of:=COM.MICROSOFT.T.TEST([.F25:.H25];[.C25:.E25];2;3)" table:style-name="ce4">
            <text:p>0.13260716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117152440-117163892</text:p>
          </table:table-cell>
          <table:table-cell table:style-name="ce4"/>
          <table:table-cell office:value-type="float" office:value="2.9533723059999999" table:style-name="ce4">
            <text:p>2.953372306</text:p>
          </table:table-cell>
          <table:table-cell office:value-type="float" office:value="1.9356268329999999" table:style-name="ce4">
            <text:p>1.935626833</text:p>
          </table:table-cell>
          <table:table-cell office:value-type="float" office:value="2.4316691449999999" table:style-name="ce4">
            <text:p>2.431669145</text:p>
          </table:table-cell>
          <table:table-cell office:value-type="float" office:value="3.74153695" table:style-name="ce4">
            <text:p>3.74153695</text:p>
          </table:table-cell>
          <table:table-cell office:value-type="float" office:value="3.8833525" table:style-name="ce4">
            <text:p>3.8833525</text:p>
          </table:table-cell>
          <table:table-cell office:value-type="float" office:value="2.595382952" table:style-name="ce4">
            <text:p>2.595382952</text:p>
          </table:table-cell>
          <table:table-cell office:value-type="float" office:value="2.4402227609999998" table:style-name="ce4">
            <text:p>2.440222761</text:p>
          </table:table-cell>
          <table:table-cell office:value-type="float" office:value="3.4067574669999998" table:style-name="ce4">
            <text:p>3.406757467</text:p>
          </table:table-cell>
          <table:table-cell office:value-type="float" office:value="0.716288959" table:style-name="ce4">
            <text:p>0.716288959</text:p>
          </table:table-cell>
          <table:table-cell office:value-type="float" office:value="0.13390854384338599" table:formula="of:=COM.MICROSOFT.T.TEST([.F26:.H26];[.C26:.E26];2;3)" table:style-name="ce4">
            <text:p>0.13390854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9:116187153-116188216</text:p>
          </table:table-cell>
          <table:table-cell table:style-name="ce4"/>
          <table:table-cell office:value-type="float" office:value="0.57426683700000003" table:style-name="ce4">
            <text:p>0.574266837</text:p>
          </table:table-cell>
          <table:table-cell office:value-type="float" office:value="2.1076825509999999" table:style-name="ce4">
            <text:p>2.107682551</text:p>
          </table:table-cell>
          <table:table-cell office:value-type="float" office:value="0.70483163599999998" table:style-name="ce4">
            <text:p>0.704831636</text:p>
          </table:table-cell>
          <table:table-cell office:value-type="float" office:value="2.2363209359999998" table:style-name="ce4">
            <text:p>2.236320936</text:p>
          </table:table-cell>
          <table:table-cell office:value-type="float" office:value="2.3657204890000001" table:style-name="ce4">
            <text:p>2.365720489</text:p>
          </table:table-cell>
          <table:table-cell office:value-type="float" office:value="2.331445703" table:style-name="ce4">
            <text:p>2.331445703</text:p>
          </table:table-cell>
          <table:table-cell office:value-type="float" office:value="1.128927008" table:style-name="ce4">
            <text:p>1.128927008</text:p>
          </table:table-cell>
          <table:table-cell office:value-type="float" office:value="2.311162376" table:style-name="ce4">
            <text:p>2.311162376</text:p>
          </table:table-cell>
          <table:table-cell office:value-type="float" office:value="0.48846719700000002" table:style-name="ce4">
            <text:p>0.488467197</text:p>
          </table:table-cell>
          <table:table-cell office:value-type="float" office:value="0.13680009355340192" table:formula="of:=COM.MICROSOFT.T.TEST([.F27:.H27];[.C27:.E27];2;3)" table:style-name="ce4">
            <text:p>0.13680009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25277725-125331238</text:p>
          </table:table-cell>
          <table:table-cell table:style-name="ce4"/>
          <table:table-cell office:value-type="float" office:value="0.287133419" table:style-name="ce4">
            <text:p>0.287133419</text:p>
          </table:table-cell>
          <table:table-cell office:value-type="float" office:value="0.430139296" table:style-name="ce4">
            <text:p>0.430139296</text:p>
          </table:table-cell>
          <table:table-cell office:value-type="float" office:value="0.56386530899999998" table:style-name="ce4">
            <text:p>0.563865309</text:p>
          </table:table-cell>
          <table:table-cell office:value-type="float" office:value="0.81711726500000004" table:style-name="ce4">
            <text:p>0.817117265</text:p>
          </table:table-cell>
          <table:table-cell office:value-type="float" office:value="1.6069044830000001" table:style-name="ce4">
            <text:p>1.606904483</text:p>
          </table:table-cell>
          <table:table-cell office:value-type="float" office:value="0.74782220600000004" table:style-name="ce4">
            <text:p>0.747822206</text:p>
          </table:table-cell>
          <table:table-cell office:value-type="float" office:value="0.42704600799999998" table:style-name="ce4">
            <text:p>0.427046008</text:p>
          </table:table-cell>
          <table:table-cell office:value-type="float" office:value="1.057281318" table:style-name="ce4">
            <text:p>1.057281318</text:p>
          </table:table-cell>
          <table:table-cell office:value-type="float" office:value="0.40390953699999999" table:style-name="ce4">
            <text:p>0.403909537</text:p>
          </table:table-cell>
          <table:table-cell office:value-type="float" office:value="0.14073375507823627" table:formula="of:=COM.MICROSOFT.T.TEST([.F28:.H28];[.C28:.E28];2;3)" table:style-name="ce4">
            <text:p>0.14073375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7:59731420-59738947</text:p>
          </table:table-cell>
          <table:table-cell table:style-name="ce4"/>
          <table:table-cell office:value-type="float" office:value="0.65630495700000002" table:style-name="ce4">
            <text:p>0.656304957</text:p>
          </table:table-cell>
          <table:table-cell office:value-type="float" office:value="0.73123680300000005" table:style-name="ce4">
            <text:p>0.731236803</text:p>
          </table:table-cell>
          <table:table-cell office:value-type="float" office:value="0.63434847299999997" table:style-name="ce4">
            <text:p>0.634348473</text:p>
          </table:table-cell>
          <table:table-cell office:value-type="float" office:value="1.720246873" table:style-name="ce4">
            <text:p>1.720246873</text:p>
          </table:table-cell>
          <table:table-cell office:value-type="float" office:value="1.696176954" table:style-name="ce4">
            <text:p>1.696176954</text:p>
          </table:table-cell>
          <table:table-cell office:value-type="float" office:value="0.74782220600000004" table:style-name="ce4">
            <text:p>0.747822206</text:p>
          </table:table-cell>
          <table:table-cell office:value-type="float" office:value="0.67396341100000001" table:style-name="ce4">
            <text:p>0.673963411</text:p>
          </table:table-cell>
          <table:table-cell office:value-type="float" office:value="1.3880820110000001" table:style-name="ce4">
            <text:p>1.388082011</text:p>
          </table:table-cell>
          <table:table-cell office:value-type="float" office:value="0.48553572900000003" table:style-name="ce4">
            <text:p>0.485535729</text:p>
          </table:table-cell>
          <table:table-cell office:value-type="float" office:value="0.15439977800833893" table:formula="of:=COM.MICROSOFT.T.TEST([.F29:.H29];[.C29:.E29];2;3)" table:style-name="ce4">
            <text:p>0.15439977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3:100257594-100273346</text:p>
          </table:table-cell>
          <table:table-cell table:style-name="ce4"/>
          <table:table-cell office:value-type="float" office:value="1.1075146149999999" table:style-name="ce4">
            <text:p>1.107514615</text:p>
          </table:table-cell>
          <table:table-cell office:value-type="float" office:value="0.68822287400000004" table:style-name="ce4">
            <text:p>0.688222874</text:p>
          </table:table-cell>
          <table:table-cell office:value-type="float" office:value="1.1629722" table:style-name="ce4">
            <text:p>1.1629722</text:p>
          </table:table-cell>
          <table:table-cell office:value-type="float" office:value="1.333191327" table:style-name="ce4">
            <text:p>1.333191327</text:p>
          </table:table-cell>
          <table:table-cell office:value-type="float" office:value="3.1691727300000001" table:style-name="ce4">
            <text:p>3.16917273</text:p>
          </table:table-cell>
          <table:table-cell office:value-type="float" office:value="1.9355398290000001" table:style-name="ce4">
            <text:p>1.935539829</text:p>
          </table:table-cell>
          <table:table-cell office:value-type="float" office:value="0.98623656299999996" table:style-name="ce4">
            <text:p>0.986236563</text:p>
          </table:table-cell>
          <table:table-cell office:value-type="float" office:value="2.1459679619999998" table:style-name="ce4">
            <text:p>2.145967962</text:p>
          </table:table-cell>
          <table:table-cell office:value-type="float" office:value="0.459576555" table:style-name="ce4">
            <text:p>0.459576555</text:p>
          </table:table-cell>
          <table:table-cell office:value-type="float" office:value="0.15736064412013118" table:formula="of:=COM.MICROSOFT.T.TEST([.F30:.H30];[.C30:.E30];2;3)" table:style-name="ce4">
            <text:p>0.15736064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63856305-63857936</text:p>
          </table:table-cell>
          <table:table-cell table:style-name="ce4"/>
          <table:table-cell office:value-type="float" office:value="0.45120965800000001" table:style-name="ce4">
            <text:p>0.451209658</text:p>
          </table:table-cell>
          <table:table-cell office:value-type="float" office:value="0.817264663" table:style-name="ce4">
            <text:p>0.817264663</text:p>
          </table:table-cell>
          <table:table-cell office:value-type="float" office:value="0.52862372700000004" table:style-name="ce4">
            <text:p>0.528623727</text:p>
          </table:table-cell>
          <table:table-cell office:value-type="float" office:value="1.419203671" table:style-name="ce4">
            <text:p>1.419203671</text:p>
          </table:table-cell>
          <table:table-cell office:value-type="float" office:value="0.80345224100000001" table:style-name="ce4">
            <text:p>0.803452241</text:p>
          </table:table-cell>
          <table:table-cell office:value-type="float" office:value="0.83580129000000003" table:style-name="ce4">
            <text:p>0.83580129</text:p>
          </table:table-cell>
          <table:table-cell office:value-type="float" office:value="0.59903268300000001" table:style-name="ce4">
            <text:p>0.599032683</text:p>
          </table:table-cell>
          <table:table-cell office:value-type="float" office:value="1.0194857340000001" table:style-name="ce4">
            <text:p>1.019485734</text:p>
          </table:table-cell>
          <table:table-cell office:value-type="float" office:value="0.58758319299999995" table:style-name="ce4">
            <text:p>0.587583193</text:p>
          </table:table-cell>
          <table:table-cell office:value-type="float" office:value="0.15980759644371395" table:formula="of:=COM.MICROSOFT.T.TEST([.F31:.H31];[.C31:.E31];2;3)" table:style-name="ce4">
            <text:p>0.15980759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161048615-161049979</text:p>
          </table:table-cell>
          <table:table-cell table:style-name="ce4"/>
          <table:table-cell office:value-type="float" office:value="2.0919720499999999" table:style-name="ce4">
            <text:p>2.09197205</text:p>
          </table:table-cell>
          <table:table-cell office:value-type="float" office:value="1.1613761" table:style-name="ce4">
            <text:p>1.1613761</text:p>
          </table:table-cell>
          <table:table-cell office:value-type="float" office:value="1.339180109" table:style-name="ce4">
            <text:p>1.339180109</text:p>
          </table:table-cell>
          <table:table-cell office:value-type="float" office:value="4.1285924959999996" table:style-name="ce4">
            <text:p>4.128592496</text:p>
          </table:table-cell>
          <table:table-cell office:value-type="float" office:value="3.6601713220000001" table:style-name="ce4">
            <text:p>3.660171322</text:p>
          </table:table-cell>
          <table:table-cell office:value-type="float" office:value="1.627613038" table:style-name="ce4">
            <text:p>1.627613038</text:p>
          </table:table-cell>
          <table:table-cell office:value-type="float" office:value="1.5308427529999999" table:style-name="ce4">
            <text:p>1.530842753</text:p>
          </table:table-cell>
          <table:table-cell office:value-type="float" office:value="3.1387922850000001" table:style-name="ce4">
            <text:p>3.138792285</text:p>
          </table:table-cell>
          <table:table-cell office:value-type="float" office:value="0.487717126" table:style-name="ce4">
            <text:p>0.487717126</text:p>
          </table:table-cell>
          <table:table-cell office:value-type="float" office:value="0.16066753846294873" table:formula="of:=COM.MICROSOFT.T.TEST([.F32:.H32];[.C32:.E32];2;3)" table:style-name="ce4">
            <text:p>0.16066753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66515618-66541950</text:p>
          </table:table-cell>
          <table:table-cell table:style-name="ce4"/>
          <table:table-cell office:value-type="float" office:value="0.61528589700000003" table:style-name="ce4">
            <text:p>0.615285897</text:p>
          </table:table-cell>
          <table:table-cell office:value-type="float" office:value="1.548501466" table:style-name="ce4">
            <text:p>1.548501466</text:p>
          </table:table-cell>
          <table:table-cell office:value-type="float" office:value="0.63434847299999997" table:style-name="ce4">
            <text:p>0.634348473</text:p>
          </table:table-cell>
          <table:table-cell office:value-type="float" office:value="2.6233764819999998" table:style-name="ce4">
            <text:p>2.623376482</text:p>
          </table:table-cell>
          <table:table-cell office:value-type="float" office:value="2.1425393110000002" table:style-name="ce4">
            <text:p>2.142539311</text:p>
          </table:table-cell>
          <table:table-cell office:value-type="float" office:value="1.0117594560000001" table:style-name="ce4">
            <text:p>1.011759456</text:p>
          </table:table-cell>
          <table:table-cell office:value-type="float" office:value="0.93271194499999999" table:style-name="ce4">
            <text:p>0.932711945</text:p>
          </table:table-cell>
          <table:table-cell office:value-type="float" office:value="1.9258917499999999" table:style-name="ce4">
            <text:p>1.92589175</text:p>
          </table:table-cell>
          <table:table-cell office:value-type="float" office:value="0.484301335" table:style-name="ce4">
            <text:p>0.484301335</text:p>
          </table:table-cell>
          <table:table-cell office:value-type="float" office:value="0.16755472071217695" table:formula="of:=COM.MICROSOFT.T.TEST([.F33:.H33];[.C33:.E33];2;3)" table:style-name="ce4">
            <text:p>0.16755472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69976945-169988359</text:p>
          </table:table-cell>
          <table:table-cell table:style-name="ce4"/>
          <table:table-cell office:value-type="float" office:value="2.1329911099999999" table:style-name="ce4">
            <text:p>2.13299111</text:p>
          </table:table-cell>
          <table:table-cell office:value-type="float" office:value="1.849598973" table:style-name="ce4">
            <text:p>1.849598973</text:p>
          </table:table-cell>
          <table:table-cell office:value-type="float" office:value="3.1365007820000002" table:style-name="ce4">
            <text:p>3.136500782</text:p>
          </table:table-cell>
          <table:table-cell office:value-type="float" office:value="2.666382654" table:style-name="ce4">
            <text:p>2.666382654</text:p>
          </table:table-cell>
          <table:table-cell office:value-type="float" office:value="3.2138089660000002" table:style-name="ce4">
            <text:p>3.213808966</text:p>
          </table:table-cell>
          <table:table-cell office:value-type="float" office:value="3.9590587400000001" table:style-name="ce4">
            <text:p>3.95905874</text:p>
          </table:table-cell>
          <table:table-cell office:value-type="float" office:value="2.3730302879999998" table:style-name="ce4">
            <text:p>2.373030288</text:p>
          </table:table-cell>
          <table:table-cell office:value-type="float" office:value="3.2797501200000001" table:style-name="ce4">
            <text:p>3.27975012</text:p>
          </table:table-cell>
          <table:table-cell office:value-type="float" office:value="0.72353996499999995" table:style-name="ce4">
            <text:p>0.723539965</text:p>
          </table:table-cell>
          <table:table-cell office:value-type="float" office:value="0.16920711380143652" table:formula="of:=COM.MICROSOFT.T.TEST([.F34:.H34];[.C34:.E34];2;3)" table:style-name="ce4">
            <text:p>0.16920711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108652271-108654410</text:p>
          </table:table-cell>
          <table:table-cell table:style-name="ce4"/>
          <table:table-cell office:value-type="float" office:value="1.271590854" table:style-name="ce4">
            <text:p>1.271590854</text:p>
          </table:table-cell>
          <table:table-cell office:value-type="float" office:value="1.1613761" table:style-name="ce4">
            <text:p>1.1613761</text:p>
          </table:table-cell>
          <table:table-cell office:value-type="float" office:value="0.66959005500000002" table:style-name="ce4">
            <text:p>0.669590055</text:p>
          </table:table-cell>
          <table:table-cell office:value-type="float" office:value="1.2901851550000001" table:style-name="ce4">
            <text:p>1.290185155</text:p>
          </table:table-cell>
          <table:table-cell office:value-type="float" office:value="1.4729957760000001" table:style-name="ce4">
            <text:p>1.472995776</text:p>
          </table:table-cell>
          <table:table-cell office:value-type="float" office:value="2.3754352440000002" table:style-name="ce4">
            <text:p>2.375435244</text:p>
          </table:table-cell>
          <table:table-cell office:value-type="float" office:value="1.0341856700000001" table:style-name="ce4">
            <text:p>1.03418567</text:p>
          </table:table-cell>
          <table:table-cell office:value-type="float" office:value="1.7128720580000001" table:style-name="ce4">
            <text:p>1.712872058</text:p>
          </table:table-cell>
          <table:table-cell office:value-type="float" office:value="0.60377286500000005" table:style-name="ce4">
            <text:p>0.603772865</text:p>
          </table:table-cell>
          <table:table-cell office:value-type="float" office:value="0.17123091417178324" table:formula="of:=COM.MICROSOFT.T.TEST([.F35:.H35];[.C35:.E35];2;3)" table:style-name="ce4">
            <text:p>0.17123091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95208842-95211267</text:p>
          </table:table-cell>
          <table:table-cell table:style-name="ce4"/>
          <table:table-cell office:value-type="float" office:value="0.98445743500000005" table:style-name="ce4">
            <text:p>0.984457435</text:p>
          </table:table-cell>
          <table:table-cell office:value-type="float" office:value="2.3657661289999998" table:style-name="ce4">
            <text:p>2.365766129</text:p>
          </table:table-cell>
          <table:table-cell office:value-type="float" office:value="1.656354345" table:style-name="ce4">
            <text:p>1.656354345</text:p>
          </table:table-cell>
          <table:table-cell office:value-type="float" office:value="4.6016603869999999" table:style-name="ce4">
            <text:p>4.601660387</text:p>
          </table:table-cell>
          <table:table-cell office:value-type="float" office:value="4.8653496839999999" table:style-name="ce4">
            <text:p>4.865349684</text:p>
          </table:table-cell>
          <table:table-cell office:value-type="float" office:value="1.671602579" table:style-name="ce4">
            <text:p>1.671602579</text:p>
          </table:table-cell>
          <table:table-cell office:value-type="float" office:value="1.6688593030000001" table:style-name="ce4">
            <text:p>1.668859303</text:p>
          </table:table-cell>
          <table:table-cell office:value-type="float" office:value="3.7128708829999999" table:style-name="ce4">
            <text:p>3.712870883</text:p>
          </table:table-cell>
          <table:table-cell office:value-type="float" office:value="0.44947948799999998" table:style-name="ce4">
            <text:p>0.449479488</text:p>
          </table:table-cell>
          <table:table-cell office:value-type="float" office:value="0.17393003518364852" table:formula="of:=COM.MICROSOFT.T.TEST([.F36:.H36];[.C36:.E36];2;3)" table:style-name="ce4">
            <text:p>0.17393003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30992389-30995220</text:p>
          </table:table-cell>
          <table:table-cell table:style-name="ce4"/>
          <table:table-cell office:value-type="float" office:value="1.5177052129999999" table:style-name="ce4">
            <text:p>1.517705213</text:p>
          </table:table-cell>
          <table:table-cell office:value-type="float" office:value="1.548501466" table:style-name="ce4">
            <text:p>1.548501466</text:p>
          </table:table-cell>
          <table:table-cell office:value-type="float" office:value="1.621112764" table:style-name="ce4">
            <text:p>1.621112764</text:p>
          </table:table-cell>
          <table:table-cell office:value-type="float" office:value="1.3761974990000001" table:style-name="ce4">
            <text:p>1.376197499</text:p>
          </table:table-cell>
          <table:table-cell office:value-type="float" office:value="1.562268247" table:style-name="ce4">
            <text:p>1.562268247</text:p>
          </table:table-cell>
          <table:table-cell office:value-type="float" office:value="1.4076653299999999" table:style-name="ce4">
            <text:p>1.40766533</text:p>
          </table:table-cell>
          <table:table-cell office:value-type="float" office:value="1.562439814" table:style-name="ce4">
            <text:p>1.562439814</text:p>
          </table:table-cell>
          <table:table-cell office:value-type="float" office:value="1.4487103589999999" table:style-name="ce4">
            <text:p>1.448710359</text:p>
          </table:table-cell>
          <table:table-cell office:value-type="float" office:value="1.078503929" table:style-name="ce4">
            <text:p>1.078503929</text:p>
          </table:table-cell>
          <table:table-cell office:value-type="float" office:value="0.17770659308258774" table:formula="of:=COM.MICROSOFT.T.TEST([.F37:.H37];[.C37:.E37];2;3)" table:style-name="ce4">
            <text:p>0.17770659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134600435-134610655</text:p>
          </table:table-cell>
          <table:table-cell table:style-name="ce4"/>
          <table:table-cell office:value-type="float" office:value="1.394648033" table:style-name="ce4">
            <text:p>1.394648033</text:p>
          </table:table-cell>
          <table:table-cell office:value-type="float" office:value="1.849598973" table:style-name="ce4">
            <text:p>1.849598973</text:p>
          </table:table-cell>
          <table:table-cell office:value-type="float" office:value="2.2202196550000002" table:style-name="ce4">
            <text:p>2.220219655</text:p>
          </table:table-cell>
          <table:table-cell office:value-type="float" office:value="6.8379813220000001" table:style-name="ce4">
            <text:p>6.837981322</text:p>
          </table:table-cell>
          <table:table-cell office:value-type="float" office:value="3.1691727300000001" table:style-name="ce4">
            <text:p>3.16917273</text:p>
          </table:table-cell>
          <table:table-cell office:value-type="float" office:value="2.9912888259999999" table:style-name="ce4">
            <text:p>2.991288826</text:p>
          </table:table-cell>
          <table:table-cell office:value-type="float" office:value="1.8214888869999999" table:style-name="ce4">
            <text:p>1.821488887</text:p>
          </table:table-cell>
          <table:table-cell office:value-type="float" office:value="4.3328142930000002" table:style-name="ce4">
            <text:p>4.332814293</text:p>
          </table:table-cell>
          <table:table-cell office:value-type="float" office:value="0.42039394400000002" table:style-name="ce4">
            <text:p>0.420393944</text:p>
          </table:table-cell>
          <table:table-cell office:value-type="float" office:value="0.17927184116098446" table:formula="of:=COM.MICROSOFT.T.TEST([.F38:.H38];[.C38:.E38];2;3)" table:style-name="ce4">
            <text:p>0.17927184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86022366-86031611</text:p>
          </table:table-cell>
          <table:table-cell table:style-name="ce4"/>
          <table:table-cell office:value-type="float" office:value="0.246114359" table:style-name="ce4">
            <text:p>0.246114359</text:p>
          </table:table-cell>
          <table:table-cell office:value-type="float" office:value="0.430139296" table:style-name="ce4">
            <text:p>0.430139296</text:p>
          </table:table-cell>
          <table:table-cell office:value-type="float" office:value="0.24669107300000001" table:style-name="ce4">
            <text:p>0.246691073</text:p>
          </table:table-cell>
          <table:table-cell office:value-type="float" office:value="0.51607406199999994" table:style-name="ce4">
            <text:p>0.516074062</text:p>
          </table:table-cell>
          <table:table-cell office:value-type="float" office:value="0.53563482799999995" table:style-name="ce4">
            <text:p>0.535634828</text:p>
          </table:table-cell>
          <table:table-cell office:value-type="float" office:value="1.2317071639999999" table:style-name="ce4">
            <text:p>1.231707164</text:p>
          </table:table-cell>
          <table:table-cell office:value-type="float" office:value="0.30764824299999999" table:style-name="ce4">
            <text:p>0.307648243</text:p>
          </table:table-cell>
          <table:table-cell office:value-type="float" office:value="0.76113868500000004" table:style-name="ce4">
            <text:p>0.761138685</text:p>
          </table:table-cell>
          <table:table-cell office:value-type="float" office:value="0.40419472699999998" table:style-name="ce4">
            <text:p>0.404194727</text:p>
          </table:table-cell>
          <table:table-cell office:value-type="float" office:value="0.18792388036673394" table:formula="of:=COM.MICROSOFT.T.TEST([.F39:.H39];[.C39:.E39];2;3)" table:style-name="ce4">
            <text:p>0.1879238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9:125657650-125672643</text:p>
          </table:table-cell>
          <table:table-cell table:style-name="ce4"/>
          <table:table-cell office:value-type="float" office:value="0.69732401700000002" table:style-name="ce4">
            <text:p>0.697324017</text:p>
          </table:table-cell>
          <table:table-cell office:value-type="float" office:value="0.25808357799999998" table:style-name="ce4">
            <text:p>0.258083578</text:p>
          </table:table-cell>
          <table:table-cell office:value-type="float" office:value="0.63434847299999997" table:style-name="ce4">
            <text:p>0.634348473</text:p>
          </table:table-cell>
          <table:table-cell office:value-type="float" office:value="0.86012343700000005" table:style-name="ce4">
            <text:p>0.860123437</text:p>
          </table:table-cell>
          <table:table-cell office:value-type="float" office:value="0.71417976999999999" table:style-name="ce4">
            <text:p>0.71417977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0.52991868900000005" table:style-name="ce4">
            <text:p>0.529918689</text:p>
          </table:table-cell>
          <table:table-cell office:value-type="float" office:value="0.78870498499999997" table:style-name="ce4">
            <text:p>0.788704985</text:p>
          </table:table-cell>
          <table:table-cell office:value-type="float" office:value="0.67188454399999997" table:style-name="ce4">
            <text:p>0.671884544</text:p>
          </table:table-cell>
          <table:table-cell office:value-type="float" office:value="0.19268919212492838" table:formula="of:=COM.MICROSOFT.T.TEST([.F40:.H40];[.C40:.E40];2;3)" table:style-name="ce4">
            <text:p>0.19268919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25427534-25455494</text:p>
          </table:table-cell>
          <table:table-cell table:style-name="ce4"/>
          <table:table-cell office:value-type="float" office:value="0.246114359" table:style-name="ce4">
            <text:p>0.246114359</text:p>
          </table:table-cell>
          <table:table-cell office:value-type="float" office:value="0.47315322599999998" table:style-name="ce4">
            <text:p>0.473153226</text:p>
          </table:table-cell>
          <table:table-cell office:value-type="float" office:value="0.45814056399999997" table:style-name="ce4">
            <text:p>0.458140564</text:p>
          </table:table-cell>
          <table:table-cell office:value-type="float" office:value="0.47306788999999999" table:style-name="ce4">
            <text:p>0.47306789</text:p>
          </table:table-cell>
          <table:table-cell office:value-type="float" office:value="1.4729957760000001" table:style-name="ce4">
            <text:p>1.472995776</text:p>
          </table:table-cell>
          <table:table-cell office:value-type="float" office:value="0.879790831" table:style-name="ce4">
            <text:p>0.879790831</text:p>
          </table:table-cell>
          <table:table-cell office:value-type="float" office:value="0.392469383" table:style-name="ce4">
            <text:p>0.392469383</text:p>
          </table:table-cell>
          <table:table-cell office:value-type="float" office:value="0.94195149899999997" table:style-name="ce4">
            <text:p>0.941951499</text:p>
          </table:table-cell>
          <table:table-cell office:value-type="float" office:value="0.41665561699999998" table:style-name="ce4">
            <text:p>0.416655617</text:p>
          </table:table-cell>
          <table:table-cell office:value-type="float" office:value="0.19345661626348967" table:formula="of:=COM.MICROSOFT.T.TEST([.F41:.H41];[.C41:.E41];2;3)" table:style-name="ce4">
            <text:p>0.1934566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27785162-27800090</text:p>
          </table:table-cell>
          <table:table-cell table:style-name="ce4"/>
          <table:table-cell office:value-type="float" office:value="3.1584676049999998" table:style-name="ce4">
            <text:p>3.158467605</text:p>
          </table:table-cell>
          <table:table-cell office:value-type="float" office:value="3.484128299" table:style-name="ce4">
            <text:p>3.484128299</text:p>
          </table:table-cell>
          <table:table-cell office:value-type="float" office:value="1.903045418" table:style-name="ce4">
            <text:p>1.903045418</text:p>
          </table:table-cell>
          <table:table-cell office:value-type="float" office:value="1.462209842" table:style-name="ce4">
            <text:p>1.462209842</text:p>
          </table:table-cell>
          <table:table-cell office:value-type="float" office:value="2.6335379030000001" table:style-name="ce4">
            <text:p>2.633537903</text:p>
          </table:table-cell>
          <table:table-cell office:value-type="float" office:value="1.583623496" table:style-name="ce4">
            <text:p>1.583623496</text:p>
          </table:table-cell>
          <table:table-cell office:value-type="float" office:value="2.8485471069999999" table:style-name="ce4">
            <text:p>2.848547107</text:p>
          </table:table-cell>
          <table:table-cell office:value-type="float" office:value="1.893123747" table:style-name="ce4">
            <text:p>1.893123747</text:p>
          </table:table-cell>
          <table:table-cell office:value-type="float" office:value="1.5046808810000001" table:style-name="ce4">
            <text:p>1.504680881</text:p>
          </table:table-cell>
          <table:table-cell office:value-type="float" office:value="0.19615336672430717" table:formula="of:=COM.MICROSOFT.T.TEST([.F42:.H42];[.C42:.E42];2;3)" table:style-name="ce4">
            <text:p>0.19615336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164692220-164730115</text:p>
          </table:table-cell>
          <table:table-cell table:style-name="ce4"/>
          <table:table-cell office:value-type="float" office:value="3.1994866649999998" table:style-name="ce4">
            <text:p>3.199486665</text:p>
          </table:table-cell>
          <table:table-cell office:value-type="float" office:value="3.828239736" table:style-name="ce4">
            <text:p>3.828239736</text:p>
          </table:table-cell>
          <table:table-cell office:value-type="float" office:value="2.3964275640000001" table:style-name="ce4">
            <text:p>2.396427564</text:p>
          </table:table-cell>
          <table:table-cell office:value-type="float" office:value="2.2793271069999999" table:style-name="ce4">
            <text:p>2.279327107</text:p>
          </table:table-cell>
          <table:table-cell office:value-type="float" office:value="2.9459915520000002" table:style-name="ce4">
            <text:p>2.945991552</text:p>
          </table:table-cell>
          <table:table-cell office:value-type="float" office:value="1.4516548709999999" table:style-name="ce4">
            <text:p>1.451654871</text:p>
          </table:table-cell>
          <table:table-cell office:value-type="float" office:value="3.141384655" table:style-name="ce4">
            <text:p>3.141384655</text:p>
          </table:table-cell>
          <table:table-cell office:value-type="float" office:value="2.225657843" table:style-name="ce4">
            <text:p>2.225657843</text:p>
          </table:table-cell>
          <table:table-cell office:value-type="float" office:value="1.4114409649999999" table:style-name="ce4">
            <text:p>1.411440965</text:p>
          </table:table-cell>
          <table:table-cell office:value-type="float" office:value="0.20102069044623189" table:formula="of:=COM.MICROSOFT.T.TEST([.F43:.H43];[.C43:.E43];2;3)" table:style-name="ce4">
            <text:p>0.2010206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4:22906194-22911403</text:p>
          </table:table-cell>
          <table:table-cell table:style-name="ce4"/>
          <table:table-cell office:value-type="float" office:value="1.1075146149999999" table:style-name="ce4">
            <text:p>1.107514615</text:p>
          </table:table-cell>
          <table:table-cell office:value-type="float" office:value="2.4948079179999998" table:style-name="ce4">
            <text:p>2.494807918</text:p>
          </table:table-cell>
          <table:table-cell office:value-type="float" office:value="3.3127086910000001" table:style-name="ce4">
            <text:p>3.312708691</text:p>
          </table:table-cell>
          <table:table-cell office:value-type="float" office:value="2.537364138" table:style-name="ce4">
            <text:p>2.537364138</text:p>
          </table:table-cell>
          <table:table-cell office:value-type="float" office:value="3.838716265" table:style-name="ce4">
            <text:p>3.838716265</text:p>
          </table:table-cell>
          <table:table-cell office:value-type="float" office:value="4.3989541560000003" table:style-name="ce4">
            <text:p>4.398954156</text:p>
          </table:table-cell>
          <table:table-cell office:value-type="float" office:value="2.3050104079999998" table:style-name="ce4">
            <text:p>2.305010408</text:p>
          </table:table-cell>
          <table:table-cell office:value-type="float" office:value="3.5916781860000002" table:style-name="ce4">
            <text:p>3.591678186</text:p>
          </table:table-cell>
          <table:table-cell office:value-type="float" office:value="0.64176418099999999" table:style-name="ce4">
            <text:p>0.641764181</text:p>
          </table:table-cell>
          <table:table-cell office:value-type="float" office:value="0.20522654222713974" table:formula="of:=COM.MICROSOFT.T.TEST([.F44:.H44];[.C44:.E44];2;3)" table:style-name="ce4">
            <text:p>0.20522654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77801330-77815231</text:p>
          </table:table-cell>
          <table:table-cell table:style-name="ce4"/>
          <table:table-cell office:value-type="float" office:value="1.1075146149999999" table:style-name="ce4">
            <text:p>1.107514615</text:p>
          </table:table-cell>
          <table:table-cell office:value-type="float" office:value="0.34411143700000002" table:style-name="ce4">
            <text:p>0.344111437</text:p>
          </table:table-cell>
          <table:table-cell office:value-type="float" office:value="0.28193265499999998" table:style-name="ce4">
            <text:p>0.281932655</text:p>
          </table:table-cell>
          <table:table-cell office:value-type="float" office:value="0.86012343700000005" table:style-name="ce4">
            <text:p>0.860123437</text:p>
          </table:table-cell>
          <table:table-cell office:value-type="float" office:value="1.160542127" table:style-name="ce4">
            <text:p>1.160542127</text:p>
          </table:table-cell>
          <table:table-cell office:value-type="float" office:value="1.14372808" table:style-name="ce4">
            <text:p>1.14372808</text:p>
          </table:table-cell>
          <table:table-cell office:value-type="float" office:value="0.57785290199999995" table:style-name="ce4">
            <text:p>0.577852902</text:p>
          </table:table-cell>
          <table:table-cell office:value-type="float" office:value="1.054797881" table:style-name="ce4">
            <text:p>1.054797881</text:p>
          </table:table-cell>
          <table:table-cell office:value-type="float" office:value="0.547832824" table:style-name="ce4">
            <text:p>0.547832824</text:p>
          </table:table-cell>
          <table:table-cell office:value-type="float" office:value="0.20690116086589033" table:formula="of:=COM.MICROSOFT.T.TEST([.F45:.H45];[.C45:.E45];2;3)" table:style-name="ce4">
            <text:p>0.20690116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5794884-5800705</text:p>
          </table:table-cell>
          <table:table-cell table:style-name="ce4"/>
          <table:table-cell office:value-type="float" office:value="2.1740101690000002" table:style-name="ce4">
            <text:p>2.174010169</text:p>
          </table:table-cell>
          <table:table-cell office:value-type="float" office:value="3.140016862" table:style-name="ce4">
            <text:p>3.140016862</text:p>
          </table:table-cell>
          <table:table-cell office:value-type="float" office:value="2.2554612359999999" table:style-name="ce4">
            <text:p>2.255461236</text:p>
          </table:table-cell>
          <table:table-cell office:value-type="float" office:value="1.9352777329999999" table:style-name="ce4">
            <text:p>1.935277733</text:p>
          </table:table-cell>
          <table:table-cell office:value-type="float" office:value="1.562268247" table:style-name="ce4">
            <text:p>1.562268247</text:p>
          </table:table-cell>
          <table:table-cell office:value-type="float" office:value="2.331445703" table:style-name="ce4">
            <text:p>2.331445703</text:p>
          </table:table-cell>
          <table:table-cell office:value-type="float" office:value="2.5231627560000001" table:style-name="ce4">
            <text:p>2.523162756</text:p>
          </table:table-cell>
          <table:table-cell office:value-type="float" office:value="1.9429972280000001" table:style-name="ce4">
            <text:p>1.942997228</text:p>
          </table:table-cell>
          <table:table-cell office:value-type="float" office:value="1.2985930809999999" table:style-name="ce4">
            <text:p>1.298593081</text:p>
          </table:table-cell>
          <table:table-cell office:value-type="float" office:value="0.20936808191036335" table:formula="of:=COM.MICROSOFT.T.TEST([.F46:.H46];[.C46:.E46];2;3)" table:style-name="ce4">
            <text:p>0.20936808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103439745-103440850</text:p>
          </table:table-cell>
          <table:table-cell table:style-name="ce4"/>
          <table:table-cell office:value-type="float" office:value="0.36917153800000002" table:style-name="ce4">
            <text:p>0.369171538</text:p>
          </table:table-cell>
          <table:table-cell office:value-type="float" office:value="0.430139296" table:style-name="ce4">
            <text:p>0.430139296</text:p>
          </table:table-cell>
          <table:table-cell office:value-type="float" office:value="0.140966327" table:style-name="ce4">
            <text:p>0.140966327</text:p>
          </table:table-cell>
          <table:table-cell office:value-type="float" office:value="0.43006171799999998" table:style-name="ce4">
            <text:p>0.430061718</text:p>
          </table:table-cell>
          <table:table-cell office:value-type="float" office:value="0.58027106299999998" table:style-name="ce4">
            <text:p>0.580271063</text:p>
          </table:table-cell>
          <table:table-cell office:value-type="float" office:value="1.2317071639999999" table:style-name="ce4">
            <text:p>1.231707164</text:p>
          </table:table-cell>
          <table:table-cell office:value-type="float" office:value="0.31342572000000002" table:style-name="ce4">
            <text:p>0.31342572</text:p>
          </table:table-cell>
          <table:table-cell office:value-type="float" office:value="0.74734664799999995" table:style-name="ce4">
            <text:p>0.747346648</text:p>
          </table:table-cell>
          <table:table-cell office:value-type="float" office:value="0.41938466000000002" table:style-name="ce4">
            <text:p>0.41938466</text:p>
          </table:table-cell>
          <table:table-cell office:value-type="float" office:value="0.21305196986728339" table:formula="of:=COM.MICROSOFT.T.TEST([.F47:.H47];[.C47:.E47];2;3)" table:style-name="ce4">
            <text:p>0.2130519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668597-674047</text:p>
          </table:table-cell>
          <table:table-cell table:style-name="ce4"/>
          <table:table-cell office:value-type="float" office:value="5.9067446109999997" table:style-name="ce4">
            <text:p>5.906744611</text:p>
          </table:table-cell>
          <table:table-cell office:value-type="float" office:value="6.0649640759999999" table:style-name="ce4">
            <text:p>6.064964076</text:p>
          </table:table-cell>
          <table:table-cell office:value-type="float" office:value="9.1628112730000009" table:style-name="ce4">
            <text:p>9.162811273</text:p>
          </table:table-cell>
          <table:table-cell office:value-type="float" office:value="12.471789830000001" table:style-name="ce4">
            <text:p>12.47178983</text:p>
          </table:table-cell>
          <table:table-cell office:value-type="float" office:value="15.622682470000001" table:style-name="ce4">
            <text:p>15.62268247</text:p>
          </table:table-cell>
          <table:table-cell office:value-type="float" office:value="6.7303998580000002" table:style-name="ce4">
            <text:p>6.730399858</text:p>
          </table:table-cell>
          <table:table-cell office:value-type="float" office:value="7.0448399869999996" table:style-name="ce4">
            <text:p>7.044839987</text:p>
          </table:table-cell>
          <table:table-cell office:value-type="float" office:value="11.608290719999999" table:style-name="ce4">
            <text:p>11.60829072</text:p>
          </table:table-cell>
          <table:table-cell office:value-type="float" office:value="0.60688004399999995" table:style-name="ce4">
            <text:p>0.606880044</text:p>
          </table:table-cell>
          <table:table-cell office:value-type="float" office:value="0.21486151844101797" table:formula="of:=COM.MICROSOFT.T.TEST([.F48:.H48];[.C48:.E48];2;3)" table:style-name="ce4">
            <text:p>0.21486151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7009673-17014911</text:p>
          </table:table-cell>
          <table:table-cell table:style-name="ce4"/>
          <table:table-cell office:value-type="float" office:value="8.2858500799999995" table:style-name="ce4">
            <text:p>8.28585008</text:p>
          </table:table-cell>
          <table:table-cell office:value-type="float" office:value="18.754073309999999" table:style-name="ce4">
            <text:p>18.75407331</text:p>
          </table:table-cell>
          <table:table-cell office:value-type="float" office:value="6.0263104910000003" table:style-name="ce4">
            <text:p>6.026310491</text:p>
          </table:table-cell>
          <table:table-cell office:value-type="float" office:value="25.244622870000001" table:style-name="ce4">
            <text:p>25.24462287</text:p>
          </table:table-cell>
          <table:table-cell office:value-type="float" office:value="25.621199260000001" table:style-name="ce4">
            <text:p>25.62119926</text:p>
          </table:table-cell>
          <table:table-cell office:value-type="float" office:value="10.46951089" table:style-name="ce4">
            <text:p>10.46951089</text:p>
          </table:table-cell>
          <table:table-cell office:value-type="float" office:value="11.022077960000001" table:style-name="ce4">
            <text:p>11.02207796</text:p>
          </table:table-cell>
          <table:table-cell office:value-type="float" office:value="20.445111010000002" table:style-name="ce4">
            <text:p>20.44511101</text:p>
          </table:table-cell>
          <table:table-cell office:value-type="float" office:value="0.53910580200000002" table:style-name="ce4">
            <text:p>0.539105802</text:p>
          </table:table-cell>
          <table:table-cell office:value-type="float" office:value="0.21555453147149187" table:formula="of:=COM.MICROSOFT.T.TEST([.F49:.H49];[.C49:.E49];2;3)" table:style-name="ce4">
            <text:p>0.21555453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83906986-83912367</text:p>
          </table:table-cell>
          <table:table-cell table:style-name="ce4"/>
          <table:table-cell office:value-type="float" office:value="0.287133419" table:style-name="ce4">
            <text:p>0.287133419</text:p>
          </table:table-cell>
          <table:table-cell office:value-type="float" office:value="1.204390029" table:style-name="ce4">
            <text:p>1.204390029</text:p>
          </table:table-cell>
          <table:table-cell office:value-type="float" office:value="0.317174236" table:style-name="ce4">
            <text:p>0.317174236</text:p>
          </table:table-cell>
          <table:table-cell office:value-type="float" office:value="1.333191327" table:style-name="ce4">
            <text:p>1.333191327</text:p>
          </table:table-cell>
          <table:table-cell office:value-type="float" office:value="1.4729957760000001" table:style-name="ce4">
            <text:p>1.472995776</text:p>
          </table:table-cell>
          <table:table-cell office:value-type="float" office:value="0.70383266499999997" table:style-name="ce4">
            <text:p>0.703832665</text:p>
          </table:table-cell>
          <table:table-cell office:value-type="float" office:value="0.60289922799999995" table:style-name="ce4">
            <text:p>0.602899228</text:p>
          </table:table-cell>
          <table:table-cell office:value-type="float" office:value="1.170006589" table:style-name="ce4">
            <text:p>1.170006589</text:p>
          </table:table-cell>
          <table:table-cell office:value-type="float" office:value="0.515295583" table:style-name="ce4">
            <text:p>0.515295583</text:p>
          </table:table-cell>
          <table:table-cell office:value-type="float" office:value="0.21636909000966489" table:formula="of:=COM.MICROSOFT.T.TEST([.F50:.H50];[.C50:.E50];2;3)" table:style-name="ce4">
            <text:p>0.2163690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8:9195550-9221999</text:p>
          </table:table-cell>
          <table:table-cell table:style-name="ce4"/>
          <table:table-cell office:value-type="float" office:value="1.353628973" table:style-name="ce4">
            <text:p>1.353628973</text:p>
          </table:table-cell>
          <table:table-cell office:value-type="float" office:value="1.806585044" table:style-name="ce4">
            <text:p>1.806585044</text:p>
          </table:table-cell>
          <table:table-cell office:value-type="float" office:value="0.84579796399999996" table:style-name="ce4">
            <text:p>0.845797964</text:p>
          </table:table-cell>
          <table:table-cell office:value-type="float" office:value="0.47306788999999999" table:style-name="ce4">
            <text:p>0.47306789</text:p>
          </table:table-cell>
          <table:table-cell office:value-type="float" office:value="0.75881600599999999" table:style-name="ce4">
            <text:p>0.758816006</text:p>
          </table:table-cell>
          <table:table-cell office:value-type="float" office:value="1.2317071639999999" table:style-name="ce4">
            <text:p>1.231707164</text:p>
          </table:table-cell>
          <table:table-cell office:value-type="float" office:value="1.335337327" table:style-name="ce4">
            <text:p>1.335337327</text:p>
          </table:table-cell>
          <table:table-cell office:value-type="float" office:value="0.82119702000000006" table:style-name="ce4">
            <text:p>0.82119702</text:p>
          </table:table-cell>
          <table:table-cell office:value-type="float" office:value="1.6260864260000001" table:style-name="ce4">
            <text:p>1.626086426</text:p>
          </table:table-cell>
          <table:table-cell office:value-type="float" office:value="0.22438097111191141" table:formula="of:=COM.MICROSOFT.T.TEST([.F51:.H51];[.C51:.E51];2;3)" table:style-name="ce4">
            <text:p>0.22438097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243545509-243573048</text:p>
          </table:table-cell>
          <table:table-cell table:style-name="ce4"/>
          <table:table-cell office:value-type="float" office:value="0.73834307600000004" table:style-name="ce4">
            <text:p>0.738343076</text:p>
          </table:table-cell>
          <table:table-cell office:value-type="float" office:value="0.25808357799999998" table:style-name="ce4">
            <text:p>0.258083578</text:p>
          </table:table-cell>
          <table:table-cell office:value-type="float" office:value="0.317174236" table:style-name="ce4">
            <text:p>0.317174236</text:p>
          </table:table-cell>
          <table:table-cell office:value-type="float" office:value="1.075154296" table:style-name="ce4">
            <text:p>1.075154296</text:p>
          </table:table-cell>
          <table:table-cell office:value-type="float" office:value="0.98199718400000002" table:style-name="ce4">
            <text:p>0.981997184</text:p>
          </table:table-cell>
          <table:table-cell office:value-type="float" office:value="0.39590587399999999" table:style-name="ce4">
            <text:p>0.395905874</text:p>
          </table:table-cell>
          <table:table-cell office:value-type="float" office:value="0.437866963" table:style-name="ce4">
            <text:p>0.437866963</text:p>
          </table:table-cell>
          <table:table-cell office:value-type="float" office:value="0.817685785" table:style-name="ce4">
            <text:p>0.817685785</text:p>
          </table:table-cell>
          <table:table-cell office:value-type="float" office:value="0.53549538399999996" table:style-name="ce4">
            <text:p>0.535495384</text:p>
          </table:table-cell>
          <table:table-cell office:value-type="float" office:value="0.22646434253601905" table:formula="of:=COM.MICROSOFT.T.TEST([.F52:.H52];[.C52:.E52];2;3)" table:style-name="ce4">
            <text:p>0.22646434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9:33953284-33996333</text:p>
          </table:table-cell>
          <table:table-cell table:style-name="ce4"/>
          <table:table-cell office:value-type="float" office:value="0.36917153800000002" table:style-name="ce4">
            <text:p>0.369171538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0.140966327" table:style-name="ce4">
            <text:p>0.140966327</text:p>
          </table:table-cell>
          <table:table-cell office:value-type="float" office:value="0.90312960900000006" table:style-name="ce4">
            <text:p>0.903129609</text:p>
          </table:table-cell>
          <table:table-cell office:value-type="float" office:value="0.40172612099999999" table:style-name="ce4">
            <text:p>0.401726121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0.342101673" table:style-name="ce4">
            <text:p>0.342101673</text:p>
          </table:table-cell>
          <table:table-cell office:value-type="float" office:value="0.61091007600000002" table:style-name="ce4">
            <text:p>0.610910076</text:p>
          </table:table-cell>
          <table:table-cell office:value-type="float" office:value="0.55998695499999995" table:style-name="ce4">
            <text:p>0.559986955</text:p>
          </table:table-cell>
          <table:table-cell office:value-type="float" office:value="0.22845142212026806" table:formula="of:=COM.MICROSOFT.T.TEST([.F53:.H53];[.C53:.E53];2;3)" table:style-name="ce4">
            <text:p>0.22845142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72718102-72741469</text:p>
          </table:table-cell>
          <table:table-cell table:style-name="ce4"/>
          <table:table-cell office:value-type="float" office:value="0.65630495700000002" table:style-name="ce4">
            <text:p>0.656304957</text:p>
          </table:table-cell>
          <table:table-cell office:value-type="float" office:value="0.817264663" table:style-name="ce4">
            <text:p>0.817264663</text:p>
          </table:table-cell>
          <table:table-cell office:value-type="float" office:value="1.3039385269999999" table:style-name="ce4">
            <text:p>1.303938527</text:p>
          </table:table-cell>
          <table:table-cell office:value-type="float" office:value="0.387055547" table:style-name="ce4">
            <text:p>0.387055547</text:p>
          </table:table-cell>
          <table:table-cell office:value-type="float" office:value="0.93736094800000003" table:style-name="ce4">
            <text:p>0.937360948</text:p>
          </table:table-cell>
          <table:table-cell office:value-type="float" office:value="0.26393724899999998" table:style-name="ce4">
            <text:p>0.263937249</text:p>
          </table:table-cell>
          <table:table-cell office:value-type="float" office:value="0.92583604900000005" table:style-name="ce4">
            <text:p>0.925836049</text:p>
          </table:table-cell>
          <table:table-cell office:value-type="float" office:value="0.52945124799999999" table:style-name="ce4">
            <text:p>0.529451248</text:p>
          </table:table-cell>
          <table:table-cell office:value-type="float" office:value="1.7486710110000001" table:style-name="ce4">
            <text:p>1.748671011</text:p>
          </table:table-cell>
          <table:table-cell office:value-type="float" office:value="0.23579229520383083" table:formula="of:=COM.MICROSOFT.T.TEST([.F54:.H54];[.C54:.E54];2;3)" table:style-name="ce4">
            <text:p>0.23579229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9931890-9935627</text:p>
          </table:table-cell>
          <table:table-cell table:style-name="ce4"/>
          <table:table-cell office:value-type="float" office:value="0.73834307600000004" table:style-name="ce4">
            <text:p>0.738343076</text:p>
          </table:table-cell>
          <table:table-cell office:value-type="float" office:value="1.0323343110000001" table:style-name="ce4">
            <text:p>1.032334311</text:p>
          </table:table-cell>
          <table:table-cell office:value-type="float" office:value="0.95152270900000002" table:style-name="ce4">
            <text:p>0.951522709</text:p>
          </table:table-cell>
          <table:table-cell office:value-type="float" office:value="0.25803703099999997" table:style-name="ce4">
            <text:p>0.258037031</text:p>
          </table:table-cell>
          <table:table-cell office:value-type="float" office:value="0.44636235600000002" table:style-name="ce4">
            <text:p>0.446362356</text:p>
          </table:table-cell>
          <table:table-cell office:value-type="float" office:value="0.96776991400000001" table:style-name="ce4">
            <text:p>0.967769914</text:p>
          </table:table-cell>
          <table:table-cell office:value-type="float" office:value="0.90740003199999997" table:style-name="ce4">
            <text:p>0.907400032</text:p>
          </table:table-cell>
          <table:table-cell office:value-type="float" office:value="0.55738976699999998" table:style-name="ce4">
            <text:p>0.557389767</text:p>
          </table:table-cell>
          <table:table-cell office:value-type="float" office:value="1.6279452649999999" table:style-name="ce4">
            <text:p>1.627945265</text:p>
          </table:table-cell>
          <table:table-cell office:value-type="float" office:value="0.23596430052986186" table:formula="of:=COM.MICROSOFT.T.TEST([.F55:.H55];[.C55:.E55];2;3)" table:style-name="ce4">
            <text:p>0.23596430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9:5968018-5988545</text:p>
          </table:table-cell>
          <table:table-cell table:style-name="ce4"/>
          <table:table-cell office:value-type="float" office:value="1.4766861529999999" table:style-name="ce4">
            <text:p>1.476686153</text:p>
          </table:table-cell>
          <table:table-cell office:value-type="float" office:value="2.1076825509999999" table:style-name="ce4">
            <text:p>2.107682551</text:p>
          </table:table-cell>
          <table:table-cell office:value-type="float" office:value="2.8898097090000001" table:style-name="ce4">
            <text:p>2.889809709</text:p>
          </table:table-cell>
          <table:table-cell office:value-type="float" office:value="1.5052160139999999" table:style-name="ce4">
            <text:p>1.505216014</text:p>
          </table:table-cell>
          <table:table-cell office:value-type="float" office:value="1.02663342" table:style-name="ce4">
            <text:p>1.02663342</text:p>
          </table:table-cell>
          <table:table-cell office:value-type="float" office:value="1.8915502870000001" table:style-name="ce4">
            <text:p>1.891550287</text:p>
          </table:table-cell>
          <table:table-cell office:value-type="float" office:value="2.1580594710000001" table:style-name="ce4">
            <text:p>2.158059471</text:p>
          </table:table-cell>
          <table:table-cell office:value-type="float" office:value="1.474466574" table:style-name="ce4">
            <text:p>1.474466574</text:p>
          </table:table-cell>
          <table:table-cell office:value-type="float" office:value="1.4636204779999999" table:style-name="ce4">
            <text:p>1.463620478</text:p>
          </table:table-cell>
          <table:table-cell office:value-type="float" office:value="0.24072459374664448" table:formula="of:=COM.MICROSOFT.T.TEST([.F56:.H56];[.C56:.E56];2;3)" table:style-name="ce4">
            <text:p>0.24072459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3850296-3851009</text:p>
          </table:table-cell>
          <table:table-cell table:style-name="ce4"/>
          <table:table-cell office:value-type="float" office:value="2.789296067" table:style-name="ce4">
            <text:p>2.789296067</text:p>
          </table:table-cell>
          <table:table-cell office:value-type="float" office:value="1.9356268329999999" table:style-name="ce4">
            <text:p>1.935626833</text:p>
          </table:table-cell>
          <table:table-cell office:value-type="float" office:value="1.0220058729999999" table:style-name="ce4">
            <text:p>1.022005873</text:p>
          </table:table-cell>
          <table:table-cell office:value-type="float" office:value="0.86012343700000005" table:style-name="ce4">
            <text:p>0.860123437</text:p>
          </table:table-cell>
          <table:table-cell office:value-type="float" office:value="1.3390870690000001" table:style-name="ce4">
            <text:p>1.339087069</text:p>
          </table:table-cell>
          <table:table-cell office:value-type="float" office:value="1.055748997" table:style-name="ce4">
            <text:p>1.055748997</text:p>
          </table:table-cell>
          <table:table-cell office:value-type="float" office:value="1.9156429239999999" table:style-name="ce4">
            <text:p>1.915642924</text:p>
          </table:table-cell>
          <table:table-cell office:value-type="float" office:value="1.0849865009999999" table:style-name="ce4">
            <text:p>1.084986501</text:p>
          </table:table-cell>
          <table:table-cell office:value-type="float" office:value="1.765591482" table:style-name="ce4">
            <text:p>1.765591482</text:p>
          </table:table-cell>
          <table:table-cell office:value-type="float" office:value="0.24094930451874666" table:formula="of:=COM.MICROSOFT.T.TEST([.F57:.H57];[.C57:.E57];2;3)" table:style-name="ce4">
            <text:p>0.24094930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23030468-23050520</text:p>
          </table:table-cell>
          <table:table-cell table:style-name="ce4"/>
          <table:table-cell office:value-type="float" office:value="1.1895527340000001" table:style-name="ce4">
            <text:p>1.189552734</text:p>
          </table:table-cell>
          <table:table-cell office:value-type="float" office:value="0.47315322599999998" table:style-name="ce4">
            <text:p>0.473153226</text:p>
          </table:table-cell>
          <table:table-cell office:value-type="float" office:value="0.21144949099999999" table:style-name="ce4">
            <text:p>0.211449491</text:p>
          </table:table-cell>
          <table:table-cell office:value-type="float" office:value="1.720246873" table:style-name="ce4">
            <text:p>1.720246873</text:p>
          </table:table-cell>
          <table:table-cell office:value-type="float" office:value="2.3657204890000001" table:style-name="ce4">
            <text:p>2.365720489</text:p>
          </table:table-cell>
          <table:table-cell office:value-type="float" office:value="0.483884957" table:style-name="ce4">
            <text:p>0.483884957</text:p>
          </table:table-cell>
          <table:table-cell office:value-type="float" office:value="0.62471848399999996" table:style-name="ce4">
            <text:p>0.624718484</text:p>
          </table:table-cell>
          <table:table-cell office:value-type="float" office:value="1.523284106" table:style-name="ce4">
            <text:p>1.523284106</text:p>
          </table:table-cell>
          <table:table-cell office:value-type="float" office:value="0.410112914" table:style-name="ce4">
            <text:p>0.410112914</text:p>
          </table:table-cell>
          <table:table-cell office:value-type="float" office:value="0.24477961293166131" table:formula="of:=COM.MICROSOFT.T.TEST([.F58:.H58];[.C58:.E58];2;3)" table:style-name="ce4">
            <text:p>0.24477961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2:20933778-20934244</text:p>
          </table:table-cell>
          <table:table-cell table:style-name="ce4"/>
          <table:table-cell office:value-type="float" office:value="1.9689148700000001" table:style-name="ce4">
            <text:p>1.96891487</text:p>
          </table:table-cell>
          <table:table-cell office:value-type="float" office:value="2.7098775659999998" table:style-name="ce4">
            <text:p>2.709877566</text:p>
          </table:table-cell>
          <table:table-cell office:value-type="float" office:value="1.585871182" table:style-name="ce4">
            <text:p>1.585871182</text:p>
          </table:table-cell>
          <table:table-cell office:value-type="float" office:value="1.419203671" table:style-name="ce4">
            <text:p>1.419203671</text:p>
          </table:table-cell>
          <table:table-cell office:value-type="float" office:value="2.053266839" table:style-name="ce4">
            <text:p>2.053266839</text:p>
          </table:table-cell>
          <table:table-cell office:value-type="float" office:value="0.65984312300000003" table:style-name="ce4">
            <text:p>0.659843123</text:p>
          </table:table-cell>
          <table:table-cell office:value-type="float" office:value="2.0882212060000001" table:style-name="ce4">
            <text:p>2.088221206</text:p>
          </table:table-cell>
          <table:table-cell office:value-type="float" office:value="1.3774378780000001" table:style-name="ce4">
            <text:p>1.377437878</text:p>
          </table:table-cell>
          <table:table-cell office:value-type="float" office:value="1.516018428" table:style-name="ce4">
            <text:p>1.516018428</text:p>
          </table:table-cell>
          <table:table-cell office:value-type="float" office:value="0.24651295515436844" table:formula="of:=COM.MICROSOFT.T.TEST([.F59:.H59];[.C59:.E59];2;3)" table:style-name="ce4">
            <text:p>0.24651295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98190727-98194572</text:p>
          </table:table-cell>
          <table:table-cell table:style-name="ce4"/>
          <table:table-cell office:value-type="float" office:value="0.73834307600000004" table:style-name="ce4">
            <text:p>0.738343076</text:p>
          </table:table-cell>
          <table:table-cell office:value-type="float" office:value="2.4948079179999998" table:style-name="ce4">
            <text:p>2.494807918</text:p>
          </table:table-cell>
          <table:table-cell office:value-type="float" office:value="1.2334553640000001" table:style-name="ce4">
            <text:p>1.233455364</text:p>
          </table:table-cell>
          <table:table-cell office:value-type="float" office:value="1.720246873" table:style-name="ce4">
            <text:p>1.720246873</text:p>
          </table:table-cell>
          <table:table-cell office:value-type="float" office:value="2.8120828449999999" table:style-name="ce4">
            <text:p>2.812082845</text:p>
          </table:table-cell>
          <table:table-cell office:value-type="float" office:value="2.4634143270000002" table:style-name="ce4">
            <text:p>2.463414327</text:p>
          </table:table-cell>
          <table:table-cell office:value-type="float" office:value="1.4888687860000001" table:style-name="ce4">
            <text:p>1.488868786</text:p>
          </table:table-cell>
          <table:table-cell office:value-type="float" office:value="2.3319146819999998" table:style-name="ce4">
            <text:p>2.331914682</text:p>
          </table:table-cell>
          <table:table-cell office:value-type="float" office:value="0.63847481100000003" table:style-name="ce4">
            <text:p>0.638474811</text:p>
          </table:table-cell>
          <table:table-cell office:value-type="float" office:value="0.25504031483780198" table:formula="of:=COM.MICROSOFT.T.TEST([.F60:.H60];[.C60:.E60];2;3)" table:style-name="ce4">
            <text:p>0.25504031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8:74630966-74641122</text:p>
          </table:table-cell>
          <table:table-cell table:style-name="ce4"/>
          <table:table-cell office:value-type="float" office:value="0.98445743500000005" table:style-name="ce4">
            <text:p>0.984457435</text:p>
          </table:table-cell>
          <table:table-cell office:value-type="float" office:value="0.94630645199999996" table:style-name="ce4">
            <text:p>0.946306452</text:p>
          </table:table-cell>
          <table:table-cell office:value-type="float" office:value="1.0220058729999999" table:style-name="ce4">
            <text:p>1.022005873</text:p>
          </table:table-cell>
          <table:table-cell office:value-type="float" office:value="2.3653394510000001" table:style-name="ce4">
            <text:p>2.365339451</text:p>
          </table:table-cell>
          <table:table-cell office:value-type="float" office:value="0.93736094800000003" table:style-name="ce4">
            <text:p>0.937360948</text:p>
          </table:table-cell>
          <table:table-cell office:value-type="float" office:value="1.583623496" table:style-name="ce4">
            <text:p>1.583623496</text:p>
          </table:table-cell>
          <table:table-cell office:value-type="float" office:value="0.98425658699999996" table:style-name="ce4">
            <text:p>0.984256587</text:p>
          </table:table-cell>
          <table:table-cell office:value-type="float" office:value="1.6287746320000001" table:style-name="ce4">
            <text:p>1.628774632</text:p>
          </table:table-cell>
          <table:table-cell office:value-type="float" office:value="0.60429268000000003" table:style-name="ce4">
            <text:p>0.60429268</text:p>
          </table:table-cell>
          <table:table-cell office:value-type="float" office:value="0.25866291232326188" table:formula="of:=COM.MICROSOFT.T.TEST([.F61:.H61];[.C61:.E61];2;3)" table:style-name="ce4">
            <text:p>0.25866291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8:36026899-36033837</text:p>
          </table:table-cell>
          <table:table-cell table:style-name="ce4"/>
          <table:table-cell office:value-type="float" office:value="0.65630495700000002" table:style-name="ce4">
            <text:p>0.656304957</text:p>
          </table:table-cell>
          <table:table-cell office:value-type="float" office:value="1.3764457480000001" table:style-name="ce4">
            <text:p>1.376445748</text:p>
          </table:table-cell>
          <table:table-cell office:value-type="float" office:value="0.35241581799999999" table:style-name="ce4">
            <text:p>0.352415818</text:p>
          </table:table-cell>
          <table:table-cell office:value-type="float" office:value="1.5482221860000001" table:style-name="ce4">
            <text:p>1.548222186</text:p>
          </table:table-cell>
          <table:table-cell office:value-type="float" office:value="1.517632012" table:style-name="ce4">
            <text:p>1.517632012</text:p>
          </table:table-cell>
          <table:table-cell office:value-type="float" office:value="0.83580129000000003" table:style-name="ce4">
            <text:p>0.83580129</text:p>
          </table:table-cell>
          <table:table-cell office:value-type="float" office:value="0.79505550800000002" table:style-name="ce4">
            <text:p>0.795055508</text:p>
          </table:table-cell>
          <table:table-cell office:value-type="float" office:value="1.300551829" table:style-name="ce4">
            <text:p>1.300551829</text:p>
          </table:table-cell>
          <table:table-cell office:value-type="float" office:value="0.61132166300000002" table:style-name="ce4">
            <text:p>0.611321663</text:p>
          </table:table-cell>
          <table:table-cell office:value-type="float" office:value="0.26120920293558941" table:formula="of:=COM.MICROSOFT.T.TEST([.F62:.H62];[.C62:.E62];2;3)" table:style-name="ce4">
            <text:p>0.26120920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41668827-41669958</text:p>
          </table:table-cell>
          <table:table-cell table:style-name="ce4"/>
          <table:table-cell office:value-type="float" office:value="5.2094205950000001" table:style-name="ce4">
            <text:p>5.209420595</text:p>
          </table:table-cell>
          <table:table-cell office:value-type="float" office:value="7.6994934009999998" table:style-name="ce4">
            <text:p>7.699493401</text:p>
          </table:table-cell>
          <table:table-cell office:value-type="float" office:value="6.1672768180000004" table:style-name="ce4">
            <text:p>6.167276818</text:p>
          </table:table-cell>
          <table:table-cell office:value-type="float" office:value="10.923567650000001" table:style-name="ce4">
            <text:p>10.92356765</text:p>
          </table:table-cell>
          <table:table-cell office:value-type="float" office:value="8.1237948860000007" table:style-name="ce4">
            <text:p>8.123794886</text:p>
          </table:table-cell>
          <table:table-cell office:value-type="float" office:value="6.2905044429999997" table:style-name="ce4">
            <text:p>6.290504443</text:p>
          </table:table-cell>
          <table:table-cell office:value-type="float" office:value="6.3587302709999998" table:style-name="ce4">
            <text:p>6.358730271</text:p>
          </table:table-cell>
          <table:table-cell office:value-type="float" office:value="8.4459556599999992" table:style-name="ce4">
            <text:p>8.44595566</text:p>
          </table:table-cell>
          <table:table-cell office:value-type="float" office:value="0.75287279799999995" table:style-name="ce4">
            <text:p>0.752872798</text:p>
          </table:table-cell>
          <table:table-cell office:value-type="float" office:value="0.26390031550564963" table:formula="of:=COM.MICROSOFT.T.TEST([.F63:.H63];[.C63:.E63];2;3)" table:style-name="ce4">
            <text:p>0.2639003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140879470-140890769</text:p>
          </table:table-cell>
          <table:table-cell table:style-name="ce4"/>
          <table:table-cell office:value-type="float" office:value="2.9533723059999999" table:style-name="ce4">
            <text:p>2.953372306</text:p>
          </table:table-cell>
          <table:table-cell office:value-type="float" office:value="2.666863636" table:style-name="ce4">
            <text:p>2.666863636</text:p>
          </table:table-cell>
          <table:table-cell office:value-type="float" office:value="3.5241581819999999" table:style-name="ce4">
            <text:p>3.524158182</text:p>
          </table:table-cell>
          <table:table-cell office:value-type="float" office:value="3.9135616369999999" table:style-name="ce4">
            <text:p>3.913561637</text:p>
          </table:table-cell>
          <table:table-cell office:value-type="float" office:value="3.9726249720000002" table:style-name="ce4">
            <text:p>3.972624972</text:p>
          </table:table-cell>
          <table:table-cell office:value-type="float" office:value="2.9033097429999999" table:style-name="ce4">
            <text:p>2.903309743</text:p>
          </table:table-cell>
          <table:table-cell office:value-type="float" office:value="3.0481313750000001" table:style-name="ce4">
            <text:p>3.048131375</text:p>
          </table:table-cell>
          <table:table-cell office:value-type="float" office:value="3.596498784" table:style-name="ce4">
            <text:p>3.596498784</text:p>
          </table:table-cell>
          <table:table-cell office:value-type="float" office:value="0.84752743100000005" table:style-name="ce4">
            <text:p>0.847527431</text:p>
          </table:table-cell>
          <table:table-cell office:value-type="float" office:value="0.276243126448948" table:formula="of:=COM.MICROSOFT.T.TEST([.F64:.H64];[.C64:.E64];2;3)" table:style-name="ce4">
            <text:p>0.27624312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7:29285991-29287716</text:p>
          </table:table-cell>
          <table:table-cell table:style-name="ce4"/>
          <table:table-cell office:value-type="float" office:value="0.90241931600000003" table:style-name="ce4">
            <text:p>0.902419316</text:p>
          </table:table-cell>
          <table:table-cell office:value-type="float" office:value="2.322752199" table:style-name="ce4">
            <text:p>2.322752199</text:p>
          </table:table-cell>
          <table:table-cell office:value-type="float" office:value="1.5153880179999999" table:style-name="ce4">
            <text:p>1.515388018</text:p>
          </table:table-cell>
          <table:table-cell office:value-type="float" office:value="1.333191327" table:style-name="ce4">
            <text:p>1.333191327</text:p>
          </table:table-cell>
          <table:table-cell office:value-type="float" office:value="0.44636235600000002" table:style-name="ce4">
            <text:p>0.446362356</text:p>
          </table:table-cell>
          <table:table-cell office:value-type="float" office:value="1.0997385390000001" table:style-name="ce4">
            <text:p>1.099738539</text:p>
          </table:table-cell>
          <table:table-cell office:value-type="float" office:value="1.580186511" table:style-name="ce4">
            <text:p>1.580186511</text:p>
          </table:table-cell>
          <table:table-cell office:value-type="float" office:value="0.95976407399999997" table:style-name="ce4">
            <text:p>0.959764074</text:p>
          </table:table-cell>
          <table:table-cell office:value-type="float" office:value="1.646432237" table:style-name="ce4">
            <text:p>1.646432237</text:p>
          </table:table-cell>
          <table:table-cell office:value-type="float" office:value="0.28441404994663638" table:formula="of:=COM.MICROSOFT.T.TEST([.F65:.H65];[.C65:.E65];2;3)" table:style-name="ce4">
            <text:p>0.2844140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76594523-176595595</text:p>
          </table:table-cell>
          <table:table-cell table:style-name="ce4"/>
          <table:table-cell office:value-type="float" office:value="0.86140025600000003" table:style-name="ce4">
            <text:p>0.861400256</text:p>
          </table:table-cell>
          <table:table-cell office:value-type="float" office:value="3.828239736" table:style-name="ce4">
            <text:p>3.828239736</text:p>
          </table:table-cell>
          <table:table-cell office:value-type="float" office:value="1.832562255" table:style-name="ce4">
            <text:p>1.832562255</text:p>
          </table:table-cell>
          <table:table-cell office:value-type="float" office:value="2.0212900760000001" table:style-name="ce4">
            <text:p>2.021290076</text:p>
          </table:table-cell>
          <table:table-cell office:value-type="float" office:value="3.9279887360000001" table:style-name="ce4">
            <text:p>3.927988736</text:p>
          </table:table-cell>
          <table:table-cell office:value-type="float" office:value="5.3667240700000001" table:style-name="ce4">
            <text:p>5.36672407</text:p>
          </table:table-cell>
          <table:table-cell office:value-type="float" office:value="2.1740674160000002" table:style-name="ce4">
            <text:p>2.174067416</text:p>
          </table:table-cell>
          <table:table-cell office:value-type="float" office:value="3.7720009609999998" table:style-name="ce4">
            <text:p>3.772000961</text:p>
          </table:table-cell>
          <table:table-cell office:value-type="float" office:value="0.57636979399999999" table:style-name="ce4">
            <text:p>0.576369794</text:p>
          </table:table-cell>
          <table:table-cell office:value-type="float" office:value="0.28842680926008063" table:formula="of:=COM.MICROSOFT.T.TEST([.F66:.H66];[.C66:.E66];2;3)" table:style-name="ce4">
            <text:p>0.28842680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58886974-58887540</text:p>
          </table:table-cell>
          <table:table-cell table:style-name="ce4"/>
          <table:table-cell office:value-type="float" office:value="0.90241931600000003" table:style-name="ce4">
            <text:p>0.902419316</text:p>
          </table:table-cell>
          <table:table-cell office:value-type="float" office:value="2.2367243399999999" table:style-name="ce4">
            <text:p>2.23672434</text:p>
          </table:table-cell>
          <table:table-cell office:value-type="float" office:value="1.7268375090000001" table:style-name="ce4">
            <text:p>1.726837509</text:p>
          </table:table-cell>
          <table:table-cell office:value-type="float" office:value="1.462209842" table:style-name="ce4">
            <text:p>1.462209842</text:p>
          </table:table-cell>
          <table:table-cell office:value-type="float" office:value="0.66954353499999997" table:style-name="ce4">
            <text:p>0.669543535</text:p>
          </table:table-cell>
          <table:table-cell office:value-type="float" office:value="1.055748997" table:style-name="ce4">
            <text:p>1.055748997</text:p>
          </table:table-cell>
          <table:table-cell office:value-type="float" office:value="1.621993722" table:style-name="ce4">
            <text:p>1.621993722</text:p>
          </table:table-cell>
          <table:table-cell office:value-type="float" office:value="1.0625007909999999" table:style-name="ce4">
            <text:p>1.062500791</text:p>
          </table:table-cell>
          <table:table-cell office:value-type="float" office:value="1.5265811890000001" table:style-name="ce4">
            <text:p>1.526581189</text:p>
          </table:table-cell>
          <table:table-cell office:value-type="float" office:value="0.29715448109873849" table:formula="of:=COM.MICROSOFT.T.TEST([.F67:.H67];[.C67:.E67];2;3)" table:style-name="ce4">
            <text:p>0.29715448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65364634-65366196</text:p>
          </table:table-cell>
          <table:table-cell table:style-name="ce4"/>
          <table:table-cell office:value-type="float" office:value="0.73834307600000004" table:style-name="ce4">
            <text:p>0.738343076</text:p>
          </table:table-cell>
          <table:table-cell office:value-type="float" office:value="0.34411143700000002" table:style-name="ce4">
            <text:p>0.344111437</text:p>
          </table:table-cell>
          <table:table-cell office:value-type="float" office:value="0.52862372700000004" table:style-name="ce4">
            <text:p>0.528623727</text:p>
          </table:table-cell>
          <table:table-cell office:value-type="float" office:value="0.387055547" table:style-name="ce4">
            <text:p>0.387055547</text:p>
          </table:table-cell>
          <table:table-cell office:value-type="float" office:value="0.44636235600000002" table:style-name="ce4">
            <text:p>0.446362356</text:p>
          </table:table-cell>
          <table:table-cell office:value-type="float" office:value="0.30792679099999998" table:style-name="ce4">
            <text:p>0.307926791</text:p>
          </table:table-cell>
          <table:table-cell office:value-type="float" office:value="0.53702607999999996" table:style-name="ce4">
            <text:p>0.53702608</text:p>
          </table:table-cell>
          <table:table-cell office:value-type="float" office:value="0.38044823100000003" table:style-name="ce4">
            <text:p>0.380448231</text:p>
          </table:table-cell>
          <table:table-cell office:value-type="float" office:value="1.4115615100000001" table:style-name="ce4">
            <text:p>1.41156151</text:p>
          </table:table-cell>
          <table:table-cell office:value-type="float" office:value="0.30184458754124738" table:formula="of:=COM.MICROSOFT.T.TEST([.F68:.H68];[.C68:.E68];2;3)" table:style-name="ce4">
            <text:p>0.30184458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76702606-176740196</text:p>
          </table:table-cell>
          <table:table-cell table:style-name="ce4"/>
          <table:table-cell office:value-type="float" office:value="1.271590854" table:style-name="ce4">
            <text:p>1.271590854</text:p>
          </table:table-cell>
          <table:table-cell office:value-type="float" office:value="3.5701561580000001" table:style-name="ce4">
            <text:p>3.570156158</text:p>
          </table:table-cell>
          <table:table-cell office:value-type="float" office:value="1.339180109" table:style-name="ce4">
            <text:p>1.339180109</text:p>
          </table:table-cell>
          <table:table-cell office:value-type="float" office:value="2.7523949980000002" table:style-name="ce4">
            <text:p>2.752394998</text:p>
          </table:table-cell>
          <table:table-cell office:value-type="float" office:value="5.1331670980000004" table:style-name="ce4">
            <text:p>5.133167098</text:p>
          </table:table-cell>
          <table:table-cell office:value-type="float" office:value="2.3754352440000002" table:style-name="ce4">
            <text:p>2.375435244</text:p>
          </table:table-cell>
          <table:table-cell office:value-type="float" office:value="2.0603090399999999" table:style-name="ce4">
            <text:p>2.06030904</text:p>
          </table:table-cell>
          <table:table-cell office:value-type="float" office:value="3.4203324469999998" table:style-name="ce4">
            <text:p>3.420332447</text:p>
          </table:table-cell>
          <table:table-cell office:value-type="float" office:value="0.60237099000000005" table:style-name="ce4">
            <text:p>0.60237099</text:p>
          </table:table-cell>
          <table:table-cell office:value-type="float" office:value="0.30242505444886603" table:formula="of:=COM.MICROSOFT.T.TEST([.F69:.H69];[.C69:.E69];2;3)" table:style-name="ce4">
            <text:p>0.30242505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61522610-61533903</text:p>
          </table:table-cell>
          <table:table-cell table:style-name="ce4"/>
          <table:table-cell office:value-type="float" office:value="0.49222871800000001" table:style-name="ce4">
            <text:p>0.492228718</text:p>
          </table:table-cell>
          <table:table-cell office:value-type="float" office:value="2.322752199" table:style-name="ce4">
            <text:p>2.322752199</text:p>
          </table:table-cell>
          <table:table-cell office:value-type="float" office:value="1.0220058729999999" table:style-name="ce4">
            <text:p>1.022005873</text:p>
          </table:table-cell>
          <table:table-cell office:value-type="float" office:value="1.333191327" table:style-name="ce4">
            <text:p>1.333191327</text:p>
          </table:table-cell>
          <table:table-cell office:value-type="float" office:value="1.963994368" table:style-name="ce4">
            <text:p>1.963994368</text:p>
          </table:table-cell>
          <table:table-cell office:value-type="float" office:value="3.2992156170000002" table:style-name="ce4">
            <text:p>3.299215617</text:p>
          </table:table-cell>
          <table:table-cell office:value-type="float" office:value="1.278995597" table:style-name="ce4">
            <text:p>1.278995597</text:p>
          </table:table-cell>
          <table:table-cell office:value-type="float" office:value="2.1988004370000001" table:style-name="ce4">
            <text:p>2.198800437</text:p>
          </table:table-cell>
          <table:table-cell office:value-type="float" office:value="0.58167879899999997" table:style-name="ce4">
            <text:p>0.581678799</text:p>
          </table:table-cell>
          <table:table-cell office:value-type="float" office:value="0.31177586376510735" table:formula="of:=COM.MICROSOFT.T.TEST([.F70:.H70];[.C70:.E70];2;3)" table:style-name="ce4">
            <text:p>0.31177586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1027747-1028572</text:p>
          </table:table-cell>
          <table:table-cell table:style-name="ce4"/>
          <table:table-cell office:value-type="float" office:value="0.65630495700000002" table:style-name="ce4">
            <text:p>0.656304957</text:p>
          </table:table-cell>
          <table:table-cell office:value-type="float" office:value="0.94630645199999996" table:style-name="ce4">
            <text:p>0.946306452</text:p>
          </table:table-cell>
          <table:table-cell office:value-type="float" office:value="1.1982137820000001" table:style-name="ce4">
            <text:p>1.198213782</text:p>
          </table:table-cell>
          <table:table-cell office:value-type="float" office:value="2.1933147640000001" table:style-name="ce4">
            <text:p>2.193314764</text:p>
          </table:table-cell>
          <table:table-cell office:value-type="float" office:value="1.42835954" table:style-name="ce4">
            <text:p>1.42835954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0.93360839699999998" table:style-name="ce4">
            <text:p>0.933608397</text:p>
          </table:table-cell>
          <table:table-cell office:value-type="float" office:value="1.4711620169999999" table:style-name="ce4">
            <text:p>1.471162017</text:p>
          </table:table-cell>
          <table:table-cell office:value-type="float" office:value="0.63460610500000003" table:style-name="ce4">
            <text:p>0.634606105</text:p>
          </table:table-cell>
          <table:table-cell office:value-type="float" office:value="0.31641796031939595" table:formula="of:=COM.MICROSOFT.T.TEST([.F71:.H71];[.C71:.E71];2;3)" table:style-name="ce4">
            <text:p>0.3164179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62535944-62536567</text:p>
          </table:table-cell>
          <table:table-cell table:style-name="ce4"/>
          <table:table-cell office:value-type="float" office:value="0.287133419" table:style-name="ce4">
            <text:p>0.287133419</text:p>
          </table:table-cell>
          <table:table-cell office:value-type="float" office:value="1.3764457480000001" table:style-name="ce4">
            <text:p>1.376445748</text:p>
          </table:table-cell>
          <table:table-cell office:value-type="float" office:value="1.2334553640000001" table:style-name="ce4">
            <text:p>1.233455364</text:p>
          </table:table-cell>
          <table:table-cell office:value-type="float" office:value="0.30104320299999998" table:style-name="ce4">
            <text:p>0.301043203</text:p>
          </table:table-cell>
          <table:table-cell office:value-type="float" office:value="0.84808847700000001" table:style-name="ce4">
            <text:p>0.848088477</text:p>
          </table:table-cell>
          <table:table-cell office:value-type="float" office:value="0.39590587399999999" table:style-name="ce4">
            <text:p>0.395905874</text:p>
          </table:table-cell>
          <table:table-cell office:value-type="float" office:value="0.96567817700000003" table:style-name="ce4">
            <text:p>0.965678177</text:p>
          </table:table-cell>
          <table:table-cell office:value-type="float" office:value="0.51501251800000003" table:style-name="ce4">
            <text:p>0.515012518</text:p>
          </table:table-cell>
          <table:table-cell office:value-type="float" office:value="1.8750576800000001" table:style-name="ce4">
            <text:p>1.87505768</text:p>
          </table:table-cell>
          <table:table-cell office:value-type="float" office:value="0.32433397098915989" table:formula="of:=COM.MICROSOFT.T.TEST([.F72:.H72];[.C72:.E72];2;3)" table:style-name="ce4">
            <text:p>0.32433397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58122102-158123991</text:p>
          </table:table-cell>
          <table:table-cell table:style-name="ce4"/>
          <table:table-cell office:value-type="float" office:value="1.1075146149999999" table:style-name="ce4">
            <text:p>1.107514615</text:p>
          </table:table-cell>
          <table:table-cell office:value-type="float" office:value="2.666863636" table:style-name="ce4">
            <text:p>2.666863636</text:p>
          </table:table-cell>
          <table:table-cell office:value-type="float" office:value="2.748843382" table:style-name="ce4">
            <text:p>2.748843382</text:p>
          </table:table-cell>
          <table:table-cell office:value-type="float" office:value="2.3653394510000001" table:style-name="ce4">
            <text:p>2.365339451</text:p>
          </table:table-cell>
          <table:table-cell office:value-type="float" office:value="3.9726249720000002" table:style-name="ce4">
            <text:p>3.972624972</text:p>
          </table:table-cell>
          <table:table-cell office:value-type="float" office:value="2.6393724930000002" table:style-name="ce4">
            <text:p>2.639372493</text:p>
          </table:table-cell>
          <table:table-cell office:value-type="float" office:value="2.1744072110000001" table:style-name="ce4">
            <text:p>2.174407211</text:p>
          </table:table-cell>
          <table:table-cell office:value-type="float" office:value="2.992445639" table:style-name="ce4">
            <text:p>2.992445639</text:p>
          </table:table-cell>
          <table:table-cell office:value-type="float" office:value="0.726632151" table:style-name="ce4">
            <text:p>0.726632151</text:p>
          </table:table-cell>
          <table:table-cell office:value-type="float" office:value="0.32496802941310898" table:formula="of:=COM.MICROSOFT.T.TEST([.F73:.H73];[.C73:.E73];2;3)" table:style-name="ce4">
            <text:p>0.32496802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28683582-28697084</text:p>
          </table:table-cell>
          <table:table-cell table:style-name="ce4"/>
          <table:table-cell office:value-type="float" office:value="0.90241931600000003" table:style-name="ce4">
            <text:p>0.902419316</text:p>
          </table:table-cell>
          <table:table-cell office:value-type="float" office:value="0.77425073300000002" table:style-name="ce4">
            <text:p>0.774250733</text:p>
          </table:table-cell>
          <table:table-cell office:value-type="float" office:value="0.42289898199999998" table:style-name="ce4">
            <text:p>0.422898982</text:p>
          </table:table-cell>
          <table:table-cell office:value-type="float" office:value="1.462209842" table:style-name="ce4">
            <text:p>1.462209842</text:p>
          </table:table-cell>
          <table:table-cell office:value-type="float" office:value="1.696176954" table:style-name="ce4">
            <text:p>1.696176954</text:p>
          </table:table-cell>
          <table:table-cell office:value-type="float" office:value="0.43989541599999998" table:style-name="ce4">
            <text:p>0.439895416</text:p>
          </table:table-cell>
          <table:table-cell office:value-type="float" office:value="0.69985634399999996" table:style-name="ce4">
            <text:p>0.699856344</text:p>
          </table:table-cell>
          <table:table-cell office:value-type="float" office:value="1.1994274039999999" table:style-name="ce4">
            <text:p>1.199427404</text:p>
          </table:table-cell>
          <table:table-cell office:value-type="float" office:value="0.58349204099999996" table:style-name="ce4">
            <text:p>0.583492041</text:p>
          </table:table-cell>
          <table:table-cell office:value-type="float" office:value="0.32540315863195457" table:formula="of:=COM.MICROSOFT.T.TEST([.F74:.H74];[.C74:.E74];2;3)" table:style-name="ce4">
            <text:p>0.32540315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96391812-196403019</text:p>
          </table:table-cell>
          <table:table-cell table:style-name="ce4"/>
          <table:table-cell office:value-type="float" office:value="2.4201245280000001" table:style-name="ce4">
            <text:p>2.420124528</text:p>
          </table:table-cell>
          <table:table-cell office:value-type="float" office:value="6.1079780049999997" table:style-name="ce4">
            <text:p>6.107978005</text:p>
          </table:table-cell>
          <table:table-cell office:value-type="float" office:value="7.6474232549999996" table:style-name="ce4">
            <text:p>7.647423255</text:p>
          </table:table-cell>
          <table:table-cell office:value-type="float" office:value="3.0534382" table:style-name="ce4">
            <text:p>3.0534382</text:p>
          </table:table-cell>
          <table:table-cell office:value-type="float" office:value="4.4636235639999997" table:style-name="ce4">
            <text:p>4.463623564</text:p>
          </table:table-cell>
          <table:table-cell office:value-type="float" office:value="2.6393724930000002" table:style-name="ce4">
            <text:p>2.639372493</text:p>
          </table:table-cell>
          <table:table-cell office:value-type="float" office:value="5.3918419289999999" table:style-name="ce4">
            <text:p>5.391841929</text:p>
          </table:table-cell>
          <table:table-cell office:value-type="float" office:value="3.385478086" table:style-name="ce4">
            <text:p>3.385478086</text:p>
          </table:table-cell>
          <table:table-cell office:value-type="float" office:value="1.5926382610000001" table:style-name="ce4">
            <text:p>1.592638261</text:p>
          </table:table-cell>
          <table:table-cell office:value-type="float" office:value="0.32541644341289044" table:formula="of:=COM.MICROSOFT.T.TEST([.F75:.H75];[.C75:.E75];2;3)" table:style-name="ce4">
            <text:p>0.32541644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3:95757643-95763953</text:p>
          </table:table-cell>
          <table:table-cell table:style-name="ce4"/>
          <table:table-cell office:value-type="float" office:value="1.353628973" table:style-name="ce4">
            <text:p>1.353628973</text:p>
          </table:table-cell>
          <table:table-cell office:value-type="float" office:value="3.2690586509999999" table:style-name="ce4">
            <text:p>3.269058651</text:p>
          </table:table-cell>
          <table:table-cell office:value-type="float" office:value="1.656354345" table:style-name="ce4">
            <text:p>1.656354345</text:p>
          </table:table-cell>
          <table:table-cell office:value-type="float" office:value="1.2041728110000001" table:style-name="ce4">
            <text:p>1.204172811</text:p>
          </table:table-cell>
          <table:table-cell office:value-type="float" office:value="1.651540719" table:style-name="ce4">
            <text:p>1.651540719</text:p>
          </table:table-cell>
          <table:table-cell office:value-type="float" office:value="1.1877176220000001" table:style-name="ce4">
            <text:p>1.187717622</text:p>
          </table:table-cell>
          <table:table-cell office:value-type="float" office:value="2.0930139900000002" table:style-name="ce4">
            <text:p>2.09301399</text:p>
          </table:table-cell>
          <table:table-cell office:value-type="float" office:value="1.347810384" table:style-name="ce4">
            <text:p>1.347810384</text:p>
          </table:table-cell>
          <table:table-cell office:value-type="float" office:value="1.5528994389999999" table:style-name="ce4">
            <text:p>1.552899439</text:p>
          </table:table-cell>
          <table:table-cell office:value-type="float" office:value="0.33614805732492936" table:formula="of:=COM.MICROSOFT.T.TEST([.F76:.H76];[.C76:.E76];2;3)" table:style-name="ce4">
            <text:p>0.33614805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0:41092471-41101353</text:p>
          </table:table-cell>
          <table:table-cell table:style-name="ce4"/>
          <table:table-cell office:value-type="float" office:value="2.625219827" table:style-name="ce4">
            <text:p>2.625219827</text:p>
          </table:table-cell>
          <table:table-cell office:value-type="float" office:value="3.2260447210000001" table:style-name="ce4">
            <text:p>3.226044721</text:p>
          </table:table-cell>
          <table:table-cell office:value-type="float" office:value="1.4801464360000001" table:style-name="ce4">
            <text:p>1.480146436</text:p>
          </table:table-cell>
          <table:table-cell office:value-type="float" office:value="2.0642962479999998" table:style-name="ce4">
            <text:p>2.064296248</text:p>
          </table:table-cell>
          <table:table-cell office:value-type="float" office:value="4.9546221560000001" table:style-name="ce4">
            <text:p>4.954622156</text:p>
          </table:table-cell>
          <table:table-cell office:value-type="float" office:value="3.6071424080000001" table:style-name="ce4">
            <text:p>3.607142408</text:p>
          </table:table-cell>
          <table:table-cell office:value-type="float" office:value="2.443803661" table:style-name="ce4">
            <text:p>2.443803661</text:p>
          </table:table-cell>
          <table:table-cell office:value-type="float" office:value="3.5420202710000002" table:style-name="ce4">
            <text:p>3.542020271</text:p>
          </table:table-cell>
          <table:table-cell office:value-type="float" office:value="0.68994626599999997" table:style-name="ce4">
            <text:p>0.689946266</text:p>
          </table:table-cell>
          <table:table-cell office:value-type="float" office:value="0.33674050270302075" table:formula="of:=COM.MICROSOFT.T.TEST([.F77:.H77];[.C77:.E77];2;3)" table:style-name="ce4">
            <text:p>0.33674050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33286412-33287511</text:p>
          </table:table-cell>
          <table:table-cell table:style-name="ce4"/>
          <table:table-cell office:value-type="float" office:value="3.3225438440000001" table:style-name="ce4">
            <text:p>3.322543844</text:p>
          </table:table-cell>
          <table:table-cell office:value-type="float" office:value="4.1293372430000002" table:style-name="ce4">
            <text:p>4.129337243</text:p>
          </table:table-cell>
          <table:table-cell office:value-type="float" office:value="3.3127086910000001" table:style-name="ce4">
            <text:p>3.312708691</text:p>
          </table:table-cell>
          <table:table-cell office:value-type="float" office:value="2.4083456230000002" table:style-name="ce4">
            <text:p>2.408345623</text:p>
          </table:table-cell>
          <table:table-cell office:value-type="float" office:value="3.7940800289999999" table:style-name="ce4">
            <text:p>3.794080029</text:p>
          </table:table-cell>
          <table:table-cell office:value-type="float" office:value="2.9472992840000001" table:style-name="ce4">
            <text:p>2.947299284</text:p>
          </table:table-cell>
          <table:table-cell office:value-type="float" office:value="3.5881965930000002" table:style-name="ce4">
            <text:p>3.588196593</text:p>
          </table:table-cell>
          <table:table-cell office:value-type="float" office:value="3.0499083119999999" table:style-name="ce4">
            <text:p>3.049908312</text:p>
          </table:table-cell>
          <table:table-cell office:value-type="float" office:value="1.1764932669999999" table:style-name="ce4">
            <text:p>1.176493267</text:p>
          </table:table-cell>
          <table:table-cell office:value-type="float" office:value="0.33805589582759943" table:formula="of:=COM.MICROSOFT.T.TEST([.F78:.H78];[.C78:.E78];2;3)" table:style-name="ce4">
            <text:p>0.33805589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87195323-87195690</text:p>
          </table:table-cell>
          <table:table-cell table:style-name="ce4"/>
          <table:table-cell office:value-type="float" office:value="0.45120965800000001" table:style-name="ce4">
            <text:p>0.451209658</text:p>
          </table:table-cell>
          <table:table-cell office:value-type="float" office:value="1.9786407619999999" table:style-name="ce4">
            <text:p>1.978640762</text:p>
          </table:table-cell>
          <table:table-cell office:value-type="float" office:value="1.621112764" table:style-name="ce4">
            <text:p>1.621112764</text:p>
          </table:table-cell>
          <table:table-cell office:value-type="float" office:value="2.537364138" table:style-name="ce4">
            <text:p>2.537364138</text:p>
          </table:table-cell>
          <table:table-cell office:value-type="float" office:value="4.2850786210000003" table:style-name="ce4">
            <text:p>4.285078621</text:p>
          </table:table-cell>
          <table:table-cell office:value-type="float" office:value="0.92378037300000004" table:style-name="ce4">
            <text:p>0.923780373</text:p>
          </table:table-cell>
          <table:table-cell office:value-type="float" office:value="1.350321061" table:style-name="ce4">
            <text:p>1.350321061</text:p>
          </table:table-cell>
          <table:table-cell office:value-type="float" office:value="2.5820743770000001" table:style-name="ce4">
            <text:p>2.582074377</text:p>
          </table:table-cell>
          <table:table-cell office:value-type="float" office:value="0.52295978499999995" table:style-name="ce4">
            <text:p>0.522959785</text:p>
          </table:table-cell>
          <table:table-cell office:value-type="float" office:value="0.3384966152731223" table:formula="of:=COM.MICROSOFT.T.TEST([.F79:.H79];[.C79:.E79];2;3)" table:style-name="ce4">
            <text:p>0.33849661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65451474-65473952</text:p>
          </table:table-cell>
          <table:table-cell table:style-name="ce4"/>
          <table:table-cell office:value-type="float" office:value="0.94343837500000005" table:style-name="ce4">
            <text:p>0.943438375</text:p>
          </table:table-cell>
          <table:table-cell office:value-type="float" office:value="1.7205571850000001" table:style-name="ce4">
            <text:p>1.720557185</text:p>
          </table:table-cell>
          <table:table-cell office:value-type="float" office:value="1.3039385269999999" table:style-name="ce4">
            <text:p>1.303938527</text:p>
          </table:table-cell>
          <table:table-cell office:value-type="float" office:value="1.5052160139999999" table:style-name="ce4">
            <text:p>1.505216014</text:p>
          </table:table-cell>
          <table:table-cell office:value-type="float" office:value="0.66954353499999997" table:style-name="ce4">
            <text:p>0.669543535</text:p>
          </table:table-cell>
          <table:table-cell office:value-type="float" office:value="0.57186404000000002" table:style-name="ce4">
            <text:p>0.57186404</text:p>
          </table:table-cell>
          <table:table-cell office:value-type="float" office:value="1.322644696" table:style-name="ce4">
            <text:p>1.322644696</text:p>
          </table:table-cell>
          <table:table-cell office:value-type="float" office:value="0.91554119599999995" table:style-name="ce4">
            <text:p>0.915541196</text:p>
          </table:table-cell>
          <table:table-cell office:value-type="float" office:value="1.444658854" table:style-name="ce4">
            <text:p>1.444658854</text:p>
          </table:table-cell>
          <table:table-cell office:value-type="float" office:value="0.33903317302769537" table:formula="of:=COM.MICROSOFT.T.TEST([.F80:.H80];[.C80:.E80];2;3)" table:style-name="ce4">
            <text:p>0.33903317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120278617-120289757</text:p>
          </table:table-cell>
          <table:table-cell table:style-name="ce4"/>
          <table:table-cell office:value-type="float" office:value="0.287133419" table:style-name="ce4">
            <text:p>0.287133419</text:p>
          </table:table-cell>
          <table:table-cell office:value-type="float" office:value="0.215069648" table:style-name="ce4">
            <text:p>0.215069648</text:p>
          </table:table-cell>
          <table:table-cell office:value-type="float" office:value="0.70483163599999998" table:style-name="ce4">
            <text:p>0.704831636</text:p>
          </table:table-cell>
          <table:table-cell office:value-type="float" office:value="0.68809874900000001" table:style-name="ce4">
            <text:p>0.688098749</text:p>
          </table:table-cell>
          <table:table-cell office:value-type="float" office:value="0.312453649" table:style-name="ce4">
            <text:p>0.312453649</text:p>
          </table:table-cell>
          <table:table-cell office:value-type="float" office:value="1.14372808" table:style-name="ce4">
            <text:p>1.14372808</text:p>
          </table:table-cell>
          <table:table-cell office:value-type="float" office:value="0.40234490099999998" table:style-name="ce4">
            <text:p>0.402344901</text:p>
          </table:table-cell>
          <table:table-cell office:value-type="float" office:value="0.71476015900000001" table:style-name="ce4">
            <text:p>0.714760159</text:p>
          </table:table-cell>
          <table:table-cell office:value-type="float" office:value="0.56290896400000001" table:style-name="ce4">
            <text:p>0.562908964</text:p>
          </table:table-cell>
          <table:table-cell office:value-type="float" office:value="0.34433198974846407" table:formula="of:=COM.MICROSOFT.T.TEST([.F81:.H81];[.C81:.E81];2;3)" table:style-name="ce4">
            <text:p>0.3443319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4:75046375-75049718</text:p>
          </table:table-cell>
          <table:table-cell table:style-name="ce4"/>
          <table:table-cell office:value-type="float" office:value="0.287133419" table:style-name="ce4">
            <text:p>0.287133419</text:p>
          </table:table-cell>
          <table:table-cell office:value-type="float" office:value="0.387125367" table:style-name="ce4">
            <text:p>0.387125367</text:p>
          </table:table-cell>
          <table:table-cell office:value-type="float" office:value="0.21144949099999999" table:style-name="ce4">
            <text:p>0.211449491</text:p>
          </table:table-cell>
          <table:table-cell office:value-type="float" office:value="0.30104320299999998" table:style-name="ce4">
            <text:p>0.301043203</text:p>
          </table:table-cell>
          <table:table-cell office:value-type="float" office:value="0.80345224100000001" table:style-name="ce4">
            <text:p>0.803452241</text:p>
          </table:table-cell>
          <table:table-cell office:value-type="float" office:value="0.351916332" table:style-name="ce4">
            <text:p>0.351916332</text:p>
          </table:table-cell>
          <table:table-cell office:value-type="float" office:value="0.29523609200000001" table:style-name="ce4">
            <text:p>0.295236092</text:p>
          </table:table-cell>
          <table:table-cell office:value-type="float" office:value="0.48547059199999998" table:style-name="ce4">
            <text:p>0.485470592</text:p>
          </table:table-cell>
          <table:table-cell office:value-type="float" office:value="0.60814413300000003" table:style-name="ce4">
            <text:p>0.608144133</text:p>
          </table:table-cell>
          <table:table-cell office:value-type="float" office:value="0.35680172927669873" table:formula="of:=COM.MICROSOFT.T.TEST([.F82:.H82];[.C82:.E82];2;3)" table:style-name="ce4">
            <text:p>0.35680172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2:32478980-32479275</text:p>
          </table:table-cell>
          <table:table-cell table:style-name="ce4"/>
          <table:table-cell office:value-type="float" office:value="0.82038119600000003" table:style-name="ce4">
            <text:p>0.820381196</text:p>
          </table:table-cell>
          <table:table-cell office:value-type="float" office:value="0.77425073300000002" table:style-name="ce4">
            <text:p>0.774250733</text:p>
          </table:table-cell>
          <table:table-cell office:value-type="float" office:value="1.797320673" table:style-name="ce4">
            <text:p>1.797320673</text:p>
          </table:table-cell>
          <table:table-cell office:value-type="float" office:value="1.1181604679999999" table:style-name="ce4">
            <text:p>1.118160468</text:p>
          </table:table-cell>
          <table:table-cell office:value-type="float" office:value="0.17854494300000001" table:style-name="ce4">
            <text:p>0.178544943</text:p>
          </table:table-cell>
          <table:table-cell office:value-type="float" office:value="0.74782220600000004" table:style-name="ce4">
            <text:p>0.747822206</text:p>
          </table:table-cell>
          <table:table-cell office:value-type="float" office:value="1.1306508669999999" table:style-name="ce4">
            <text:p>1.130650867</text:p>
          </table:table-cell>
          <table:table-cell office:value-type="float" office:value="0.68150920599999998" table:style-name="ce4">
            <text:p>0.681509206</text:p>
          </table:table-cell>
          <table:table-cell office:value-type="float" office:value="1.659039758" table:style-name="ce4">
            <text:p>1.659039758</text:p>
          </table:table-cell>
          <table:table-cell office:value-type="float" office:value="0.35855103621054074" table:formula="of:=COM.MICROSOFT.T.TEST([.F83:.H83];[.C83:.E83];2;3)" table:style-name="ce4">
            <text:p>0.35855103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30026102-30029866</text:p>
          </table:table-cell>
          <table:table-cell table:style-name="ce4"/>
          <table:table-cell office:value-type="float" office:value="1.5587242720000001" table:style-name="ce4">
            <text:p>1.558724272</text:p>
          </table:table-cell>
          <table:table-cell office:value-type="float" office:value="0.94630645199999996" table:style-name="ce4">
            <text:p>0.946306452</text:p>
          </table:table-cell>
          <table:table-cell office:value-type="float" office:value="3.3479502729999999" table:style-name="ce4">
            <text:p>3.347950273</text:p>
          </table:table-cell>
          <table:table-cell office:value-type="float" office:value="1.7632530449999999" table:style-name="ce4">
            <text:p>1.763253045</text:p>
          </table:table-cell>
          <table:table-cell office:value-type="float" office:value="0.53563482799999995" table:style-name="ce4">
            <text:p>0.535634828</text:p>
          </table:table-cell>
          <table:table-cell office:value-type="float" office:value="0.96776991400000001" table:style-name="ce4">
            <text:p>0.967769914</text:p>
          </table:table-cell>
          <table:table-cell office:value-type="float" office:value="1.950993666" table:style-name="ce4">
            <text:p>1.950993666</text:p>
          </table:table-cell>
          <table:table-cell office:value-type="float" office:value="1.0888859289999999" table:style-name="ce4">
            <text:p>1.088885929</text:p>
          </table:table-cell>
          <table:table-cell office:value-type="float" office:value="1.7917337470000001" table:style-name="ce4">
            <text:p>1.791733747</text:p>
          </table:table-cell>
          <table:table-cell office:value-type="float" office:value="0.36430511459660875" table:formula="of:=COM.MICROSOFT.T.TEST([.F84:.H84];[.C84:.E84];2;3)" table:style-name="ce4">
            <text:p>0.36430511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1:37420298-37472880</text:p>
          </table:table-cell>
          <table:table-cell table:style-name="ce4"/>
          <table:table-cell office:value-type="float" office:value="1.394648033" table:style-name="ce4">
            <text:p>1.394648033</text:p>
          </table:table-cell>
          <table:table-cell office:value-type="float" office:value="1.849598973" table:style-name="ce4">
            <text:p>1.849598973</text:p>
          </table:table-cell>
          <table:table-cell office:value-type="float" office:value="1.0220058729999999" table:style-name="ce4">
            <text:p>1.022005873</text:p>
          </table:table-cell>
          <table:table-cell office:value-type="float" office:value="3.397487575" table:style-name="ce4">
            <text:p>3.397487575</text:p>
          </table:table-cell>
          <table:table-cell office:value-type="float" office:value="3.1691727300000001" table:style-name="ce4">
            <text:p>3.16917273</text:p>
          </table:table-cell>
          <table:table-cell office:value-type="float" office:value="0.70383266499999997" table:style-name="ce4">
            <text:p>0.703832665</text:p>
          </table:table-cell>
          <table:table-cell office:value-type="float" office:value="1.4220842929999999" table:style-name="ce4">
            <text:p>1.422084293</text:p>
          </table:table-cell>
          <table:table-cell office:value-type="float" office:value="2.423497657" table:style-name="ce4">
            <text:p>2.423497657</text:p>
          </table:table-cell>
          <table:table-cell office:value-type="float" office:value="0.58679004300000004" table:style-name="ce4">
            <text:p>0.586790043</text:p>
          </table:table-cell>
          <table:table-cell office:value-type="float" office:value="0.36607903256683005" table:formula="of:=COM.MICROSOFT.T.TEST([.F85:.H85];[.C85:.E85];2;3)" table:style-name="ce4">
            <text:p>0.36607903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87046165-87047594</text:p>
          </table:table-cell>
          <table:table-cell table:style-name="ce4"/>
          <table:table-cell office:value-type="float" office:value="2.5431817080000001" table:style-name="ce4">
            <text:p>2.543181708</text:p>
          </table:table-cell>
          <table:table-cell office:value-type="float" office:value="7.871549119" table:style-name="ce4">
            <text:p>7.871549119</text:p>
          </table:table-cell>
          <table:table-cell office:value-type="float" office:value="3.8765740000000002" table:style-name="ce4">
            <text:p>3.876574</text:p>
          </table:table-cell>
          <table:table-cell office:value-type="float" office:value="7.3970615559999997" table:style-name="ce4">
            <text:p>7.397061556</text:p>
          </table:table-cell>
          <table:table-cell office:value-type="float" office:value="6.6954353449999999" table:style-name="ce4">
            <text:p>6.695435345</text:p>
          </table:table-cell>
          <table:table-cell office:value-type="float" office:value="5.7186404020000001" table:style-name="ce4">
            <text:p>5.718640402</text:p>
          </table:table-cell>
          <table:table-cell office:value-type="float" office:value="4.7637682760000004" table:style-name="ce4">
            <text:p>4.763768276</text:p>
          </table:table-cell>
          <table:table-cell office:value-type="float" office:value="6.6037124340000002" table:style-name="ce4">
            <text:p>6.603712434</text:p>
          </table:table-cell>
          <table:table-cell office:value-type="float" office:value="0.72137730499999997" table:style-name="ce4">
            <text:p>0.721377305</text:p>
          </table:table-cell>
          <table:table-cell office:value-type="float" office:value="0.37065635780704148" table:formula="of:=COM.MICROSOFT.T.TEST([.F86:.H86];[.C86:.E86];2;3)" table:style-name="ce4">
            <text:p>0.37065635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72247532-172251541</text:p>
          </table:table-cell>
          <table:table-cell table:style-name="ce4"/>
          <table:table-cell office:value-type="float" office:value="6.7271258070000002" table:style-name="ce4">
            <text:p>6.727125807</text:p>
          </table:table-cell>
          <table:table-cell office:value-type="float" office:value="7.0112705269999998" table:style-name="ce4">
            <text:p>7.011270527</text:p>
          </table:table-cell>
          <table:table-cell office:value-type="float" office:value="4.6166472179999998" table:style-name="ce4">
            <text:p>4.616647218</text:p>
          </table:table-cell>
          <table:table-cell office:value-type="float" office:value="11.654672570000001" table:style-name="ce4">
            <text:p>11.65467257</text:p>
          </table:table-cell>
          <table:table-cell office:value-type="float" office:value="8.0791586500000001" table:style-name="ce4">
            <text:p>8.07915865</text:p>
          </table:table-cell>
          <table:table-cell office:value-type="float" office:value="5.1467763619999998" table:style-name="ce4">
            <text:p>5.146776362</text:p>
          </table:table-cell>
          <table:table-cell office:value-type="float" office:value="6.1183478510000002" table:style-name="ce4">
            <text:p>6.118347851</text:p>
          </table:table-cell>
          <table:table-cell office:value-type="float" office:value="8.2935358610000005" table:style-name="ce4">
            <text:p>8.293535861</text:p>
          </table:table-cell>
          <table:table-cell office:value-type="float" office:value="0.73772489200000002" table:style-name="ce4">
            <text:p>0.737724892</text:p>
          </table:table-cell>
          <table:table-cell office:value-type="float" office:value="0.37188483235002728" table:formula="of:=COM.MICROSOFT.T.TEST([.F87:.H87];[.C87:.E87];2;3)" table:style-name="ce4">
            <text:p>0.37188483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66891153-66905375</text:p>
          </table:table-cell>
          <table:table-cell table:style-name="ce4"/>
          <table:table-cell office:value-type="float" office:value="0.94343837500000005" table:style-name="ce4">
            <text:p>0.943438375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0.98676429099999996" table:style-name="ce4">
            <text:p>0.986764291</text:p>
          </table:table-cell>
          <table:table-cell office:value-type="float" office:value="0.64509257799999997" table:style-name="ce4">
            <text:p>0.645092578</text:p>
          </table:table-cell>
          <table:table-cell office:value-type="float" office:value="0.71417976999999999" table:style-name="ce4">
            <text:p>0.71417977</text:p>
          </table:table-cell>
          <table:table-cell office:value-type="float" office:value="0.57186404000000002" table:style-name="ce4">
            <text:p>0.57186404</text:p>
          </table:table-cell>
          <table:table-cell office:value-type="float" office:value="0.815456607" table:style-name="ce4">
            <text:p>0.815456607</text:p>
          </table:table-cell>
          <table:table-cell office:value-type="float" office:value="0.64371212899999997" table:style-name="ce4">
            <text:p>0.643712129</text:p>
          </table:table-cell>
          <table:table-cell office:value-type="float" office:value="1.2668032339999999" table:style-name="ce4">
            <text:p>1.266803234</text:p>
          </table:table-cell>
          <table:table-cell office:value-type="float" office:value="0.37199656955754778" table:formula="of:=COM.MICROSOFT.T.TEST([.F88:.H88];[.C88:.E88];2;3)" table:style-name="ce4">
            <text:p>0.3719965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7:56901418-56904488</text:p>
          </table:table-cell>
          <table:table-cell table:style-name="ce4"/>
          <table:table-cell office:value-type="float" office:value="0.36917153800000002" table:style-name="ce4">
            <text:p>0.369171538</text:p>
          </table:table-cell>
          <table:table-cell office:value-type="float" office:value="0.817264663" table:style-name="ce4">
            <text:p>0.817264663</text:p>
          </table:table-cell>
          <table:table-cell office:value-type="float" office:value="0.63434847299999997" table:style-name="ce4">
            <text:p>0.634348473</text:p>
          </table:table-cell>
          <table:table-cell office:value-type="float" office:value="0.90312960900000006" table:style-name="ce4">
            <text:p>0.903129609</text:p>
          </table:table-cell>
          <table:table-cell office:value-type="float" office:value="3.1245364950000001" table:style-name="ce4">
            <text:p>3.124536495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0.60692822499999999" table:style-name="ce4">
            <text:p>0.606928225</text:p>
          </table:table-cell>
          <table:table-cell office:value-type="float" office:value="1.518513534" table:style-name="ce4">
            <text:p>1.518513534</text:p>
          </table:table-cell>
          <table:table-cell office:value-type="float" office:value="0.39968575299999998" table:style-name="ce4">
            <text:p>0.399685753</text:p>
          </table:table-cell>
          <table:table-cell office:value-type="float" office:value="0.37744790929864613" table:formula="of:=COM.MICROSOFT.T.TEST([.F89:.H89];[.C89:.E89];2;3)" table:style-name="ce4">
            <text:p>0.37744790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8:9182381-9221999</text:p>
          </table:table-cell>
          <table:table-cell table:style-name="ce4"/>
          <table:table-cell office:value-type="float" office:value="6.6861067480000003" table:style-name="ce4">
            <text:p>6.686106748</text:p>
          </table:table-cell>
          <table:table-cell office:value-type="float" office:value="11.87184457" table:style-name="ce4">
            <text:p>11.87184457</text:p>
          </table:table-cell>
          <table:table-cell office:value-type="float" office:value="11.559238840000001" table:style-name="ce4">
            <text:p>11.55923884</text:p>
          </table:table-cell>
          <table:table-cell office:value-type="float" office:value="11.052586160000001" table:style-name="ce4">
            <text:p>11.05258616</text:p>
          </table:table-cell>
          <table:table-cell office:value-type="float" office:value="15.39950129" table:style-name="ce4">
            <text:p>15.39950129</text:p>
          </table:table-cell>
          <table:table-cell office:value-type="float" office:value="10.46951089" table:style-name="ce4">
            <text:p>10.46951089</text:p>
          </table:table-cell>
          <table:table-cell office:value-type="float" office:value="10.039063390000001" table:style-name="ce4">
            <text:p>10.03906339</text:p>
          </table:table-cell>
          <table:table-cell office:value-type="float" office:value="12.307199450000001" table:style-name="ce4">
            <text:p>12.30719945</text:p>
          </table:table-cell>
          <table:table-cell office:value-type="float" office:value="0.81570656500000005" table:style-name="ce4">
            <text:p>0.815706565</text:p>
          </table:table-cell>
          <table:table-cell office:value-type="float" office:value="0.37805878384329966" table:formula="of:=COM.MICROSOFT.T.TEST([.F90:.H90];[.C90:.E90];2;3)" table:style-name="ce4">
            <text:p>0.37805878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7602622-7606195</text:p>
          </table:table-cell>
          <table:table-cell table:style-name="ce4"/>
          <table:table-cell office:value-type="float" office:value="0.61528589700000003" table:style-name="ce4">
            <text:p>0.615285897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0.59910689100000003" table:style-name="ce4">
            <text:p>0.599106891</text:p>
          </table:table-cell>
          <table:table-cell office:value-type="float" office:value="0.43006171799999998" table:style-name="ce4">
            <text:p>0.430061718</text:p>
          </table:table-cell>
          <table:table-cell office:value-type="float" office:value="0.93736094800000003" table:style-name="ce4">
            <text:p>0.937360948</text:p>
          </table:table-cell>
          <table:table-cell office:value-type="float" office:value="0.92378037300000004" table:style-name="ce4">
            <text:p>0.923780373</text:p>
          </table:table-cell>
          <table:table-cell office:value-type="float" office:value="0.57685331399999995" table:style-name="ce4">
            <text:p>0.576853314</text:p>
          </table:table-cell>
          <table:table-cell office:value-type="float" office:value="0.76373434600000001" table:style-name="ce4">
            <text:p>0.763734346</text:p>
          </table:table-cell>
          <table:table-cell office:value-type="float" office:value="0.75530623600000002" table:style-name="ce4">
            <text:p>0.755306236</text:p>
          </table:table-cell>
          <table:table-cell office:value-type="float" office:value="0.37931625496418242" table:formula="of:=COM.MICROSOFT.T.TEST([.F91:.H91];[.C91:.E91];2;3)" table:style-name="ce4">
            <text:p>0.37931625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81092800-81127163</text:p>
          </table:table-cell>
          <table:table-cell table:style-name="ce4"/>
          <table:table-cell office:value-type="float" office:value="0.57426683700000003" table:style-name="ce4">
            <text:p>0.574266837</text:p>
          </table:table-cell>
          <table:table-cell office:value-type="float" office:value="0.47315322599999998" table:style-name="ce4">
            <text:p>0.473153226</text:p>
          </table:table-cell>
          <table:table-cell office:value-type="float" office:value="0.35241581799999999" table:style-name="ce4">
            <text:p>0.352415818</text:p>
          </table:table-cell>
          <table:table-cell office:value-type="float" office:value="1.1181604679999999" table:style-name="ce4">
            <text:p>1.118160468</text:p>
          </table:table-cell>
          <table:table-cell office:value-type="float" office:value="0.75881600599999999" table:style-name="ce4">
            <text:p>0.758816006</text:p>
          </table:table-cell>
          <table:table-cell office:value-type="float" office:value="0.30792679099999998" table:style-name="ce4">
            <text:p>0.307926791</text:p>
          </table:table-cell>
          <table:table-cell office:value-type="float" office:value="0.46661195999999999" table:style-name="ce4">
            <text:p>0.46661196</text:p>
          </table:table-cell>
          <table:table-cell office:value-type="float" office:value="0.72830108800000004" table:style-name="ce4">
            <text:p>0.728301088</text:p>
          </table:table-cell>
          <table:table-cell office:value-type="float" office:value="0.64068551799999995" table:style-name="ce4">
            <text:p>0.640685518</text:p>
          </table:table-cell>
          <table:table-cell office:value-type="float" office:value="0.38147781840287009" table:formula="of:=COM.MICROSOFT.T.TEST([.F92:.H92];[.C92:.E92];2;3)" table:style-name="ce4">
            <text:p>0.38147781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168488601-168494650</text:p>
          </table:table-cell>
          <table:table-cell table:style-name="ce4"/>
          <table:table-cell office:value-type="float" office:value="1.4766861529999999" table:style-name="ce4">
            <text:p>1.476686153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1.621112764" table:style-name="ce4">
            <text:p>1.621112764</text:p>
          </table:table-cell>
          <table:table-cell office:value-type="float" office:value="1.247178983" table:style-name="ce4">
            <text:p>1.247178983</text:p>
          </table:table-cell>
          <table:table-cell office:value-type="float" office:value="0.58027106299999998" table:style-name="ce4">
            <text:p>0.580271063</text:p>
          </table:table-cell>
          <table:table-cell office:value-type="float" office:value="0.57186404000000002" table:style-name="ce4">
            <text:p>0.57186404</text:p>
          </table:table-cell>
          <table:table-cell office:value-type="float" office:value="1.204655357" table:style-name="ce4">
            <text:p>1.204655357</text:p>
          </table:table-cell>
          <table:table-cell office:value-type="float" office:value="0.79977136199999999" table:style-name="ce4">
            <text:p>0.799771362</text:p>
          </table:table-cell>
          <table:table-cell office:value-type="float" office:value="1.506249679" table:style-name="ce4">
            <text:p>1.506249679</text:p>
          </table:table-cell>
          <table:table-cell office:value-type="float" office:value="0.39074138585542711" table:formula="of:=COM.MICROSOFT.T.TEST([.F93:.H93];[.C93:.E93];2;3)" table:style-name="ce4">
            <text:p>0.39074138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98526741-98596169</text:p>
          </table:table-cell>
          <table:table-cell table:style-name="ce4"/>
          <table:table-cell office:value-type="float" office:value="0.90241931600000003" table:style-name="ce4">
            <text:p>0.902419316</text:p>
          </table:table-cell>
          <table:table-cell office:value-type="float" office:value="0.55918108499999997" table:style-name="ce4">
            <text:p>0.559181085</text:p>
          </table:table-cell>
          <table:table-cell office:value-type="float" office:value="1.3039385269999999" table:style-name="ce4">
            <text:p>1.303938527</text:p>
          </table:table-cell>
          <table:table-cell office:value-type="float" office:value="3.6985307779999999" table:style-name="ce4">
            <text:p>3.698530778</text:p>
          </table:table-cell>
          <table:table-cell office:value-type="float" office:value="1.02663342" table:style-name="ce4">
            <text:p>1.02663342</text:p>
          </table:table-cell>
          <table:table-cell office:value-type="float" office:value="0.96776991400000001" table:style-name="ce4">
            <text:p>0.967769914</text:p>
          </table:table-cell>
          <table:table-cell office:value-type="float" office:value="0.92184630899999997" table:style-name="ce4">
            <text:p>0.921846309</text:p>
          </table:table-cell>
          <table:table-cell office:value-type="float" office:value="1.897644704" table:style-name="ce4">
            <text:p>1.897644704</text:p>
          </table:table-cell>
          <table:table-cell office:value-type="float" office:value="0.485784461" table:style-name="ce4">
            <text:p>0.485784461</text:p>
          </table:table-cell>
          <table:table-cell office:value-type="float" office:value="0.39269409448273968" table:formula="of:=COM.MICROSOFT.T.TEST([.F94:.H94];[.C94:.E94];2;3)" table:style-name="ce4">
            <text:p>0.39269409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61846448-161863312</text:p>
          </table:table-cell>
          <table:table-cell table:style-name="ce4"/>
          <table:table-cell office:value-type="float" office:value="0.77936213600000004" table:style-name="ce4">
            <text:p>0.779362136</text:p>
          </table:table-cell>
          <table:table-cell office:value-type="float" office:value="1.677543255" table:style-name="ce4">
            <text:p>1.677543255</text:p>
          </table:table-cell>
          <table:table-cell office:value-type="float" office:value="0.77531479999999997" table:style-name="ce4">
            <text:p>0.7753148</text:p>
          </table:table-cell>
          <table:table-cell office:value-type="float" office:value="0.94613577999999998" table:style-name="ce4">
            <text:p>0.94613578</text:p>
          </table:table-cell>
          <table:table-cell office:value-type="float" office:value="0.98199718400000002" table:style-name="ce4">
            <text:p>0.981997184</text:p>
          </table:table-cell>
          <table:table-cell office:value-type="float" office:value="0.175958166" table:style-name="ce4">
            <text:p>0.175958166</text:p>
          </table:table-cell>
          <table:table-cell office:value-type="float" office:value="1.0774067300000001" table:style-name="ce4">
            <text:p>1.07740673</text:p>
          </table:table-cell>
          <table:table-cell office:value-type="float" office:value="0.70136370999999997" table:style-name="ce4">
            <text:p>0.70136371</text:p>
          </table:table-cell>
          <table:table-cell office:value-type="float" office:value="1.536159791" table:style-name="ce4">
            <text:p>1.536159791</text:p>
          </table:table-cell>
          <table:table-cell office:value-type="float" office:value="0.40012444347457943" table:formula="of:=COM.MICROSOFT.T.TEST([.F95:.H95];[.C95:.E95];2;3)" table:style-name="ce4">
            <text:p>0.40012444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9:135881632-135883078</text:p>
          </table:table-cell>
          <table:table-cell table:style-name="ce4"/>
          <table:table-cell office:value-type="float" office:value="4.1019059799999997" table:style-name="ce4">
            <text:p>4.10190598</text:p>
          </table:table-cell>
          <table:table-cell office:value-type="float" office:value="2.537821847" table:style-name="ce4">
            <text:p>2.537821847</text:p>
          </table:table-cell>
          <table:table-cell office:value-type="float" office:value="2.6783602179999999" table:style-name="ce4">
            <text:p>2.678360218</text:p>
          </table:table-cell>
          <table:table-cell office:value-type="float" office:value="4.2576110119999999" table:style-name="ce4">
            <text:p>4.257611012</text:p>
          </table:table-cell>
          <table:table-cell office:value-type="float" office:value="4.1511699139999996" table:style-name="ce4">
            <text:p>4.151169914</text:p>
          </table:table-cell>
          <table:table-cell office:value-type="float" office:value="2.8153306599999999" table:style-name="ce4">
            <text:p>2.81533066</text:p>
          </table:table-cell>
          <table:table-cell office:value-type="float" office:value="3.1060293479999999" table:style-name="ce4">
            <text:p>3.106029348</text:p>
          </table:table-cell>
          <table:table-cell office:value-type="float" office:value="3.7413705290000001" table:style-name="ce4">
            <text:p>3.741370529</text:p>
          </table:table-cell>
          <table:table-cell office:value-type="float" office:value="0.830184908" table:style-name="ce4">
            <text:p>0.830184908</text:p>
          </table:table-cell>
          <table:table-cell office:value-type="float" office:value="0.40445936424333634" table:formula="of:=COM.MICROSOFT.T.TEST([.F96:.H96];[.C96:.E96];2;3)" table:style-name="ce4">
            <text:p>0.40445936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9931890-9934860</text:p>
          </table:table-cell>
          <table:table-cell table:style-name="ce4"/>
          <table:table-cell office:value-type="float" office:value="0.77936213600000004" table:style-name="ce4">
            <text:p>0.779362136</text:p>
          </table:table-cell>
          <table:table-cell office:value-type="float" office:value="1.1613761" table:style-name="ce4">
            <text:p>1.1613761</text:p>
          </table:table-cell>
          <table:table-cell office:value-type="float" office:value="1.1629722" table:style-name="ce4">
            <text:p>1.1629722</text:p>
          </table:table-cell>
          <table:table-cell office:value-type="float" office:value="1.5052160139999999" table:style-name="ce4">
            <text:p>1.505216014</text:p>
          </table:table-cell>
          <table:table-cell office:value-type="float" office:value="0.93736094800000003" table:style-name="ce4">
            <text:p>0.937360948</text:p>
          </table:table-cell>
          <table:table-cell office:value-type="float" office:value="1.2317071639999999" table:style-name="ce4">
            <text:p>1.231707164</text:p>
          </table:table-cell>
          <table:table-cell office:value-type="float" office:value="1.034570145" table:style-name="ce4">
            <text:p>1.034570145</text:p>
          </table:table-cell>
          <table:table-cell office:value-type="float" office:value="1.2247613749999999" table:style-name="ce4">
            <text:p>1.224761375</text:p>
          </table:table-cell>
          <table:table-cell office:value-type="float" office:value="0.844711604" table:style-name="ce4">
            <text:p>0.844711604</text:p>
          </table:table-cell>
          <table:table-cell office:value-type="float" office:value="0.41466878344932534" table:formula="of:=COM.MICROSOFT.T.TEST([.F97:.H97];[.C97:.E97];2;3)" table:style-name="ce4">
            <text:p>0.41466878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13413529-13445181</text:p>
          </table:table-cell>
          <table:table-cell table:style-name="ce4"/>
          <table:table-cell office:value-type="float" office:value="0.77936213600000004" table:style-name="ce4">
            <text:p>0.779362136</text:p>
          </table:table-cell>
          <table:table-cell office:value-type="float" office:value="2.0216546919999998" table:style-name="ce4">
            <text:p>2.021654692</text:p>
          </table:table-cell>
          <table:table-cell office:value-type="float" office:value="1.5506295999999999" table:style-name="ce4">
            <text:p>1.5506296</text:p>
          </table:table-cell>
          <table:table-cell office:value-type="float" office:value="2.1073024199999999" table:style-name="ce4">
            <text:p>2.10730242</text:p>
          </table:table-cell>
          <table:table-cell office:value-type="float" office:value="1.696176954" table:style-name="ce4">
            <text:p>1.696176954</text:p>
          </table:table-cell>
          <table:table-cell office:value-type="float" office:value="1.627613038" table:style-name="ce4">
            <text:p>1.627613038</text:p>
          </table:table-cell>
          <table:table-cell office:value-type="float" office:value="1.4505488090000001" table:style-name="ce4">
            <text:p>1.450548809</text:p>
          </table:table-cell>
          <table:table-cell office:value-type="float" office:value="1.8103641370000001" table:style-name="ce4">
            <text:p>1.810364137</text:p>
          </table:table-cell>
          <table:table-cell office:value-type="float" office:value="0.80124698599999999" table:style-name="ce4">
            <text:p>0.801246986</text:p>
          </table:table-cell>
          <table:table-cell office:value-type="float" office:value="0.43383601637013391" table:formula="of:=COM.MICROSOFT.T.TEST([.F98:.H98];[.C98:.E98];2;3)" table:style-name="ce4">
            <text:p>0.433836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142901934-142913293</text:p>
          </table:table-cell>
          <table:table-cell table:style-name="ce4"/>
          <table:table-cell office:value-type="float" office:value="0.20509529900000001" table:style-name="ce4">
            <text:p>0.205095299</text:p>
          </table:table-cell>
          <table:table-cell office:value-type="float" office:value="0.60219501499999994" table:style-name="ce4">
            <text:p>0.602195015</text:p>
          </table:table-cell>
          <table:table-cell office:value-type="float" office:value="0.49338214499999999" table:style-name="ce4">
            <text:p>0.493382145</text:p>
          </table:table-cell>
          <table:table-cell office:value-type="float" office:value="0.47306788999999999" table:style-name="ce4">
            <text:p>0.47306789</text:p>
          </table:table-cell>
          <table:table-cell office:value-type="float" office:value="0.26781741399999998" table:style-name="ce4">
            <text:p>0.267817414</text:p>
          </table:table-cell>
          <table:table-cell office:value-type="float" office:value="0.175958166" table:style-name="ce4">
            <text:p>0.175958166</text:p>
          </table:table-cell>
          <table:table-cell office:value-type="float" office:value="0.43355748599999999" table:style-name="ce4">
            <text:p>0.433557486</text:p>
          </table:table-cell>
          <table:table-cell office:value-type="float" office:value="0.30561449000000002" table:style-name="ce4">
            <text:p>0.30561449</text:p>
          </table:table-cell>
          <table:table-cell office:value-type="float" office:value="1.4186417870000001" table:style-name="ce4">
            <text:p>1.418641787</text:p>
          </table:table-cell>
          <table:table-cell office:value-type="float" office:value="0.43842364795066985" table:formula="of:=COM.MICROSOFT.T.TEST([.F99:.H99];[.C99:.E99];2;3)" table:style-name="ce4">
            <text:p>0.43842364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74394140-74398579</text:p>
          </table:table-cell>
          <table:table-cell table:style-name="ce4"/>
          <table:table-cell office:value-type="float" office:value="0.246114359" table:style-name="ce4">
            <text:p>0.246114359</text:p>
          </table:table-cell>
          <table:table-cell office:value-type="float" office:value="1.548501466" table:style-name="ce4">
            <text:p>1.548501466</text:p>
          </table:table-cell>
          <table:table-cell office:value-type="float" office:value="0.59910689100000003" table:style-name="ce4">
            <text:p>0.599106891</text:p>
          </table:table-cell>
          <table:table-cell office:value-type="float" office:value="0.30104320299999998" table:style-name="ce4">
            <text:p>0.301043203</text:p>
          </table:table-cell>
          <table:table-cell office:value-type="float" office:value="0.357089885" table:style-name="ce4">
            <text:p>0.357089885</text:p>
          </table:table-cell>
          <table:table-cell office:value-type="float" office:value="0.61585358199999995" table:style-name="ce4">
            <text:p>0.615853582</text:p>
          </table:table-cell>
          <table:table-cell office:value-type="float" office:value="0.79790757199999995" table:style-name="ce4">
            <text:p>0.797907572</text:p>
          </table:table-cell>
          <table:table-cell office:value-type="float" office:value="0.42466222300000001" table:style-name="ce4">
            <text:p>0.424662223</text:p>
          </table:table-cell>
          <table:table-cell office:value-type="float" office:value="1.8789228899999999" table:style-name="ce4">
            <text:p>1.87892289</text:p>
          </table:table-cell>
          <table:table-cell office:value-type="float" office:value="0.4405686140432209" table:formula="of:=COM.MICROSOFT.T.TEST([.F100:.H100];[.C100:.E100];2;3)" table:style-name="ce4">
            <text:p>0.44056861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16326393-16328470</text:p>
          </table:table-cell>
          <table:table-cell table:style-name="ce4"/>
          <table:table-cell office:value-type="float" office:value="0.287133419" table:style-name="ce4">
            <text:p>0.287133419</text:p>
          </table:table-cell>
          <table:table-cell office:value-type="float" office:value="3.140016862" table:style-name="ce4">
            <text:p>3.140016862</text:p>
          </table:table-cell>
          <table:table-cell office:value-type="float" office:value="1.585871182" table:style-name="ce4">
            <text:p>1.585871182</text:p>
          </table:table-cell>
          <table:table-cell office:value-type="float" office:value="0.55908023399999995" table:style-name="ce4">
            <text:p>0.559080234</text:p>
          </table:table-cell>
          <table:table-cell office:value-type="float" office:value="1.2498145979999999" table:style-name="ce4">
            <text:p>1.249814598</text:p>
          </table:table-cell>
          <table:table-cell office:value-type="float" office:value="0.879790831" table:style-name="ce4">
            <text:p>0.879790831</text:p>
          </table:table-cell>
          <table:table-cell office:value-type="float" office:value="1.671007154" table:style-name="ce4">
            <text:p>1.671007154</text:p>
          </table:table-cell>
          <table:table-cell office:value-type="float" office:value="0.89622855400000001" table:style-name="ce4">
            <text:p>0.896228554</text:p>
          </table:table-cell>
          <table:table-cell office:value-type="float" office:value="1.864487743" table:style-name="ce4">
            <text:p>1.864487743</text:p>
          </table:table-cell>
          <table:table-cell office:value-type="float" office:value="0.44875841191029681" table:formula="of:=COM.MICROSOFT.T.TEST([.F101:.H101];[.C101:.E101];2;3)" table:style-name="ce4">
            <text:p>0.44875841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11913318-111920419</text:p>
          </table:table-cell>
          <table:table-cell table:style-name="ce4"/>
          <table:table-cell office:value-type="float" office:value="6.8912020470000002" table:style-name="ce4">
            <text:p>6.891202047</text:p>
          </table:table-cell>
          <table:table-cell office:value-type="float" office:value="8.5167580639999994" table:style-name="ce4">
            <text:p>8.516758064</text:p>
          </table:table-cell>
          <table:table-cell office:value-type="float" office:value="7.5416985089999997" table:style-name="ce4">
            <text:p>7.541698509</text:p>
          </table:table-cell>
          <table:table-cell office:value-type="float" office:value="9.5473701480000006" table:style-name="ce4">
            <text:p>9.547370148</text:p>
          </table:table-cell>
          <table:table-cell office:value-type="float" office:value="9.5967906620000001" table:style-name="ce4">
            <text:p>9.596790662</text:p>
          </table:table-cell>
          <table:table-cell office:value-type="float" office:value="6.6424207749999997" table:style-name="ce4">
            <text:p>6.642420775</text:p>
          </table:table-cell>
          <table:table-cell office:value-type="float" office:value="7.6498862069999998" table:style-name="ce4">
            <text:p>7.649886207</text:p>
          </table:table-cell>
          <table:table-cell office:value-type="float" office:value="8.5955271950000007" table:style-name="ce4">
            <text:p>8.595527195</text:p>
          </table:table-cell>
          <table:table-cell office:value-type="float" office:value="0.88998452699999997" table:style-name="ce4">
            <text:p>0.889984527</text:p>
          </table:table-cell>
          <table:table-cell office:value-type="float" office:value="0.44981966322501016" table:formula="of:=COM.MICROSOFT.T.TEST([.F102:.H102];[.C102:.E102];2;3)" table:style-name="ce4">
            <text:p>0.44981966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41013582-41014398</text:p>
          </table:table-cell>
          <table:table-cell table:style-name="ce4"/>
          <table:table-cell office:value-type="float" office:value="0.16407623900000001" table:style-name="ce4">
            <text:p>0.164076239</text:p>
          </table:table-cell>
          <table:table-cell office:value-type="float" office:value="0.25808357799999998" table:style-name="ce4">
            <text:p>0.258083578</text:p>
          </table:table-cell>
          <table:table-cell office:value-type="float" office:value="0.49338214499999999" table:style-name="ce4">
            <text:p>0.493382145</text:p>
          </table:table-cell>
          <table:table-cell office:value-type="float" office:value="2.0212900760000001" table:style-name="ce4">
            <text:p>2.021290076</text:p>
          </table:table-cell>
          <table:table-cell office:value-type="float" office:value="0.17854494300000001" table:style-name="ce4">
            <text:p>0.178544943</text:p>
          </table:table-cell>
          <table:table-cell office:value-type="float" office:value="0.351916332" table:style-name="ce4">
            <text:p>0.351916332</text:p>
          </table:table-cell>
          <table:table-cell office:value-type="float" office:value="0.305180654" table:style-name="ce4">
            <text:p>0.305180654</text:p>
          </table:table-cell>
          <table:table-cell office:value-type="float" office:value="0.85058378400000001" table:style-name="ce4">
            <text:p>0.850583784</text:p>
          </table:table-cell>
          <table:table-cell office:value-type="float" office:value="0.35878964499999999" table:style-name="ce4">
            <text:p>0.358789645</text:p>
          </table:table-cell>
          <table:table-cell office:value-type="float" office:value="0.45207467800294754" table:formula="of:=COM.MICROSOFT.T.TEST([.F103:.H103];[.C103:.E103];2;3)" table:style-name="ce4">
            <text:p>0.45207467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67131950-67137603</text:p>
          </table:table-cell>
          <table:table-cell table:style-name="ce4"/>
          <table:table-cell office:value-type="float" office:value="2.4611435880000001" table:style-name="ce4">
            <text:p>2.461143588</text:p>
          </table:table-cell>
          <table:table-cell office:value-type="float" office:value="2.0216546919999998" table:style-name="ce4">
            <text:p>2.021654692</text:p>
          </table:table-cell>
          <table:table-cell office:value-type="float" office:value="3.911815582" table:style-name="ce4">
            <text:p>3.911815582</text:p>
          </table:table-cell>
          <table:table-cell office:value-type="float" office:value="2.150308592" table:style-name="ce4">
            <text:p>2.150308592</text:p>
          </table:table-cell>
          <table:table-cell office:value-type="float" office:value="2.588901667" table:style-name="ce4">
            <text:p>2.588901667</text:p>
          </table:table-cell>
          <table:table-cell office:value-type="float" office:value="2.0675084529999999" table:style-name="ce4">
            <text:p>2.067508453</text:p>
          </table:table-cell>
          <table:table-cell office:value-type="float" office:value="2.798204621" table:style-name="ce4">
            <text:p>2.798204621</text:p>
          </table:table-cell>
          <table:table-cell office:value-type="float" office:value="2.2689062369999999" table:style-name="ce4">
            <text:p>2.268906237</text:p>
          </table:table-cell>
          <table:table-cell office:value-type="float" office:value="1.233283498" table:style-name="ce4">
            <text:p>1.233283498</text:p>
          </table:table-cell>
          <table:table-cell office:value-type="float" office:value="0.45525283608182071" table:formula="of:=COM.MICROSOFT.T.TEST([.F104:.H104];[.C104:.E104];2;3)" table:style-name="ce4">
            <text:p>0.45525283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10097710-10103986</text:p>
          </table:table-cell>
          <table:table-cell table:style-name="ce4"/>
          <table:table-cell office:value-type="float" office:value="0.49222871800000001" table:style-name="ce4">
            <text:p>0.492228718</text:p>
          </table:table-cell>
          <table:table-cell office:value-type="float" office:value="0.73123680300000005" table:style-name="ce4">
            <text:p>0.731236803</text:p>
          </table:table-cell>
          <table:table-cell office:value-type="float" office:value="0.66959005500000002" table:style-name="ce4">
            <text:p>0.669590055</text:p>
          </table:table-cell>
          <table:table-cell office:value-type="float" office:value="1.1181604679999999" table:style-name="ce4">
            <text:p>1.118160468</text:p>
          </table:table-cell>
          <table:table-cell office:value-type="float" office:value="0.49099859200000001" table:style-name="ce4">
            <text:p>0.490998592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0.631018525" table:style-name="ce4">
            <text:p>0.631018525</text:p>
          </table:table-cell>
          <table:table-cell office:value-type="float" office:value="0.80032360300000005" table:style-name="ce4">
            <text:p>0.800323603</text:p>
          </table:table-cell>
          <table:table-cell office:value-type="float" office:value="0.78845422399999998" table:style-name="ce4">
            <text:p>0.788454224</text:p>
          </table:table-cell>
          <table:table-cell office:value-type="float" office:value="0.45717154122532572" table:formula="of:=COM.MICROSOFT.T.TEST([.F105:.H105];[.C105:.E105];2;3)" table:style-name="ce4">
            <text:p>0.45717154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38089931-38103157</text:p>
          </table:table-cell>
          <table:table-cell table:style-name="ce4"/>
          <table:table-cell office:value-type="float" office:value="1.271590854" table:style-name="ce4">
            <text:p>1.271590854</text:p>
          </table:table-cell>
          <table:table-cell office:value-type="float" office:value="3.010975073" table:style-name="ce4">
            <text:p>3.010975073</text:p>
          </table:table-cell>
          <table:table-cell office:value-type="float" office:value="2.6078770549999999" table:style-name="ce4">
            <text:p>2.607877055</text:p>
          </table:table-cell>
          <table:table-cell office:value-type="float" office:value="2.9244196850000002" table:style-name="ce4">
            <text:p>2.924419685</text:p>
          </table:table-cell>
          <table:table-cell office:value-type="float" office:value="4.2404423849999997" table:style-name="ce4">
            <text:p>4.240442385</text:p>
          </table:table-cell>
          <table:table-cell office:value-type="float" office:value="1.847560745" table:style-name="ce4">
            <text:p>1.847560745</text:p>
          </table:table-cell>
          <table:table-cell office:value-type="float" office:value="2.2968143269999999" table:style-name="ce4">
            <text:p>2.296814327</text:p>
          </table:table-cell>
          <table:table-cell office:value-type="float" office:value="3.0041409379999999" table:style-name="ce4">
            <text:p>3.004140938</text:p>
          </table:table-cell>
          <table:table-cell office:value-type="float" office:value="0.76454945799999996" table:style-name="ce4">
            <text:p>0.764549458</text:p>
          </table:table-cell>
          <table:table-cell office:value-type="float" office:value="0.46437930187002852" table:formula="of:=COM.MICROSOFT.T.TEST([.F106:.H106];[.C106:.E106];2;3)" table:style-name="ce4">
            <text:p>0.46437930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9:50398850-50399484</text:p>
          </table:table-cell>
          <table:table-cell table:style-name="ce4"/>
          <table:table-cell office:value-type="float" office:value="1.1075146149999999" table:style-name="ce4">
            <text:p>1.107514615</text:p>
          </table:table-cell>
          <table:table-cell office:value-type="float" office:value="1.3764457480000001" table:style-name="ce4">
            <text:p>1.376445748</text:p>
          </table:table-cell>
          <table:table-cell office:value-type="float" office:value="1.0924890359999999" table:style-name="ce4">
            <text:p>1.092489036</text:p>
          </table:table-cell>
          <table:table-cell office:value-type="float" office:value="0.73110492100000002" table:style-name="ce4">
            <text:p>0.731104921</text:p>
          </table:table-cell>
          <table:table-cell office:value-type="float" office:value="1.7854494249999999" table:style-name="ce4">
            <text:p>1.785449425</text:p>
          </table:table-cell>
          <table:table-cell office:value-type="float" office:value="2.2874561610000002" table:style-name="ce4">
            <text:p>2.287456161</text:p>
          </table:table-cell>
          <table:table-cell office:value-type="float" office:value="1.1921497999999999" table:style-name="ce4">
            <text:p>1.1921498</text:p>
          </table:table-cell>
          <table:table-cell office:value-type="float" office:value="1.601336836" table:style-name="ce4">
            <text:p>1.601336836</text:p>
          </table:table-cell>
          <table:table-cell office:value-type="float" office:value="0.74447160199999995" table:style-name="ce4">
            <text:p>0.744471602</text:p>
          </table:table-cell>
          <table:table-cell office:value-type="float" office:value="0.46797191318719522" table:formula="of:=COM.MICROSOFT.T.TEST([.F107:.H107];[.C107:.E107];2;3)" table:style-name="ce4">
            <text:p>0.46797191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0:35716739-35725155</text:p>
          </table:table-cell>
          <table:table-cell table:style-name="ce4"/>
          <table:table-cell office:value-type="float" office:value="0.69732401700000002" table:style-name="ce4">
            <text:p>0.697324017</text:p>
          </table:table-cell>
          <table:table-cell office:value-type="float" office:value="0.64520894399999995" table:style-name="ce4">
            <text:p>0.645208944</text:p>
          </table:table-cell>
          <table:table-cell office:value-type="float" office:value="0.63434847299999997" table:style-name="ce4">
            <text:p>0.634348473</text:p>
          </table:table-cell>
          <table:table-cell office:value-type="float" office:value="0.43006171799999998" table:style-name="ce4">
            <text:p>0.430061718</text:p>
          </table:table-cell>
          <table:table-cell office:value-type="float" office:value="0.62490729899999997" table:style-name="ce4">
            <text:p>0.624907299</text:p>
          </table:table-cell>
          <table:table-cell office:value-type="float" office:value="0.70383266499999997" table:style-name="ce4">
            <text:p>0.703832665</text:p>
          </table:table-cell>
          <table:table-cell office:value-type="float" office:value="0.65896047800000002" table:style-name="ce4">
            <text:p>0.658960478</text:p>
          </table:table-cell>
          <table:table-cell office:value-type="float" office:value="0.586267227" table:style-name="ce4">
            <text:p>0.586267227</text:p>
          </table:table-cell>
          <table:table-cell office:value-type="float" office:value="1.1239933719999999" table:style-name="ce4">
            <text:p>1.123993372</text:p>
          </table:table-cell>
          <table:table-cell office:value-type="float" office:value="0.46825888986160186" table:formula="of:=COM.MICROSOFT.T.TEST([.F108:.H108];[.C108:.E108];2;3)" table:style-name="ce4">
            <text:p>0.4682588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143543508-143543972</text:p>
          </table:table-cell>
          <table:table-cell table:style-name="ce4"/>
          <table:table-cell office:value-type="float" office:value="5.332477774" table:style-name="ce4">
            <text:p>5.332477774</text:p>
          </table:table-cell>
          <table:table-cell office:value-type="float" office:value="10.409370969999999" table:style-name="ce4">
            <text:p>10.40937097</text:p>
          </table:table-cell>
          <table:table-cell office:value-type="float" office:value="8.6694291270000008" table:style-name="ce4">
            <text:p>8.669429127</text:p>
          </table:table-cell>
          <table:table-cell office:value-type="float" office:value="6.9239936660000003" table:style-name="ce4">
            <text:p>6.923993666</text:p>
          </table:table-cell>
          <table:table-cell office:value-type="float" office:value="6.2490729890000001" table:style-name="ce4">
            <text:p>6.249072989</text:p>
          </table:table-cell>
          <table:table-cell office:value-type="float" office:value="7.3022638979999996" table:style-name="ce4">
            <text:p>7.302263898</text:p>
          </table:table-cell>
          <table:table-cell office:value-type="float" office:value="8.1370926239999992" table:style-name="ce4">
            <text:p>8.137092624</text:p>
          </table:table-cell>
          <table:table-cell office:value-type="float" office:value="6.8251101839999997" table:style-name="ce4">
            <text:p>6.825110184</text:p>
          </table:table-cell>
          <table:table-cell office:value-type="float" office:value="1.192228756" table:style-name="ce4">
            <text:p>1.192228756</text:p>
          </table:table-cell>
          <table:table-cell office:value-type="float" office:value="0.47306182486710441" table:formula="of:=COM.MICROSOFT.T.TEST([.F109:.H109];[.C109:.E109];2;3)" table:style-name="ce4">
            <text:p>0.47306182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8:44949880-44953340</text:p>
          </table:table-cell>
          <table:table-cell table:style-name="ce4"/>
          <table:table-cell office:value-type="float" office:value="1.0254764949999999" table:style-name="ce4">
            <text:p>1.025476495</text:p>
          </table:table-cell>
          <table:table-cell office:value-type="float" office:value="1.204390029" table:style-name="ce4">
            <text:p>1.204390029</text:p>
          </table:table-cell>
          <table:table-cell office:value-type="float" office:value="0.63434847299999997" table:style-name="ce4">
            <text:p>0.634348473</text:p>
          </table:table-cell>
          <table:table-cell office:value-type="float" office:value="1.16116664" table:style-name="ce4">
            <text:p>1.16116664</text:p>
          </table:table-cell>
          <table:table-cell office:value-type="float" office:value="0.93736094800000003" table:style-name="ce4">
            <text:p>0.937360948</text:p>
          </table:table-cell>
          <table:table-cell office:value-type="float" office:value="1.2317071639999999" table:style-name="ce4">
            <text:p>1.231707164</text:p>
          </table:table-cell>
          <table:table-cell office:value-type="float" office:value="0.95473833200000002" table:style-name="ce4">
            <text:p>0.954738332</text:p>
          </table:table-cell>
          <table:table-cell office:value-type="float" office:value="1.110078251" table:style-name="ce4">
            <text:p>1.110078251</text:p>
          </table:table-cell>
          <table:table-cell office:value-type="float" office:value="0.86006399300000003" table:style-name="ce4">
            <text:p>0.860063993</text:p>
          </table:table-cell>
          <table:table-cell office:value-type="float" office:value="0.47348452491936344" table:formula="of:=COM.MICROSOFT.T.TEST([.F110:.H110];[.C110:.E110];2;3)" table:style-name="ce4">
            <text:p>0.47348452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55477885-155521618</text:p>
          </table:table-cell>
          <table:table-cell table:style-name="ce4"/>
          <table:table-cell office:value-type="float" office:value="1.5587242720000001" table:style-name="ce4">
            <text:p>1.558724272</text:p>
          </table:table-cell>
          <table:table-cell office:value-type="float" office:value="1.7635711140000001" table:style-name="ce4">
            <text:p>1.763571114</text:p>
          </table:table-cell>
          <table:table-cell office:value-type="float" office:value="0.56386530899999998" table:style-name="ce4">
            <text:p>0.563865309</text:p>
          </table:table-cell>
          <table:table-cell office:value-type="float" office:value="1.333191327" table:style-name="ce4">
            <text:p>1.333191327</text:p>
          </table:table-cell>
          <table:table-cell office:value-type="float" office:value="2.053266839" table:style-name="ce4">
            <text:p>2.053266839</text:p>
          </table:table-cell>
          <table:table-cell office:value-type="float" office:value="1.5396339539999999" table:style-name="ce4">
            <text:p>1.539633954</text:p>
          </table:table-cell>
          <table:table-cell office:value-type="float" office:value="1.2953868980000001" table:style-name="ce4">
            <text:p>1.295386898</text:p>
          </table:table-cell>
          <table:table-cell office:value-type="float" office:value="1.642030707" table:style-name="ce4">
            <text:p>1.642030707</text:p>
          </table:table-cell>
          <table:table-cell office:value-type="float" office:value="0.78889322399999995" table:style-name="ce4">
            <text:p>0.788893224</text:p>
          </table:table-cell>
          <table:table-cell office:value-type="float" office:value="0.47376042758420367" table:formula="of:=COM.MICROSOFT.T.TEST([.F111:.H111];[.C111:.E111];2;3)" table:style-name="ce4">
            <text:p>0.47376042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137985256-137988315</text:p>
          </table:table-cell>
          <table:table-cell table:style-name="ce4"/>
          <table:table-cell office:value-type="float" office:value="2.9533723059999999" table:style-name="ce4">
            <text:p>2.953372306</text:p>
          </table:table-cell>
          <table:table-cell office:value-type="float" office:value="2.881933284" table:style-name="ce4">
            <text:p>2.881933284</text:p>
          </table:table-cell>
          <table:table-cell office:value-type="float" office:value="3.4184334359999999" table:style-name="ce4">
            <text:p>3.418433436</text:p>
          </table:table-cell>
          <table:table-cell office:value-type="float" office:value="2.8384073409999999" table:style-name="ce4">
            <text:p>2.838407341</text:p>
          </table:table-cell>
          <table:table-cell office:value-type="float" office:value="2.053266839" table:style-name="ce4">
            <text:p>2.053266839</text:p>
          </table:table-cell>
          <table:table-cell office:value-type="float" office:value="3.343205158" table:style-name="ce4">
            <text:p>3.343205158</text:p>
          </table:table-cell>
          <table:table-cell office:value-type="float" office:value="3.0845796750000001" table:style-name="ce4">
            <text:p>3.084579675</text:p>
          </table:table-cell>
          <table:table-cell office:value-type="float" office:value="2.7449597790000002" table:style-name="ce4">
            <text:p>2.744959779</text:p>
          </table:table-cell>
          <table:table-cell office:value-type="float" office:value="1.123724908" table:style-name="ce4">
            <text:p>1.123724908</text:p>
          </table:table-cell>
          <table:table-cell office:value-type="float" office:value="0.47395896477919319" table:formula="of:=COM.MICROSOFT.T.TEST([.F112:.H112];[.C112:.E112];2;3)" table:style-name="ce4">
            <text:p>0.47395896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110885252-110890670</text:p>
          </table:table-cell>
          <table:table-cell table:style-name="ce4"/>
          <table:table-cell office:value-type="float" office:value="1.0664955549999999" table:style-name="ce4">
            <text:p>1.066495555</text:p>
          </table:table-cell>
          <table:table-cell office:value-type="float" office:value="2.6238497060000001" table:style-name="ce4">
            <text:p>2.623849706</text:p>
          </table:table-cell>
          <table:table-cell office:value-type="float" office:value="1.2334553640000001" table:style-name="ce4">
            <text:p>1.233455364</text:p>
          </table:table-cell>
          <table:table-cell office:value-type="float" office:value="1.075154296" table:style-name="ce4">
            <text:p>1.075154296</text:p>
          </table:table-cell>
          <table:table-cell office:value-type="float" office:value="1.2051783620000001" table:style-name="ce4">
            <text:p>1.205178362</text:p>
          </table:table-cell>
          <table:table-cell office:value-type="float" office:value="1.3636757880000001" table:style-name="ce4">
            <text:p>1.363675788</text:p>
          </table:table-cell>
          <table:table-cell office:value-type="float" office:value="1.6412668749999999" table:style-name="ce4">
            <text:p>1.641266875</text:p>
          </table:table-cell>
          <table:table-cell office:value-type="float" office:value="1.2146694819999999" table:style-name="ce4">
            <text:p>1.214669482</text:p>
          </table:table-cell>
          <table:table-cell office:value-type="float" office:value="1.351204504" table:style-name="ce4">
            <text:p>1.351204504</text:p>
          </table:table-cell>
          <table:table-cell office:value-type="float" office:value="0.47970764336675481" table:formula="of:=COM.MICROSOFT.T.TEST([.F113:.H113];[.C113:.E113];2;3)" table:style-name="ce4">
            <text:p>0.47970764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72251259-172307501</text:p>
          </table:table-cell>
          <table:table-cell table:style-name="ce4"/>
          <table:table-cell office:value-type="float" office:value="0.82038119600000003" table:style-name="ce4">
            <text:p>0.820381196</text:p>
          </table:table-cell>
          <table:table-cell office:value-type="float" office:value="0.90329252199999999" table:style-name="ce4">
            <text:p>0.903292522</text:p>
          </table:table-cell>
          <table:table-cell office:value-type="float" office:value="0.52862372700000004" table:style-name="ce4">
            <text:p>0.528623727</text:p>
          </table:table-cell>
          <table:table-cell office:value-type="float" office:value="0.77411109300000003" table:style-name="ce4">
            <text:p>0.774111093</text:p>
          </table:table-cell>
          <table:table-cell office:value-type="float" office:value="0.40172612099999999" table:style-name="ce4">
            <text:p>0.401726121</text:p>
          </table:table-cell>
          <table:table-cell office:value-type="float" office:value="0.70383266499999997" table:style-name="ce4">
            <text:p>0.703832665</text:p>
          </table:table-cell>
          <table:table-cell office:value-type="float" office:value="0.75076581499999995" table:style-name="ce4">
            <text:p>0.750765815</text:p>
          </table:table-cell>
          <table:table-cell office:value-type="float" office:value="0.62655662599999995" table:style-name="ce4">
            <text:p>0.626556626</text:p>
          </table:table-cell>
          <table:table-cell office:value-type="float" office:value="1.1982409629999999" table:style-name="ce4">
            <text:p>1.198240963</text:p>
          </table:table-cell>
          <table:table-cell office:value-type="float" office:value="0.48376087372889093" table:formula="of:=COM.MICROSOFT.T.TEST([.F114:.H114];[.C114:.E114];2;3)" table:style-name="ce4">
            <text:p>0.48376087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122082646-122088591</text:p>
          </table:table-cell>
          <table:table-cell table:style-name="ce4"/>
          <table:table-cell office:value-type="float" office:value="2.0099339299999999" table:style-name="ce4">
            <text:p>2.00993393</text:p>
          </table:table-cell>
          <table:table-cell office:value-type="float" office:value="1.0323343110000001" table:style-name="ce4">
            <text:p>1.032334311</text:p>
          </table:table-cell>
          <table:table-cell office:value-type="float" office:value="1.656354345" table:style-name="ce4">
            <text:p>1.656354345</text:p>
          </table:table-cell>
          <table:table-cell office:value-type="float" office:value="2.494357967" table:style-name="ce4">
            <text:p>2.494357967</text:p>
          </table:table-cell>
          <table:table-cell office:value-type="float" office:value="1.294450833" table:style-name="ce4">
            <text:p>1.294450833</text:p>
          </table:table-cell>
          <table:table-cell office:value-type="float" office:value="1.9355398290000001" table:style-name="ce4">
            <text:p>1.935539829</text:p>
          </table:table-cell>
          <table:table-cell office:value-type="float" office:value="1.5662075289999999" table:style-name="ce4">
            <text:p>1.566207529</text:p>
          </table:table-cell>
          <table:table-cell office:value-type="float" office:value="1.90811621" table:style-name="ce4">
            <text:p>1.90811621</text:p>
          </table:table-cell>
          <table:table-cell office:value-type="float" office:value="0.82081349199999998" table:style-name="ce4">
            <text:p>0.820813492</text:p>
          </table:table-cell>
          <table:table-cell office:value-type="float" office:value="0.49047458504633912" table:formula="of:=COM.MICROSOFT.T.TEST([.F115:.H115];[.C115:.E115];2;3)" table:style-name="ce4">
            <text:p>0.49047458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161034258-161049979</text:p>
          </table:table-cell>
          <table:table-cell table:style-name="ce4"/>
          <table:table-cell office:value-type="float" office:value="1.0664955549999999" table:style-name="ce4">
            <text:p>1.066495555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0.49338214499999999" table:style-name="ce4">
            <text:p>0.493382145</text:p>
          </table:table-cell>
          <table:table-cell office:value-type="float" office:value="0.51607406199999994" table:style-name="ce4">
            <text:p>0.516074062</text:p>
          </table:table-cell>
          <table:table-cell office:value-type="float" office:value="0.71417976999999999" table:style-name="ce4">
            <text:p>0.71417977</text:p>
          </table:table-cell>
          <table:table-cell office:value-type="float" office:value="0.351916332" table:style-name="ce4">
            <text:p>0.351916332</text:p>
          </table:table-cell>
          <table:table-cell office:value-type="float" office:value="0.69201495199999996" table:style-name="ce4">
            <text:p>0.692014952</text:p>
          </table:table-cell>
          <table:table-cell office:value-type="float" office:value="0.52739005500000002" table:style-name="ce4">
            <text:p>0.527390055</text:p>
          </table:table-cell>
          <table:table-cell office:value-type="float" office:value="1.312150173" table:style-name="ce4">
            <text:p>1.312150173</text:p>
          </table:table-cell>
          <table:table-cell office:value-type="float" office:value="0.49666052178515341" table:formula="of:=COM.MICROSOFT.T.TEST([.F116:.H116];[.C116:.E116];2;3)" table:style-name="ce4">
            <text:p>0.49666052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68121986-68126610</text:p>
          </table:table-cell>
          <table:table-cell table:style-name="ce4"/>
          <table:table-cell office:value-type="float" office:value="0.61528589700000003" table:style-name="ce4">
            <text:p>0.615285897</text:p>
          </table:table-cell>
          <table:table-cell office:value-type="float" office:value="0.387125367" table:style-name="ce4">
            <text:p>0.387125367</text:p>
          </table:table-cell>
          <table:table-cell office:value-type="float" office:value="0.49338214499999999" table:style-name="ce4">
            <text:p>0.493382145</text:p>
          </table:table-cell>
          <table:table-cell office:value-type="float" office:value="0.60208640599999996" table:style-name="ce4">
            <text:p>0.602086406</text:p>
          </table:table-cell>
          <table:table-cell office:value-type="float" office:value="0.312453649" table:style-name="ce4">
            <text:p>0.312453649</text:p>
          </table:table-cell>
          <table:table-cell office:value-type="float" office:value="1.3196862469999999" table:style-name="ce4">
            <text:p>1.319686247</text:p>
          </table:table-cell>
          <table:table-cell office:value-type="float" office:value="0.49859780300000001" table:style-name="ce4">
            <text:p>0.498597803</text:p>
          </table:table-cell>
          <table:table-cell office:value-type="float" office:value="0.74474210100000005" table:style-name="ce4">
            <text:p>0.744742101</text:p>
          </table:table-cell>
          <table:table-cell office:value-type="float" office:value="0.66949055599999996" table:style-name="ce4">
            <text:p>0.669490556</text:p>
          </table:table-cell>
          <table:table-cell office:value-type="float" office:value="0.49975411274237735" table:formula="of:=COM.MICROSOFT.T.TEST([.F117:.H117];[.C117:.E117];2;3)" table:style-name="ce4">
            <text:p>0.49975411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67036638-67082339</text:p>
          </table:table-cell>
          <table:table-cell table:style-name="ce4"/>
          <table:table-cell office:value-type="float" office:value="0.41019059800000002" table:style-name="ce4">
            <text:p>0.410190598</text:p>
          </table:table-cell>
          <table:table-cell office:value-type="float" office:value="0.34411143700000002" table:style-name="ce4">
            <text:p>0.344111437</text:p>
          </table:table-cell>
          <table:table-cell office:value-type="float" office:value="0.49338214499999999" table:style-name="ce4">
            <text:p>0.493382145</text:p>
          </table:table-cell>
          <table:table-cell office:value-type="float" office:value="0.25803703099999997" table:style-name="ce4">
            <text:p>0.258037031</text:p>
          </table:table-cell>
          <table:table-cell office:value-type="float" office:value="0.58027106299999998" table:style-name="ce4">
            <text:p>0.580271063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0.41589472700000002" table:style-name="ce4">
            <text:p>0.415894727</text:p>
          </table:table-cell>
          <table:table-cell office:value-type="float" office:value="0.54337328100000004" table:style-name="ce4">
            <text:p>0.543373281</text:p>
          </table:table-cell>
          <table:table-cell office:value-type="float" office:value="0.76539414299999997" table:style-name="ce4">
            <text:p>0.765394143</text:p>
          </table:table-cell>
          <table:table-cell office:value-type="float" office:value="0.50190051512133471" table:formula="of:=COM.MICROSOFT.T.TEST([.F118:.H118];[.C118:.E118];2;3)" table:style-name="ce4">
            <text:p>0.50190051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48553538-48562444</text:p>
          </table:table-cell>
          <table:table-cell table:style-name="ce4"/>
          <table:table-cell office:value-type="float" office:value="0.246114359" table:style-name="ce4">
            <text:p>0.246114359</text:p>
          </table:table-cell>
          <table:table-cell office:value-type="float" office:value="0.55918108499999997" table:style-name="ce4">
            <text:p>0.559181085</text:p>
          </table:table-cell>
          <table:table-cell office:value-type="float" office:value="0.45814056399999997" table:style-name="ce4">
            <text:p>0.458140564</text:p>
          </table:table-cell>
          <table:table-cell office:value-type="float" office:value="0.81711726500000004" table:style-name="ce4">
            <text:p>0.817117265</text:p>
          </table:table-cell>
          <table:table-cell office:value-type="float" office:value="0.17854494300000001" table:style-name="ce4">
            <text:p>0.178544943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0.42114533599999998" table:style-name="ce4">
            <text:p>0.421145336</text:p>
          </table:table-cell>
          <table:table-cell office:value-type="float" office:value="0.59582465200000001" table:style-name="ce4">
            <text:p>0.595824652</text:p>
          </table:table-cell>
          <table:table-cell office:value-type="float" office:value="0.70682764600000003" table:style-name="ce4">
            <text:p>0.706827646</text:p>
          </table:table-cell>
          <table:table-cell office:value-type="float" office:value="0.50431960411670174" table:formula="of:=COM.MICROSOFT.T.TEST([.F119:.H119];[.C119:.E119];2;3)" table:style-name="ce4">
            <text:p>0.50431960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6994183-7001251</text:p>
          </table:table-cell>
          <table:table-cell table:style-name="ce4"/>
          <table:table-cell office:value-type="float" office:value="0.73834307600000004" table:style-name="ce4">
            <text:p>0.738343076</text:p>
          </table:table-cell>
          <table:table-cell office:value-type="float" office:value="0.430139296" table:style-name="ce4">
            <text:p>0.430139296</text:p>
          </table:table-cell>
          <table:table-cell office:value-type="float" office:value="0.49338214499999999" table:style-name="ce4">
            <text:p>0.493382145</text:p>
          </table:table-cell>
          <table:table-cell office:value-type="float" office:value="0.73110492100000002" table:style-name="ce4">
            <text:p>0.731104921</text:p>
          </table:table-cell>
          <table:table-cell office:value-type="float" office:value="1.160542127" table:style-name="ce4">
            <text:p>1.160542127</text:p>
          </table:table-cell>
          <table:table-cell office:value-type="float" office:value="0.351916332" table:style-name="ce4">
            <text:p>0.351916332</text:p>
          </table:table-cell>
          <table:table-cell office:value-type="float" office:value="0.55395483899999998" table:style-name="ce4">
            <text:p>0.553954839</text:p>
          </table:table-cell>
          <table:table-cell office:value-type="float" office:value="0.74785446" table:style-name="ce4">
            <text:p>0.74785446</text:p>
          </table:table-cell>
          <table:table-cell office:value-type="float" office:value="0.74072545999999995" table:style-name="ce4">
            <text:p>0.74072546</text:p>
          </table:table-cell>
          <table:table-cell office:value-type="float" office:value="0.50441203341982466" table:formula="of:=COM.MICROSOFT.T.TEST([.F120:.H120];[.C120:.E120];2;3)" table:style-name="ce4">
            <text:p>0.50441203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155672866-155680908</text:p>
          </table:table-cell>
          <table:table-cell table:style-name="ce4"/>
          <table:table-cell office:value-type="float" office:value="8.1217738409999995" table:style-name="ce4">
            <text:p>8.121773841</text:p>
          </table:table-cell>
          <table:table-cell office:value-type="float" office:value="11.87184457" table:style-name="ce4">
            <text:p>11.87184457</text:p>
          </table:table-cell>
          <table:table-cell office:value-type="float" office:value="17.0569256" table:style-name="ce4">
            <text:p>17.0569256</text:p>
          </table:table-cell>
          <table:table-cell office:value-type="float" office:value="12.600808349999999" table:style-name="ce4">
            <text:p>12.60080835</text:p>
          </table:table-cell>
          <table:table-cell office:value-type="float" office:value="9.5967906620000001" table:style-name="ce4">
            <text:p>9.596790662</text:p>
          </table:table-cell>
          <table:table-cell office:value-type="float" office:value="8.358012896" table:style-name="ce4">
            <text:p>8.358012896</text:p>
          </table:table-cell>
          <table:table-cell office:value-type="float" office:value="12.350181340000001" table:style-name="ce4">
            <text:p>12.35018134</text:p>
          </table:table-cell>
          <table:table-cell office:value-type="float" office:value="10.18520397" table:style-name="ce4">
            <text:p>10.18520397</text:p>
          </table:table-cell>
          <table:table-cell office:value-type="float" office:value="1.212561022" table:style-name="ce4">
            <text:p>1.212561022</text:p>
          </table:table-cell>
          <table:table-cell office:value-type="float" office:value="0.50866716388400857" table:formula="of:=COM.MICROSOFT.T.TEST([.F121:.H121];[.C121:.E121];2;3)" table:style-name="ce4">
            <text:p>0.50866716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55438326-155439068</text:p>
          </table:table-cell>
          <table:table-cell table:style-name="ce4"/>
          <table:table-cell office:value-type="float" office:value="0.36917153800000002" table:style-name="ce4">
            <text:p>0.369171538</text:p>
          </table:table-cell>
          <table:table-cell office:value-type="float" office:value="0.430139296" table:style-name="ce4">
            <text:p>0.430139296</text:p>
          </table:table-cell>
          <table:table-cell office:value-type="float" office:value="0.56386530899999998" table:style-name="ce4">
            <text:p>0.563865309</text:p>
          </table:table-cell>
          <table:table-cell office:value-type="float" office:value="0.25803703099999997" table:style-name="ce4">
            <text:p>0.258037031</text:p>
          </table:table-cell>
          <table:table-cell office:value-type="float" office:value="0.71417976999999999" table:style-name="ce4">
            <text:p>0.71417977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0.45439204799999999" table:style-name="ce4">
            <text:p>0.454392048</text:p>
          </table:table-cell>
          <table:table-cell office:value-type="float" office:value="0.58800951599999995" table:style-name="ce4">
            <text:p>0.588009516</text:p>
          </table:table-cell>
          <table:table-cell office:value-type="float" office:value="0.77276308500000002" table:style-name="ce4">
            <text:p>0.772763085</text:p>
          </table:table-cell>
          <table:table-cell office:value-type="float" office:value="0.51387572913040869" table:formula="of:=COM.MICROSOFT.T.TEST([.F122:.H122];[.C122:.E122];2;3)" table:style-name="ce4">
            <text:p>0.51387572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170317369-170330550</text:p>
          </table:table-cell>
          <table:table-cell table:style-name="ce4"/>
          <table:table-cell office:value-type="float" office:value="0.49222871800000001" table:style-name="ce4">
            <text:p>0.492228718</text:p>
          </table:table-cell>
          <table:table-cell office:value-type="float" office:value="2.4087800580000001" table:style-name="ce4">
            <text:p>2.408780058</text:p>
          </table:table-cell>
          <table:table-cell office:value-type="float" office:value="1.6915959270000001" table:style-name="ce4">
            <text:p>1.691595927</text:p>
          </table:table-cell>
          <table:table-cell office:value-type="float" office:value="0.55908023399999995" table:style-name="ce4">
            <text:p>0.559080234</text:p>
          </table:table-cell>
          <table:table-cell office:value-type="float" office:value="1.8747218969999999" table:style-name="ce4">
            <text:p>1.874721897</text:p>
          </table:table-cell>
          <table:table-cell office:value-type="float" office:value="0.65984312300000003" table:style-name="ce4">
            <text:p>0.659843123</text:p>
          </table:table-cell>
          <table:table-cell office:value-type="float" office:value="1.5308682339999999" table:style-name="ce4">
            <text:p>1.530868234</text:p>
          </table:table-cell>
          <table:table-cell office:value-type="float" office:value="1.0312150849999999" table:style-name="ce4">
            <text:p>1.031215085</text:p>
          </table:table-cell>
          <table:table-cell office:value-type="float" office:value="1.4845285500000001" table:style-name="ce4">
            <text:p>1.48452855</text:p>
          </table:table-cell>
          <table:table-cell office:value-type="float" office:value="0.51804451330563595" table:formula="of:=COM.MICROSOFT.T.TEST([.F123:.H123];[.C123:.E123];2;3)" table:style-name="ce4">
            <text:p>0.51804451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129014978-129018157</text:p>
          </table:table-cell>
          <table:table-cell table:style-name="ce4"/>
          <table:table-cell office:value-type="float" office:value="0.57426683700000003" table:style-name="ce4">
            <text:p>0.574266837</text:p>
          </table:table-cell>
          <table:table-cell office:value-type="float" office:value="0.817264663" table:style-name="ce4">
            <text:p>0.817264663</text:p>
          </table:table-cell>
          <table:table-cell office:value-type="float" office:value="0.28193265499999998" table:style-name="ce4">
            <text:p>0.281932655</text:p>
          </table:table-cell>
          <table:table-cell office:value-type="float" office:value="1.5482221860000001" table:style-name="ce4">
            <text:p>1.548222186</text:p>
          </table:table-cell>
          <table:table-cell office:value-type="float" office:value="0.44636235600000002" table:style-name="ce4">
            <text:p>0.446362356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0.557821385" table:style-name="ce4">
            <text:p>0.557821385</text:p>
          </table:table-cell>
          <table:table-cell office:value-type="float" office:value="0.84081967999999996" table:style-name="ce4">
            <text:p>0.84081968</text:p>
          </table:table-cell>
          <table:table-cell office:value-type="float" office:value="0.66342570000000001" table:style-name="ce4">
            <text:p>0.6634257</text:p>
          </table:table-cell>
          <table:table-cell office:value-type="float" office:value="0.52199794915059627" table:formula="of:=COM.MICROSOFT.T.TEST([.F124:.H124];[.C124:.E124];2;3)" table:style-name="ce4">
            <text:p>0.52199794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1:15762890-15766141</text:p>
          </table:table-cell>
          <table:table-cell table:style-name="ce4"/>
          <table:table-cell office:value-type="float" office:value="1.5997433320000001" table:style-name="ce4">
            <text:p>1.599743332</text:p>
          </table:table-cell>
          <table:table-cell office:value-type="float" office:value="1.1613761" table:style-name="ce4">
            <text:p>1.1613761</text:p>
          </table:table-cell>
          <table:table-cell office:value-type="float" office:value="1.2686969450000001" table:style-name="ce4">
            <text:p>1.268696945</text:p>
          </table:table-cell>
          <table:table-cell office:value-type="float" office:value="0.77411109300000003" table:style-name="ce4">
            <text:p>0.774111093</text:p>
          </table:table-cell>
          <table:table-cell office:value-type="float" office:value="1.7854494249999999" table:style-name="ce4">
            <text:p>1.785449425</text:p>
          </table:table-cell>
          <table:table-cell office:value-type="float" office:value="0.61585358199999995" table:style-name="ce4">
            <text:p>0.615853582</text:p>
          </table:table-cell>
          <table:table-cell office:value-type="float" office:value="1.343272126" table:style-name="ce4">
            <text:p>1.343272126</text:p>
          </table:table-cell>
          <table:table-cell office:value-type="float" office:value="1.0584713670000001" table:style-name="ce4">
            <text:p>1.058471367</text:p>
          </table:table-cell>
          <table:table-cell office:value-type="float" office:value="1.269067986" table:style-name="ce4">
            <text:p>1.269067986</text:p>
          </table:table-cell>
          <table:table-cell office:value-type="float" office:value="0.52676868148924427" table:formula="of:=COM.MICROSOFT.T.TEST([.F125:.H125];[.C125:.E125];2;3)" table:style-name="ce4">
            <text:p>0.52676868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60741258-60743097</text:p>
          </table:table-cell>
          <table:table-cell table:style-name="ce4"/>
          <table:table-cell office:value-type="float" office:value="0.49222871800000001" table:style-name="ce4">
            <text:p>0.492228718</text:p>
          </table:table-cell>
          <table:table-cell office:value-type="float" office:value="0.86027859200000001" table:style-name="ce4">
            <text:p>0.860278592</text:p>
          </table:table-cell>
          <table:table-cell office:value-type="float" office:value="1.797320673" table:style-name="ce4">
            <text:p>1.797320673</text:p>
          </table:table-cell>
          <table:table-cell office:value-type="float" office:value="2.1073024199999999" table:style-name="ce4">
            <text:p>2.10730242</text:p>
          </table:table-cell>
          <table:table-cell office:value-type="float" office:value="1.160542127" table:style-name="ce4">
            <text:p>1.160542127</text:p>
          </table:table-cell>
          <table:table-cell office:value-type="float" office:value="0.96776991400000001" table:style-name="ce4">
            <text:p>0.967769914</text:p>
          </table:table-cell>
          <table:table-cell office:value-type="float" office:value="1.049942661" table:style-name="ce4">
            <text:p>1.049942661</text:p>
          </table:table-cell>
          <table:table-cell office:value-type="float" office:value="1.411871487" table:style-name="ce4">
            <text:p>1.411871487</text:p>
          </table:table-cell>
          <table:table-cell office:value-type="float" office:value="0.74365313700000002" table:style-name="ce4">
            <text:p>0.743653137</text:p>
          </table:table-cell>
          <table:table-cell office:value-type="float" office:value="0.52833933576764103" table:formula="of:=COM.MICROSOFT.T.TEST([.F126:.H126];[.C126:.E126];2;3)" table:style-name="ce4">
            <text:p>0.52833933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235830225-235833667</text:p>
          </table:table-cell>
          <table:table-cell table:style-name="ce4"/>
          <table:table-cell office:value-type="float" office:value="0.90241931600000003" table:style-name="ce4">
            <text:p>0.902419316</text:p>
          </table:table-cell>
          <table:table-cell office:value-type="float" office:value="0.60219501499999994" table:style-name="ce4">
            <text:p>0.602195015</text:p>
          </table:table-cell>
          <table:table-cell office:value-type="float" office:value="1.2686969450000001" table:style-name="ce4">
            <text:p>1.268696945</text:p>
          </table:table-cell>
          <table:table-cell office:value-type="float" office:value="0.34404937499999999" table:style-name="ce4">
            <text:p>0.344049375</text:p>
          </table:table-cell>
          <table:table-cell office:value-type="float" office:value="1.1159058909999999" table:style-name="ce4">
            <text:p>1.115905891</text:p>
          </table:table-cell>
          <table:table-cell office:value-type="float" office:value="0.70383266499999997" table:style-name="ce4">
            <text:p>0.703832665</text:p>
          </table:table-cell>
          <table:table-cell office:value-type="float" office:value="0.92443709200000002" table:style-name="ce4">
            <text:p>0.924437092</text:p>
          </table:table-cell>
          <table:table-cell office:value-type="float" office:value="0.72126264399999995" table:style-name="ce4">
            <text:p>0.721262644</text:p>
          </table:table-cell>
          <table:table-cell office:value-type="float" office:value="1.281692737" table:style-name="ce4">
            <text:p>1.281692737</text:p>
          </table:table-cell>
          <table:table-cell office:value-type="float" office:value="0.52924451671944495" table:formula="of:=COM.MICROSOFT.T.TEST([.F127:.H127];[.C127:.E127];2;3)" table:style-name="ce4">
            <text:p>0.52924451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9:47264602-47264946</text:p>
          </table:table-cell>
          <table:table-cell table:style-name="ce4"/>
          <table:table-cell office:value-type="float" office:value="0.94343837500000005" table:style-name="ce4">
            <text:p>0.943438375</text:p>
          </table:table-cell>
          <table:table-cell office:value-type="float" office:value="0.387125367" table:style-name="ce4">
            <text:p>0.387125367</text:p>
          </table:table-cell>
          <table:table-cell office:value-type="float" office:value="2.995534455" table:style-name="ce4">
            <text:p>2.995534455</text:p>
          </table:table-cell>
          <table:table-cell office:value-type="float" office:value="0.81711726500000004" table:style-name="ce4">
            <text:p>0.817117265</text:p>
          </table:table-cell>
          <table:table-cell office:value-type="float" office:value="0.93736094800000003" table:style-name="ce4">
            <text:p>0.937360948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1.4420327319999999" table:style-name="ce4">
            <text:p>1.442032732</text:p>
          </table:table-cell>
          <table:table-cell office:value-type="float" office:value="0.84876331999999999" table:style-name="ce4">
            <text:p>0.84876332</text:p>
          </table:table-cell>
          <table:table-cell office:value-type="float" office:value="1.6989809739999999" table:style-name="ce4">
            <text:p>1.698980974</text:p>
          </table:table-cell>
          <table:table-cell office:value-type="float" office:value="0.53262553424880399" table:formula="of:=COM.MICROSOFT.T.TEST([.F128:.H128];[.C128:.E128];2;3)" table:style-name="ce4">
            <text:p>0.53262553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24968350-24970580</text:p>
          </table:table-cell>
          <table:table-cell table:style-name="ce4"/>
          <table:table-cell office:value-type="float" office:value="0.65630495700000002" table:style-name="ce4">
            <text:p>0.656304957</text:p>
          </table:table-cell>
          <table:table-cell office:value-type="float" office:value="0.387125367" table:style-name="ce4">
            <text:p>0.387125367</text:p>
          </table:table-cell>
          <table:table-cell office:value-type="float" office:value="0.49338214499999999" table:style-name="ce4">
            <text:p>0.493382145</text:p>
          </table:table-cell>
          <table:table-cell office:value-type="float" office:value="0.34404937499999999" table:style-name="ce4">
            <text:p>0.344049375</text:p>
          </table:table-cell>
          <table:table-cell office:value-type="float" office:value="0.58027106299999998" table:style-name="ce4">
            <text:p>0.580271063</text:p>
          </table:table-cell>
          <table:table-cell office:value-type="float" office:value="0.39590587399999999" table:style-name="ce4">
            <text:p>0.395905874</text:p>
          </table:table-cell>
          <table:table-cell office:value-type="float" office:value="0.51227082300000004" table:style-name="ce4">
            <text:p>0.512270823</text:p>
          </table:table-cell>
          <table:table-cell office:value-type="float" office:value="0.44007543700000001" table:style-name="ce4">
            <text:p>0.440075437</text:p>
          </table:table-cell>
          <table:table-cell office:value-type="float" office:value="1.1640522950000001" table:style-name="ce4">
            <text:p>1.164052295</text:p>
          </table:table-cell>
          <table:table-cell office:value-type="float" office:value="0.5339765612194326" table:formula="of:=COM.MICROSOFT.T.TEST([.F129:.H129];[.C129:.E129];2;3)" table:style-name="ce4">
            <text:p>0.53397656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9:121161855-121166180</text:p>
          </table:table-cell>
          <table:table-cell table:style-name="ce4"/>
          <table:table-cell office:value-type="float" office:value="1.5177052129999999" table:style-name="ce4">
            <text:p>1.517705213</text:p>
          </table:table-cell>
          <table:table-cell office:value-type="float" office:value="0.73123680300000005" table:style-name="ce4">
            <text:p>0.731236803</text:p>
          </table:table-cell>
          <table:table-cell office:value-type="float" office:value="0.88103954500000004" table:style-name="ce4">
            <text:p>0.881039545</text:p>
          </table:table-cell>
          <table:table-cell office:value-type="float" office:value="1.892271561" table:style-name="ce4">
            <text:p>1.892271561</text:p>
          </table:table-cell>
          <table:table-cell office:value-type="float" office:value="0.84808847700000001" table:style-name="ce4">
            <text:p>0.848088477</text:p>
          </table:table-cell>
          <table:table-cell office:value-type="float" office:value="1.1877176220000001" table:style-name="ce4">
            <text:p>1.187717622</text:p>
          </table:table-cell>
          <table:table-cell office:value-type="float" office:value="1.043327187" table:style-name="ce4">
            <text:p>1.043327187</text:p>
          </table:table-cell>
          <table:table-cell office:value-type="float" office:value="1.3093592199999999" table:style-name="ce4">
            <text:p>1.30935922</text:p>
          </table:table-cell>
          <table:table-cell office:value-type="float" office:value="0.79682272899999995" table:style-name="ce4">
            <text:p>0.796822729</text:p>
          </table:table-cell>
          <table:table-cell office:value-type="float" office:value="0.5353515622287639" table:formula="of:=COM.MICROSOFT.T.TEST([.F130:.H130];[.C130:.E130];2;3)" table:style-name="ce4">
            <text:p>0.53535156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0:63775677-63790790</text:p>
          </table:table-cell>
          <table:table-cell table:style-name="ce4"/>
          <table:table-cell office:value-type="float" office:value="1.5177052129999999" table:style-name="ce4">
            <text:p>1.517705213</text:p>
          </table:table-cell>
          <table:table-cell office:value-type="float" office:value="1.849598973" table:style-name="ce4">
            <text:p>1.849598973</text:p>
          </table:table-cell>
          <table:table-cell office:value-type="float" office:value="3.0660176180000001" table:style-name="ce4">
            <text:p>3.066017618</text:p>
          </table:table-cell>
          <table:table-cell office:value-type="float" office:value="1.892271561" table:style-name="ce4">
            <text:p>1.892271561</text:p>
          </table:table-cell>
          <table:table-cell office:value-type="float" office:value="0.93736094800000003" table:style-name="ce4">
            <text:p>0.937360948</text:p>
          </table:table-cell>
          <table:table-cell office:value-type="float" office:value="2.331445703" table:style-name="ce4">
            <text:p>2.331445703</text:p>
          </table:table-cell>
          <table:table-cell office:value-type="float" office:value="2.1444406009999999" table:style-name="ce4">
            <text:p>2.144440601</text:p>
          </table:table-cell>
          <table:table-cell office:value-type="float" office:value="1.7203594040000001" table:style-name="ce4">
            <text:p>1.720359404</text:p>
          </table:table-cell>
          <table:table-cell office:value-type="float" office:value="1.246507327" table:style-name="ce4">
            <text:p>1.246507327</text:p>
          </table:table-cell>
          <table:table-cell office:value-type="float" office:value="0.53539789524612569" table:formula="of:=COM.MICROSOFT.T.TEST([.F131:.H131];[.C131:.E131];2;3)" table:style-name="ce4">
            <text:p>0.53539789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92996956-92998621</text:p>
          </table:table-cell>
          <table:table-cell table:style-name="ce4"/>
          <table:table-cell office:value-type="float" office:value="0.16407623900000001" table:style-name="ce4">
            <text:p>0.164076239</text:p>
          </table:table-cell>
          <table:table-cell office:value-type="float" office:value="3.0970029320000001" table:style-name="ce4">
            <text:p>3.097002932</text:p>
          </table:table-cell>
          <table:table-cell office:value-type="float" office:value="1.374421691" table:style-name="ce4">
            <text:p>1.374421691</text:p>
          </table:table-cell>
          <table:table-cell office:value-type="float" office:value="1.075154296" table:style-name="ce4">
            <text:p>1.075154296</text:p>
          </table:table-cell>
          <table:table-cell office:value-type="float" office:value="1.3390870690000001" table:style-name="ce4">
            <text:p>1.339087069</text:p>
          </table:table-cell>
          <table:table-cell office:value-type="float" office:value="0.30792679099999998" table:style-name="ce4">
            <text:p>0.307926791</text:p>
          </table:table-cell>
          <table:table-cell office:value-type="float" office:value="1.5451669539999999" table:style-name="ce4">
            <text:p>1.545166954</text:p>
          </table:table-cell>
          <table:table-cell office:value-type="float" office:value="0.90738938499999999" table:style-name="ce4">
            <text:p>0.907389385</text:p>
          </table:table-cell>
          <table:table-cell office:value-type="float" office:value="1.7028708720000001" table:style-name="ce4">
            <text:p>1.702870872</text:p>
          </table:table-cell>
          <table:table-cell office:value-type="float" office:value="0.54066627511739385" table:formula="of:=COM.MICROSOFT.T.TEST([.F132:.H132];[.C132:.E132];2;3)" table:style-name="ce4">
            <text:p>0.54066627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8:21765771-21779685</text:p>
          </table:table-cell>
          <table:table-cell table:style-name="ce4"/>
          <table:table-cell office:value-type="float" office:value="2.625219827" table:style-name="ce4">
            <text:p>2.625219827</text:p>
          </table:table-cell>
          <table:table-cell office:value-type="float" office:value="1.8926129030000001" table:style-name="ce4">
            <text:p>1.892612903</text:p>
          </table:table-cell>
          <table:table-cell office:value-type="float" office:value="2.0440117450000002" table:style-name="ce4">
            <text:p>2.044011745</text:p>
          </table:table-cell>
          <table:table-cell office:value-type="float" office:value="2.537364138" table:style-name="ce4">
            <text:p>2.537364138</text:p>
          </table:table-cell>
          <table:table-cell office:value-type="float" office:value="3.4369901440000001" table:style-name="ce4">
            <text:p>3.436990144</text:p>
          </table:table-cell>
          <table:table-cell office:value-type="float" office:value="1.715592121" table:style-name="ce4">
            <text:p>1.715592121</text:p>
          </table:table-cell>
          <table:table-cell office:value-type="float" office:value="2.1872814919999999" table:style-name="ce4">
            <text:p>2.187281492</text:p>
          </table:table-cell>
          <table:table-cell office:value-type="float" office:value="2.5633154679999999" table:style-name="ce4">
            <text:p>2.563315468</text:p>
          </table:table-cell>
          <table:table-cell office:value-type="float" office:value="0.85330171799999999" table:style-name="ce4">
            <text:p>0.853301718</text:p>
          </table:table-cell>
          <table:table-cell office:value-type="float" office:value="0.54340989923542748" table:formula="of:=COM.MICROSOFT.T.TEST([.F133:.H133];[.C133:.E133];2;3)" table:style-name="ce4">
            <text:p>0.54340989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76702606-176765837</text:p>
          </table:table-cell>
          <table:table-cell table:style-name="ce4"/>
          <table:table-cell office:value-type="float" office:value="1.0664955549999999" table:style-name="ce4">
            <text:p>1.066495555</text:p>
          </table:table-cell>
          <table:table-cell office:value-type="float" office:value="2.7528914950000001" table:style-name="ce4">
            <text:p>2.752891495</text:p>
          </table:table-cell>
          <table:table-cell office:value-type="float" office:value="1.797320673" table:style-name="ce4">
            <text:p>1.797320673</text:p>
          </table:table-cell>
          <table:table-cell office:value-type="float" office:value="2.0212900760000001" table:style-name="ce4">
            <text:p>2.021290076</text:p>
          </table:table-cell>
          <table:table-cell office:value-type="float" office:value="2.2318117819999999" table:style-name="ce4">
            <text:p>2.231811782</text:p>
          </table:table-cell>
          <table:table-cell office:value-type="float" office:value="2.419424786" table:style-name="ce4">
            <text:p>2.419424786</text:p>
          </table:table-cell>
          <table:table-cell office:value-type="float" office:value="1.8722359079999999" table:style-name="ce4">
            <text:p>1.872235908</text:p>
          </table:table-cell>
          <table:table-cell office:value-type="float" office:value="2.2241755479999998" table:style-name="ce4">
            <text:p>2.224175548</text:p>
          </table:table-cell>
          <table:table-cell office:value-type="float" office:value="0.84176624899999997" table:style-name="ce4">
            <text:p>0.841766249</text:p>
          </table:table-cell>
          <table:table-cell office:value-type="float" office:value="0.54918535164107529" table:formula="of:=COM.MICROSOFT.T.TEST([.F134:.H134];[.C134:.E134];2;3)" table:style-name="ce4">
            <text:p>0.54918535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177209635-177212195</text:p>
          </table:table-cell>
          <table:table-cell table:style-name="ce4"/>
          <table:table-cell office:value-type="float" office:value="0.98445743500000005" table:style-name="ce4">
            <text:p>0.984457435</text:p>
          </table:table-cell>
          <table:table-cell office:value-type="float" office:value="1.677543255" table:style-name="ce4">
            <text:p>1.677543255</text:p>
          </table:table-cell>
          <table:table-cell office:value-type="float" office:value="0.84579796399999996" table:style-name="ce4">
            <text:p>0.845797964</text:p>
          </table:table-cell>
          <table:table-cell office:value-type="float" office:value="0.60208640599999996" table:style-name="ce4">
            <text:p>0.602086406</text:p>
          </table:table-cell>
          <table:table-cell office:value-type="float" office:value="1.517632012" table:style-name="ce4">
            <text:p>1.517632012</text:p>
          </table:table-cell>
          <table:table-cell office:value-type="float" office:value="0.61585358199999995" table:style-name="ce4">
            <text:p>0.615853582</text:p>
          </table:table-cell>
          <table:table-cell office:value-type="float" office:value="1.169266218" table:style-name="ce4">
            <text:p>1.169266218</text:p>
          </table:table-cell>
          <table:table-cell office:value-type="float" office:value="0.91185733300000005" table:style-name="ce4">
            <text:p>0.911857333</text:p>
          </table:table-cell>
          <table:table-cell office:value-type="float" office:value="1.282290744" table:style-name="ce4">
            <text:p>1.282290744</text:p>
          </table:table-cell>
          <table:table-cell office:value-type="float" office:value="0.55335151066432031" table:formula="of:=COM.MICROSOFT.T.TEST([.F135:.H135];[.C135:.E135];2;3)" table:style-name="ce4">
            <text:p>0.55335151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41696074-41699159</text:p>
          </table:table-cell>
          <table:table-cell table:style-name="ce4"/>
          <table:table-cell office:value-type="float" office:value="1.394648033" table:style-name="ce4">
            <text:p>1.394648033</text:p>
          </table:table-cell>
          <table:table-cell office:value-type="float" office:value="1.1183621699999999" table:style-name="ce4">
            <text:p>1.11836217</text:p>
          </table:table-cell>
          <table:table-cell office:value-type="float" office:value="1.9382870000000001" table:style-name="ce4">
            <text:p>1.938287</text:p>
          </table:table-cell>
          <table:table-cell office:value-type="float" office:value="1.9782839050000001" table:style-name="ce4">
            <text:p>1.978283905</text:p>
          </table:table-cell>
          <table:table-cell office:value-type="float" office:value="0.892724713" table:style-name="ce4">
            <text:p>0.892724713</text:p>
          </table:table-cell>
          <table:table-cell office:value-type="float" office:value="0.65984312300000003" table:style-name="ce4">
            <text:p>0.659843123</text:p>
          </table:table-cell>
          <table:table-cell office:value-type="float" office:value="1.4837657339999999" table:style-name="ce4">
            <text:p>1.483765734</text:p>
          </table:table-cell>
          <table:table-cell office:value-type="float" office:value="1.17695058" table:style-name="ce4">
            <text:p>1.17695058</text:p>
          </table:table-cell>
          <table:table-cell office:value-type="float" office:value="1.2606865229999999" table:style-name="ce4">
            <text:p>1.260686523</text:p>
          </table:table-cell>
          <table:table-cell office:value-type="float" office:value="0.55892489648119315" table:formula="of:=COM.MICROSOFT.T.TEST([.F136:.H136];[.C136:.E136];2;3)" table:style-name="ce4">
            <text:p>0.55892489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9:110546114-110550104</text:p>
          </table:table-cell>
          <table:table-cell table:style-name="ce4"/>
          <table:table-cell office:value-type="float" office:value="2.748277007" table:style-name="ce4">
            <text:p>2.748277007</text:p>
          </table:table-cell>
          <table:table-cell office:value-type="float" office:value="7.8285351900000002" table:style-name="ce4">
            <text:p>7.82853519</text:p>
          </table:table-cell>
          <table:table-cell office:value-type="float" office:value="5.250995691" table:style-name="ce4">
            <text:p>5.250995691</text:p>
          </table:table-cell>
          <table:table-cell office:value-type="float" office:value="7.3970615559999997" table:style-name="ce4">
            <text:p>7.397061556</text:p>
          </table:table-cell>
          <table:table-cell office:value-type="float" office:value="7.3649788799999998" table:style-name="ce4">
            <text:p>7.36497888</text:p>
          </table:table-cell>
          <table:table-cell office:value-type="float" office:value="4.4429436969999996" table:style-name="ce4">
            <text:p>4.442943697</text:p>
          </table:table-cell>
          <table:table-cell office:value-type="float" office:value="5.2759359630000002" table:style-name="ce4">
            <text:p>5.275935963</text:p>
          </table:table-cell>
          <table:table-cell office:value-type="float" office:value="6.401661378" table:style-name="ce4">
            <text:p>6.401661378</text:p>
          </table:table-cell>
          <table:table-cell office:value-type="float" office:value="0.82415105300000002" table:style-name="ce4">
            <text:p>0.824151053</text:p>
          </table:table-cell>
          <table:table-cell office:value-type="float" office:value="0.56273517681388407" table:formula="of:=COM.MICROSOFT.T.TEST([.F137:.H137];[.C137:.E137];2;3)" table:style-name="ce4">
            <text:p>0.56273517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69337897-69345999</text:p>
          </table:table-cell>
          <table:table-cell table:style-name="ce4"/>
          <table:table-cell office:value-type="float" office:value="0.77936213600000004" table:style-name="ce4">
            <text:p>0.779362136</text:p>
          </table:table-cell>
          <table:table-cell office:value-type="float" office:value="1.333431818" table:style-name="ce4">
            <text:p>1.333431818</text:p>
          </table:table-cell>
          <table:table-cell office:value-type="float" office:value="0.140966327" table:style-name="ce4">
            <text:p>0.140966327</text:p>
          </table:table-cell>
          <table:table-cell office:value-type="float" office:value="0.60208640599999996" table:style-name="ce4">
            <text:p>0.602086406</text:p>
          </table:table-cell>
          <table:table-cell office:value-type="float" office:value="0.62490729899999997" table:style-name="ce4">
            <text:p>0.624907299</text:p>
          </table:table-cell>
          <table:table-cell office:value-type="float" office:value="0.30792679099999998" table:style-name="ce4">
            <text:p>0.307926791</text:p>
          </table:table-cell>
          <table:table-cell office:value-type="float" office:value="0.75125342699999997" table:style-name="ce4">
            <text:p>0.751253427</text:p>
          </table:table-cell>
          <table:table-cell office:value-type="float" office:value="0.51164016499999998" table:style-name="ce4">
            <text:p>0.511640165</text:p>
          </table:table-cell>
          <table:table-cell office:value-type="float" office:value="1.468323791" table:style-name="ce4">
            <text:p>1.468323791</text:p>
          </table:table-cell>
          <table:table-cell office:value-type="float" office:value="0.56443156136593853" table:formula="of:=COM.MICROSOFT.T.TEST([.F138:.H138];[.C138:.E138];2;3)" table:style-name="ce4">
            <text:p>0.56443156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0:36793248-36839441</text:p>
          </table:table-cell>
          <table:table-cell table:style-name="ce4"/>
          <table:table-cell office:value-type="float" office:value="1.763819571" table:style-name="ce4">
            <text:p>1.763819571</text:p>
          </table:table-cell>
          <table:table-cell office:value-type="float" office:value="1.1183621699999999" table:style-name="ce4">
            <text:p>1.11836217</text:p>
          </table:table-cell>
          <table:table-cell office:value-type="float" office:value="0.70483163599999998" table:style-name="ce4">
            <text:p>0.704831636</text:p>
          </table:table-cell>
          <table:table-cell office:value-type="float" office:value="1.462209842" table:style-name="ce4">
            <text:p>1.462209842</text:p>
          </table:table-cell>
          <table:table-cell office:value-type="float" office:value="4.0618974430000003" table:style-name="ce4">
            <text:p>4.061897443</text:p>
          </table:table-cell>
          <table:table-cell office:value-type="float" office:value="0.351916332" table:style-name="ce4">
            <text:p>0.351916332</text:p>
          </table:table-cell>
          <table:table-cell office:value-type="float" office:value="1.1956711259999999" table:style-name="ce4">
            <text:p>1.195671126</text:p>
          </table:table-cell>
          <table:table-cell office:value-type="float" office:value="1.958674539" table:style-name="ce4">
            <text:p>1.958674539</text:p>
          </table:table-cell>
          <table:table-cell office:value-type="float" office:value="0.61044910799999996" table:style-name="ce4">
            <text:p>0.610449108</text:p>
          </table:table-cell>
          <table:table-cell office:value-type="float" office:value="0.5644892214138324" table:formula="of:=COM.MICROSOFT.T.TEST([.F139:.H139];[.C139:.E139];2;3)" table:style-name="ce4">
            <text:p>0.56448922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100023418-100024307</text:p>
          </table:table-cell>
          <table:table-cell table:style-name="ce4"/>
          <table:table-cell office:value-type="float" office:value="3.6506963219999999" table:style-name="ce4">
            <text:p>3.650696322</text:p>
          </table:table-cell>
          <table:table-cell office:value-type="float" office:value="4.860574046" table:style-name="ce4">
            <text:p>4.860574046</text:p>
          </table:table-cell>
          <table:table-cell office:value-type="float" office:value="6.0615520729999997" table:style-name="ce4">
            <text:p>6.061552073</text:p>
          </table:table-cell>
          <table:table-cell office:value-type="float" office:value="3.5265060909999999" table:style-name="ce4">
            <text:p>3.526506091</text:p>
          </table:table-cell>
          <table:table-cell office:value-type="float" office:value="7.1417977019999999" table:style-name="ce4">
            <text:p>7.141797702</text:p>
          </table:table-cell>
          <table:table-cell office:value-type="float" office:value="6.3784835260000001" table:style-name="ce4">
            <text:p>6.378483526</text:p>
          </table:table-cell>
          <table:table-cell office:value-type="float" office:value="4.8576074800000004" table:style-name="ce4">
            <text:p>4.85760748</text:p>
          </table:table-cell>
          <table:table-cell office:value-type="float" office:value="5.6822624399999997" table:style-name="ce4">
            <text:p>5.68226244</text:p>
          </table:table-cell>
          <table:table-cell office:value-type="float" office:value="0.85487207499999995" table:style-name="ce4">
            <text:p>0.854872075</text:p>
          </table:table-cell>
          <table:table-cell office:value-type="float" office:value="0.56672694408521374" table:formula="of:=COM.MICROSOFT.T.TEST([.F140:.H140];[.C140:.E140];2;3)" table:style-name="ce4">
            <text:p>0.56672694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98547968-98596169</text:p>
          </table:table-cell>
          <table:table-cell table:style-name="ce4"/>
          <table:table-cell office:value-type="float" office:value="0.53324777700000003" table:style-name="ce4">
            <text:p>0.533247777</text:p>
          </table:table-cell>
          <table:table-cell office:value-type="float" office:value="1.2904178879999999" table:style-name="ce4">
            <text:p>1.290417888</text:p>
          </table:table-cell>
          <table:table-cell office:value-type="float" office:value="0.38765739999999999" table:style-name="ce4">
            <text:p>0.3876574</text:p>
          </table:table-cell>
          <table:table-cell office:value-type="float" office:value="1.591228358" table:style-name="ce4">
            <text:p>1.591228358</text:p>
          </table:table-cell>
          <table:table-cell office:value-type="float" office:value="0.312453649" table:style-name="ce4">
            <text:p>0.312453649</text:p>
          </table:table-cell>
          <table:table-cell office:value-type="float" office:value="1.1877176220000001" table:style-name="ce4">
            <text:p>1.187717622</text:p>
          </table:table-cell>
          <table:table-cell office:value-type="float" office:value="0.73710768800000004" table:style-name="ce4">
            <text:p>0.737107688</text:p>
          </table:table-cell>
          <table:table-cell office:value-type="float" office:value="1.030466543" table:style-name="ce4">
            <text:p>1.030466543</text:p>
          </table:table-cell>
          <table:table-cell office:value-type="float" office:value="0.71531452799999995" table:style-name="ce4">
            <text:p>0.715314528</text:p>
          </table:table-cell>
          <table:table-cell office:value-type="float" office:value="0.56891277281026154" table:formula="of:=COM.MICROSOFT.T.TEST([.F141:.H141];[.C141:.E141];2;3)" table:style-name="ce4">
            <text:p>0.56891277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210153494-210154611</text:p>
          </table:table-cell>
          <table:table-cell table:style-name="ce4"/>
          <table:table-cell office:value-type="float" office:value="0.94343837500000005" table:style-name="ce4">
            <text:p>0.943438375</text:p>
          </table:table-cell>
          <table:table-cell office:value-type="float" office:value="1.5915153959999999" table:style-name="ce4">
            <text:p>1.591515396</text:p>
          </table:table-cell>
          <table:table-cell office:value-type="float" office:value="0.74007321800000003" table:style-name="ce4">
            <text:p>0.740073218</text:p>
          </table:table-cell>
          <table:table-cell office:value-type="float" office:value="2.6233764819999998" table:style-name="ce4">
            <text:p>2.623376482</text:p>
          </table:table-cell>
          <table:table-cell office:value-type="float" office:value="1.2051783620000001" table:style-name="ce4">
            <text:p>1.205178362</text:p>
          </table:table-cell>
          <table:table-cell office:value-type="float" office:value="0.65984312300000003" table:style-name="ce4">
            <text:p>0.659843123</text:p>
          </table:table-cell>
          <table:table-cell office:value-type="float" office:value="1.091675663" table:style-name="ce4">
            <text:p>1.091675663</text:p>
          </table:table-cell>
          <table:table-cell office:value-type="float" office:value="1.4961326559999999" table:style-name="ce4">
            <text:p>1.496132656</text:p>
          </table:table-cell>
          <table:table-cell office:value-type="float" office:value="0.72966501900000003" table:style-name="ce4">
            <text:p>0.729665019</text:p>
          </table:table-cell>
          <table:table-cell office:value-type="float" office:value="0.57558980693165929" table:formula="of:=COM.MICROSOFT.T.TEST([.F142:.H142];[.C142:.E142];2;3)" table:style-name="ce4">
            <text:p>0.57558980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110596397-110598290</text:p>
          </table:table-cell>
          <table:table-cell table:style-name="ce4"/>
          <table:table-cell office:value-type="float" office:value="0.287133419" table:style-name="ce4">
            <text:p>0.287133419</text:p>
          </table:table-cell>
          <table:table-cell office:value-type="float" office:value="0.817264663" table:style-name="ce4">
            <text:p>0.817264663</text:p>
          </table:table-cell>
          <table:table-cell office:value-type="float" office:value="0.63434847299999997" table:style-name="ce4">
            <text:p>0.634348473</text:p>
          </table:table-cell>
          <table:table-cell office:value-type="float" office:value="0.60208640599999996" table:style-name="ce4">
            <text:p>0.602086406</text:p>
          </table:table-cell>
          <table:table-cell office:value-type="float" office:value="0.62490729899999997" table:style-name="ce4">
            <text:p>0.624907299</text:p>
          </table:table-cell>
          <table:table-cell office:value-type="float" office:value="0.83580129000000003" table:style-name="ce4">
            <text:p>0.83580129</text:p>
          </table:table-cell>
          <table:table-cell office:value-type="float" office:value="0.57958218500000003" table:style-name="ce4">
            <text:p>0.579582185</text:p>
          </table:table-cell>
          <table:table-cell office:value-type="float" office:value="0.68759833199999998" table:style-name="ce4">
            <text:p>0.687598332</text:p>
          </table:table-cell>
          <table:table-cell office:value-type="float" office:value="0.84290807300000004" table:style-name="ce4">
            <text:p>0.842908073</text:p>
          </table:table-cell>
          <table:table-cell office:value-type="float" office:value="0.57712933718668258" table:formula="of:=COM.MICROSOFT.T.TEST([.F143:.H143];[.C143:.E143];2;3)" table:style-name="ce4">
            <text:p>0.57712933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13632369-13644729</text:p>
          </table:table-cell>
          <table:table-cell table:style-name="ce4"/>
          <table:table-cell office:value-type="float" office:value="3.486620083" table:style-name="ce4">
            <text:p>3.486620083</text:p>
          </table:table-cell>
          <table:table-cell office:value-type="float" office:value="5.2046854829999996" table:style-name="ce4">
            <text:p>5.204685483</text:p>
          </table:table-cell>
          <table:table-cell office:value-type="float" office:value="3.2774671089999998" table:style-name="ce4">
            <text:p>3.277467109</text:p>
          </table:table-cell>
          <table:table-cell office:value-type="float" office:value="3.5265060909999999" table:style-name="ce4">
            <text:p>3.526506091</text:p>
          </table:table-cell>
          <table:table-cell office:value-type="float" office:value="5.7580743969999997" table:style-name="ce4">
            <text:p>5.758074397</text:p>
          </table:table-cell>
          <table:table-cell office:value-type="float" office:value="4.3109750729999998" table:style-name="ce4">
            <text:p>4.310975073</text:p>
          </table:table-cell>
          <table:table-cell office:value-type="float" office:value="3.9895908919999998" table:style-name="ce4">
            <text:p>3.989590892</text:p>
          </table:table-cell>
          <table:table-cell office:value-type="float" office:value="4.5318518540000001" table:style-name="ce4">
            <text:p>4.531851854</text:p>
          </table:table-cell>
          <table:table-cell office:value-type="float" office:value="0.88034450799999997" table:style-name="ce4">
            <text:p>0.880344508</text:p>
          </table:table-cell>
          <table:table-cell office:value-type="float" office:value="0.57719145729515131" table:formula="of:=COM.MICROSOFT.T.TEST([.F144:.H144];[.C144:.E144];2;3)" table:style-name="ce4">
            <text:p>0.57719145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65224319-65226219</text:p>
          </table:table-cell>
          <table:table-cell table:style-name="ce4"/>
          <table:table-cell office:value-type="float" office:value="1.1895527340000001" table:style-name="ce4">
            <text:p>1.189552734</text:p>
          </table:table-cell>
          <table:table-cell office:value-type="float" office:value="2.7959054249999999" table:style-name="ce4">
            <text:p>2.795905425</text:p>
          </table:table-cell>
          <table:table-cell office:value-type="float" office:value="1.2686969450000001" table:style-name="ce4">
            <text:p>1.268696945</text:p>
          </table:table-cell>
          <table:table-cell office:value-type="float" office:value="1.892271561" table:style-name="ce4">
            <text:p>1.892271561</text:p>
          </table:table-cell>
          <table:table-cell office:value-type="float" office:value="2.7228103739999998" table:style-name="ce4">
            <text:p>2.722810374</text:p>
          </table:table-cell>
          <table:table-cell office:value-type="float" office:value="1.759581662" table:style-name="ce4">
            <text:p>1.759581662</text:p>
          </table:table-cell>
          <table:table-cell office:value-type="float" office:value="1.751385035" table:style-name="ce4">
            <text:p>1.751385035</text:p>
          </table:table-cell>
          <table:table-cell office:value-type="float" office:value="2.1248878659999999" table:style-name="ce4">
            <text:p>2.124887866</text:p>
          </table:table-cell>
          <table:table-cell office:value-type="float" office:value="0.82422468599999998" table:style-name="ce4">
            <text:p>0.824224686</text:p>
          </table:table-cell>
          <table:table-cell office:value-type="float" office:value="0.5772545998318982" table:formula="of:=COM.MICROSOFT.T.TEST([.F145:.H145];[.C145:.E145];2;3)" table:style-name="ce4">
            <text:p>0.577254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92605306-92636336</text:p>
          </table:table-cell>
          <table:table-cell table:style-name="ce4"/>
          <table:table-cell office:value-type="float" office:value="0.41019059800000002" table:style-name="ce4">
            <text:p>0.410190598</text:p>
          </table:table-cell>
          <table:table-cell office:value-type="float" office:value="0.55918108499999997" table:style-name="ce4">
            <text:p>0.559181085</text:p>
          </table:table-cell>
          <table:table-cell office:value-type="float" office:value="1.585871182" table:style-name="ce4">
            <text:p>1.585871182</text:p>
          </table:table-cell>
          <table:table-cell office:value-type="float" office:value="0.81711726500000004" table:style-name="ce4">
            <text:p>0.817117265</text:p>
          </table:table-cell>
          <table:table-cell office:value-type="float" office:value="1.8747218969999999" table:style-name="ce4">
            <text:p>1.874721897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0.85174762199999998" table:style-name="ce4">
            <text:p>0.851747622</text:p>
          </table:table-cell>
          <table:table-cell office:value-type="float" office:value="1.1612169699999999" table:style-name="ce4">
            <text:p>1.16121697</text:p>
          </table:table-cell>
          <table:table-cell office:value-type="float" office:value="0.73349567199999999" table:style-name="ce4">
            <text:p>0.733495672</text:p>
          </table:table-cell>
          <table:table-cell office:value-type="float" office:value="0.57942489888516446" table:formula="of:=COM.MICROSOFT.T.TEST([.F146:.H146];[.C146:.E146];2;3)" table:style-name="ce4">
            <text:p>0.57942489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4891712-4892379</text:p>
          </table:table-cell>
          <table:table-cell table:style-name="ce4"/>
          <table:table-cell office:value-type="float" office:value="27.728884430000001" table:style-name="ce4">
            <text:p>27.72888443</text:p>
          </table:table-cell>
          <table:table-cell office:value-type="float" office:value="51.358631959999997" table:style-name="ce4">
            <text:p>51.35863196</text:p>
          </table:table-cell>
          <table:table-cell office:value-type="float" office:value="46.836062239999997" table:style-name="ce4">
            <text:p>46.83606224</text:p>
          </table:table-cell>
          <table:table-cell office:value-type="float" office:value="61.369807209999998" table:style-name="ce4">
            <text:p>61.36980721</text:p>
          </table:table-cell>
          <table:table-cell office:value-type="float" office:value="52.581485579999999" table:style-name="ce4">
            <text:p>52.58148558</text:p>
          </table:table-cell>
          <table:table-cell office:value-type="float" office:value="32.156354880000002" table:style-name="ce4">
            <text:p>32.15635488</text:p>
          </table:table-cell>
          <table:table-cell office:value-type="float" office:value="41.974526210000001" table:style-name="ce4">
            <text:p>41.97452621</text:p>
          </table:table-cell>
          <table:table-cell office:value-type="float" office:value="48.702549220000002" table:style-name="ce4">
            <text:p>48.70254922</text:p>
          </table:table-cell>
          <table:table-cell office:value-type="float" office:value="0.86185480800000003" table:style-name="ce4">
            <text:p>0.861854808</text:p>
          </table:table-cell>
          <table:table-cell office:value-type="float" office:value="0.58404147076978263" table:formula="of:=COM.MICROSOFT.T.TEST([.F147:.H147];[.C147:.E147];2;3)" table:style-name="ce4">
            <text:p>0.58404147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30670409-30671274</text:p>
          </table:table-cell>
          <table:table-cell table:style-name="ce4"/>
          <table:table-cell office:value-type="float" office:value="0.61528589700000003" table:style-name="ce4">
            <text:p>0.615285897</text:p>
          </table:table-cell>
          <table:table-cell office:value-type="float" office:value="1.9356268329999999" table:style-name="ce4">
            <text:p>1.935626833</text:p>
          </table:table-cell>
          <table:table-cell office:value-type="float" office:value="2.7840849639999998" table:style-name="ce4">
            <text:p>2.784084964</text:p>
          </table:table-cell>
          <table:table-cell office:value-type="float" office:value="1.5482221860000001" table:style-name="ce4">
            <text:p>1.548222186</text:p>
          </table:table-cell>
          <table:table-cell office:value-type="float" office:value="1.2051783620000001" table:style-name="ce4">
            <text:p>1.205178362</text:p>
          </table:table-cell>
          <table:table-cell office:value-type="float" office:value="1.3636757880000001" table:style-name="ce4">
            <text:p>1.363675788</text:p>
          </table:table-cell>
          <table:table-cell office:value-type="float" office:value="1.7783325649999999" table:style-name="ce4">
            <text:p>1.778332565</text:p>
          </table:table-cell>
          <table:table-cell office:value-type="float" office:value="1.372358779" table:style-name="ce4">
            <text:p>1.372358779</text:p>
          </table:table-cell>
          <table:table-cell office:value-type="float" office:value="1.295821903" table:style-name="ce4">
            <text:p>1.295821903</text:p>
          </table:table-cell>
          <table:table-cell office:value-type="float" office:value="0.58737932693543238" table:formula="of:=COM.MICROSOFT.T.TEST([.F148:.H148];[.C148:.E148];2;3)" table:style-name="ce4">
            <text:p>0.58737932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7:59353214-59353526</text:p>
          </table:table-cell>
          <table:table-cell table:style-name="ce4"/>
          <table:table-cell office:value-type="float" office:value="0.36917153800000002" table:style-name="ce4">
            <text:p>0.369171538</text:p>
          </table:table-cell>
          <table:table-cell office:value-type="float" office:value="0.77425073300000002" table:style-name="ce4">
            <text:p>0.774250733</text:p>
          </table:table-cell>
          <table:table-cell office:value-type="float" office:value="1.374421691" table:style-name="ce4">
            <text:p>1.374421691</text:p>
          </table:table-cell>
          <table:table-cell office:value-type="float" office:value="0.94613577999999998" table:style-name="ce4">
            <text:p>0.94613578</text:p>
          </table:table-cell>
          <table:table-cell office:value-type="float" office:value="0.312453649" table:style-name="ce4">
            <text:p>0.312453649</text:p>
          </table:table-cell>
          <table:table-cell office:value-type="float" office:value="0.65984312300000003" table:style-name="ce4">
            <text:p>0.659843123</text:p>
          </table:table-cell>
          <table:table-cell office:value-type="float" office:value="0.83928132099999997" table:style-name="ce4">
            <text:p>0.839281321</text:p>
          </table:table-cell>
          <table:table-cell office:value-type="float" office:value="0.639477517" table:style-name="ce4">
            <text:p>0.639477517</text:p>
          </table:table-cell>
          <table:table-cell office:value-type="float" office:value="1.3124485189999999" table:style-name="ce4">
            <text:p>1.312448519</text:p>
          </table:table-cell>
          <table:table-cell office:value-type="float" office:value="0.59874935240724336" table:formula="of:=COM.MICROSOFT.T.TEST([.F149:.H149];[.C149:.E149];2;3)" table:style-name="ce4">
            <text:p>0.59874935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8:9583116-9595102</text:p>
          </table:table-cell>
          <table:table-cell table:style-name="ce4"/>
          <table:table-cell office:value-type="float" office:value="0.41019059800000002" table:style-name="ce4">
            <text:p>0.410190598</text:p>
          </table:table-cell>
          <table:table-cell office:value-type="float" office:value="1.677543255" table:style-name="ce4">
            <text:p>1.677543255</text:p>
          </table:table-cell>
          <table:table-cell office:value-type="float" office:value="1.621112764" table:style-name="ce4">
            <text:p>1.621112764</text:p>
          </table:table-cell>
          <table:table-cell office:value-type="float" office:value="2.0212900760000001" table:style-name="ce4">
            <text:p>2.021290076</text:p>
          </table:table-cell>
          <table:table-cell office:value-type="float" office:value="0.98199718400000002" table:style-name="ce4">
            <text:p>0.981997184</text:p>
          </table:table-cell>
          <table:table-cell office:value-type="float" office:value="1.583623496" table:style-name="ce4">
            <text:p>1.583623496</text:p>
          </table:table-cell>
          <table:table-cell office:value-type="float" office:value="1.2362822060000001" table:style-name="ce4">
            <text:p>1.236282206</text:p>
          </table:table-cell>
          <table:table-cell office:value-type="float" office:value="1.5289702519999999" table:style-name="ce4">
            <text:p>1.528970252</text:p>
          </table:table-cell>
          <table:table-cell office:value-type="float" office:value="0.80857178500000004" table:style-name="ce4">
            <text:p>0.808571785</text:p>
          </table:table-cell>
          <table:table-cell office:value-type="float" office:value="0.60049606348276841" table:formula="of:=COM.MICROSOFT.T.TEST([.F150:.H150];[.C150:.E150];2;3)" table:style-name="ce4">
            <text:p>0.60049606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204112914-204114605</text:p>
          </table:table-cell>
          <table:table-cell table:style-name="ce4"/>
          <table:table-cell office:value-type="float" office:value="1.5997433320000001" table:style-name="ce4">
            <text:p>1.599743332</text:p>
          </table:table-cell>
          <table:table-cell office:value-type="float" office:value="2.666863636" table:style-name="ce4">
            <text:p>2.666863636</text:p>
          </table:table-cell>
          <table:table-cell office:value-type="float" office:value="2.9250512909999999" table:style-name="ce4">
            <text:p>2.925051291</text:p>
          </table:table-cell>
          <table:table-cell office:value-type="float" office:value="1.892271561" table:style-name="ce4">
            <text:p>1.892271561</text:p>
          </table:table-cell>
          <table:table-cell office:value-type="float" office:value="3.2138089660000002" table:style-name="ce4">
            <text:p>3.213808966</text:p>
          </table:table-cell>
          <table:table-cell office:value-type="float" office:value="3.0792679089999999" table:style-name="ce4">
            <text:p>3.079267909</text:p>
          </table:table-cell>
          <table:table-cell office:value-type="float" office:value="2.3972194199999999" table:style-name="ce4">
            <text:p>2.39721942</text:p>
          </table:table-cell>
          <table:table-cell office:value-type="float" office:value="2.728449479" table:style-name="ce4">
            <text:p>2.728449479</text:p>
          </table:table-cell>
          <table:table-cell office:value-type="float" office:value="0.87860135900000003" table:style-name="ce4">
            <text:p>0.878601359</text:p>
          </table:table-cell>
          <table:table-cell office:value-type="float" office:value="0.60084107043339352" table:formula="of:=COM.MICROSOFT.T.TEST([.F151:.H151];[.C151:.E151];2;3)" table:style-name="ce4">
            <text:p>0.6008410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76699099-176740196</text:p>
          </table:table-cell>
          <table:table-cell table:style-name="ce4"/>
          <table:table-cell office:value-type="float" office:value="0.73834307600000004" table:style-name="ce4">
            <text:p>0.738343076</text:p>
          </table:table-cell>
          <table:table-cell office:value-type="float" office:value="0.172055718" table:style-name="ce4">
            <text:p>0.172055718</text:p>
          </table:table-cell>
          <table:table-cell office:value-type="float" office:value="0.28193265499999998" table:style-name="ce4">
            <text:p>0.281932655</text:p>
          </table:table-cell>
          <table:table-cell office:value-type="float" office:value="0.25803703099999997" table:style-name="ce4">
            <text:p>0.258037031</text:p>
          </table:table-cell>
          <table:table-cell office:value-type="float" office:value="0.53563482799999995" table:style-name="ce4">
            <text:p>0.535634828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0.39744381600000001" table:style-name="ce4">
            <text:p>0.397443816</text:p>
          </table:table-cell>
          <table:table-cell office:value-type="float" office:value="0.52849453599999996" table:style-name="ce4">
            <text:p>0.528494536</text:p>
          </table:table-cell>
          <table:table-cell office:value-type="float" office:value="0.75203013399999996" table:style-name="ce4">
            <text:p>0.752030134</text:p>
          </table:table-cell>
          <table:table-cell office:value-type="float" office:value="0.60269547174952809" table:formula="of:=COM.MICROSOFT.T.TEST([.F152:.H152];[.C152:.E152];2;3)" table:style-name="ce4">
            <text:p>0.60269547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7:20204332-20205912</text:p>
          </table:table-cell>
          <table:table-cell table:style-name="ce4"/>
          <table:table-cell office:value-type="float" office:value="2.5431817080000001" table:style-name="ce4">
            <text:p>2.543181708</text:p>
          </table:table-cell>
          <table:table-cell office:value-type="float" office:value="1.1183621699999999" table:style-name="ce4">
            <text:p>1.11836217</text:p>
          </table:table-cell>
          <table:table-cell office:value-type="float" office:value="2.9250512909999999" table:style-name="ce4">
            <text:p>2.925051291</text:p>
          </table:table-cell>
          <table:table-cell office:value-type="float" office:value="3.1394505439999998" table:style-name="ce4">
            <text:p>3.139450544</text:p>
          </table:table-cell>
          <table:table-cell office:value-type="float" office:value="1.517632012" table:style-name="ce4">
            <text:p>1.517632012</text:p>
          </table:table-cell>
          <table:table-cell office:value-type="float" office:value="3.2552260749999999" table:style-name="ce4">
            <text:p>3.255226075</text:p>
          </table:table-cell>
          <table:table-cell office:value-type="float" office:value="2.1955317230000002" table:style-name="ce4">
            <text:p>2.195531723</text:p>
          </table:table-cell>
          <table:table-cell office:value-type="float" office:value="2.6374362100000002" table:style-name="ce4">
            <text:p>2.63743621</text:p>
          </table:table-cell>
          <table:table-cell office:value-type="float" office:value="0.83244922300000002" table:style-name="ce4">
            <text:p>0.832449223</text:p>
          </table:table-cell>
          <table:table-cell office:value-type="float" office:value="0.60371826498086767" table:formula="of:=COM.MICROSOFT.T.TEST([.F153:.H153];[.C153:.E153];2;3)" table:style-name="ce4">
            <text:p>0.60371826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0:62139074-62140944</text:p>
          </table:table-cell>
          <table:table-cell table:style-name="ce4"/>
          <table:table-cell office:value-type="float" office:value="0.53324777700000003" table:style-name="ce4">
            <text:p>0.533247777</text:p>
          </table:table-cell>
          <table:table-cell office:value-type="float" office:value="0.30109750699999999" table:style-name="ce4">
            <text:p>0.301097507</text:p>
          </table:table-cell>
          <table:table-cell office:value-type="float" office:value="1.0572474549999999" table:style-name="ce4">
            <text:p>1.057247455</text:p>
          </table:table-cell>
          <table:table-cell office:value-type="float" office:value="0.64509257799999997" table:style-name="ce4">
            <text:p>0.645092578</text:p>
          </table:table-cell>
          <table:table-cell office:value-type="float" office:value="0.44636235600000002" table:style-name="ce4">
            <text:p>0.446362356</text:p>
          </table:table-cell>
          <table:table-cell office:value-type="float" office:value="0.39590587399999999" table:style-name="ce4">
            <text:p>0.395905874</text:p>
          </table:table-cell>
          <table:table-cell office:value-type="float" office:value="0.63053091299999997" table:style-name="ce4">
            <text:p>0.630530913</text:p>
          </table:table-cell>
          <table:table-cell office:value-type="float" office:value="0.49578693600000001" table:style-name="ce4">
            <text:p>0.495786936</text:p>
          </table:table-cell>
          <table:table-cell office:value-type="float" office:value="1.2717779899999999" table:style-name="ce4">
            <text:p>1.27177799</text:p>
          </table:table-cell>
          <table:table-cell office:value-type="float" office:value="0.61630492738089659" table:formula="of:=COM.MICROSOFT.T.TEST([.F154:.H154];[.C154:.E154];2;3)" table:style-name="ce4">
            <text:p>0.61630492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70122590-170129552</text:p>
          </table:table-cell>
          <table:table-cell table:style-name="ce4"/>
          <table:table-cell office:value-type="float" office:value="0.53324777700000003" table:style-name="ce4">
            <text:p>0.533247777</text:p>
          </table:table-cell>
          <table:table-cell office:value-type="float" office:value="0.86027859200000001" table:style-name="ce4">
            <text:p>0.860278592</text:p>
          </table:table-cell>
          <table:table-cell office:value-type="float" office:value="0.95152270900000002" table:style-name="ce4">
            <text:p>0.951522709</text:p>
          </table:table-cell>
          <table:table-cell office:value-type="float" office:value="0.81711726500000004" table:style-name="ce4">
            <text:p>0.817117265</text:p>
          </table:table-cell>
          <table:table-cell office:value-type="float" office:value="1.963994368" table:style-name="ce4">
            <text:p>1.963994368</text:p>
          </table:table-cell>
          <table:table-cell office:value-type="float" office:value="0.39590587399999999" table:style-name="ce4">
            <text:p>0.395905874</text:p>
          </table:table-cell>
          <table:table-cell office:value-type="float" office:value="0.78168302599999995" table:style-name="ce4">
            <text:p>0.781683026</text:p>
          </table:table-cell>
          <table:table-cell office:value-type="float" office:value="1.0590058360000001" table:style-name="ce4">
            <text:p>1.059005836</text:p>
          </table:table-cell>
          <table:table-cell office:value-type="float" office:value="0.73812910200000004" table:style-name="ce4">
            <text:p>0.738129102</text:p>
          </table:table-cell>
          <table:table-cell office:value-type="float" office:value="0.61889440444634347" table:formula="of:=COM.MICROSOFT.T.TEST([.F155:.H155];[.C155:.E155];2;3)" table:style-name="ce4">
            <text:p>0.61889440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102304316-102315830</text:p>
          </table:table-cell>
          <table:table-cell table:style-name="ce4"/>
          <table:table-cell office:value-type="float" office:value="0.61528589700000003" table:style-name="ce4">
            <text:p>0.615285897</text:p>
          </table:table-cell>
          <table:table-cell office:value-type="float" office:value="4.0433093839999996" table:style-name="ce4">
            <text:p>4.043309384</text:p>
          </table:table-cell>
          <table:table-cell office:value-type="float" office:value="1.7268375090000001" table:style-name="ce4">
            <text:p>1.726837509</text:p>
          </table:table-cell>
          <table:table-cell office:value-type="float" office:value="2.0212900760000001" table:style-name="ce4">
            <text:p>2.021290076</text:p>
          </table:table-cell>
          <table:table-cell office:value-type="float" office:value="2.856719081" table:style-name="ce4">
            <text:p>2.856719081</text:p>
          </table:table-cell>
          <table:table-cell office:value-type="float" office:value="3.2992156170000002" table:style-name="ce4">
            <text:p>3.299215617</text:p>
          </table:table-cell>
          <table:table-cell office:value-type="float" office:value="2.1284775969999998" table:style-name="ce4">
            <text:p>2.128477597</text:p>
          </table:table-cell>
          <table:table-cell office:value-type="float" office:value="2.7257415909999998" table:style-name="ce4">
            <text:p>2.725741591</text:p>
          </table:table-cell>
          <table:table-cell office:value-type="float" office:value="0.78088018400000003" table:style-name="ce4">
            <text:p>0.780880184</text:p>
          </table:table-cell>
          <table:table-cell office:value-type="float" office:value="0.62421939257703862" table:formula="of:=COM.MICROSOFT.T.TEST([.F156:.H156];[.C156:.E156];2;3)" table:style-name="ce4">
            <text:p>0.62421939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100006631-100008932</text:p>
          </table:table-cell>
          <table:table-cell table:style-name="ce4"/>
          <table:table-cell office:value-type="float" office:value="0.69732401700000002" table:style-name="ce4">
            <text:p>0.697324017</text:p>
          </table:table-cell>
          <table:table-cell office:value-type="float" office:value="0.430139296" table:style-name="ce4">
            <text:p>0.430139296</text:p>
          </table:table-cell>
          <table:table-cell office:value-type="float" office:value="0.42289898199999998" table:style-name="ce4">
            <text:p>0.422898982</text:p>
          </table:table-cell>
          <table:table-cell office:value-type="float" office:value="0.64509257799999997" table:style-name="ce4">
            <text:p>0.645092578</text:p>
          </table:table-cell>
          <table:table-cell office:value-type="float" office:value="0.22318117800000001" table:style-name="ce4">
            <text:p>0.223181178</text:p>
          </table:table-cell>
          <table:table-cell office:value-type="float" office:value="0.43989541599999998" table:style-name="ce4">
            <text:p>0.439895416</text:p>
          </table:table-cell>
          <table:table-cell office:value-type="float" office:value="0.51678743199999999" table:style-name="ce4">
            <text:p>0.516787432</text:p>
          </table:table-cell>
          <table:table-cell office:value-type="float" office:value="0.43605639099999999" table:style-name="ce4">
            <text:p>0.436056391</text:p>
          </table:table-cell>
          <table:table-cell office:value-type="float" office:value="1.185138993" table:style-name="ce4">
            <text:p>1.185138993</text:p>
          </table:table-cell>
          <table:table-cell office:value-type="float" office:value="0.62487103641978803" table:formula="of:=COM.MICROSOFT.T.TEST([.F157:.H157];[.C157:.E157];2;3)" table:style-name="ce4">
            <text:p>0.62487103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164692220-164705105</text:p>
          </table:table-cell>
          <table:table-cell table:style-name="ce4"/>
          <table:table-cell office:value-type="float" office:value="3.9788488009999998" table:style-name="ce4">
            <text:p>3.978848801</text:p>
          </table:table-cell>
          <table:table-cell office:value-type="float" office:value="11.01156598" table:style-name="ce4">
            <text:p>11.01156598</text:p>
          </table:table-cell>
          <table:table-cell office:value-type="float" office:value="4.8985798730000001" table:style-name="ce4">
            <text:p>4.898579873</text:p>
          </table:table-cell>
          <table:table-cell office:value-type="float" office:value="7.4830738999999999" table:style-name="ce4">
            <text:p>7.4830739</text:p>
          </table:table-cell>
          <table:table-cell office:value-type="float" office:value="7.3649788799999998" table:style-name="ce4">
            <text:p>7.36497888</text:p>
          </table:table-cell>
          <table:table-cell office:value-type="float" office:value="8.7979083110000005" table:style-name="ce4">
            <text:p>8.797908311</text:p>
          </table:table-cell>
          <table:table-cell office:value-type="float" office:value="6.6296648850000004" table:style-name="ce4">
            <text:p>6.629664885</text:p>
          </table:table-cell>
          <table:table-cell office:value-type="float" office:value="7.8819870300000003" table:style-name="ce4">
            <text:p>7.88198703</text:p>
          </table:table-cell>
          <table:table-cell office:value-type="float" office:value="0.84111593399999995" table:style-name="ce4">
            <text:p>0.841115934</text:p>
          </table:table-cell>
          <table:table-cell office:value-type="float" office:value="0.63043064819205874" table:formula="of:=COM.MICROSOFT.T.TEST([.F158:.H158];[.C158:.E158];2;3)" table:style-name="ce4">
            <text:p>0.63043064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4261778-4262701</text:p>
          </table:table-cell>
          <table:table-cell table:style-name="ce4"/>
          <table:table-cell office:value-type="float" office:value="0.53324777700000003" table:style-name="ce4">
            <text:p>0.533247777</text:p>
          </table:table-cell>
          <table:table-cell office:value-type="float" office:value="0.387125367" table:style-name="ce4">
            <text:p>0.387125367</text:p>
          </table:table-cell>
          <table:table-cell office:value-type="float" office:value="0.24669107300000001" table:style-name="ce4">
            <text:p>0.246691073</text:p>
          </table:table-cell>
          <table:table-cell office:value-type="float" office:value="0.25803703099999997" table:style-name="ce4">
            <text:p>0.258037031</text:p>
          </table:table-cell>
          <table:table-cell office:value-type="float" office:value="0.26781741399999998" table:style-name="ce4">
            <text:p>0.267817414</text:p>
          </table:table-cell>
          <table:table-cell office:value-type="float" office:value="1.14372808" table:style-name="ce4">
            <text:p>1.14372808</text:p>
          </table:table-cell>
          <table:table-cell office:value-type="float" office:value="0.38902140600000001" table:style-name="ce4">
            <text:p>0.389021406</text:p>
          </table:table-cell>
          <table:table-cell office:value-type="float" office:value="0.55652750799999995" table:style-name="ce4">
            <text:p>0.556527508</text:p>
          </table:table-cell>
          <table:table-cell office:value-type="float" office:value="0.69901559199999996" table:style-name="ce4">
            <text:p>0.699015592</text:p>
          </table:table-cell>
          <table:table-cell office:value-type="float" office:value="0.6313222255469082" table:formula="of:=COM.MICROSOFT.T.TEST([.F159:.H159];[.C159:.E159];2;3)" table:style-name="ce4">
            <text:p>0.63132222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47279861-47294030</text:p>
          </table:table-cell>
          <table:table-cell table:style-name="ce4"/>
          <table:table-cell office:value-type="float" office:value="0.41019059800000002" table:style-name="ce4">
            <text:p>0.410190598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1.1629722" table:style-name="ce4">
            <text:p>1.1629722</text:p>
          </table:table-cell>
          <table:table-cell office:value-type="float" office:value="1.0321481239999999" table:style-name="ce4">
            <text:p>1.032148124</text:p>
          </table:table-cell>
          <table:table-cell office:value-type="float" office:value="0.84808847700000001" table:style-name="ce4">
            <text:p>0.848088477</text:p>
          </table:table-cell>
          <table:table-cell office:value-type="float" office:value="0.61585358199999995" table:style-name="ce4">
            <text:p>0.615853582</text:p>
          </table:table-cell>
          <table:table-cell office:value-type="float" office:value="0.69644331800000003" table:style-name="ce4">
            <text:p>0.696443318</text:p>
          </table:table-cell>
          <table:table-cell office:value-type="float" office:value="0.83203006099999999" table:style-name="ce4">
            <text:p>0.832030061</text:p>
          </table:table-cell>
          <table:table-cell office:value-type="float" office:value="0.83704105200000001" table:style-name="ce4">
            <text:p>0.837041052</text:p>
          </table:table-cell>
          <table:table-cell office:value-type="float" office:value="0.64354458920336644" table:formula="of:=COM.MICROSOFT.T.TEST([.F160:.H160];[.C160:.E160];2;3)" table:style-name="ce4">
            <text:p>0.64354458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45926141-45928859</text:p>
          </table:table-cell>
          <table:table-cell table:style-name="ce4"/>
          <table:table-cell office:value-type="float" office:value="1.6407623920000001" table:style-name="ce4">
            <text:p>1.640762392</text:p>
          </table:table-cell>
          <table:table-cell office:value-type="float" office:value="3.3120725800000002" table:style-name="ce4">
            <text:p>3.31207258</text:p>
          </table:table-cell>
          <table:table-cell office:value-type="float" office:value="2.1849780729999999" table:style-name="ce4">
            <text:p>2.184978073</text:p>
          </table:table-cell>
          <table:table-cell office:value-type="float" office:value="1.5482221860000001" table:style-name="ce4">
            <text:p>1.548222186</text:p>
          </table:table-cell>
          <table:table-cell office:value-type="float" office:value="4.1958061500000001" table:style-name="ce4">
            <text:p>4.19580615</text:p>
          </table:table-cell>
          <table:table-cell office:value-type="float" office:value="2.771341118" table:style-name="ce4">
            <text:p>2.771341118</text:p>
          </table:table-cell>
          <table:table-cell office:value-type="float" office:value="2.379271015" table:style-name="ce4">
            <text:p>2.379271015</text:p>
          </table:table-cell>
          <table:table-cell office:value-type="float" office:value="2.838456485" table:style-name="ce4">
            <text:p>2.838456485</text:p>
          </table:table-cell>
          <table:table-cell office:value-type="float" office:value="0.838227053" table:style-name="ce4">
            <text:p>0.838227053</text:p>
          </table:table-cell>
          <table:table-cell office:value-type="float" office:value="0.64452125800346405" table:formula="of:=COM.MICROSOFT.T.TEST([.F161:.H161];[.C161:.E161];2;3)" table:style-name="ce4">
            <text:p>0.64452125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122377388-122380558</text:p>
          </table:table-cell>
          <table:table-cell table:style-name="ce4"/>
          <table:table-cell office:value-type="float" office:value="1.394648033" table:style-name="ce4">
            <text:p>1.394648033</text:p>
          </table:table-cell>
          <table:table-cell office:value-type="float" office:value="2.6238497060000001" table:style-name="ce4">
            <text:p>2.623849706</text:p>
          </table:table-cell>
          <table:table-cell office:value-type="float" office:value="1.4801464360000001" table:style-name="ce4">
            <text:p>1.480146436</text:p>
          </table:table-cell>
          <table:table-cell office:value-type="float" office:value="2.150308592" table:style-name="ce4">
            <text:p>2.150308592</text:p>
          </table:table-cell>
          <table:table-cell office:value-type="float" office:value="2.1425393110000002" table:style-name="ce4">
            <text:p>2.142539311</text:p>
          </table:table-cell>
          <table:table-cell office:value-type="float" office:value="1.847560745" table:style-name="ce4">
            <text:p>1.847560745</text:p>
          </table:table-cell>
          <table:table-cell office:value-type="float" office:value="1.832881392" table:style-name="ce4">
            <text:p>1.832881392</text:p>
          </table:table-cell>
          <table:table-cell office:value-type="float" office:value="2.0468028829999998" table:style-name="ce4">
            <text:p>2.046802883</text:p>
          </table:table-cell>
          <table:table-cell office:value-type="float" office:value="0.89548505499999997" table:style-name="ce4">
            <text:p>0.895485055</text:p>
          </table:table-cell>
          <table:table-cell office:value-type="float" office:value="0.64759947332272283" table:formula="of:=COM.MICROSOFT.T.TEST([.F162:.H162];[.C162:.E162];2;3)" table:style-name="ce4">
            <text:p>0.64759947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9:12928341-12928847</text:p>
          </table:table-cell>
          <table:table-cell table:style-name="ce4"/>
          <table:table-cell office:value-type="float" office:value="0.49222871800000001" table:style-name="ce4">
            <text:p>0.492228718</text:p>
          </table:table-cell>
          <table:table-cell office:value-type="float" office:value="1.5915153959999999" table:style-name="ce4">
            <text:p>1.591515396</text:p>
          </table:table-cell>
          <table:table-cell office:value-type="float" office:value="0.42289898199999998" table:style-name="ce4">
            <text:p>0.422898982</text:p>
          </table:table-cell>
          <table:table-cell office:value-type="float" office:value="1.16116664" table:style-name="ce4">
            <text:p>1.16116664</text:p>
          </table:table-cell>
          <table:table-cell office:value-type="float" office:value="0.26781741399999998" table:style-name="ce4">
            <text:p>0.267817414</text:p>
          </table:table-cell>
          <table:table-cell office:value-type="float" office:value="0.39590587399999999" table:style-name="ce4">
            <text:p>0.395905874</text:p>
          </table:table-cell>
          <table:table-cell office:value-type="float" office:value="0.83554769900000003" table:style-name="ce4">
            <text:p>0.835547699</text:p>
          </table:table-cell>
          <table:table-cell office:value-type="float" office:value="0.60829664299999997" table:style-name="ce4">
            <text:p>0.608296643</text:p>
          </table:table-cell>
          <table:table-cell office:value-type="float" office:value="1.373585912" table:style-name="ce4">
            <text:p>1.373585912</text:p>
          </table:table-cell>
          <table:table-cell office:value-type="float" office:value="0.65620780277508017" table:formula="of:=COM.MICROSOFT.T.TEST([.F163:.H163];[.C163:.E163];2;3)" table:style-name="ce4">
            <text:p>0.65620780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92563641-92636336</text:p>
          </table:table-cell>
          <table:table-cell table:style-name="ce4"/>
          <table:table-cell office:value-type="float" office:value="0.86140025600000003" table:style-name="ce4">
            <text:p>0.861400256</text:p>
          </table:table-cell>
          <table:table-cell office:value-type="float" office:value="1.7205571850000001" table:style-name="ce4">
            <text:p>1.720557185</text:p>
          </table:table-cell>
          <table:table-cell office:value-type="float" office:value="0.35241581799999999" table:style-name="ce4">
            <text:p>0.352415818</text:p>
          </table:table-cell>
          <table:table-cell office:value-type="float" office:value="0.51607406199999994" table:style-name="ce4">
            <text:p>0.516074062</text:p>
          </table:table-cell>
          <table:table-cell office:value-type="float" office:value="0.66954353499999997" table:style-name="ce4">
            <text:p>0.669543535</text:p>
          </table:table-cell>
          <table:table-cell office:value-type="float" office:value="1.0997385390000001" table:style-name="ce4">
            <text:p>1.099738539</text:p>
          </table:table-cell>
          <table:table-cell office:value-type="float" office:value="0.97812441999999999" table:style-name="ce4">
            <text:p>0.97812442</text:p>
          </table:table-cell>
          <table:table-cell office:value-type="float" office:value="0.76178537899999998" table:style-name="ce4">
            <text:p>0.761785379</text:p>
          </table:table-cell>
          <table:table-cell office:value-type="float" office:value="1.28398949" table:style-name="ce4">
            <text:p>1.28398949</text:p>
          </table:table-cell>
          <table:table-cell office:value-type="float" office:value="0.65666570024806559" table:formula="of:=COM.MICROSOFT.T.TEST([.F164:.H164];[.C164:.E164];2;3)" table:style-name="ce4">
            <text:p>0.656665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128074459-128077962</text:p>
          </table:table-cell>
          <table:table-cell table:style-name="ce4"/>
          <table:table-cell office:value-type="float" office:value="1.0664955549999999" table:style-name="ce4">
            <text:p>1.066495555</text:p>
          </table:table-cell>
          <table:table-cell office:value-type="float" office:value="6.2800337239999999" table:style-name="ce4">
            <text:p>6.280033724</text:p>
          </table:table-cell>
          <table:table-cell office:value-type="float" office:value="4.7223719639999997" table:style-name="ce4">
            <text:p>4.722371964</text:p>
          </table:table-cell>
          <table:table-cell office:value-type="float" office:value="1.9782839050000001" table:style-name="ce4">
            <text:p>1.978283905</text:p>
          </table:table-cell>
          <table:table-cell office:value-type="float" office:value="4.2850786210000003" table:style-name="ce4">
            <text:p>4.285078621</text:p>
          </table:table-cell>
          <table:table-cell office:value-type="float" office:value="3.2992156170000002" table:style-name="ce4">
            <text:p>3.299215617</text:p>
          </table:table-cell>
          <table:table-cell office:value-type="float" office:value="4.022967081" table:style-name="ce4">
            <text:p>4.022967081</text:p>
          </table:table-cell>
          <table:table-cell office:value-type="float" office:value="3.1875260480000001" table:style-name="ce4">
            <text:p>3.187526048</text:p>
          </table:table-cell>
          <table:table-cell office:value-type="float" office:value="1.2620970060000001" table:style-name="ce4">
            <text:p>1.262097006</text:p>
          </table:table-cell>
          <table:table-cell office:value-type="float" office:value="0.65696554039695731" table:formula="of:=COM.MICROSOFT.T.TEST([.F165:.H165];[.C165:.E165];2;3)" table:style-name="ce4">
            <text:p>0.6569655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92605306-92704744</text:p>
          </table:table-cell>
          <table:table-cell table:style-name="ce4"/>
          <table:table-cell office:value-type="float" office:value="0.41019059800000002" table:style-name="ce4">
            <text:p>0.410190598</text:p>
          </table:table-cell>
          <table:table-cell office:value-type="float" office:value="1.2474039589999999" table:style-name="ce4">
            <text:p>1.247403959</text:p>
          </table:table-cell>
          <table:table-cell office:value-type="float" office:value="0.66959005500000002" table:style-name="ce4">
            <text:p>0.669590055</text:p>
          </table:table-cell>
          <table:table-cell office:value-type="float" office:value="0.64509257799999997" table:style-name="ce4">
            <text:p>0.645092578</text:p>
          </table:table-cell>
          <table:table-cell office:value-type="float" office:value="0.80345224100000001" table:style-name="ce4">
            <text:p>0.803452241</text:p>
          </table:table-cell>
          <table:table-cell office:value-type="float" office:value="0.483884957" table:style-name="ce4">
            <text:p>0.483884957</text:p>
          </table:table-cell>
          <table:table-cell office:value-type="float" office:value="0.77572820399999998" table:style-name="ce4">
            <text:p>0.775728204</text:p>
          </table:table-cell>
          <table:table-cell office:value-type="float" office:value="0.64414325900000002" table:style-name="ce4">
            <text:p>0.644143259</text:p>
          </table:table-cell>
          <table:table-cell office:value-type="float" office:value="1.204279007" table:style-name="ce4">
            <text:p>1.204279007</text:p>
          </table:table-cell>
          <table:table-cell office:value-type="float" office:value="0.65809510636160806" table:formula="of:=COM.MICROSOFT.T.TEST([.F166:.H166];[.C166:.E166];2;3)" table:style-name="ce4">
            <text:p>0.65809510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66053405-66054951</text:p>
          </table:table-cell>
          <table:table-cell table:style-name="ce4"/>
          <table:table-cell office:value-type="float" office:value="1.271590854" table:style-name="ce4">
            <text:p>1.271590854</text:p>
          </table:table-cell>
          <table:table-cell office:value-type="float" office:value="0.90329252199999999" table:style-name="ce4">
            <text:p>0.903292522</text:p>
          </table:table-cell>
          <table:table-cell office:value-type="float" office:value="1.339180109" table:style-name="ce4">
            <text:p>1.339180109</text:p>
          </table:table-cell>
          <table:table-cell office:value-type="float" office:value="1.892271561" table:style-name="ce4">
            <text:p>1.892271561</text:p>
          </table:table-cell>
          <table:table-cell office:value-type="float" office:value="1.3390870690000001" table:style-name="ce4">
            <text:p>1.339087069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1.1713544950000001" table:style-name="ce4">
            <text:p>1.171354495</text:p>
          </table:table-cell>
          <table:table-cell office:value-type="float" office:value="1.3410567929999999" table:style-name="ce4">
            <text:p>1.341056793</text:p>
          </table:table-cell>
          <table:table-cell office:value-type="float" office:value="0.87345629300000005" table:style-name="ce4">
            <text:p>0.873456293</text:p>
          </table:table-cell>
          <table:table-cell office:value-type="float" office:value="0.66023347685053868" table:formula="of:=COM.MICROSOFT.T.TEST([.F167:.H167];[.C167:.E167];2;3)" table:style-name="ce4">
            <text:p>0.66023347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47396375-47407961</text:p>
          </table:table-cell>
          <table:table-cell table:style-name="ce4"/>
          <table:table-cell office:value-type="float" office:value="1.353628973" table:style-name="ce4">
            <text:p>1.353628973</text:p>
          </table:table-cell>
          <table:table-cell office:value-type="float" office:value="0.90329252199999999" table:style-name="ce4">
            <text:p>0.903292522</text:p>
          </table:table-cell>
          <table:table-cell office:value-type="float" office:value="1.9735285819999999" table:style-name="ce4">
            <text:p>1.973528582</text:p>
          </table:table-cell>
          <table:table-cell office:value-type="float" office:value="1.677240702" table:style-name="ce4">
            <text:p>1.677240702</text:p>
          </table:table-cell>
          <table:table-cell office:value-type="float" office:value="0.84808847700000001" table:style-name="ce4">
            <text:p>0.848088477</text:p>
          </table:table-cell>
          <table:table-cell office:value-type="float" office:value="2.507403869" table:style-name="ce4">
            <text:p>2.507403869</text:p>
          </table:table-cell>
          <table:table-cell office:value-type="float" office:value="1.4101500259999999" table:style-name="ce4">
            <text:p>1.410150026</text:p>
          </table:table-cell>
          <table:table-cell office:value-type="float" office:value="1.677577683" table:style-name="ce4">
            <text:p>1.677577683</text:p>
          </table:table-cell>
          <table:table-cell office:value-type="float" office:value="0.84058701999999996" table:style-name="ce4">
            <text:p>0.84058702</text:p>
          </table:table-cell>
          <table:table-cell office:value-type="float" office:value="0.66758023612372885" table:formula="of:=COM.MICROSOFT.T.TEST([.F168:.H168];[.C168:.E168];2;3)" table:style-name="ce4">
            <text:p>0.66758023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71426459-71427414</text:p>
          </table:table-cell>
          <table:table-cell table:style-name="ce4"/>
          <table:table-cell office:value-type="float" office:value="0.45120965800000001" table:style-name="ce4">
            <text:p>0.451209658</text:p>
          </table:table-cell>
          <table:table-cell office:value-type="float" office:value="1.5915153959999999" table:style-name="ce4">
            <text:p>1.591515396</text:p>
          </table:table-cell>
          <table:table-cell office:value-type="float" office:value="0.56386530899999998" table:style-name="ce4">
            <text:p>0.563865309</text:p>
          </table:table-cell>
          <table:table-cell office:value-type="float" office:value="0.64509257799999997" table:style-name="ce4">
            <text:p>0.645092578</text:p>
          </table:table-cell>
          <table:table-cell office:value-type="float" office:value="0.58027106299999998" table:style-name="ce4">
            <text:p>0.580271063</text:p>
          </table:table-cell>
          <table:table-cell office:value-type="float" office:value="0.83580129000000003" table:style-name="ce4">
            <text:p>0.83580129</text:p>
          </table:table-cell>
          <table:table-cell office:value-type="float" office:value="0.86886345399999998" table:style-name="ce4">
            <text:p>0.868863454</text:p>
          </table:table-cell>
          <table:table-cell office:value-type="float" office:value="0.68705497699999996" table:style-name="ce4">
            <text:p>0.687054977</text:p>
          </table:table-cell>
          <table:table-cell office:value-type="float" office:value="1.2646199840000001" table:style-name="ce4">
            <text:p>1.264619984</text:p>
          </table:table-cell>
          <table:table-cell office:value-type="float" office:value="0.66889145489179602" table:formula="of:=COM.MICROSOFT.T.TEST([.F169:.H169];[.C169:.E169];2;3)" table:style-name="ce4">
            <text:p>0.66889145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37631384-37638504</text:p>
          </table:table-cell>
          <table:table-cell table:style-name="ce4"/>
          <table:table-cell office:value-type="float" office:value="3.6506963219999999" table:style-name="ce4">
            <text:p>3.650696322</text:p>
          </table:table-cell>
          <table:table-cell office:value-type="float" office:value="11.39869135" table:style-name="ce4">
            <text:p>11.39869135</text:p>
          </table:table-cell>
          <table:table-cell office:value-type="float" office:value="7.8588727460000003" table:style-name="ce4">
            <text:p>7.858872746</text:p>
          </table:table-cell>
          <table:table-cell office:value-type="float" office:value="9.9344256939999998" table:style-name="ce4">
            <text:p>9.934425694</text:p>
          </table:table-cell>
          <table:table-cell office:value-type="float" office:value="9.2397007769999995" table:style-name="ce4">
            <text:p>9.239700777</text:p>
          </table:table-cell>
          <table:table-cell office:value-type="float" office:value="7.1702952739999999" table:style-name="ce4">
            <text:p>7.170295274</text:p>
          </table:table-cell>
          <table:table-cell office:value-type="float" office:value="7.6360868059999998" table:style-name="ce4">
            <text:p>7.636086806</text:p>
          </table:table-cell>
          <table:table-cell office:value-type="float" office:value="8.7814739149999994" table:style-name="ce4">
            <text:p>8.781473915</text:p>
          </table:table-cell>
          <table:table-cell office:value-type="float" office:value="0.86956778300000004" table:style-name="ce4">
            <text:p>0.869567783</text:p>
          </table:table-cell>
          <table:table-cell office:value-type="float" office:value="0.66974135543391611" table:formula="of:=COM.MICROSOFT.T.TEST([.F170:.H170];[.C170:.E170];2;3)" table:style-name="ce4">
            <text:p>0.66974135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07710451-107716849</text:p>
          </table:table-cell>
          <table:table-cell table:style-name="ce4"/>
          <table:table-cell office:value-type="float" office:value="1.271590854" table:style-name="ce4">
            <text:p>1.271590854</text:p>
          </table:table-cell>
          <table:table-cell office:value-type="float" office:value="2.2797382700000002" table:style-name="ce4">
            <text:p>2.27973827</text:p>
          </table:table-cell>
          <table:table-cell office:value-type="float" office:value="1.585871182" table:style-name="ce4">
            <text:p>1.585871182</text:p>
          </table:table-cell>
          <table:table-cell office:value-type="float" office:value="0.64509257799999997" table:style-name="ce4">
            <text:p>0.645092578</text:p>
          </table:table-cell>
          <table:table-cell office:value-type="float" office:value="1.6069044830000001" table:style-name="ce4">
            <text:p>1.606904483</text:p>
          </table:table-cell>
          <table:table-cell office:value-type="float" office:value="2.1554875359999999" table:style-name="ce4">
            <text:p>2.155487536</text:p>
          </table:table-cell>
          <table:table-cell office:value-type="float" office:value="1.7124001019999999" table:style-name="ce4">
            <text:p>1.712400102</text:p>
          </table:table-cell>
          <table:table-cell office:value-type="float" office:value="1.469161532" table:style-name="ce4">
            <text:p>1.469161532</text:p>
          </table:table-cell>
          <table:table-cell office:value-type="float" office:value="1.1655628490000001" table:style-name="ce4">
            <text:p>1.165562849</text:p>
          </table:table-cell>
          <table:table-cell office:value-type="float" office:value="0.67464955061026266" table:formula="of:=COM.MICROSOFT.T.TEST([.F171:.H171];[.C171:.E171];2;3)" table:style-name="ce4">
            <text:p>0.67464955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126970701-127000307</text:p>
          </table:table-cell>
          <table:table-cell table:style-name="ce4"/>
          <table:table-cell office:value-type="float" office:value="2.1740101690000002" table:style-name="ce4">
            <text:p>2.174010169</text:p>
          </table:table-cell>
          <table:table-cell office:value-type="float" office:value="5.2907133420000001" table:style-name="ce4">
            <text:p>5.290713342</text:p>
          </table:table-cell>
          <table:table-cell office:value-type="float" office:value="2.2554612359999999" table:style-name="ce4">
            <text:p>2.255461236</text:p>
          </table:table-cell>
          <table:table-cell office:value-type="float" office:value="3.5265060909999999" table:style-name="ce4">
            <text:p>3.526506091</text:p>
          </table:table-cell>
          <table:table-cell office:value-type="float" office:value="4.642168506" table:style-name="ce4">
            <text:p>4.642168506</text:p>
          </table:table-cell>
          <table:table-cell office:value-type="float" office:value="3.1232574510000002" table:style-name="ce4">
            <text:p>3.123257451</text:p>
          </table:table-cell>
          <table:table-cell office:value-type="float" office:value="3.2400615820000001" table:style-name="ce4">
            <text:p>3.240061582</text:p>
          </table:table-cell>
          <table:table-cell office:value-type="float" office:value="3.7639773490000001" table:style-name="ce4">
            <text:p>3.763977349</text:p>
          </table:table-cell>
          <table:table-cell office:value-type="float" office:value="0.86080793799999999" table:style-name="ce4">
            <text:p>0.860807938</text:p>
          </table:table-cell>
          <table:table-cell office:value-type="float" office:value="0.6748712053609367" table:formula="of:=COM.MICROSOFT.T.TEST([.F172:.H172];[.C172:.E172];2;3)" table:style-name="ce4">
            <text:p>0.67487120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X:1285777-1290509</text:p>
          </table:table-cell>
          <table:table-cell table:style-name="ce4"/>
          <table:table-cell office:value-type="float" office:value="3.7327344419999999" table:style-name="ce4">
            <text:p>3.732734442</text:p>
          </table:table-cell>
          <table:table-cell office:value-type="float" office:value="2.4948079179999998" table:style-name="ce4">
            <text:p>2.494807918</text:p>
          </table:table-cell>
          <table:table-cell office:value-type="float" office:value="0.98676429099999996" table:style-name="ce4">
            <text:p>0.986764291</text:p>
          </table:table-cell>
          <table:table-cell office:value-type="float" office:value="2.494357967" table:style-name="ce4">
            <text:p>2.494357967</text:p>
          </table:table-cell>
          <table:table-cell office:value-type="float" office:value="4.5082597990000002" table:style-name="ce4">
            <text:p>4.508259799</text:p>
          </table:table-cell>
          <table:table-cell office:value-type="float" office:value="1.759581662" table:style-name="ce4">
            <text:p>1.759581662</text:p>
          </table:table-cell>
          <table:table-cell office:value-type="float" office:value="2.4047688840000001" table:style-name="ce4">
            <text:p>2.404768884</text:p>
          </table:table-cell>
          <table:table-cell office:value-type="float" office:value="2.9207331430000001" table:style-name="ce4">
            <text:p>2.920733143</text:p>
          </table:table-cell>
          <table:table-cell office:value-type="float" office:value="0.82334426500000002" table:style-name="ce4">
            <text:p>0.823344265</text:p>
          </table:table-cell>
          <table:table-cell office:value-type="float" office:value="0.67499507532555691" table:formula="of:=COM.MICROSOFT.T.TEST([.F173:.H173];[.C173:.E173];2;3)" table:style-name="ce4">
            <text:p>0.67499507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4:30935162-30956242</text:p>
          </table:table-cell>
          <table:table-cell table:style-name="ce4"/>
          <table:table-cell office:value-type="float" office:value="0.45120965800000001" table:style-name="ce4">
            <text:p>0.451209658</text:p>
          </table:table-cell>
          <table:table-cell office:value-type="float" office:value="0.817264663" table:style-name="ce4">
            <text:p>0.817264663</text:p>
          </table:table-cell>
          <table:table-cell office:value-type="float" office:value="0.74007321800000003" table:style-name="ce4">
            <text:p>0.740073218</text:p>
          </table:table-cell>
          <table:table-cell office:value-type="float" office:value="0.86012343700000005" table:style-name="ce4">
            <text:p>0.860123437</text:p>
          </table:table-cell>
          <table:table-cell office:value-type="float" office:value="0.312453649" table:style-name="ce4">
            <text:p>0.312453649</text:p>
          </table:table-cell>
          <table:table-cell office:value-type="float" office:value="0.57186404000000002" table:style-name="ce4">
            <text:p>0.57186404</text:p>
          </table:table-cell>
          <table:table-cell office:value-type="float" office:value="0.66951584600000003" table:style-name="ce4">
            <text:p>0.669515846</text:p>
          </table:table-cell>
          <table:table-cell office:value-type="float" office:value="0.58148037500000005" table:style-name="ce4">
            <text:p>0.581480375</text:p>
          </table:table-cell>
          <table:table-cell office:value-type="float" office:value="1.1513988690000001" table:style-name="ce4">
            <text:p>1.151398869</text:p>
          </table:table-cell>
          <table:table-cell office:value-type="float" office:value="0.67520325528366487" table:formula="of:=COM.MICROSOFT.T.TEST([.F174:.H174];[.C174:.E174];2;3)" table:style-name="ce4">
            <text:p>0.67520325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130926604-130956499</text:p>
          </table:table-cell>
          <table:table-cell table:style-name="ce4"/>
          <table:table-cell office:value-type="float" office:value="2.0919720499999999" table:style-name="ce4">
            <text:p>2.09197205</text:p>
          </table:table-cell>
          <table:table-cell office:value-type="float" office:value="4.2583790319999997" table:style-name="ce4">
            <text:p>4.258379032</text:p>
          </table:table-cell>
          <table:table-cell office:value-type="float" office:value="5.6034115089999998" table:style-name="ce4">
            <text:p>5.603411509</text:p>
          </table:table-cell>
          <table:table-cell office:value-type="float" office:value="2.322333279" table:style-name="ce4">
            <text:p>2.322333279</text:p>
          </table:table-cell>
          <table:table-cell office:value-type="float" office:value="4.0172612069999998" table:style-name="ce4">
            <text:p>4.017261207</text:p>
          </table:table-cell>
          <table:table-cell office:value-type="float" office:value="4.003048282" table:style-name="ce4">
            <text:p>4.003048282</text:p>
          </table:table-cell>
          <table:table-cell office:value-type="float" office:value="3.9845875300000002" table:style-name="ce4">
            <text:p>3.98458753</text:p>
          </table:table-cell>
          <table:table-cell office:value-type="float" office:value="3.447547589" table:style-name="ce4">
            <text:p>3.447547589</text:p>
          </table:table-cell>
          <table:table-cell office:value-type="float" office:value="1.155774482" table:style-name="ce4">
            <text:p>1.155774482</text:p>
          </table:table-cell>
          <table:table-cell office:value-type="float" office:value="0.67576773420324177" table:formula="of:=COM.MICROSOFT.T.TEST([.F175:.H175];[.C175:.E175];2;3)" table:style-name="ce4">
            <text:p>0.67576773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4:31127784-31133675</text:p>
          </table:table-cell>
          <table:table-cell table:style-name="ce4"/>
          <table:table-cell office:value-type="float" office:value="1.2305717940000001" table:style-name="ce4">
            <text:p>1.230571794</text:p>
          </table:table-cell>
          <table:table-cell office:value-type="float" office:value="1.7635711140000001" table:style-name="ce4">
            <text:p>1.763571114</text:p>
          </table:table-cell>
          <table:table-cell office:value-type="float" office:value="1.409663273" table:style-name="ce4">
            <text:p>1.409663273</text:p>
          </table:table-cell>
          <table:table-cell office:value-type="float" office:value="3.3114752310000002" table:style-name="ce4">
            <text:p>3.311475231</text:p>
          </table:table-cell>
          <table:table-cell office:value-type="float" office:value="1.2051783620000001" table:style-name="ce4">
            <text:p>1.205178362</text:p>
          </table:table-cell>
          <table:table-cell office:value-type="float" office:value="0.96776991400000001" table:style-name="ce4">
            <text:p>0.967769914</text:p>
          </table:table-cell>
          <table:table-cell office:value-type="float" office:value="1.4679353939999999" table:style-name="ce4">
            <text:p>1.467935394</text:p>
          </table:table-cell>
          <table:table-cell office:value-type="float" office:value="1.828141169" table:style-name="ce4">
            <text:p>1.828141169</text:p>
          </table:table-cell>
          <table:table-cell office:value-type="float" office:value="0.80296610499999999" table:style-name="ce4">
            <text:p>0.802966105</text:p>
          </table:table-cell>
          <table:table-cell office:value-type="float" office:value="0.67928369552377044" table:formula="of:=COM.MICROSOFT.T.TEST([.F176:.H176];[.C176:.E176];2;3)" table:style-name="ce4">
            <text:p>0.67928369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57193841-57210445</text:p>
          </table:table-cell>
          <table:table-cell table:style-name="ce4"/>
          <table:table-cell office:value-type="float" office:value="1.353628973" table:style-name="ce4">
            <text:p>1.353628973</text:p>
          </table:table-cell>
          <table:table-cell office:value-type="float" office:value="1.9786407619999999" table:style-name="ce4">
            <text:p>1.978640762</text:p>
          </table:table-cell>
          <table:table-cell office:value-type="float" office:value="2.2202196550000002" table:style-name="ce4">
            <text:p>2.220219655</text:p>
          </table:table-cell>
          <table:table-cell office:value-type="float" office:value="1.462209842" table:style-name="ce4">
            <text:p>1.462209842</text:p>
          </table:table-cell>
          <table:table-cell office:value-type="float" office:value="2.053266839" table:style-name="ce4">
            <text:p>2.053266839</text:p>
          </table:table-cell>
          <table:table-cell office:value-type="float" office:value="2.595382952" table:style-name="ce4">
            <text:p>2.595382952</text:p>
          </table:table-cell>
          <table:table-cell office:value-type="float" office:value="1.8508297970000001" table:style-name="ce4">
            <text:p>1.850829797</text:p>
          </table:table-cell>
          <table:table-cell office:value-type="float" office:value="2.0369532110000002" table:style-name="ce4">
            <text:p>2.036953211</text:p>
          </table:table-cell>
          <table:table-cell office:value-type="float" office:value="0.90862656399999997" table:style-name="ce4">
            <text:p>0.908626564</text:p>
          </table:table-cell>
          <table:table-cell office:value-type="float" office:value="0.67950264831427787" table:formula="of:=COM.MICROSOFT.T.TEST([.F177:.H177];[.C177:.E177];2;3)" table:style-name="ce4">
            <text:p>0.67950264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152309965-152315338</text:p>
          </table:table-cell>
          <table:table-cell table:style-name="ce4"/>
          <table:table-cell office:value-type="float" office:value="1.0254764949999999" table:style-name="ce4">
            <text:p>1.025476495</text:p>
          </table:table-cell>
          <table:table-cell office:value-type="float" office:value="3.140016862" table:style-name="ce4">
            <text:p>3.140016862</text:p>
          </table:table-cell>
          <table:table-cell office:value-type="float" office:value="2.6078770549999999" table:style-name="ce4">
            <text:p>2.607877055</text:p>
          </table:table-cell>
          <table:table-cell office:value-type="float" office:value="2.7954011689999998" table:style-name="ce4">
            <text:p>2.795401169</text:p>
          </table:table-cell>
          <table:table-cell office:value-type="float" office:value="1.963994368" table:style-name="ce4">
            <text:p>1.963994368</text:p>
          </table:table-cell>
          <table:table-cell office:value-type="float" office:value="0.92378037300000004" table:style-name="ce4">
            <text:p>0.923780373</text:p>
          </table:table-cell>
          <table:table-cell office:value-type="float" office:value="2.2577901370000002" table:style-name="ce4">
            <text:p>2.257790137</text:p>
          </table:table-cell>
          <table:table-cell office:value-type="float" office:value="1.89439197" table:style-name="ce4">
            <text:p>1.89439197</text:p>
          </table:table-cell>
          <table:table-cell office:value-type="float" office:value="1.191828393" table:style-name="ce4">
            <text:p>1.191828393</text:p>
          </table:table-cell>
          <table:table-cell office:value-type="float" office:value="0.68621875794214371" table:formula="of:=COM.MICROSOFT.T.TEST([.F178:.H178];[.C178:.E178];2;3)" table:style-name="ce4">
            <text:p>0.68621875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51869216-51902036</text:p>
          </table:table-cell>
          <table:table-cell table:style-name="ce4"/>
          <table:table-cell office:value-type="float" office:value="1.927895811" table:style-name="ce4">
            <text:p>1.927895811</text:p>
          </table:table-cell>
          <table:table-cell office:value-type="float" office:value="1.3764457480000001" table:style-name="ce4">
            <text:p>1.376445748</text:p>
          </table:table-cell>
          <table:table-cell office:value-type="float" office:value="1.1982137820000001" table:style-name="ce4">
            <text:p>1.198213782</text:p>
          </table:table-cell>
          <table:table-cell office:value-type="float" office:value="0.47306788999999999" table:style-name="ce4">
            <text:p>0.47306789</text:p>
          </table:table-cell>
          <table:table-cell office:value-type="float" office:value="0.80345224100000001" table:style-name="ce4">
            <text:p>0.803452241</text:p>
          </table:table-cell>
          <table:table-cell office:value-type="float" office:value="2.3754352440000002" table:style-name="ce4">
            <text:p>2.375435244</text:p>
          </table:table-cell>
          <table:table-cell office:value-type="float" office:value="1.5008517800000001" table:style-name="ce4">
            <text:p>1.50085178</text:p>
          </table:table-cell>
          <table:table-cell office:value-type="float" office:value="1.217318458" table:style-name="ce4">
            <text:p>1.217318458</text:p>
          </table:table-cell>
          <table:table-cell office:value-type="float" office:value="1.2329163089999999" table:style-name="ce4">
            <text:p>1.232916309</text:p>
          </table:table-cell>
          <table:table-cell office:value-type="float" office:value="0.68658924116009779" table:formula="of:=COM.MICROSOFT.T.TEST([.F179:.H179];[.C179:.E179];2;3)" table:style-name="ce4">
            <text:p>0.68658924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72718102-72733118</text:p>
          </table:table-cell>
          <table:table-cell table:style-name="ce4"/>
          <table:table-cell office:value-type="float" office:value="6.0298017909999997" table:style-name="ce4">
            <text:p>6.029801791</text:p>
          </table:table-cell>
          <table:table-cell office:value-type="float" office:value="9.3340227260000006" table:style-name="ce4">
            <text:p>9.334022726</text:p>
          </table:table-cell>
          <table:table-cell office:value-type="float" office:value="5.7796194180000002" table:style-name="ce4">
            <text:p>5.779619418</text:p>
          </table:table-cell>
          <table:table-cell office:value-type="float" office:value="7.9991479620000003" table:style-name="ce4">
            <text:p>7.999147962</text:p>
          </table:table-cell>
          <table:table-cell office:value-type="float" office:value="8.7487021850000009" table:style-name="ce4">
            <text:p>8.748702185</text:p>
          </table:table-cell>
          <table:table-cell office:value-type="float" office:value="6.2025253600000001" table:style-name="ce4">
            <text:p>6.20252536</text:p>
          </table:table-cell>
          <table:table-cell office:value-type="float" office:value="7.0478146449999999" table:style-name="ce4">
            <text:p>7.047814645</text:p>
          </table:table-cell>
          <table:table-cell office:value-type="float" office:value="7.6501251689999998" table:style-name="ce4">
            <text:p>7.650125169</text:p>
          </table:table-cell>
          <table:table-cell office:value-type="float" office:value="0.92126788599999998" table:style-name="ce4">
            <text:p>0.921267886</text:p>
          </table:table-cell>
          <table:table-cell office:value-type="float" office:value="0.68665101957072472" table:formula="of:=COM.MICROSOFT.T.TEST([.F180:.H180];[.C180:.E180];2;3)" table:style-name="ce4">
            <text:p>0.6866510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80684537-80685129</text:p>
          </table:table-cell>
          <table:table-cell table:style-name="ce4"/>
          <table:table-cell office:value-type="float" office:value="2.9533723059999999" table:style-name="ce4">
            <text:p>2.953372306</text:p>
          </table:table-cell>
          <table:table-cell office:value-type="float" office:value="4.1293372430000002" table:style-name="ce4">
            <text:p>4.129337243</text:p>
          </table:table-cell>
          <table:table-cell office:value-type="float" office:value="7.6121816730000003" table:style-name="ce4">
            <text:p>7.612181673</text:p>
          </table:table-cell>
          <table:table-cell office:value-type="float" office:value="5.5908023389999997" table:style-name="ce4">
            <text:p>5.590802339</text:p>
          </table:table-cell>
          <table:table-cell office:value-type="float" office:value="6.3829816959999999" table:style-name="ce4">
            <text:p>6.382981696</text:p>
          </table:table-cell>
          <table:table-cell office:value-type="float" office:value="4.7068809470000001" table:style-name="ce4">
            <text:p>4.706880947</text:p>
          </table:table-cell>
          <table:table-cell office:value-type="float" office:value="4.8982970740000003" table:style-name="ce4">
            <text:p>4.898297074</text:p>
          </table:table-cell>
          <table:table-cell office:value-type="float" office:value="5.5602216609999999" table:style-name="ce4">
            <text:p>5.560221661</text:p>
          </table:table-cell>
          <table:table-cell office:value-type="float" office:value="0.880953561" table:style-name="ce4">
            <text:p>0.880953561</text:p>
          </table:table-cell>
          <table:table-cell office:value-type="float" office:value="0.69093406151855707" table:formula="of:=COM.MICROSOFT.T.TEST([.F181:.H181];[.C181:.E181];2;3)" table:style-name="ce4">
            <text:p>0.69093406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4:39179090-39179462</text:p>
          </table:table-cell>
          <table:table-cell table:style-name="ce4"/>
          <table:table-cell office:value-type="float" office:value="1.0664955549999999" table:style-name="ce4">
            <text:p>1.066495555</text:p>
          </table:table-cell>
          <table:table-cell office:value-type="float" office:value="2.0216546919999998" table:style-name="ce4">
            <text:p>2.021654692</text:p>
          </table:table-cell>
          <table:table-cell office:value-type="float" office:value="2.8898097090000001" table:style-name="ce4">
            <text:p>2.889809709</text:p>
          </table:table-cell>
          <table:table-cell office:value-type="float" office:value="1.462209842" table:style-name="ce4">
            <text:p>1.462209842</text:p>
          </table:table-cell>
          <table:table-cell office:value-type="float" office:value="1.02663342" table:style-name="ce4">
            <text:p>1.02663342</text:p>
          </table:table-cell>
          <table:table-cell office:value-type="float" office:value="2.595382952" table:style-name="ce4">
            <text:p>2.595382952</text:p>
          </table:table-cell>
          <table:table-cell office:value-type="float" office:value="1.992653319" table:style-name="ce4">
            <text:p>1.992653319</text:p>
          </table:table-cell>
          <table:table-cell office:value-type="float" office:value="1.6947420710000001" table:style-name="ce4">
            <text:p>1.694742071</text:p>
          </table:table-cell>
          <table:table-cell office:value-type="float" office:value="1.175785597" table:style-name="ce4">
            <text:p>1.175785597</text:p>
          </table:table-cell>
          <table:table-cell office:value-type="float" office:value="0.69428743300323104" table:formula="of:=COM.MICROSOFT.T.TEST([.F182:.H182];[.C182:.E182];2;3)" table:style-name="ce4">
            <text:p>0.69428743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22474953-22475624</text:p>
          </table:table-cell>
          <table:table-cell table:style-name="ce4"/>
          <table:table-cell office:value-type="float" office:value="2.789296067" table:style-name="ce4">
            <text:p>2.789296067</text:p>
          </table:table-cell>
          <table:table-cell office:value-type="float" office:value="1.5915153959999999" table:style-name="ce4">
            <text:p>1.591515396</text:p>
          </table:table-cell>
          <table:table-cell office:value-type="float" office:value="2.1849780729999999" table:style-name="ce4">
            <text:p>2.184978073</text:p>
          </table:table-cell>
          <table:table-cell office:value-type="float" office:value="1.247178983" table:style-name="ce4">
            <text:p>1.247178983</text:p>
          </table:table-cell>
          <table:table-cell office:value-type="float" office:value="1.963994368" table:style-name="ce4">
            <text:p>1.963994368</text:p>
          </table:table-cell>
          <table:table-cell office:value-type="float" office:value="4.7948600299999997" table:style-name="ce4">
            <text:p>4.79486003</text:p>
          </table:table-cell>
          <table:table-cell office:value-type="float" office:value="2.1885965120000002" table:style-name="ce4">
            <text:p>2.188596512</text:p>
          </table:table-cell>
          <table:table-cell office:value-type="float" office:value="2.6686777940000002" table:style-name="ce4">
            <text:p>2.668677794</text:p>
          </table:table-cell>
          <table:table-cell office:value-type="float" office:value="0.82010519100000001" table:style-name="ce4">
            <text:p>0.820105191</text:p>
          </table:table-cell>
          <table:table-cell office:value-type="float" office:value="0.70766839715085683" table:formula="of:=COM.MICROSOFT.T.TEST([.F183:.H183];[.C183:.E183];2;3)" table:style-name="ce4">
            <text:p>0.70766839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130152735-130180880</text:p>
          </table:table-cell>
          <table:table-cell table:style-name="ce4"/>
          <table:table-cell office:value-type="float" office:value="1.5587242720000001" table:style-name="ce4">
            <text:p>1.558724272</text:p>
          </table:table-cell>
          <table:table-cell office:value-type="float" office:value="2.064668621" table:style-name="ce4">
            <text:p>2.064668621</text:p>
          </table:table-cell>
          <table:table-cell office:value-type="float" office:value="5.0395462000000002" table:style-name="ce4">
            <text:p>5.0395462</text:p>
          </table:table-cell>
          <table:table-cell office:value-type="float" office:value="2.0642962479999998" table:style-name="ce4">
            <text:p>2.064296248</text:p>
          </table:table-cell>
          <table:table-cell office:value-type="float" office:value="1.562268247" table:style-name="ce4">
            <text:p>1.562268247</text:p>
          </table:table-cell>
          <table:table-cell office:value-type="float" office:value="3.5191633250000001" table:style-name="ce4">
            <text:p>3.519163325</text:p>
          </table:table-cell>
          <table:table-cell office:value-type="float" office:value="2.8876463640000001" table:style-name="ce4">
            <text:p>2.887646364</text:p>
          </table:table-cell>
          <table:table-cell office:value-type="float" office:value="2.3819092730000002" table:style-name="ce4">
            <text:p>2.381909273</text:p>
          </table:table-cell>
          <table:table-cell office:value-type="float" office:value="1.2123242460000001" table:style-name="ce4">
            <text:p>1.212324246</text:p>
          </table:table-cell>
          <table:table-cell office:value-type="float" office:value="0.70885181579227496" table:formula="of:=COM.MICROSOFT.T.TEST([.F184:.H184];[.C184:.E184];2;3)" table:style-name="ce4">
            <text:p>0.7088518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40428472-40430304</text:p>
          </table:table-cell>
          <table:table-cell table:style-name="ce4"/>
          <table:table-cell office:value-type="float" office:value="4.0198678609999998" table:style-name="ce4">
            <text:p>4.019867861</text:p>
          </table:table-cell>
          <table:table-cell office:value-type="float" office:value="2.9679611430000001" table:style-name="ce4">
            <text:p>2.967961143</text:p>
          </table:table-cell>
          <table:table-cell office:value-type="float" office:value="3.9470571639999998" table:style-name="ce4">
            <text:p>3.947057164</text:p>
          </table:table-cell>
          <table:table-cell office:value-type="float" office:value="2.9244196850000002" table:style-name="ce4">
            <text:p>2.924419685</text:p>
          </table:table-cell>
          <table:table-cell office:value-type="float" office:value="3.5262626149999998" table:style-name="ce4">
            <text:p>3.526262615</text:p>
          </table:table-cell>
          <table:table-cell office:value-type="float" office:value="5.5426822360000001" table:style-name="ce4">
            <text:p>5.542682236</text:p>
          </table:table-cell>
          <table:table-cell office:value-type="float" office:value="3.6449620559999998" table:style-name="ce4">
            <text:p>3.644962056</text:p>
          </table:table-cell>
          <table:table-cell office:value-type="float" office:value="3.9977881790000001" table:style-name="ce4">
            <text:p>3.997788179</text:p>
          </table:table-cell>
          <table:table-cell office:value-type="float" office:value="0.91174466799999998" table:style-name="ce4">
            <text:p>0.911744668</text:p>
          </table:table-cell>
          <table:table-cell office:value-type="float" office:value="0.71227269150227324" table:formula="of:=COM.MICROSOFT.T.TEST([.F185:.H185];[.C185:.E185];2;3)" table:style-name="ce4">
            <text:p>0.71227269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126970701-126990603</text:p>
          </table:table-cell>
          <table:table-cell table:style-name="ce4"/>
          <table:table-cell office:value-type="float" office:value="0.69732401700000002" table:style-name="ce4">
            <text:p>0.697324017</text:p>
          </table:table-cell>
          <table:table-cell office:value-type="float" office:value="3.140016862" table:style-name="ce4">
            <text:p>3.140016862</text:p>
          </table:table-cell>
          <table:table-cell office:value-type="float" office:value="2.995534455" table:style-name="ce4">
            <text:p>2.995534455</text:p>
          </table:table-cell>
          <table:table-cell office:value-type="float" office:value="2.1933147640000001" table:style-name="ce4">
            <text:p>2.193314764</text:p>
          </table:table-cell>
          <table:table-cell office:value-type="float" office:value="1.7854494249999999" table:style-name="ce4">
            <text:p>1.785449425</text:p>
          </table:table-cell>
          <table:table-cell office:value-type="float" office:value="1.847560745" table:style-name="ce4">
            <text:p>1.847560745</text:p>
          </table:table-cell>
          <table:table-cell office:value-type="float" office:value="2.2776251109999999" table:style-name="ce4">
            <text:p>2.277625111</text:p>
          </table:table-cell>
          <table:table-cell office:value-type="float" office:value="1.9421083109999999" table:style-name="ce4">
            <text:p>1.942108311</text:p>
          </table:table-cell>
          <table:table-cell office:value-type="float" office:value="1.1727590569999999" table:style-name="ce4">
            <text:p>1.172759057</text:p>
          </table:table-cell>
          <table:table-cell office:value-type="float" office:value="0.71435805685894449" table:formula="of:=COM.MICROSOFT.T.TEST([.F186:.H186];[.C186:.E186];2;3)" table:style-name="ce4">
            <text:p>0.71435805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18236451-18258405</text:p>
          </table:table-cell>
          <table:table-cell table:style-name="ce4"/>
          <table:table-cell office:value-type="float" office:value="0.36917153800000002" table:style-name="ce4">
            <text:p>0.369171538</text:p>
          </table:table-cell>
          <table:table-cell office:value-type="float" office:value="1.1613761" table:style-name="ce4">
            <text:p>1.1613761</text:p>
          </table:table-cell>
          <table:table-cell office:value-type="float" office:value="3.911815582" table:style-name="ce4">
            <text:p>3.911815582</text:p>
          </table:table-cell>
          <table:table-cell office:value-type="float" office:value="1.075154296" table:style-name="ce4">
            <text:p>1.075154296</text:p>
          </table:table-cell>
          <table:table-cell office:value-type="float" office:value="1.562268247" table:style-name="ce4">
            <text:p>1.562268247</text:p>
          </table:table-cell>
          <table:table-cell office:value-type="float" office:value="1.4516548709999999" table:style-name="ce4">
            <text:p>1.451654871</text:p>
          </table:table-cell>
          <table:table-cell office:value-type="float" office:value="1.8141210729999999" table:style-name="ce4">
            <text:p>1.814121073</text:p>
          </table:table-cell>
          <table:table-cell office:value-type="float" office:value="1.3630258049999999" table:style-name="ce4">
            <text:p>1.363025805</text:p>
          </table:table-cell>
          <table:table-cell office:value-type="float" office:value="1.330951378" table:style-name="ce4">
            <text:p>1.330951378</text:p>
          </table:table-cell>
          <table:table-cell office:value-type="float" office:value="0.71630555541947072" table:formula="of:=COM.MICROSOFT.T.TEST([.F187:.H187];[.C187:.E187];2;3)" table:style-name="ce4">
            <text:p>0.71630555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95755395-95763620</text:p>
          </table:table-cell>
          <table:table-cell table:style-name="ce4"/>
          <table:table-cell office:value-type="float" office:value="4.4300584589999996" table:style-name="ce4">
            <text:p>4.430058459</text:p>
          </table:table-cell>
          <table:table-cell office:value-type="float" office:value="8.9468973599999995" table:style-name="ce4">
            <text:p>8.94689736</text:p>
          </table:table-cell>
          <table:table-cell office:value-type="float" office:value="3.9470571639999998" table:style-name="ce4">
            <text:p>3.947057164</text:p>
          </table:table-cell>
          <table:table-cell office:value-type="float" office:value="10.364487410000001" table:style-name="ce4">
            <text:p>10.36448741</text:p>
          </table:table-cell>
          <table:table-cell office:value-type="float" office:value="6.8739802880000003" table:style-name="ce4">
            <text:p>6.873980288</text:p>
          </table:table-cell>
          <table:table-cell office:value-type="float" office:value="3.0792679089999999" table:style-name="ce4">
            <text:p>3.079267909</text:p>
          </table:table-cell>
          <table:table-cell office:value-type="float" office:value="5.7746709940000001" table:style-name="ce4">
            <text:p>5.774670994</text:p>
          </table:table-cell>
          <table:table-cell office:value-type="float" office:value="6.7725785360000001" table:style-name="ce4">
            <text:p>6.772578536</text:p>
          </table:table-cell>
          <table:table-cell office:value-type="float" office:value="0.85265471100000001" table:style-name="ce4">
            <text:p>0.852654711</text:p>
          </table:table-cell>
          <table:table-cell office:value-type="float" office:value="0.72580978720591371" table:formula="of:=COM.MICROSOFT.T.TEST([.F188:.H188];[.C188:.E188];2;3)" table:style-name="ce4">
            <text:p>0.72580978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29761138-29773357</text:p>
          </table:table-cell>
          <table:table-cell table:style-name="ce4"/>
          <table:table-cell office:value-type="float" office:value="2.1740101690000002" table:style-name="ce4">
            <text:p>2.174010169</text:p>
          </table:table-cell>
          <table:table-cell office:value-type="float" office:value="3.0539890029999999" table:style-name="ce4">
            <text:p>3.053989003</text:p>
          </table:table-cell>
          <table:table-cell office:value-type="float" office:value="2.0440117450000002" table:style-name="ce4">
            <text:p>2.044011745</text:p>
          </table:table-cell>
          <table:table-cell office:value-type="float" office:value="1.2901851550000001" table:style-name="ce4">
            <text:p>1.290185155</text:p>
          </table:table-cell>
          <table:table-cell office:value-type="float" office:value="3.5708988509999999" table:style-name="ce4">
            <text:p>3.570898851</text:p>
          </table:table-cell>
          <table:table-cell office:value-type="float" office:value="1.495644413" table:style-name="ce4">
            <text:p>1.495644413</text:p>
          </table:table-cell>
          <table:table-cell office:value-type="float" office:value="2.4240036389999999" table:style-name="ce4">
            <text:p>2.424003639</text:p>
          </table:table-cell>
          <table:table-cell office:value-type="float" office:value="2.118909473" table:style-name="ce4">
            <text:p>2.118909473</text:p>
          </table:table-cell>
          <table:table-cell office:value-type="float" office:value="1.143986409" table:style-name="ce4">
            <text:p>1.143986409</text:p>
          </table:table-cell>
          <table:table-cell office:value-type="float" office:value="0.72887840815716043" table:formula="of:=COM.MICROSOFT.T.TEST([.F189:.H189];[.C189:.E189];2;3)" table:style-name="ce4">
            <text:p>0.72887840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134509618-134521001</text:p>
          </table:table-cell>
          <table:table-cell table:style-name="ce4"/>
          <table:table-cell office:value-type="float" office:value="0.86140025600000003" table:style-name="ce4">
            <text:p>0.861400256</text:p>
          </table:table-cell>
          <table:table-cell office:value-type="float" office:value="1.9356268329999999" table:style-name="ce4">
            <text:p>1.935626833</text:p>
          </table:table-cell>
          <table:table-cell office:value-type="float" office:value="1.5153880179999999" table:style-name="ce4">
            <text:p>1.515388018</text:p>
          </table:table-cell>
          <table:table-cell office:value-type="float" office:value="1.5052160139999999" table:style-name="ce4">
            <text:p>1.505216014</text:p>
          </table:table-cell>
          <table:table-cell office:value-type="float" office:value="1.830085661" table:style-name="ce4">
            <text:p>1.830085661</text:p>
          </table:table-cell>
          <table:table-cell office:value-type="float" office:value="1.3636757880000001" table:style-name="ce4">
            <text:p>1.363675788</text:p>
          </table:table-cell>
          <table:table-cell office:value-type="float" office:value="1.4374717020000001" table:style-name="ce4">
            <text:p>1.437471702</text:p>
          </table:table-cell>
          <table:table-cell office:value-type="float" office:value="1.566325821" table:style-name="ce4">
            <text:p>1.566325821</text:p>
          </table:table-cell>
          <table:table-cell office:value-type="float" office:value="0.91773479300000005" table:style-name="ce4">
            <text:p>0.917734793</text:p>
          </table:table-cell>
          <table:table-cell office:value-type="float" office:value="0.73326244090006987" table:formula="of:=COM.MICROSOFT.T.TEST([.F190:.H190];[.C190:.E190];2;3)" table:style-name="ce4">
            <text:p>0.73326244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148435103-148436862</text:p>
          </table:table-cell>
          <table:table-cell table:style-name="ce4"/>
          <table:table-cell office:value-type="float" office:value="0.246114359" table:style-name="ce4">
            <text:p>0.246114359</text:p>
          </table:table-cell>
          <table:table-cell office:value-type="float" office:value="0.430139296" table:style-name="ce4">
            <text:p>0.430139296</text:p>
          </table:table-cell>
          <table:table-cell office:value-type="float" office:value="0.35241581799999999" table:style-name="ce4">
            <text:p>0.352415818</text:p>
          </table:table-cell>
          <table:table-cell office:value-type="float" office:value="0.25803703099999997" table:style-name="ce4">
            <text:p>0.258037031</text:p>
          </table:table-cell>
          <table:table-cell office:value-type="float" office:value="0.66954353499999997" table:style-name="ce4">
            <text:p>0.669543535</text:p>
          </table:table-cell>
          <table:table-cell office:value-type="float" office:value="0.26393724899999998" table:style-name="ce4">
            <text:p>0.263937249</text:p>
          </table:table-cell>
          <table:table-cell office:value-type="float" office:value="0.34288982400000001" table:style-name="ce4">
            <text:p>0.342889824</text:p>
          </table:table-cell>
          <table:table-cell office:value-type="float" office:value="0.39717260500000001" table:style-name="ce4">
            <text:p>0.397172605</text:p>
          </table:table-cell>
          <table:table-cell office:value-type="float" office:value="0.86332697700000005" table:style-name="ce4">
            <text:p>0.863326977</text:p>
          </table:table-cell>
          <table:table-cell office:value-type="float" office:value="0.73868889843653573" table:formula="of:=COM.MICROSOFT.T.TEST([.F191:.H191];[.C191:.E191];2;3)" table:style-name="ce4">
            <text:p>0.73868889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122340752-122341697</text:p>
          </table:table-cell>
          <table:table-cell table:style-name="ce4"/>
          <table:table-cell office:value-type="float" office:value="3.8557916209999998" table:style-name="ce4">
            <text:p>3.855791621</text:p>
          </table:table-cell>
          <table:table-cell office:value-type="float" office:value="4.2153651019999998" table:style-name="ce4">
            <text:p>4.215365102</text:p>
          </table:table-cell>
          <table:table-cell office:value-type="float" office:value="4.5461640550000002" table:style-name="ce4">
            <text:p>4.546164055</text:p>
          </table:table-cell>
          <table:table-cell office:value-type="float" office:value="7.3540553839999996" table:style-name="ce4">
            <text:p>7.354055384</text:p>
          </table:table-cell>
          <table:table-cell office:value-type="float" office:value="3.6601713220000001" table:style-name="ce4">
            <text:p>3.660171322</text:p>
          </table:table-cell>
          <table:table-cell office:value-type="float" office:value="3.1232574510000002" table:style-name="ce4">
            <text:p>3.123257451</text:p>
          </table:table-cell>
          <table:table-cell office:value-type="float" office:value="4.205773593" table:style-name="ce4">
            <text:p>4.205773593</text:p>
          </table:table-cell>
          <table:table-cell office:value-type="float" office:value="4.7124947190000004" table:style-name="ce4">
            <text:p>4.712494719</text:p>
          </table:table-cell>
          <table:table-cell office:value-type="float" office:value="0.89247284999999998" table:style-name="ce4">
            <text:p>0.89247285</text:p>
          </table:table-cell>
          <table:table-cell office:value-type="float" office:value="0.7411423478999436" table:formula="of:=COM.MICROSOFT.T.TEST([.F192:.H192];[.C192:.E192];2;3)" table:style-name="ce4">
            <text:p>0.74114234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3773077-13782831</text:p>
          </table:table-cell>
          <table:table-cell table:style-name="ce4"/>
          <table:table-cell office:value-type="float" office:value="2.625219827" table:style-name="ce4">
            <text:p>2.625219827</text:p>
          </table:table-cell>
          <table:table-cell office:value-type="float" office:value="6.9682565969999999" table:style-name="ce4">
            <text:p>6.968256597</text:p>
          </table:table-cell>
          <table:table-cell office:value-type="float" office:value="7.1187995270000002" table:style-name="ce4">
            <text:p>7.118799527</text:p>
          </table:table-cell>
          <table:table-cell office:value-type="float" office:value="6.3219072599999997" table:style-name="ce4">
            <text:p>6.32190726</text:p>
          </table:table-cell>
          <table:table-cell office:value-type="float" office:value="7.5435238230000001" table:style-name="ce4">
            <text:p>7.543523823</text:p>
          </table:table-cell>
          <table:table-cell office:value-type="float" office:value="4.6628914049999999" table:style-name="ce4">
            <text:p>4.662891405</text:p>
          </table:table-cell>
          <table:table-cell office:value-type="float" office:value="5.5707586500000001" table:style-name="ce4">
            <text:p>5.57075865</text:p>
          </table:table-cell>
          <table:table-cell office:value-type="float" office:value="6.1761074960000002" table:style-name="ce4">
            <text:p>6.176107496</text:p>
          </table:table-cell>
          <table:table-cell office:value-type="float" office:value="0.90198537700000003" table:style-name="ce4">
            <text:p>0.901985377</text:p>
          </table:table-cell>
          <table:table-cell office:value-type="float" office:value="0.74326826672166502" table:formula="of:=COM.MICROSOFT.T.TEST([.F193:.H193];[.C193:.E193];2;3)" table:style-name="ce4">
            <text:p>0.74326826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11020192-11061022</text:p>
          </table:table-cell>
          <table:table-cell table:style-name="ce4"/>
          <table:table-cell office:value-type="float" office:value="0.246114359" table:style-name="ce4">
            <text:p>0.246114359</text:p>
          </table:table-cell>
          <table:table-cell office:value-type="float" office:value="0.77425073300000002" table:style-name="ce4">
            <text:p>0.774250733</text:p>
          </table:table-cell>
          <table:table-cell office:value-type="float" office:value="0.28193265499999998" table:style-name="ce4">
            <text:p>0.281932655</text:p>
          </table:table-cell>
          <table:table-cell office:value-type="float" office:value="0.51607406199999994" table:style-name="ce4">
            <text:p>0.516074062</text:p>
          </table:table-cell>
          <table:table-cell office:value-type="float" office:value="0.44636235600000002" table:style-name="ce4">
            <text:p>0.446362356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0.43409924900000002" table:style-name="ce4">
            <text:p>0.434099249</text:p>
          </table:table-cell>
          <table:table-cell office:value-type="float" office:value="0.49677030599999999" table:style-name="ce4">
            <text:p>0.496770306</text:p>
          </table:table-cell>
          <table:table-cell office:value-type="float" office:value="0.87384298999999999" table:style-name="ce4">
            <text:p>0.87384299</text:p>
          </table:table-cell>
          <table:table-cell office:value-type="float" office:value="0.74955777439912574" table:formula="of:=COM.MICROSOFT.T.TEST([.F194:.H194];[.C194:.E194];2;3)" table:style-name="ce4">
            <text:p>0.74955777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7181123-7189322</text:p>
          </table:table-cell>
          <table:table-cell table:style-name="ce4"/>
          <table:table-cell office:value-type="float" office:value="0.69732401700000002" table:style-name="ce4">
            <text:p>0.697324017</text:p>
          </table:table-cell>
          <table:table-cell office:value-type="float" office:value="0.387125367" table:style-name="ce4">
            <text:p>0.387125367</text:p>
          </table:table-cell>
          <table:table-cell office:value-type="float" office:value="0.98676429099999996" table:style-name="ce4">
            <text:p>0.986764291</text:p>
          </table:table-cell>
          <table:table-cell office:value-type="float" office:value="0.68809874900000001" table:style-name="ce4">
            <text:p>0.688098749</text:p>
          </table:table-cell>
          <table:table-cell office:value-type="float" office:value="0.53563482799999995" table:style-name="ce4">
            <text:p>0.535634828</text:p>
          </table:table-cell>
          <table:table-cell office:value-type="float" office:value="0.65984312300000003" table:style-name="ce4">
            <text:p>0.659843123</text:p>
          </table:table-cell>
          <table:table-cell office:value-type="float" office:value="0.690404558" table:style-name="ce4">
            <text:p>0.690404558</text:p>
          </table:table-cell>
          <table:table-cell office:value-type="float" office:value="0.6278589" table:style-name="ce4">
            <text:p>0.6278589</text:p>
          </table:table-cell>
          <table:table-cell office:value-type="float" office:value="1.09961738" table:style-name="ce4">
            <text:p>1.09961738</text:p>
          </table:table-cell>
          <table:table-cell office:value-type="float" office:value="0.75678465586979948" table:formula="of:=COM.MICROSOFT.T.TEST([.F195:.H195];[.C195:.E195];2;3)" table:style-name="ce4">
            <text:p>0.75678465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51860844-51861246</text:p>
          </table:table-cell>
          <table:table-cell table:style-name="ce4"/>
          <table:table-cell office:value-type="float" office:value="17.679214770000002" table:style-name="ce4">
            <text:p>17.67921477</text:p>
          </table:table-cell>
          <table:table-cell office:value-type="float" office:value="13.764457480000001" table:style-name="ce4">
            <text:p>13.76445748</text:p>
          </table:table-cell>
          <table:table-cell office:value-type="float" office:value="14.94243069" table:style-name="ce4">
            <text:p>14.94243069</text:p>
          </table:table-cell>
          <table:table-cell office:value-type="float" office:value="14.19203671" table:style-name="ce4">
            <text:p>14.19203671</text:p>
          </table:table-cell>
          <table:table-cell office:value-type="float" office:value="15.97977236" table:style-name="ce4">
            <text:p>15.97977236</text:p>
          </table:table-cell>
          <table:table-cell office:value-type="float" office:value="17.72778525" table:style-name="ce4">
            <text:p>17.72778525</text:p>
          </table:table-cell>
          <table:table-cell office:value-type="float" office:value="15.46203431" table:style-name="ce4">
            <text:p>15.46203431</text:p>
          </table:table-cell>
          <table:table-cell office:value-type="float" office:value="15.966531440000001" table:style-name="ce4">
            <text:p>15.96653144</text:p>
          </table:table-cell>
          <table:table-cell office:value-type="float" office:value="0.96840283500000002" table:style-name="ce4">
            <text:p>0.968402835</text:p>
          </table:table-cell>
          <table:table-cell office:value-type="float" office:value="0.76061282989177614" table:formula="of:=COM.MICROSOFT.T.TEST([.F196:.H196];[.C196:.E196];2;3)" table:style-name="ce4">
            <text:p>0.7606128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98706466-98749390</text:p>
          </table:table-cell>
          <table:table-cell table:style-name="ce4"/>
          <table:table-cell office:value-type="float" office:value="1.353628973" table:style-name="ce4">
            <text:p>1.353628973</text:p>
          </table:table-cell>
          <table:table-cell office:value-type="float" office:value="0.73123680300000005" table:style-name="ce4">
            <text:p>0.731236803</text:p>
          </table:table-cell>
          <table:table-cell office:value-type="float" office:value="0.35241581799999999" table:style-name="ce4">
            <text:p>0.352415818</text:p>
          </table:table-cell>
          <table:table-cell office:value-type="float" office:value="1.075154296" table:style-name="ce4">
            <text:p>1.075154296</text:p>
          </table:table-cell>
          <table:table-cell office:value-type="float" office:value="0.53563482799999995" table:style-name="ce4">
            <text:p>0.535634828</text:p>
          </table:table-cell>
          <table:table-cell office:value-type="float" office:value="0.483884957" table:style-name="ce4">
            <text:p>0.483884957</text:p>
          </table:table-cell>
          <table:table-cell office:value-type="float" office:value="0.81242719799999996" table:style-name="ce4">
            <text:p>0.812427198</text:p>
          </table:table-cell>
          <table:table-cell office:value-type="float" office:value="0.69822469399999998" table:style-name="ce4">
            <text:p>0.698224694</text:p>
          </table:table-cell>
          <table:table-cell office:value-type="float" office:value="1.163561251" table:style-name="ce4">
            <text:p>1.163561251</text:p>
          </table:table-cell>
          <table:table-cell office:value-type="float" office:value="0.76166517435619963" table:formula="of:=COM.MICROSOFT.T.TEST([.F197:.H197];[.C197:.E197];2;3)" table:style-name="ce4">
            <text:p>0.76166517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26729650-26732792</text:p>
          </table:table-cell>
          <table:table-cell table:style-name="ce4"/>
          <table:table-cell office:value-type="float" office:value="1.6817814520000001" table:style-name="ce4">
            <text:p>1.681781452</text:p>
          </table:table-cell>
          <table:table-cell office:value-type="float" office:value="5.9359222870000004" table:style-name="ce4">
            <text:p>5.935922287</text:p>
          </table:table-cell>
          <table:table-cell office:value-type="float" office:value="2.819326545" table:style-name="ce4">
            <text:p>2.819326545</text:p>
          </table:table-cell>
          <table:table-cell office:value-type="float" office:value="4.5156480429999997" table:style-name="ce4">
            <text:p>4.515648043</text:p>
          </table:table-cell>
          <table:table-cell office:value-type="float" office:value="3.4816263799999998" table:style-name="ce4">
            <text:p>3.48162638</text:p>
          </table:table-cell>
          <table:table-cell office:value-type="float" office:value="3.7831005740000001" table:style-name="ce4">
            <text:p>3.783100574</text:p>
          </table:table-cell>
          <table:table-cell office:value-type="float" office:value="3.479010095" table:style-name="ce4">
            <text:p>3.479010095</text:p>
          </table:table-cell>
          <table:table-cell office:value-type="float" office:value="3.9267916660000002" table:style-name="ce4">
            <text:p>3.926791666</text:p>
          </table:table-cell>
          <table:table-cell office:value-type="float" office:value="0.88596757599999998" table:style-name="ce4">
            <text:p>0.885967576</text:p>
          </table:table-cell>
          <table:table-cell office:value-type="float" office:value="0.76170099915799971" table:formula="of:=COM.MICROSOFT.T.TEST([.F198:.H198];[.C198:.E198];2;3)" table:style-name="ce4">
            <text:p>0.76170099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63679999-63685911</text:p>
          </table:table-cell>
          <table:table-cell table:style-name="ce4"/>
          <table:table-cell office:value-type="float" office:value="1.1485336740000001" table:style-name="ce4">
            <text:p>1.148533674</text:p>
          </table:table-cell>
          <table:table-cell office:value-type="float" office:value="0.55918108499999997" table:style-name="ce4">
            <text:p>0.559181085</text:p>
          </table:table-cell>
          <table:table-cell office:value-type="float" office:value="0.21144949099999999" table:style-name="ce4">
            <text:p>0.211449491</text:p>
          </table:table-cell>
          <table:table-cell office:value-type="float" office:value="1.16116664" table:style-name="ce4">
            <text:p>1.16116664</text:p>
          </table:table-cell>
          <table:table-cell office:value-type="float" office:value="0.80345224100000001" table:style-name="ce4">
            <text:p>0.803452241</text:p>
          </table:table-cell>
          <table:table-cell office:value-type="float" office:value="0.30792679099999998" table:style-name="ce4">
            <text:p>0.307926791</text:p>
          </table:table-cell>
          <table:table-cell office:value-type="float" office:value="0.63972141699999996" table:style-name="ce4">
            <text:p>0.639721417</text:p>
          </table:table-cell>
          <table:table-cell office:value-type="float" office:value="0.75751522400000004" table:style-name="ce4">
            <text:p>0.757515224</text:p>
          </table:table-cell>
          <table:table-cell office:value-type="float" office:value="0.84449974900000002" table:style-name="ce4">
            <text:p>0.844499749</text:p>
          </table:table-cell>
          <table:table-cell office:value-type="float" office:value="0.76554662452338496" table:formula="of:=COM.MICROSOFT.T.TEST([.F199:.H199];[.C199:.E199];2;3)" table:style-name="ce4">
            <text:p>0.76554662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3076763-3077935</text:p>
          </table:table-cell>
          <table:table-cell table:style-name="ce4"/>
          <table:table-cell office:value-type="float" office:value="1.0664955549999999" table:style-name="ce4">
            <text:p>1.066495555</text:p>
          </table:table-cell>
          <table:table-cell office:value-type="float" office:value="0.60219501499999994" table:style-name="ce4">
            <text:p>0.602195015</text:p>
          </table:table-cell>
          <table:table-cell office:value-type="float" office:value="1.7620790909999999" table:style-name="ce4">
            <text:p>1.762079091</text:p>
          </table:table-cell>
          <table:table-cell office:value-type="float" office:value="0.90312960900000006" table:style-name="ce4">
            <text:p>0.903129609</text:p>
          </table:table-cell>
          <table:table-cell office:value-type="float" office:value="1.071269655" table:style-name="ce4">
            <text:p>1.071269655</text:p>
          </table:table-cell>
          <table:table-cell office:value-type="float" office:value="1.8915502870000001" table:style-name="ce4">
            <text:p>1.891550287</text:p>
          </table:table-cell>
          <table:table-cell office:value-type="float" office:value="1.1435898870000001" table:style-name="ce4">
            <text:p>1.143589887</text:p>
          </table:table-cell>
          <table:table-cell office:value-type="float" office:value="1.2886498500000001" table:style-name="ce4">
            <text:p>1.28864985</text:p>
          </table:table-cell>
          <table:table-cell office:value-type="float" office:value="0.88743260000000002" table:style-name="ce4">
            <text:p>0.8874326</text:p>
          </table:table-cell>
          <table:table-cell office:value-type="float" office:value="0.76586032747170185" table:formula="of:=COM.MICROSOFT.T.TEST([.F200:.H200];[.C200:.E200];2;3)" table:style-name="ce4">
            <text:p>0.76586032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3778417-13782831</text:p>
          </table:table-cell>
          <table:table-cell table:style-name="ce4"/>
          <table:table-cell office:value-type="float" office:value="0.94343837500000005" table:style-name="ce4">
            <text:p>0.943438375</text:p>
          </table:table-cell>
          <table:table-cell office:value-type="float" office:value="1.9356268329999999" table:style-name="ce4">
            <text:p>1.935626833</text:p>
          </table:table-cell>
          <table:table-cell office:value-type="float" office:value="0.77531479999999997" table:style-name="ce4">
            <text:p>0.7753148</text:p>
          </table:table-cell>
          <table:table-cell office:value-type="float" office:value="1.2041728110000001" table:style-name="ce4">
            <text:p>1.204172811</text:p>
          </table:table-cell>
          <table:table-cell office:value-type="float" office:value="1.2051783620000001" table:style-name="ce4">
            <text:p>1.205178362</text:p>
          </table:table-cell>
          <table:table-cell office:value-type="float" office:value="1.627613038" table:style-name="ce4">
            <text:p>1.627613038</text:p>
          </table:table-cell>
          <table:table-cell office:value-type="float" office:value="1.2181266690000001" table:style-name="ce4">
            <text:p>1.218126669</text:p>
          </table:table-cell>
          <table:table-cell office:value-type="float" office:value="1.345654737" table:style-name="ce4">
            <text:p>1.345654737</text:p>
          </table:table-cell>
          <table:table-cell office:value-type="float" office:value="0.90522972599999996" table:style-name="ce4">
            <text:p>0.905229726</text:p>
          </table:table-cell>
          <table:table-cell office:value-type="float" office:value="0.76739809689543015" table:formula="of:=COM.MICROSOFT.T.TEST([.F201:.H201];[.C201:.E201];2;3)" table:style-name="ce4">
            <text:p>0.76739809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46229152-46243314</text:p>
          </table:table-cell>
          <table:table-cell table:style-name="ce4"/>
          <table:table-cell office:value-type="float" office:value="0.73834307600000004" table:style-name="ce4">
            <text:p>0.738343076</text:p>
          </table:table-cell>
          <table:table-cell office:value-type="float" office:value="0.34411143700000002" table:style-name="ce4">
            <text:p>0.344111437</text:p>
          </table:table-cell>
          <table:table-cell office:value-type="float" office:value="0.176207909" table:style-name="ce4">
            <text:p>0.176207909</text:p>
          </table:table-cell>
          <table:table-cell office:value-type="float" office:value="1.075154296" table:style-name="ce4">
            <text:p>1.075154296</text:p>
          </table:table-cell>
          <table:table-cell office:value-type="float" office:value="0.312453649" table:style-name="ce4">
            <text:p>0.312453649</text:p>
          </table:table-cell>
          <table:table-cell office:value-type="float" office:value="0.175958166" table:style-name="ce4">
            <text:p>0.175958166</text:p>
          </table:table-cell>
          <table:table-cell office:value-type="float" office:value="0.41955414099999999" table:style-name="ce4">
            <text:p>0.419554141</text:p>
          </table:table-cell>
          <table:table-cell office:value-type="float" office:value="0.52118870399999995" table:style-name="ce4">
            <text:p>0.521188704</text:p>
          </table:table-cell>
          <table:table-cell office:value-type="float" office:value="0.80499469300000004" table:style-name="ce4">
            <text:p>0.804994693</text:p>
          </table:table-cell>
          <table:table-cell office:value-type="float" office:value="0.77385658836596793" table:formula="of:=COM.MICROSOFT.T.TEST([.F202:.H202];[.C202:.E202];2;3)" table:style-name="ce4">
            <text:p>0.77385658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73707419-73718718</text:p>
          </table:table-cell>
          <table:table-cell table:style-name="ce4"/>
          <table:table-cell office:value-type="float" office:value="3.8968106809999998" table:style-name="ce4">
            <text:p>3.896810681</text:p>
          </table:table-cell>
          <table:table-cell office:value-type="float" office:value="6.2370197940000001" table:style-name="ce4">
            <text:p>6.237019794</text:p>
          </table:table-cell>
          <table:table-cell office:value-type="float" office:value="6.5901757999999999" table:style-name="ce4">
            <text:p>6.5901758</text:p>
          </table:table-cell>
          <table:table-cell office:value-type="float" office:value="3.1394505439999998" table:style-name="ce4">
            <text:p>3.139450544</text:p>
          </table:table-cell>
          <table:table-cell office:value-type="float" office:value="7.4988875869999996" table:style-name="ce4">
            <text:p>7.498887587</text:p>
          </table:table-cell>
          <table:table-cell office:value-type="float" office:value="4.7068809470000001" table:style-name="ce4">
            <text:p>4.706880947</text:p>
          </table:table-cell>
          <table:table-cell office:value-type="float" office:value="5.5746687579999996" table:style-name="ce4">
            <text:p>5.574668758</text:p>
          </table:table-cell>
          <table:table-cell office:value-type="float" office:value="5.1150730260000001" table:style-name="ce4">
            <text:p>5.115073026</text:p>
          </table:table-cell>
          <table:table-cell office:value-type="float" office:value="1.0898512549999999" table:style-name="ce4">
            <text:p>1.089851255</text:p>
          </table:table-cell>
          <table:table-cell office:value-type="float" office:value="0.78092367374903948" table:formula="of:=COM.MICROSOFT.T.TEST([.F203:.H203];[.C203:.E203];2;3)" table:style-name="ce4">
            <text:p>0.78092367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67610823-67612121</text:p>
          </table:table-cell>
          <table:table-cell table:style-name="ce4"/>
          <table:table-cell office:value-type="float" office:value="0.69732401700000002" table:style-name="ce4">
            <text:p>0.697324017</text:p>
          </table:table-cell>
          <table:table-cell office:value-type="float" office:value="1.2904178879999999" table:style-name="ce4">
            <text:p>1.290417888</text:p>
          </table:table-cell>
          <table:table-cell office:value-type="float" office:value="0.74007321800000003" table:style-name="ce4">
            <text:p>0.740073218</text:p>
          </table:table-cell>
          <table:table-cell office:value-type="float" office:value="0.51607406199999994" table:style-name="ce4">
            <text:p>0.516074062</text:p>
          </table:table-cell>
          <table:table-cell office:value-type="float" office:value="0.892724713" table:style-name="ce4">
            <text:p>0.892724713</text:p>
          </table:table-cell>
          <table:table-cell office:value-type="float" office:value="1.0997385390000001" table:style-name="ce4">
            <text:p>1.099738539</text:p>
          </table:table-cell>
          <table:table-cell office:value-type="float" office:value="0.90927170800000001" table:style-name="ce4">
            <text:p>0.909271708</text:p>
          </table:table-cell>
          <table:table-cell office:value-type="float" office:value="0.83617910500000003" table:style-name="ce4">
            <text:p>0.836179105</text:p>
          </table:table-cell>
          <table:table-cell office:value-type="float" office:value="1.0874126159999999" table:style-name="ce4">
            <text:p>1.087412616</text:p>
          </table:table-cell>
          <table:table-cell office:value-type="float" office:value="0.7897775313344626" table:formula="of:=COM.MICROSOFT.T.TEST([.F204:.H204];[.C204:.E204];2;3)" table:style-name="ce4">
            <text:p>0.78977753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155665174-155680908</text:p>
          </table:table-cell>
          <table:table-cell table:style-name="ce4"/>
          <table:table-cell office:value-type="float" office:value="1.927895811" table:style-name="ce4">
            <text:p>1.927895811</text:p>
          </table:table-cell>
          <table:table-cell office:value-type="float" office:value="2.881933284" table:style-name="ce4">
            <text:p>2.881933284</text:p>
          </table:table-cell>
          <table:table-cell office:value-type="float" office:value="1.6915959270000001" table:style-name="ce4">
            <text:p>1.691595927</text:p>
          </table:table-cell>
          <table:table-cell office:value-type="float" office:value="2.4083456230000002" table:style-name="ce4">
            <text:p>2.408345623</text:p>
          </table:table-cell>
          <table:table-cell office:value-type="float" office:value="1.963994368" table:style-name="ce4">
            <text:p>1.963994368</text:p>
          </table:table-cell>
          <table:table-cell office:value-type="float" office:value="1.803571204" table:style-name="ce4">
            <text:p>1.803571204</text:p>
          </table:table-cell>
          <table:table-cell office:value-type="float" office:value="2.1671416739999998" table:style-name="ce4">
            <text:p>2.167141674</text:p>
          </table:table-cell>
          <table:table-cell office:value-type="float" office:value="2.0586370650000001" table:style-name="ce4">
            <text:p>2.058637065</text:p>
          </table:table-cell>
          <table:table-cell office:value-type="float" office:value="1.0527070119999999" table:style-name="ce4">
            <text:p>1.052707012</text:p>
          </table:table-cell>
          <table:table-cell office:value-type="float" office:value="0.80711996915916684" table:formula="of:=COM.MICROSOFT.T.TEST([.F205:.H205];[.C205:.E205];2;3)" table:style-name="ce4">
            <text:p>0.80711996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X:131364748-131369052</text:p>
          </table:table-cell>
          <table:table-cell table:style-name="ce4"/>
          <table:table-cell office:value-type="float" office:value="0.61528589700000003" table:style-name="ce4">
            <text:p>0.615285897</text:p>
          </table:table-cell>
          <table:table-cell office:value-type="float" office:value="0.34411143700000002" table:style-name="ce4">
            <text:p>0.344111437</text:p>
          </table:table-cell>
          <table:table-cell office:value-type="float" office:value="0.84579796399999996" table:style-name="ce4">
            <text:p>0.845797964</text:p>
          </table:table-cell>
          <table:table-cell office:value-type="float" office:value="0.387055547" table:style-name="ce4">
            <text:p>0.387055547</text:p>
          </table:table-cell>
          <table:table-cell office:value-type="float" office:value="0.40172612099999999" table:style-name="ce4">
            <text:p>0.401726121</text:p>
          </table:table-cell>
          <table:table-cell office:value-type="float" office:value="1.2756967050000001" table:style-name="ce4">
            <text:p>1.275696705</text:p>
          </table:table-cell>
          <table:table-cell office:value-type="float" office:value="0.601731766" table:style-name="ce4">
            <text:p>0.601731766</text:p>
          </table:table-cell>
          <table:table-cell office:value-type="float" office:value="0.688159458" table:style-name="ce4">
            <text:p>0.688159458</text:p>
          </table:table-cell>
          <table:table-cell office:value-type="float" office:value="0.87440746400000002" table:style-name="ce4">
            <text:p>0.874407464</text:p>
          </table:table-cell>
          <table:table-cell office:value-type="float" office:value="0.80945281767800326" table:formula="of:=COM.MICROSOFT.T.TEST([.F206:.H206];[.C206:.E206];2;3)" table:style-name="ce4">
            <text:p>0.80945281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87105627-87115299</text:p>
          </table:table-cell>
          <table:table-cell table:style-name="ce4"/>
          <table:table-cell office:value-type="float" office:value="0.32815247800000003" table:style-name="ce4">
            <text:p>0.328152478</text:p>
          </table:table-cell>
          <table:table-cell office:value-type="float" office:value="1.6345293249999999" table:style-name="ce4">
            <text:p>1.634529325</text:p>
          </table:table-cell>
          <table:table-cell office:value-type="float" office:value="0.91628112699999997" table:style-name="ce4">
            <text:p>0.916281127</text:p>
          </table:table-cell>
          <table:table-cell office:value-type="float" office:value="1.247178983" table:style-name="ce4">
            <text:p>1.247178983</text:p>
          </table:table-cell>
          <table:table-cell office:value-type="float" office:value="0.892724713" table:style-name="ce4">
            <text:p>0.892724713</text:p>
          </table:table-cell>
          <table:table-cell office:value-type="float" office:value="1.055748997" table:style-name="ce4">
            <text:p>1.055748997</text:p>
          </table:table-cell>
          <table:table-cell office:value-type="float" office:value="0.95965431000000001" table:style-name="ce4">
            <text:p>0.95965431</text:p>
          </table:table-cell>
          <table:table-cell office:value-type="float" office:value="1.0652175639999999" table:style-name="ce4">
            <text:p>1.065217564</text:p>
          </table:table-cell>
          <table:table-cell office:value-type="float" office:value="0.90089981799999996" table:style-name="ce4">
            <text:p>0.900899818</text:p>
          </table:table-cell>
          <table:table-cell office:value-type="float" office:value="0.80975336772417417" table:formula="of:=COM.MICROSOFT.T.TEST([.F207:.H207];[.C207:.E207];2;3)" table:style-name="ce4">
            <text:p>0.80975336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145804371-145806421</text:p>
          </table:table-cell>
          <table:table-cell table:style-name="ce4"/>
          <table:table-cell office:value-type="float" office:value="0.57426683700000003" table:style-name="ce4">
            <text:p>0.574266837</text:p>
          </table:table-cell>
          <table:table-cell office:value-type="float" office:value="1.6345293249999999" table:style-name="ce4">
            <text:p>1.634529325</text:p>
          </table:table-cell>
          <table:table-cell office:value-type="float" office:value="0.91628112699999997" table:style-name="ce4">
            <text:p>0.916281127</text:p>
          </table:table-cell>
          <table:table-cell office:value-type="float" office:value="2.0212900760000001" table:style-name="ce4">
            <text:p>2.021290076</text:p>
          </table:table-cell>
          <table:table-cell office:value-type="float" office:value="0.892724713" table:style-name="ce4">
            <text:p>0.892724713</text:p>
          </table:table-cell>
          <table:table-cell office:value-type="float" office:value="0.61585358199999995" table:style-name="ce4">
            <text:p>0.615853582</text:p>
          </table:table-cell>
          <table:table-cell office:value-type="float" office:value="1.0416924299999999" table:style-name="ce4">
            <text:p>1.04169243</text:p>
          </table:table-cell>
          <table:table-cell office:value-type="float" office:value="1.1766227899999999" table:style-name="ce4">
            <text:p>1.17662279</text:p>
          </table:table-cell>
          <table:table-cell office:value-type="float" office:value="0.88532402899999996" table:style-name="ce4">
            <text:p>0.885324029</text:p>
          </table:table-cell>
          <table:table-cell office:value-type="float" office:value="0.81319987153259154" table:formula="of:=COM.MICROSOFT.T.TEST([.F208:.H208];[.C208:.E208];2;3)" table:style-name="ce4">
            <text:p>0.81319987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0:35714184-35725155</text:p>
          </table:table-cell>
          <table:table-cell table:style-name="ce4"/>
          <table:table-cell office:value-type="float" office:value="2.0509529899999999" table:style-name="ce4">
            <text:p>2.05095299</text:p>
          </table:table-cell>
          <table:table-cell office:value-type="float" office:value="3.484128299" table:style-name="ce4">
            <text:p>3.484128299</text:p>
          </table:table-cell>
          <table:table-cell office:value-type="float" office:value="2.079253327" table:style-name="ce4">
            <text:p>2.079253327</text:p>
          </table:table-cell>
          <table:table-cell office:value-type="float" office:value="3.9995739810000002" table:style-name="ce4">
            <text:p>3.999573981</text:p>
          </table:table-cell>
          <table:table-cell office:value-type="float" office:value="3.4369901440000001" table:style-name="ce4">
            <text:p>3.436990144</text:p>
          </table:table-cell>
          <table:table-cell office:value-type="float" office:value="0.96776991400000001" table:style-name="ce4">
            <text:p>0.967769914</text:p>
          </table:table-cell>
          <table:table-cell office:value-type="float" office:value="2.538111539" table:style-name="ce4">
            <text:p>2.538111539</text:p>
          </table:table-cell>
          <table:table-cell office:value-type="float" office:value="2.8014446799999999" table:style-name="ce4">
            <text:p>2.80144468</text:p>
          </table:table-cell>
          <table:table-cell office:value-type="float" office:value="0.90600094900000006" table:style-name="ce4">
            <text:p>0.906000949</text:p>
          </table:table-cell>
          <table:table-cell office:value-type="float" office:value="0.81738400066460115" table:formula="of:=COM.MICROSOFT.T.TEST([.F209:.H209];[.C209:.E209];2;3)" table:style-name="ce4">
            <text:p>0.81738400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73707419-73718890</text:p>
          </table:table-cell>
          <table:table-cell table:style-name="ce4"/>
          <table:table-cell office:value-type="float" office:value="5.2504396550000001" table:style-name="ce4">
            <text:p>5.250439655</text:p>
          </table:table-cell>
          <table:table-cell office:value-type="float" office:value="4.1293372430000002" table:style-name="ce4">
            <text:p>4.129337243</text:p>
          </table:table-cell>
          <table:table-cell office:value-type="float" office:value="3.8060908360000001" table:style-name="ce4">
            <text:p>3.806090836</text:p>
          </table:table-cell>
          <table:table-cell office:value-type="float" office:value="2.2793271069999999" table:style-name="ce4">
            <text:p>2.279327107</text:p>
          </table:table-cell>
          <table:table-cell office:value-type="float" office:value="7.4988875869999996" table:style-name="ce4">
            <text:p>7.498887587</text:p>
          </table:table-cell>
          <table:table-cell office:value-type="float" office:value="4.6189018629999996" table:style-name="ce4">
            <text:p>4.618901863</text:p>
          </table:table-cell>
          <table:table-cell office:value-type="float" office:value="4.3952892449999998" table:style-name="ce4">
            <text:p>4.395289245</text:p>
          </table:table-cell>
          <table:table-cell office:value-type="float" office:value="4.7990388519999998" table:style-name="ce4">
            <text:p>4.799038852</text:p>
          </table:table-cell>
          <table:table-cell office:value-type="float" office:value="0.91586865200000001" table:style-name="ce4">
            <text:p>0.915868652</text:p>
          </table:table-cell>
          <table:table-cell office:value-type="float" office:value="0.81816907502344383" table:formula="of:=COM.MICROSOFT.T.TEST([.F210:.H210];[.C210:.E210];2;3)" table:style-name="ce4">
            <text:p>0.81816907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146121111-146124229</text:p>
          </table:table-cell>
          <table:table-cell table:style-name="ce4"/>
          <table:table-cell office:value-type="float" office:value="2.1740101690000002" table:style-name="ce4">
            <text:p>2.174010169</text:p>
          </table:table-cell>
          <table:table-cell office:value-type="float" office:value="1.4194596770000001" table:style-name="ce4">
            <text:p>1.419459677</text:p>
          </table:table-cell>
          <table:table-cell office:value-type="float" office:value="1.5506295999999999" table:style-name="ce4">
            <text:p>1.5506296</text:p>
          </table:table-cell>
          <table:table-cell office:value-type="float" office:value="0.73110492100000002" table:style-name="ce4">
            <text:p>0.731104921</text:p>
          </table:table-cell>
          <table:table-cell office:value-type="float" office:value="2.4103567240000001" table:style-name="ce4">
            <text:p>2.410356724</text:p>
          </table:table-cell>
          <table:table-cell office:value-type="float" office:value="1.627613038" table:style-name="ce4">
            <text:p>1.627613038</text:p>
          </table:table-cell>
          <table:table-cell office:value-type="float" office:value="1.7146998149999999" table:style-name="ce4">
            <text:p>1.714699815</text:p>
          </table:table-cell>
          <table:table-cell office:value-type="float" office:value="1.589691561" table:style-name="ce4">
            <text:p>1.589691561</text:p>
          </table:table-cell>
          <table:table-cell office:value-type="float" office:value="1.078636798" table:style-name="ce4">
            <text:p>1.078636798</text:p>
          </table:table-cell>
          <table:table-cell office:value-type="float" office:value="0.83183758310155764" table:formula="of:=COM.MICROSOFT.T.TEST([.F211:.H211];[.C211:.E211];2;3)" table:style-name="ce4">
            <text:p>0.83183758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51394834-51401743</text:p>
          </table:table-cell>
          <table:table-cell table:style-name="ce4"/>
          <table:table-cell office:value-type="float" office:value="0.246114359" table:style-name="ce4">
            <text:p>0.246114359</text:p>
          </table:table-cell>
          <table:table-cell office:value-type="float" office:value="0.47315322599999998" table:style-name="ce4">
            <text:p>0.473153226</text:p>
          </table:table-cell>
          <table:table-cell office:value-type="float" office:value="0.35241581799999999" table:style-name="ce4">
            <text:p>0.352415818</text:p>
          </table:table-cell>
          <table:table-cell office:value-type="float" office:value="0.17202468700000001" table:style-name="ce4">
            <text:p>0.172024687</text:p>
          </table:table-cell>
          <table:table-cell office:value-type="float" office:value="0.892724713" table:style-name="ce4">
            <text:p>0.892724713</text:p>
          </table:table-cell>
          <table:table-cell office:value-type="float" office:value="0.175958166" table:style-name="ce4">
            <text:p>0.175958166</text:p>
          </table:table-cell>
          <table:table-cell office:value-type="float" office:value="0.35722780100000001" table:style-name="ce4">
            <text:p>0.357227801</text:p>
          </table:table-cell>
          <table:table-cell office:value-type="float" office:value="0.413569189" table:style-name="ce4">
            <text:p>0.413569189</text:p>
          </table:table-cell>
          <table:table-cell office:value-type="float" office:value="0.86376792800000002" table:style-name="ce4">
            <text:p>0.863767928</text:p>
          </table:table-cell>
          <table:table-cell office:value-type="float" office:value="0.83917481697397422" table:formula="of:=COM.MICROSOFT.T.TEST([.F212:.H212];[.C212:.E212];2;3)" table:style-name="ce4">
            <text:p>0.83917481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4:63998913-64022863</text:p>
          </table:table-cell>
          <table:table-cell table:style-name="ce4"/>
          <table:table-cell office:value-type="float" office:value="1.5587242720000001" table:style-name="ce4">
            <text:p>1.558724272</text:p>
          </table:table-cell>
          <table:table-cell office:value-type="float" office:value="3.4411143690000001" table:style-name="ce4">
            <text:p>3.441114369</text:p>
          </table:table-cell>
          <table:table-cell office:value-type="float" office:value="1.0924890359999999" table:style-name="ce4">
            <text:p>1.092489036</text:p>
          </table:table-cell>
          <table:table-cell office:value-type="float" office:value="2.2363209359999998" table:style-name="ce4">
            <text:p>2.236320936</text:p>
          </table:table-cell>
          <table:table-cell office:value-type="float" office:value="2.321084253" table:style-name="ce4">
            <text:p>2.321084253</text:p>
          </table:table-cell>
          <table:table-cell office:value-type="float" office:value="2.0235189120000001" table:style-name="ce4">
            <text:p>2.023518912</text:p>
          </table:table-cell>
          <table:table-cell office:value-type="float" office:value="2.0307758919999999" table:style-name="ce4">
            <text:p>2.030775892</text:p>
          </table:table-cell>
          <table:table-cell office:value-type="float" office:value="2.1936413670000001" table:style-name="ce4">
            <text:p>2.193641367</text:p>
          </table:table-cell>
          <table:table-cell office:value-type="float" office:value="0.92575565100000001" table:style-name="ce4">
            <text:p>0.925755651</text:p>
          </table:table-cell>
          <table:table-cell office:value-type="float" office:value="0.84222026781689752" table:formula="of:=COM.MICROSOFT.T.TEST([.F213:.H213];[.C213:.E213];2;3)" table:style-name="ce4">
            <text:p>0.84222026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55853275-155853806</text:p>
          </table:table-cell>
          <table:table-cell table:style-name="ce4"/>
          <table:table-cell office:value-type="float" office:value="3.1174485449999998" table:style-name="ce4">
            <text:p>3.117448545</text:p>
          </table:table-cell>
          <table:table-cell office:value-type="float" office:value="2.9679611430000001" table:style-name="ce4">
            <text:p>2.967961143</text:p>
          </table:table-cell>
          <table:table-cell office:value-type="float" office:value="1.9735285819999999" table:style-name="ce4">
            <text:p>1.973528582</text:p>
          </table:table-cell>
          <table:table-cell office:value-type="float" office:value="3.956567809" table:style-name="ce4">
            <text:p>3.956567809</text:p>
          </table:table-cell>
          <table:table-cell office:value-type="float" office:value="2.856719081" table:style-name="ce4">
            <text:p>2.856719081</text:p>
          </table:table-cell>
          <table:table-cell office:value-type="float" office:value="1.715592121" table:style-name="ce4">
            <text:p>1.715592121</text:p>
          </table:table-cell>
          <table:table-cell office:value-type="float" office:value="2.6863127570000001" table:style-name="ce4">
            <text:p>2.686312757</text:p>
          </table:table-cell>
          <table:table-cell office:value-type="float" office:value="2.8429596699999999" table:style-name="ce4">
            <text:p>2.84295967</text:p>
          </table:table-cell>
          <table:table-cell office:value-type="float" office:value="0.94490005799999999" table:style-name="ce4">
            <text:p>0.944900058</text:p>
          </table:table-cell>
          <table:table-cell office:value-type="float" office:value="0.84538750966810838" table:formula="of:=COM.MICROSOFT.T.TEST([.F214:.H214];[.C214:.E214];2;3)" table:style-name="ce4">
            <text:p>0.8453875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86948497-87047594</text:p>
          </table:table-cell>
          <table:table-cell table:style-name="ce4"/>
          <table:table-cell office:value-type="float" office:value="1.2305717940000001" table:style-name="ce4">
            <text:p>1.230571794</text:p>
          </table:table-cell>
          <table:table-cell office:value-type="float" office:value="1.9786407619999999" table:style-name="ce4">
            <text:p>1.978640762</text:p>
          </table:table-cell>
          <table:table-cell office:value-type="float" office:value="1.2334553640000001" table:style-name="ce4">
            <text:p>1.233455364</text:p>
          </table:table-cell>
          <table:table-cell office:value-type="float" office:value="1.419203671" table:style-name="ce4">
            <text:p>1.419203671</text:p>
          </table:table-cell>
          <table:table-cell office:value-type="float" office:value="1.651540719" table:style-name="ce4">
            <text:p>1.651540719</text:p>
          </table:table-cell>
          <table:table-cell office:value-type="float" office:value="1.5396339539999999" table:style-name="ce4">
            <text:p>1.539633954</text:p>
          </table:table-cell>
          <table:table-cell office:value-type="float" office:value="1.480889307" table:style-name="ce4">
            <text:p>1.480889307</text:p>
          </table:table-cell>
          <table:table-cell office:value-type="float" office:value="1.5367927809999999" table:style-name="ce4">
            <text:p>1.536792781</text:p>
          </table:table-cell>
          <table:table-cell office:value-type="float" office:value="0.96362328399999997" table:style-name="ce4">
            <text:p>0.963623284</text:p>
          </table:table-cell>
          <table:table-cell office:value-type="float" office:value="0.84612654460796899" table:formula="of:=COM.MICROSOFT.T.TEST([.F215:.H215];[.C215:.E215];2;3)" table:style-name="ce4">
            <text:p>0.84612654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8:12999420-13030608</text:p>
          </table:table-cell>
          <table:table-cell table:style-name="ce4"/>
          <table:table-cell office:value-type="float" office:value="0.86140025600000003" table:style-name="ce4">
            <text:p>0.861400256</text:p>
          </table:table-cell>
          <table:table-cell office:value-type="float" office:value="0.55918108499999997" table:style-name="ce4">
            <text:p>0.559181085</text:p>
          </table:table-cell>
          <table:table-cell office:value-type="float" office:value="0.91628112699999997" table:style-name="ce4">
            <text:p>0.916281127</text:p>
          </table:table-cell>
          <table:table-cell office:value-type="float" office:value="1.1181604679999999" table:style-name="ce4">
            <text:p>1.118160468</text:p>
          </table:table-cell>
          <table:table-cell office:value-type="float" office:value="1.02663342" table:style-name="ce4">
            <text:p>1.02663342</text:p>
          </table:table-cell>
          <table:table-cell office:value-type="float" office:value="0.351916332" table:style-name="ce4">
            <text:p>0.351916332</text:p>
          </table:table-cell>
          <table:table-cell office:value-type="float" office:value="0.77895415599999995" table:style-name="ce4">
            <text:p>0.778954156</text:p>
          </table:table-cell>
          <table:table-cell office:value-type="float" office:value="0.83223674000000003" table:style-name="ce4">
            <text:p>0.83223674</text:p>
          </table:table-cell>
          <table:table-cell office:value-type="float" office:value="0.93597664999999997" table:style-name="ce4">
            <text:p>0.93597665</text:p>
          </table:table-cell>
          <table:table-cell office:value-type="float" office:value="0.85480008019079201" table:formula="of:=COM.MICROSOFT.T.TEST([.F216:.H216];[.C216:.E216];2;3)" table:style-name="ce4">
            <text:p>0.8548000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0:48953555-48963898</text:p>
          </table:table-cell>
          <table:table-cell table:style-name="ce4"/>
          <table:table-cell office:value-type="float" office:value="0.41019059800000002" table:style-name="ce4">
            <text:p>0.410190598</text:p>
          </table:table-cell>
          <table:table-cell office:value-type="float" office:value="0.64520894399999995" table:style-name="ce4">
            <text:p>0.645208944</text:p>
          </table:table-cell>
          <table:table-cell office:value-type="float" office:value="0.52862372700000004" table:style-name="ce4">
            <text:p>0.528623727</text:p>
          </table:table-cell>
          <table:table-cell office:value-type="float" office:value="0.51607406199999994" table:style-name="ce4">
            <text:p>0.516074062</text:p>
          </table:table-cell>
          <table:table-cell office:value-type="float" office:value="0.58027106299999998" table:style-name="ce4">
            <text:p>0.580271063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0.52800775600000005" table:style-name="ce4">
            <text:p>0.528007756</text:p>
          </table:table-cell>
          <table:table-cell office:value-type="float" office:value="0.54140654099999996" table:style-name="ce4">
            <text:p>0.541406541</text:p>
          </table:table-cell>
          <table:table-cell office:value-type="float" office:value="0.97525189700000003" table:style-name="ce4">
            <text:p>0.975251897</text:p>
          </table:table-cell>
          <table:table-cell office:value-type="float" office:value="0.86482482285974105" table:formula="of:=COM.MICROSOFT.T.TEST([.F217:.H217];[.C217:.E217];2;3)" table:style-name="ce4">
            <text:p>0.86482482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26446315-26447660</text:p>
          </table:table-cell>
          <table:table-cell table:style-name="ce4"/>
          <table:table-cell office:value-type="float" office:value="1.0254764949999999" table:style-name="ce4">
            <text:p>1.025476495</text:p>
          </table:table-cell>
          <table:table-cell office:value-type="float" office:value="1.4194596770000001" table:style-name="ce4">
            <text:p>1.419459677</text:p>
          </table:table-cell>
          <table:table-cell office:value-type="float" office:value="0.24669107300000001" table:style-name="ce4">
            <text:p>0.246691073</text:p>
          </table:table-cell>
          <table:table-cell office:value-type="float" office:value="0.73110492100000002" table:style-name="ce4">
            <text:p>0.731104921</text:p>
          </table:table-cell>
          <table:table-cell office:value-type="float" office:value="0.892724713" table:style-name="ce4">
            <text:p>0.892724713</text:p>
          </table:table-cell>
          <table:table-cell office:value-type="float" office:value="0.879790831" table:style-name="ce4">
            <text:p>0.879790831</text:p>
          </table:table-cell>
          <table:table-cell office:value-type="float" office:value="0.89720908200000005" table:style-name="ce4">
            <text:p>0.897209082</text:p>
          </table:table-cell>
          <table:table-cell office:value-type="float" office:value="0.83454015500000001" table:style-name="ce4">
            <text:p>0.834540155</text:p>
          </table:table-cell>
          <table:table-cell office:value-type="float" office:value="1.075093962" table:style-name="ce4">
            <text:p>1.075093962</text:p>
          </table:table-cell>
          <table:table-cell office:value-type="float" office:value="0.87320324541135641" table:formula="of:=COM.MICROSOFT.T.TEST([.F218:.H218];[.C218:.E218];2;3)" table:style-name="ce4">
            <text:p>0.87320324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0:110881232-110890670</text:p>
          </table:table-cell>
          <table:table-cell table:style-name="ce4"/>
          <table:table-cell office:value-type="float" office:value="0.98445743500000005" table:style-name="ce4">
            <text:p>0.984457435</text:p>
          </table:table-cell>
          <table:table-cell office:value-type="float" office:value="1.849598973" table:style-name="ce4">
            <text:p>1.849598973</text:p>
          </table:table-cell>
          <table:table-cell office:value-type="float" office:value="2.079253327" table:style-name="ce4">
            <text:p>2.079253327</text:p>
          </table:table-cell>
          <table:table-cell office:value-type="float" office:value="1.5052160139999999" table:style-name="ce4">
            <text:p>1.505216014</text:p>
          </table:table-cell>
          <table:table-cell office:value-type="float" office:value="1.696176954" table:style-name="ce4">
            <text:p>1.696176954</text:p>
          </table:table-cell>
          <table:table-cell office:value-type="float" office:value="1.8915502870000001" table:style-name="ce4">
            <text:p>1.891550287</text:p>
          </table:table-cell>
          <table:table-cell office:value-type="float" office:value="1.637769912" table:style-name="ce4">
            <text:p>1.637769912</text:p>
          </table:table-cell>
          <table:table-cell office:value-type="float" office:value="1.697647752" table:style-name="ce4">
            <text:p>1.697647752</text:p>
          </table:table-cell>
          <table:table-cell office:value-type="float" office:value="0.96472893699999995" table:style-name="ce4">
            <text:p>0.964728937</text:p>
          </table:table-cell>
          <table:table-cell office:value-type="float" office:value="0.87782764358911303" table:formula="of:=COM.MICROSOFT.T.TEST([.F219:.H219];[.C219:.E219];2;3)" table:style-name="ce4">
            <text:p>0.87782764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202464808-202467689</text:p>
          </table:table-cell>
          <table:table-cell table:style-name="ce4"/>
          <table:table-cell office:value-type="float" office:value="1.0254764949999999" table:style-name="ce4">
            <text:p>1.025476495</text:p>
          </table:table-cell>
          <table:table-cell office:value-type="float" office:value="1.849598973" table:style-name="ce4">
            <text:p>1.849598973</text:p>
          </table:table-cell>
          <table:table-cell office:value-type="float" office:value="2.1497364910000001" table:style-name="ce4">
            <text:p>2.149736491</text:p>
          </table:table-cell>
          <table:table-cell office:value-type="float" office:value="2.0642962479999998" table:style-name="ce4">
            <text:p>2.064296248</text:p>
          </table:table-cell>
          <table:table-cell office:value-type="float" office:value="0.49099859200000001" table:style-name="ce4">
            <text:p>0.490998592</text:p>
          </table:table-cell>
          <table:table-cell office:value-type="float" office:value="2.1554875359999999" table:style-name="ce4">
            <text:p>2.155487536</text:p>
          </table:table-cell>
          <table:table-cell office:value-type="float" office:value="1.67493732" table:style-name="ce4">
            <text:p>1.67493732</text:p>
          </table:table-cell>
          <table:table-cell office:value-type="float" office:value="1.570260792" table:style-name="ce4">
            <text:p>1.570260792</text:p>
          </table:table-cell>
          <table:table-cell office:value-type="float" office:value="1.066661874" table:style-name="ce4">
            <text:p>1.066661874</text:p>
          </table:table-cell>
          <table:table-cell office:value-type="float" office:value="0.87877162776535678" table:formula="of:=COM.MICROSOFT.T.TEST([.F220:.H220];[.C220:.E220];2;3)" table:style-name="ce4">
            <text:p>0.87877162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48369848-48383784</text:p>
          </table:table-cell>
          <table:table-cell table:style-name="ce4"/>
          <table:table-cell office:value-type="float" office:value="2.5431817080000001" table:style-name="ce4">
            <text:p>2.543181708</text:p>
          </table:table-cell>
          <table:table-cell office:value-type="float" office:value="4.5594765390000003" table:style-name="ce4">
            <text:p>4.559476539</text:p>
          </table:table-cell>
          <table:table-cell office:value-type="float" office:value="0.98676429099999996" table:style-name="ce4">
            <text:p>0.986764291</text:p>
          </table:table-cell>
          <table:table-cell office:value-type="float" office:value="2.5803703100000002" table:style-name="ce4">
            <text:p>2.58037031</text:p>
          </table:table-cell>
          <table:table-cell office:value-type="float" office:value="3.7048075580000002" table:style-name="ce4">
            <text:p>3.704807558</text:p>
          </table:table-cell>
          <table:table-cell office:value-type="float" office:value="1.1877176220000001" table:style-name="ce4">
            <text:p>1.187717622</text:p>
          </table:table-cell>
          <table:table-cell office:value-type="float" office:value="2.696474179" table:style-name="ce4">
            <text:p>2.696474179</text:p>
          </table:table-cell>
          <table:table-cell office:value-type="float" office:value="2.4909651629999998" table:style-name="ce4">
            <text:p>2.490965163</text:p>
          </table:table-cell>
          <table:table-cell office:value-type="float" office:value="1.0825017619999999" table:style-name="ce4">
            <text:p>1.082501762</text:p>
          </table:table-cell>
          <table:table-cell office:value-type="float" office:value="0.87964364096195113" table:formula="of:=COM.MICROSOFT.T.TEST([.F221:.H221];[.C221:.E221];2;3)" table:style-name="ce4">
            <text:p>0.87964364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0:47623910-47633636</text:p>
          </table:table-cell>
          <table:table-cell table:style-name="ce4"/>
          <table:table-cell office:value-type="float" office:value="2.2970673490000002" table:style-name="ce4">
            <text:p>2.297067349</text:p>
          </table:table-cell>
          <table:table-cell office:value-type="float" office:value="2.2367243399999999" table:style-name="ce4">
            <text:p>2.23672434</text:p>
          </table:table-cell>
          <table:table-cell office:value-type="float" office:value="2.9250512909999999" table:style-name="ce4">
            <text:p>2.925051291</text:p>
          </table:table-cell>
          <table:table-cell office:value-type="float" office:value="2.7093888260000001" table:style-name="ce4">
            <text:p>2.709388826</text:p>
          </table:table-cell>
          <table:table-cell office:value-type="float" office:value="3.3030814369999999" table:style-name="ce4">
            <text:p>3.303081437</text:p>
          </table:table-cell>
          <table:table-cell office:value-type="float" office:value="1.0997385390000001" table:style-name="ce4">
            <text:p>1.099738539</text:p>
          </table:table-cell>
          <table:table-cell office:value-type="float" office:value="2.4862809929999998" table:style-name="ce4">
            <text:p>2.486280993</text:p>
          </table:table-cell>
          <table:table-cell office:value-type="float" office:value="2.3707362669999998" table:style-name="ce4">
            <text:p>2.370736267</text:p>
          </table:table-cell>
          <table:table-cell office:value-type="float" office:value="1.0487379080000001" table:style-name="ce4">
            <text:p>1.048737908</text:p>
          </table:table-cell>
          <table:table-cell office:value-type="float" office:value="0.88057228234530338" table:formula="of:=COM.MICROSOFT.T.TEST([.F222:.H222];[.C222:.E222];2;3)" table:style-name="ce4">
            <text:p>0.88057228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X:37386598-37426000</text:p>
          </table:table-cell>
          <table:table-cell table:style-name="ce4"/>
          <table:table-cell office:value-type="float" office:value="1.5177052129999999" table:style-name="ce4">
            <text:p>1.517705213</text:p>
          </table:table-cell>
          <table:table-cell office:value-type="float" office:value="1.2904178879999999" table:style-name="ce4">
            <text:p>1.290417888</text:p>
          </table:table-cell>
          <table:table-cell office:value-type="float" office:value="1.374421691" table:style-name="ce4">
            <text:p>1.374421691</text:p>
          </table:table-cell>
          <table:table-cell office:value-type="float" office:value="1.9782839050000001" table:style-name="ce4">
            <text:p>1.978283905</text:p>
          </table:table-cell>
          <table:table-cell office:value-type="float" office:value="1.696176954" table:style-name="ce4">
            <text:p>1.696176954</text:p>
          </table:table-cell>
          <table:table-cell office:value-type="float" office:value="0.70383266499999997" table:style-name="ce4">
            <text:p>0.703832665</text:p>
          </table:table-cell>
          <table:table-cell office:value-type="float" office:value="1.394181597" table:style-name="ce4">
            <text:p>1.394181597</text:p>
          </table:table-cell>
          <table:table-cell office:value-type="float" office:value="1.459431175" table:style-name="ce4">
            <text:p>1.459431175</text:p>
          </table:table-cell>
          <table:table-cell office:value-type="float" office:value="0.95529109000000001" table:style-name="ce4">
            <text:p>0.95529109</text:p>
          </table:table-cell>
          <table:table-cell office:value-type="float" office:value="0.88238610906572235" table:formula="of:=COM.MICROSOFT.T.TEST([.F223:.H223];[.C223:.E223];2;3)" table:style-name="ce4">
            <text:p>0.88238610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69251128-69262562</text:p>
          </table:table-cell>
          <table:table-cell table:style-name="ce4"/>
          <table:table-cell office:value-type="float" office:value="1.0664955549999999" table:style-name="ce4">
            <text:p>1.066495555</text:p>
          </table:table-cell>
          <table:table-cell office:value-type="float" office:value="1.2904178879999999" table:style-name="ce4">
            <text:p>1.290417888</text:p>
          </table:table-cell>
          <table:table-cell office:value-type="float" office:value="1.3039385269999999" table:style-name="ce4">
            <text:p>1.303938527</text:p>
          </table:table-cell>
          <table:table-cell office:value-type="float" office:value="2.0212900760000001" table:style-name="ce4">
            <text:p>2.021290076</text:p>
          </table:table-cell>
          <table:table-cell office:value-type="float" office:value="0.62490729899999997" table:style-name="ce4">
            <text:p>0.624907299</text:p>
          </table:table-cell>
          <table:table-cell office:value-type="float" office:value="0.79181174799999998" table:style-name="ce4">
            <text:p>0.791811748</text:p>
          </table:table-cell>
          <table:table-cell office:value-type="float" office:value="1.22028399" table:style-name="ce4">
            <text:p>1.22028399</text:p>
          </table:table-cell>
          <table:table-cell office:value-type="float" office:value="1.1460030409999999" table:style-name="ce4">
            <text:p>1.146003041</text:p>
          </table:table-cell>
          <table:table-cell office:value-type="float" office:value="1.0648174100000001" table:style-name="ce4">
            <text:p>1.06481741</text:p>
          </table:table-cell>
          <table:table-cell office:value-type="float" office:value="0.8825050301032844" table:formula="of:=COM.MICROSOFT.T.TEST([.F224:.H224];[.C224:.E224];2;3)" table:style-name="ce4">
            <text:p>0.8825050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3:32517856-32527532</text:p>
          </table:table-cell>
          <table:table-cell table:style-name="ce4"/>
          <table:table-cell office:value-type="float" office:value="1.0664955549999999" table:style-name="ce4">
            <text:p>1.066495555</text:p>
          </table:table-cell>
          <table:table-cell office:value-type="float" office:value="2.3657661289999998" table:style-name="ce4">
            <text:p>2.365766129</text:p>
          </table:table-cell>
          <table:table-cell office:value-type="float" office:value="2.6431186360000001" table:style-name="ce4">
            <text:p>2.643118636</text:p>
          </table:table-cell>
          <table:table-cell office:value-type="float" office:value="1.0321481239999999" table:style-name="ce4">
            <text:p>1.032148124</text:p>
          </table:table-cell>
          <table:table-cell office:value-type="float" office:value="3.838716265" table:style-name="ce4">
            <text:p>3.838716265</text:p>
          </table:table-cell>
          <table:table-cell office:value-type="float" office:value="1.671602579" table:style-name="ce4">
            <text:p>1.671602579</text:p>
          </table:table-cell>
          <table:table-cell office:value-type="float" office:value="2.0251267730000002" table:style-name="ce4">
            <text:p>2.025126773</text:p>
          </table:table-cell>
          <table:table-cell office:value-type="float" office:value="2.1808223230000001" table:style-name="ce4">
            <text:p>2.180822323</text:p>
          </table:table-cell>
          <table:table-cell office:value-type="float" office:value="0.92860695400000004" table:style-name="ce4">
            <text:p>0.928606954</text:p>
          </table:table-cell>
          <table:table-cell office:value-type="float" office:value="0.8831381090732433" table:formula="of:=COM.MICROSOFT.T.TEST([.F225:.H225];[.C225:.E225];2;3)" table:style-name="ce4">
            <text:p>0.88313810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77711746-77715868</text:p>
          </table:table-cell>
          <table:table-cell table:style-name="ce4"/>
          <table:table-cell office:value-type="float" office:value="0.20509529900000001" table:style-name="ce4">
            <text:p>0.205095299</text:p>
          </table:table-cell>
          <table:table-cell office:value-type="float" office:value="0.817264663" table:style-name="ce4">
            <text:p>0.817264663</text:p>
          </table:table-cell>
          <table:table-cell office:value-type="float" office:value="1.7268375090000001" table:style-name="ce4">
            <text:p>1.726837509</text:p>
          </table:table-cell>
          <table:table-cell office:value-type="float" office:value="1.075154296" table:style-name="ce4">
            <text:p>1.075154296</text:p>
          </table:table-cell>
          <table:table-cell office:value-type="float" office:value="1.3390870690000001" table:style-name="ce4">
            <text:p>1.339087069</text:p>
          </table:table-cell>
          <table:table-cell office:value-type="float" office:value="0.57186404000000002" table:style-name="ce4">
            <text:p>0.57186404</text:p>
          </table:table-cell>
          <table:table-cell office:value-type="float" office:value="0.91639915699999996" table:style-name="ce4">
            <text:p>0.916399157</text:p>
          </table:table-cell>
          <table:table-cell office:value-type="float" office:value="0.99536846800000001" table:style-name="ce4">
            <text:p>0.995368468</text:p>
          </table:table-cell>
          <table:table-cell office:value-type="float" office:value="0.92066323800000005" table:style-name="ce4">
            <text:p>0.920663238</text:p>
          </table:table-cell>
          <table:table-cell office:value-type="float" office:value="0.88372119181486741" table:formula="of:=COM.MICROSOFT.T.TEST([.F226:.H226];[.C226:.E226];2;3)" table:style-name="ce4">
            <text:p>0.88372119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4:186706562-186709845</text:p>
          </table:table-cell>
          <table:table-cell table:style-name="ce4"/>
          <table:table-cell office:value-type="float" office:value="1.7228005120000001" table:style-name="ce4">
            <text:p>1.722800512</text:p>
          </table:table-cell>
          <table:table-cell office:value-type="float" office:value="1.1613761" table:style-name="ce4">
            <text:p>1.1613761</text:p>
          </table:table-cell>
          <table:table-cell office:value-type="float" office:value="0.52862372700000004" table:style-name="ce4">
            <text:p>0.528623727</text:p>
          </table:table-cell>
          <table:table-cell office:value-type="float" office:value="1.591228358" table:style-name="ce4">
            <text:p>1.591228358</text:p>
          </table:table-cell>
          <table:table-cell office:value-type="float" office:value="1.517632012" table:style-name="ce4">
            <text:p>1.517632012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1.137600113" table:style-name="ce4">
            <text:p>1.137600113</text:p>
          </table:table-cell>
          <table:table-cell office:value-type="float" office:value="1.2122449559999999" table:style-name="ce4">
            <text:p>1.212244956</text:p>
          </table:table-cell>
          <table:table-cell office:value-type="float" office:value="0.93842429000000005" table:style-name="ce4">
            <text:p>0.93842429</text:p>
          </table:table-cell>
          <table:table-cell office:value-type="float" office:value="0.8854484011726188" table:formula="of:=COM.MICROSOFT.T.TEST([.F227:.H227];[.C227:.E227];2;3)" table:style-name="ce4">
            <text:p>0.88544840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63696123-63716473</text:p>
          </table:table-cell>
          <table:table-cell table:style-name="ce4"/>
          <table:table-cell office:value-type="float" office:value="2.748277007" table:style-name="ce4">
            <text:p>2.748277007</text:p>
          </table:table-cell>
          <table:table-cell office:value-type="float" office:value="2.4087800580000001" table:style-name="ce4">
            <text:p>2.408780058</text:p>
          </table:table-cell>
          <table:table-cell office:value-type="float" office:value="0.98676429099999996" table:style-name="ce4">
            <text:p>0.986764291</text:p>
          </table:table-cell>
          <table:table-cell office:value-type="float" office:value="2.8384073409999999" table:style-name="ce4">
            <text:p>2.838407341</text:p>
          </table:table-cell>
          <table:table-cell office:value-type="float" office:value="1.963994368" table:style-name="ce4">
            <text:p>1.963994368</text:p>
          </table:table-cell>
          <table:table-cell office:value-type="float" office:value="1.627613038" table:style-name="ce4">
            <text:p>1.627613038</text:p>
          </table:table-cell>
          <table:table-cell office:value-type="float" office:value="2.0479404520000002" table:style-name="ce4">
            <text:p>2.047940452</text:p>
          </table:table-cell>
          <table:table-cell office:value-type="float" office:value="2.1433382490000001" table:style-name="ce4">
            <text:p>2.143338249</text:p>
          </table:table-cell>
          <table:table-cell office:value-type="float" office:value="0.95549102100000005" table:style-name="ce4">
            <text:p>0.955491021</text:p>
          </table:table-cell>
          <table:table-cell office:value-type="float" office:value="0.89124545987083148" table:formula="of:=COM.MICROSOFT.T.TEST([.F228:.H228];[.C228:.E228];2;3)" table:style-name="ce4">
            <text:p>0.8912454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154033790-154034967</text:p>
          </table:table-cell>
          <table:table-cell table:style-name="ce4"/>
          <table:table-cell office:value-type="float" office:value="1.1895527340000001" table:style-name="ce4">
            <text:p>1.189552734</text:p>
          </table:table-cell>
          <table:table-cell office:value-type="float" office:value="0.47315322599999998" table:style-name="ce4">
            <text:p>0.473153226</text:p>
          </table:table-cell>
          <table:table-cell office:value-type="float" office:value="0.74007321800000003" table:style-name="ce4">
            <text:p>0.740073218</text:p>
          </table:table-cell>
          <table:table-cell office:value-type="float" office:value="0.25803703099999997" table:style-name="ce4">
            <text:p>0.258037031</text:p>
          </table:table-cell>
          <table:table-cell office:value-type="float" office:value="0.71417976999999999" table:style-name="ce4">
            <text:p>0.71417977</text:p>
          </table:table-cell>
          <table:table-cell office:value-type="float" office:value="1.627613038" table:style-name="ce4">
            <text:p>1.627613038</text:p>
          </table:table-cell>
          <table:table-cell office:value-type="float" office:value="0.80092639300000001" table:style-name="ce4">
            <text:p>0.800926393</text:p>
          </table:table-cell>
          <table:table-cell office:value-type="float" office:value="0.86660994599999996" table:style-name="ce4">
            <text:p>0.866609946</text:p>
          </table:table-cell>
          <table:table-cell office:value-type="float" office:value="0.92420632400000002" table:style-name="ce4">
            <text:p>0.924206324</text:p>
          </table:table-cell>
          <table:table-cell office:value-type="float" office:value="0.89404741657748632" table:formula="of:=COM.MICROSOFT.T.TEST([.F229:.H229];[.C229:.E229];2;3)" table:style-name="ce4">
            <text:p>0.89404741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223243-1223968</text:p>
          </table:table-cell>
          <table:table-cell table:style-name="ce4"/>
          <table:table-cell office:value-type="float" office:value="0.65630495700000002" table:style-name="ce4">
            <text:p>0.656304957</text:p>
          </table:table-cell>
          <table:table-cell office:value-type="float" office:value="3.3120725800000002" table:style-name="ce4">
            <text:p>3.31207258</text:p>
          </table:table-cell>
          <table:table-cell office:value-type="float" office:value="4.4756808909999997" table:style-name="ce4">
            <text:p>4.475680891</text:p>
          </table:table-cell>
          <table:table-cell office:value-type="float" office:value="2.7954011689999998" table:style-name="ce4">
            <text:p>2.795401169</text:p>
          </table:table-cell>
          <table:table-cell office:value-type="float" office:value="2.9013553160000001" table:style-name="ce4">
            <text:p>2.901355316</text:p>
          </table:table-cell>
          <table:table-cell office:value-type="float" office:value="3.2552260749999999" table:style-name="ce4">
            <text:p>3.255226075</text:p>
          </table:table-cell>
          <table:table-cell office:value-type="float" office:value="2.8146861429999999" table:style-name="ce4">
            <text:p>2.814686143</text:p>
          </table:table-cell>
          <table:table-cell office:value-type="float" office:value="2.983994187" table:style-name="ce4">
            <text:p>2.983994187</text:p>
          </table:table-cell>
          <table:table-cell office:value-type="float" office:value="0.94326126899999996" table:style-name="ce4">
            <text:p>0.943261269</text:p>
          </table:table-cell>
          <table:table-cell office:value-type="float" office:value="0.89509077501344436" table:formula="of:=COM.MICROSOFT.T.TEST([.F230:.H230];[.C230:.E230];2;3)" table:style-name="ce4">
            <text:p>0.89509077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6:57164000-57173869</text:p>
          </table:table-cell>
          <table:table-cell table:style-name="ce4"/>
          <table:table-cell office:value-type="float" office:value="1.1075146149999999" table:style-name="ce4">
            <text:p>1.107514615</text:p>
          </table:table-cell>
          <table:table-cell office:value-type="float" office:value="3.484128299" table:style-name="ce4">
            <text:p>3.484128299</text:p>
          </table:table-cell>
          <table:table-cell office:value-type="float" office:value="2.1849780729999999" table:style-name="ce4">
            <text:p>2.184978073</text:p>
          </table:table-cell>
          <table:table-cell office:value-type="float" office:value="1.892271561" table:style-name="ce4">
            <text:p>1.892271561</text:p>
          </table:table-cell>
          <table:table-cell office:value-type="float" office:value="1.7408131899999999" table:style-name="ce4">
            <text:p>1.74081319</text:p>
          </table:table-cell>
          <table:table-cell office:value-type="float" office:value="3.5191633250000001" table:style-name="ce4">
            <text:p>3.519163325</text:p>
          </table:table-cell>
          <table:table-cell office:value-type="float" office:value="2.2588736620000001" table:style-name="ce4">
            <text:p>2.258873662</text:p>
          </table:table-cell>
          <table:table-cell office:value-type="float" office:value="2.3840826919999998" table:style-name="ce4">
            <text:p>2.384082692</text:p>
          </table:table-cell>
          <table:table-cell office:value-type="float" office:value="0.94748125599999999" table:style-name="ce4">
            <text:p>0.947481256</text:p>
          </table:table-cell>
          <table:table-cell office:value-type="float" office:value="0.89540248859070448" table:formula="of:=COM.MICROSOFT.T.TEST([.F231:.H231];[.C231:.E231];2;3)" table:style-name="ce4">
            <text:p>0.89540248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123586746-123590449</text:p>
          </table:table-cell>
          <table:table-cell table:style-name="ce4"/>
          <table:table-cell office:value-type="float" office:value="0.32815247800000003" table:style-name="ce4">
            <text:p>0.328152478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1.0924890359999999" table:style-name="ce4">
            <text:p>1.092489036</text:p>
          </table:table-cell>
          <table:table-cell office:value-type="float" office:value="0.60208640599999996" table:style-name="ce4">
            <text:p>0.602086406</text:p>
          </table:table-cell>
          <table:table-cell office:value-type="float" office:value="0.71417976999999999" table:style-name="ce4">
            <text:p>0.71417977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0.64560289000000004" table:style-name="ce4">
            <text:p>0.64560289</text:p>
          </table:table-cell>
          <table:table-cell office:value-type="float" office:value="0.61471355800000005" table:style-name="ce4">
            <text:p>0.614713558</text:p>
          </table:table-cell>
          <table:table-cell office:value-type="float" office:value="1.0502499590000001" table:style-name="ce4">
            <text:p>1.050249959</text:p>
          </table:table-cell>
          <table:table-cell office:value-type="float" office:value="0.90686275361778901" table:formula="of:=COM.MICROSOFT.T.TEST([.F232:.H232];[.C232:.E232];2;3)" table:style-name="ce4">
            <text:p>0.90686275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17868406-17875790</text:p>
          </table:table-cell>
          <table:table-cell table:style-name="ce4"/>
          <table:table-cell office:value-type="float" office:value="1.4356670929999999" table:style-name="ce4">
            <text:p>1.435667093</text:p>
          </table:table-cell>
          <table:table-cell office:value-type="float" office:value="1.1613761" table:style-name="ce4">
            <text:p>1.1613761</text:p>
          </table:table-cell>
          <table:table-cell office:value-type="float" office:value="1.4449048550000001" table:style-name="ce4">
            <text:p>1.444904855</text:p>
          </table:table-cell>
          <table:table-cell office:value-type="float" office:value="2.0642962479999998" table:style-name="ce4">
            <text:p>2.064296248</text:p>
          </table:table-cell>
          <table:table-cell office:value-type="float" office:value="0.62490729899999997" table:style-name="ce4">
            <text:p>0.624907299</text:p>
          </table:table-cell>
          <table:table-cell office:value-type="float" office:value="1.1877176220000001" table:style-name="ce4">
            <text:p>1.187717622</text:p>
          </table:table-cell>
          <table:table-cell office:value-type="float" office:value="1.3473160159999999" table:style-name="ce4">
            <text:p>1.347316016</text:p>
          </table:table-cell>
          <table:table-cell office:value-type="float" office:value="1.2923070560000001" table:style-name="ce4">
            <text:p>1.292307056</text:p>
          </table:table-cell>
          <table:table-cell office:value-type="float" office:value="1.0425664779999999" table:style-name="ce4">
            <text:p>1.042566478</text:p>
          </table:table-cell>
          <table:table-cell office:value-type="float" office:value="0.9087584491462094" table:formula="of:=COM.MICROSOFT.T.TEST([.F233:.H233];[.C233:.E233];2;3)" table:style-name="ce4">
            <text:p>0.90875844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32087130-32091175</text:p>
          </table:table-cell>
          <table:table-cell table:style-name="ce4"/>
          <table:table-cell office:value-type="float" office:value="1.927895811" table:style-name="ce4">
            <text:p>1.927895811</text:p>
          </table:table-cell>
          <table:table-cell office:value-type="float" office:value="3.5271422280000002" table:style-name="ce4">
            <text:p>3.527142228</text:p>
          </table:table-cell>
          <table:table-cell office:value-type="float" office:value="5.497686764" table:style-name="ce4">
            <text:p>5.497686764</text:p>
          </table:table-cell>
          <table:table-cell office:value-type="float" office:value="3.6555246060000002" table:style-name="ce4">
            <text:p>3.655524606</text:p>
          </table:table-cell>
          <table:table-cell office:value-type="float" office:value="3.5708988509999999" table:style-name="ce4">
            <text:p>3.570898851</text:p>
          </table:table-cell>
          <table:table-cell office:value-type="float" office:value="3.343205158" table:style-name="ce4">
            <text:p>3.343205158</text:p>
          </table:table-cell>
          <table:table-cell office:value-type="float" office:value="3.6509082679999998" table:style-name="ce4">
            <text:p>3.650908268</text:p>
          </table:table-cell>
          <table:table-cell office:value-type="float" office:value="3.5232095380000001" table:style-name="ce4">
            <text:p>3.523209538</text:p>
          </table:table-cell>
          <table:table-cell office:value-type="float" office:value="1.0362450000000001" table:style-name="ce4">
            <text:p>1.036245</text:p>
          </table:table-cell>
          <table:table-cell office:value-type="float" office:value="0.91305711960485025" table:formula="of:=COM.MICROSOFT.T.TEST([.F234:.H234];[.C234:.E234];2;3)" table:style-name="ce4">
            <text:p>0.9130571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2:44201185-44218537</text:p>
          </table:table-cell>
          <table:table-cell table:style-name="ce4"/>
          <table:table-cell office:value-type="float" office:value="0.32815247800000003" table:style-name="ce4">
            <text:p>0.328152478</text:p>
          </table:table-cell>
          <table:table-cell office:value-type="float" office:value="0.90329252199999999" table:style-name="ce4">
            <text:p>0.903292522</text:p>
          </table:table-cell>
          <table:table-cell office:value-type="float" office:value="0.81055638200000002" table:style-name="ce4">
            <text:p>0.810556382</text:p>
          </table:table-cell>
          <table:table-cell office:value-type="float" office:value="0.68809874900000001" table:style-name="ce4">
            <text:p>0.688098749</text:p>
          </table:table-cell>
          <table:table-cell office:value-type="float" office:value="0.892724713" table:style-name="ce4">
            <text:p>0.892724713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0.68066712699999998" table:style-name="ce4">
            <text:p>0.680667127</text:p>
          </table:table-cell>
          <table:table-cell office:value-type="float" office:value="0.70289931999999999" table:style-name="ce4">
            <text:p>0.70289932</text:p>
          </table:table-cell>
          <table:table-cell office:value-type="float" office:value="0.96837072899999999" table:style-name="ce4">
            <text:p>0.968370729</text:p>
          </table:table-cell>
          <table:table-cell office:value-type="float" office:value="0.92083854221842454" table:formula="of:=COM.MICROSOFT.T.TEST([.F235:.H235];[.C235:.E235];2;3)" table:style-name="ce4">
            <text:p>0.92083854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18291441-18292976</text:p>
          </table:table-cell>
          <table:table-cell table:style-name="ce4"/>
          <table:table-cell office:value-type="float" office:value="2.3380864090000002" table:style-name="ce4">
            <text:p>2.338086409</text:p>
          </table:table-cell>
          <table:table-cell office:value-type="float" office:value="1.1183621699999999" table:style-name="ce4">
            <text:p>1.11836217</text:p>
          </table:table-cell>
          <table:table-cell office:value-type="float" office:value="1.6915959270000001" table:style-name="ce4">
            <text:p>1.691595927</text:p>
          </table:table-cell>
          <table:table-cell office:value-type="float" office:value="2.150308592" table:style-name="ce4">
            <text:p>2.150308592</text:p>
          </table:table-cell>
          <table:table-cell office:value-type="float" office:value="2.6335379030000001" table:style-name="ce4">
            <text:p>2.633537903</text:p>
          </table:table-cell>
          <table:table-cell office:value-type="float" office:value="0.57186404000000002" table:style-name="ce4">
            <text:p>0.57186404</text:p>
          </table:table-cell>
          <table:table-cell office:value-type="float" office:value="1.716014835" table:style-name="ce4">
            <text:p>1.716014835</text:p>
          </table:table-cell>
          <table:table-cell office:value-type="float" office:value="1.785236845" table:style-name="ce4">
            <text:p>1.785236845</text:p>
          </table:table-cell>
          <table:table-cell office:value-type="float" office:value="0.96122530799999994" table:style-name="ce4">
            <text:p>0.961225308</text:p>
          </table:table-cell>
          <table:table-cell office:value-type="float" office:value="0.92871696668537052" table:formula="of:=COM.MICROSOFT.T.TEST([.F236:.H236];[.C236:.E236];2;3)" table:style-name="ce4">
            <text:p>0.92871696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20757165-20773610</text:p>
          </table:table-cell>
          <table:table-cell table:style-name="ce4"/>
          <table:table-cell office:value-type="float" office:value="0.57426683700000003" table:style-name="ce4">
            <text:p>0.574266837</text:p>
          </table:table-cell>
          <table:table-cell office:value-type="float" office:value="1.7635711140000001" table:style-name="ce4">
            <text:p>1.763571114</text:p>
          </table:table-cell>
          <table:table-cell office:value-type="float" office:value="0.52862372700000004" table:style-name="ce4">
            <text:p>0.528623727</text:p>
          </table:table-cell>
          <table:table-cell office:value-type="float" office:value="0.94613577999999998" table:style-name="ce4">
            <text:p>0.94613578</text:p>
          </table:table-cell>
          <table:table-cell office:value-type="float" office:value="1.3390870690000001" table:style-name="ce4">
            <text:p>1.339087069</text:p>
          </table:table-cell>
          <table:table-cell office:value-type="float" office:value="0.70383266499999997" table:style-name="ce4">
            <text:p>0.703832665</text:p>
          </table:table-cell>
          <table:table-cell office:value-type="float" office:value="0.95548722600000002" table:style-name="ce4">
            <text:p>0.955487226</text:p>
          </table:table-cell>
          <table:table-cell office:value-type="float" office:value="0.99635183800000005" table:style-name="ce4">
            <text:p>0.996351838</text:p>
          </table:table-cell>
          <table:table-cell office:value-type="float" office:value="0.95898576099999999" table:style-name="ce4">
            <text:p>0.958985761</text:p>
          </table:table-cell>
          <table:table-cell office:value-type="float" office:value="0.93293904472625333" table:formula="of:=COM.MICROSOFT.T.TEST([.F237:.H237];[.C237:.E237];2;3)" table:style-name="ce4">
            <text:p>0.93293904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8:98706466-98707311</text:p>
          </table:table-cell>
          <table:table-cell table:style-name="ce4"/>
          <table:table-cell office:value-type="float" office:value="3.4045819640000001" table:style-name="ce4">
            <text:p>3.404581964</text:p>
          </table:table-cell>
          <table:table-cell office:value-type="float" office:value="6.9252426680000001" table:style-name="ce4">
            <text:p>6.925242668</text:p>
          </table:table-cell>
          <table:table-cell office:value-type="float" office:value="7.1892826909999998" table:style-name="ce4">
            <text:p>7.189282691</text:p>
          </table:table-cell>
          <table:table-cell office:value-type="float" office:value="5.4187776510000001" table:style-name="ce4">
            <text:p>5.418777651</text:p>
          </table:table-cell>
          <table:table-cell office:value-type="float" office:value="4.9546221560000001" table:style-name="ce4">
            <text:p>4.954622156</text:p>
          </table:table-cell>
          <table:table-cell office:value-type="float" office:value="6.8183789409999997" table:style-name="ce4">
            <text:p>6.818378941</text:p>
          </table:table-cell>
          <table:table-cell office:value-type="float" office:value="5.839702441" table:style-name="ce4">
            <text:p>5.839702441</text:p>
          </table:table-cell>
          <table:table-cell office:value-type="float" office:value="5.730592916" table:style-name="ce4">
            <text:p>5.730592916</text:p>
          </table:table-cell>
          <table:table-cell office:value-type="float" office:value="1.019039832" table:style-name="ce4">
            <text:p>1.019039832</text:p>
          </table:table-cell>
          <table:table-cell office:value-type="float" office:value="0.94066331904727551" table:formula="of:=COM.MICROSOFT.T.TEST([.F238:.H238];[.C238:.E238];2;3)" table:style-name="ce4">
            <text:p>0.940663319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3:3137259-3144710</text:p>
          </table:table-cell>
          <table:table-cell table:style-name="ce4"/>
          <table:table-cell office:value-type="float" office:value="0.246114359" table:style-name="ce4">
            <text:p>0.246114359</text:p>
          </table:table-cell>
          <table:table-cell office:value-type="float" office:value="0.68822287400000004" table:style-name="ce4">
            <text:p>0.688222874</text:p>
          </table:table-cell>
          <table:table-cell office:value-type="float" office:value="0.74007321800000003" table:style-name="ce4">
            <text:p>0.740073218</text:p>
          </table:table-cell>
          <table:table-cell office:value-type="float" office:value="0.387055547" table:style-name="ce4">
            <text:p>0.387055547</text:p>
          </table:table-cell>
          <table:table-cell office:value-type="float" office:value="0.80345224100000001" table:style-name="ce4">
            <text:p>0.803452241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0.55813681699999995" table:style-name="ce4">
            <text:p>0.558136817</text:p>
          </table:table-cell>
          <table:table-cell office:value-type="float" office:value="0.57279409599999997" table:style-name="ce4">
            <text:p>0.572794096</text:p>
          </table:table-cell>
          <table:table-cell office:value-type="float" office:value="0.97441091199999996" table:style-name="ce4">
            <text:p>0.974410912</text:p>
          </table:table-cell>
          <table:table-cell office:value-type="float" office:value="0.94496126344757825" table:formula="of:=COM.MICROSOFT.T.TEST([.F239:.H239];[.C239:.E239];2;3)" table:style-name="ce4">
            <text:p>0.94496126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87331347-87338091</text:p>
          </table:table-cell>
          <table:table-cell table:style-name="ce4"/>
          <table:table-cell office:value-type="float" office:value="0.86140025600000003" table:style-name="ce4">
            <text:p>0.861400256</text:p>
          </table:table-cell>
          <table:table-cell office:value-type="float" office:value="0.86027859200000001" table:style-name="ce4">
            <text:p>0.860278592</text:p>
          </table:table-cell>
          <table:table-cell office:value-type="float" office:value="1.9382870000000001" table:style-name="ce4">
            <text:p>1.938287</text:p>
          </table:table-cell>
          <table:table-cell office:value-type="float" office:value="0.90312960900000006" table:style-name="ce4">
            <text:p>0.903129609</text:p>
          </table:table-cell>
          <table:table-cell office:value-type="float" office:value="1.7408131899999999" table:style-name="ce4">
            <text:p>1.74081319</text:p>
          </table:table-cell>
          <table:table-cell office:value-type="float" office:value="0.92378037300000004" table:style-name="ce4">
            <text:p>0.923780373</text:p>
          </table:table-cell>
          <table:table-cell office:value-type="float" office:value="1.219988616" table:style-name="ce4">
            <text:p>1.219988616</text:p>
          </table:table-cell>
          <table:table-cell office:value-type="float" office:value="1.189241057" table:style-name="ce4">
            <text:p>1.189241057</text:p>
          </table:table-cell>
          <table:table-cell office:value-type="float" office:value="1.0258547739999999" table:style-name="ce4">
            <text:p>1.025854774</text:p>
          </table:table-cell>
          <table:table-cell office:value-type="float" office:value="0.94933194434600987" table:formula="of:=COM.MICROSOFT.T.TEST([.F240:.H240];[.C240:.E240];2;3)" table:style-name="ce4">
            <text:p>0.949331944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139398598-139417729</text:p>
          </table:table-cell>
          <table:table-cell table:style-name="ce4"/>
          <table:table-cell office:value-type="float" office:value="1.353628973" table:style-name="ce4">
            <text:p>1.353628973</text:p>
          </table:table-cell>
          <table:table-cell office:value-type="float" office:value="0.34411143700000002" table:style-name="ce4">
            <text:p>0.344111437</text:p>
          </table:table-cell>
          <table:table-cell office:value-type="float" office:value="1.4801464360000001" table:style-name="ce4">
            <text:p>1.480146436</text:p>
          </table:table-cell>
          <table:table-cell office:value-type="float" office:value="1.247178983" table:style-name="ce4">
            <text:p>1.247178983</text:p>
          </table:table-cell>
          <table:table-cell office:value-type="float" office:value="0.80345224100000001" table:style-name="ce4">
            <text:p>0.803452241</text:p>
          </table:table-cell>
          <table:table-cell office:value-type="float" office:value="1.055748997" table:style-name="ce4">
            <text:p>1.055748997</text:p>
          </table:table-cell>
          <table:table-cell office:value-type="float" office:value="1.0592956149999999" table:style-name="ce4">
            <text:p>1.059295615</text:p>
          </table:table-cell>
          <table:table-cell office:value-type="float" office:value="1.035460074" table:style-name="ce4">
            <text:p>1.035460074</text:p>
          </table:table-cell>
          <table:table-cell office:value-type="float" office:value="1.0230192760000001" table:style-name="ce4">
            <text:p>1.023019276</text:p>
          </table:table-cell>
          <table:table-cell office:value-type="float" office:value="0.95485263485042715" table:formula="of:=COM.MICROSOFT.T.TEST([.F241:.H241];[.C241:.E241];2;3)" table:style-name="ce4">
            <text:p>0.95485263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65178933-65180204</text:p>
          </table:table-cell>
          <table:table-cell table:style-name="ce4"/>
          <table:table-cell office:value-type="float" office:value="2.707257947" table:style-name="ce4">
            <text:p>2.707257947</text:p>
          </table:table-cell>
          <table:table-cell office:value-type="float" office:value="5.8068804979999999" table:style-name="ce4">
            <text:p>5.806880498</text:p>
          </table:table-cell>
          <table:table-cell office:value-type="float" office:value="4.7928551270000002" table:style-name="ce4">
            <text:p>4.792855127</text:p>
          </table:table-cell>
          <table:table-cell office:value-type="float" office:value="2.494357967" table:style-name="ce4">
            <text:p>2.494357967</text:p>
          </table:table-cell>
          <table:table-cell office:value-type="float" office:value="5.2224395689999996" table:style-name="ce4">
            <text:p>5.222439569</text:p>
          </table:table-cell>
          <table:table-cell office:value-type="float" office:value="5.3667240700000001" table:style-name="ce4">
            <text:p>5.36672407</text:p>
          </table:table-cell>
          <table:table-cell office:value-type="float" office:value="4.4356645239999999" table:style-name="ce4">
            <text:p>4.435664524</text:p>
          </table:table-cell>
          <table:table-cell office:value-type="float" office:value="4.3611738689999999" table:style-name="ce4">
            <text:p>4.361173869</text:p>
          </table:table-cell>
          <table:table-cell office:value-type="float" office:value="1.017080414" table:style-name="ce4">
            <text:p>1.017080414</text:p>
          </table:table-cell>
          <table:table-cell office:value-type="float" office:value="0.9572510373379246" table:formula="of:=COM.MICROSOFT.T.TEST([.F242:.H242];[.C242:.E242];2;3)" table:style-name="ce4">
            <text:p>0.95725103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6:75634706-75678927</text:p>
          </table:table-cell>
          <table:table-cell table:style-name="ce4"/>
          <table:table-cell office:value-type="float" office:value="0.65630495700000002" table:style-name="ce4">
            <text:p>0.656304957</text:p>
          </table:table-cell>
          <table:table-cell office:value-type="float" office:value="1.505487536" table:style-name="ce4">
            <text:p>1.505487536</text:p>
          </table:table-cell>
          <table:table-cell office:value-type="float" office:value="1.4449048550000001" table:style-name="ce4">
            <text:p>1.444904855</text:p>
          </table:table-cell>
          <table:table-cell office:value-type="float" office:value="1.075154296" table:style-name="ce4">
            <text:p>1.075154296</text:p>
          </table:table-cell>
          <table:table-cell office:value-type="float" office:value="1.7408131899999999" table:style-name="ce4">
            <text:p>1.74081319</text:p>
          </table:table-cell>
          <table:table-cell office:value-type="float" office:value="0.83580129000000003" table:style-name="ce4">
            <text:p>0.83580129</text:p>
          </table:table-cell>
          <table:table-cell office:value-type="float" office:value="1.202232449" table:style-name="ce4">
            <text:p>1.202232449</text:p>
          </table:table-cell>
          <table:table-cell office:value-type="float" office:value="1.217256259" table:style-name="ce4">
            <text:p>1.217256259</text:p>
          </table:table-cell>
          <table:table-cell office:value-type="float" office:value="0.98765764499999997" table:style-name="ce4">
            <text:p>0.987657645</text:p>
          </table:table-cell>
          <table:table-cell office:value-type="float" office:value="0.97073166580489811" table:formula="of:=COM.MICROSOFT.T.TEST([.F243:.H243];[.C243:.E243];2;3)" table:style-name="ce4">
            <text:p>0.97073166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40744046-40745259</text:p>
          </table:table-cell>
          <table:table-cell table:style-name="ce4"/>
          <table:table-cell office:value-type="float" office:value="1.5177052129999999" table:style-name="ce4">
            <text:p>1.517705213</text:p>
          </table:table-cell>
          <table:table-cell office:value-type="float" office:value="1.1183621699999999" table:style-name="ce4">
            <text:p>1.11836217</text:p>
          </table:table-cell>
          <table:table-cell office:value-type="float" office:value="1.2686969450000001" table:style-name="ce4">
            <text:p>1.268696945</text:p>
          </table:table-cell>
          <table:table-cell office:value-type="float" office:value="0.86012343700000005" table:style-name="ce4">
            <text:p>0.860123437</text:p>
          </table:table-cell>
          <table:table-cell office:value-type="float" office:value="1.6069044830000001" table:style-name="ce4">
            <text:p>1.606904483</text:p>
          </table:table-cell>
          <table:table-cell office:value-type="float" office:value="1.4076653299999999" table:style-name="ce4">
            <text:p>1.40766533</text:p>
          </table:table-cell>
          <table:table-cell office:value-type="float" office:value="1.3015881090000001" table:style-name="ce4">
            <text:p>1.301588109</text:p>
          </table:table-cell>
          <table:table-cell office:value-type="float" office:value="1.291564417" table:style-name="ce4">
            <text:p>1.291564417</text:p>
          </table:table-cell>
          <table:table-cell office:value-type="float" office:value="1.0077608929999999" table:style-name="ce4">
            <text:p>1.007760893</text:p>
          </table:table-cell>
          <table:table-cell office:value-type="float" office:value="0.9707369420375016" table:formula="of:=COM.MICROSOFT.T.TEST([.F244:.H244];[.C244:.E244];2;3)" table:style-name="ce4">
            <text:p>0.97073694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1:18291441-18292019</text:p>
          </table:table-cell>
          <table:table-cell table:style-name="ce4"/>
          <table:table-cell office:value-type="float" office:value="0.36917153800000002" table:style-name="ce4">
            <text:p>0.369171538</text:p>
          </table:table-cell>
          <table:table-cell office:value-type="float" office:value="0.55918108499999997" table:style-name="ce4">
            <text:p>0.559181085</text:p>
          </table:table-cell>
          <table:table-cell office:value-type="float" office:value="1.0220058729999999" table:style-name="ce4">
            <text:p>1.022005873</text:p>
          </table:table-cell>
          <table:table-cell office:value-type="float" office:value="1.16116664" table:style-name="ce4">
            <text:p>1.16116664</text:p>
          </table:table-cell>
          <table:table-cell office:value-type="float" office:value="0.49099859200000001" table:style-name="ce4">
            <text:p>0.490998592</text:p>
          </table:table-cell>
          <table:table-cell office:value-type="float" office:value="0.26393724899999998" table:style-name="ce4">
            <text:p>0.263937249</text:p>
          </table:table-cell>
          <table:table-cell office:value-type="float" office:value="0.65011949899999999" table:style-name="ce4">
            <text:p>0.650119499</text:p>
          </table:table-cell>
          <table:table-cell office:value-type="float" office:value="0.63870082699999997" table:style-name="ce4">
            <text:p>0.638700827</text:p>
          </table:table-cell>
          <table:table-cell office:value-type="float" office:value="1.0178779659999999" table:style-name="ce4">
            <text:p>1.017877966</text:p>
          </table:table-cell>
          <table:table-cell office:value-type="float" office:value="0.97435642664789368" table:formula="of:=COM.MICROSOFT.T.TEST([.F245:.H245];[.C245:.E245];2;3)" table:style-name="ce4">
            <text:p>0.97435642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2:122327946-122328426</text:p>
          </table:table-cell>
          <table:table-cell table:style-name="ce4"/>
          <table:table-cell office:value-type="float" office:value="0.32815247800000003" table:style-name="ce4">
            <text:p>0.328152478</text:p>
          </table:table-cell>
          <table:table-cell office:value-type="float" office:value="0.55918108499999997" table:style-name="ce4">
            <text:p>0.559181085</text:p>
          </table:table-cell>
          <table:table-cell office:value-type="float" office:value="0.42289898199999998" table:style-name="ce4">
            <text:p>0.422898982</text:p>
          </table:table-cell>
          <table:table-cell office:value-type="float" office:value="0.387055547" table:style-name="ce4">
            <text:p>0.387055547</text:p>
          </table:table-cell>
          <table:table-cell office:value-type="float" office:value="0.53563482799999995" table:style-name="ce4">
            <text:p>0.535634828</text:p>
          </table:table-cell>
          <table:table-cell office:value-type="float" office:value="0.39590587399999999" table:style-name="ce4">
            <text:p>0.395905874</text:p>
          </table:table-cell>
          <table:table-cell office:value-type="float" office:value="0.43674418199999998" table:style-name="ce4">
            <text:p>0.436744182</text:p>
          </table:table-cell>
          <table:table-cell office:value-type="float" office:value="0.43953208300000002" table:style-name="ce4">
            <text:p>0.439532083</text:p>
          </table:table-cell>
          <table:table-cell office:value-type="float" office:value="0.99365711499999998" table:style-name="ce4">
            <text:p>0.993657115</text:p>
          </table:table-cell>
          <table:table-cell office:value-type="float" office:value="0.97482760189170858" table:formula="of:=COM.MICROSOFT.T.TEST([.F246:.H246];[.C246:.E246];2;3)" table:style-name="ce4">
            <text:p>0.974827602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7:100812746-100813208</text:p>
          </table:table-cell>
          <table:table-cell table:style-name="ce4"/>
          <table:table-cell office:value-type="float" office:value="1.927895811" table:style-name="ce4">
            <text:p>1.927895811</text:p>
          </table:table-cell>
          <table:table-cell office:value-type="float" office:value="2.3657661289999998" table:style-name="ce4">
            <text:p>2.365766129</text:p>
          </table:table-cell>
          <table:table-cell office:value-type="float" office:value="2.4316691449999999" table:style-name="ce4">
            <text:p>2.431669145</text:p>
          </table:table-cell>
          <table:table-cell office:value-type="float" office:value="3.010432029" table:style-name="ce4">
            <text:p>3.010432029</text:p>
          </table:table-cell>
          <table:table-cell office:value-type="float" office:value="2.0086306039999999" table:style-name="ce4">
            <text:p>2.008630604</text:p>
          </table:table-cell>
          <table:table-cell office:value-type="float" office:value="1.671602579" table:style-name="ce4">
            <text:p>1.671602579</text:p>
          </table:table-cell>
          <table:table-cell office:value-type="float" office:value="2.241777028" table:style-name="ce4">
            <text:p>2.241777028</text:p>
          </table:table-cell>
          <table:table-cell office:value-type="float" office:value="2.2302217369999999" table:style-name="ce4">
            <text:p>2.230221737</text:p>
          </table:table-cell>
          <table:table-cell office:value-type="float" office:value="1.00518123" table:style-name="ce4">
            <text:p>1.00518123</text:p>
          </table:table-cell>
          <table:table-cell office:value-type="float" office:value="0.98057576082887932" table:formula="of:=COM.MICROSOFT.T.TEST([.F247:.H247];[.C247:.E247];2;3)" table:style-name="ce4">
            <text:p>0.98057576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4:99458278-99465813</text:p>
          </table:table-cell>
          <table:table-cell table:style-name="ce4"/>
          <table:table-cell office:value-type="float" office:value="0.65630495700000002" table:style-name="ce4">
            <text:p>0.656304957</text:p>
          </table:table-cell>
          <table:table-cell office:value-type="float" office:value="1.3764457480000001" table:style-name="ce4">
            <text:p>1.376445748</text:p>
          </table:table-cell>
          <table:table-cell office:value-type="float" office:value="1.339180109" table:style-name="ce4">
            <text:p>1.339180109</text:p>
          </table:table-cell>
          <table:table-cell office:value-type="float" office:value="1.3761974990000001" table:style-name="ce4">
            <text:p>1.376197499</text:p>
          </table:table-cell>
          <table:table-cell office:value-type="float" office:value="1.651540719" table:style-name="ce4">
            <text:p>1.651540719</text:p>
          </table:table-cell>
          <table:table-cell office:value-type="float" office:value="0.30792679099999998" table:style-name="ce4">
            <text:p>0.307926791</text:p>
          </table:table-cell>
          <table:table-cell office:value-type="float" office:value="1.123976938" table:style-name="ce4">
            <text:p>1.123976938</text:p>
          </table:table-cell>
          <table:table-cell office:value-type="float" office:value="1.111888336" table:style-name="ce4">
            <text:p>1.111888336</text:p>
          </table:table-cell>
          <table:table-cell office:value-type="float" office:value="1.0108721359999999" table:style-name="ce4">
            <text:p>1.010872136</text:p>
          </table:table-cell>
          <table:table-cell office:value-type="float" office:value="0.98108717490241149" table:formula="of:=COM.MICROSOFT.T.TEST([.F248:.H248];[.C248:.E248];2;3)" table:style-name="ce4">
            <text:p>0.981087175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142885297-142932125</text:p>
          </table:table-cell>
          <table:table-cell table:style-name="ce4"/>
          <table:table-cell office:value-type="float" office:value="0.82038119600000003" table:style-name="ce4">
            <text:p>0.820381196</text:p>
          </table:table-cell>
          <table:table-cell office:value-type="float" office:value="4.8175601170000002" table:style-name="ce4">
            <text:p>4.817560117</text:p>
          </table:table-cell>
          <table:table-cell office:value-type="float" office:value="2.4669107270000001" table:style-name="ce4">
            <text:p>2.466910727</text:p>
          </table:table-cell>
          <table:table-cell office:value-type="float" office:value="2.1073024199999999" table:style-name="ce4">
            <text:p>2.10730242</text:p>
          </table:table-cell>
          <table:table-cell office:value-type="float" office:value="3.7048075580000002" table:style-name="ce4">
            <text:p>3.704807558</text:p>
          </table:table-cell>
          <table:table-cell office:value-type="float" office:value="2.1994770780000001" table:style-name="ce4">
            <text:p>2.199477078</text:p>
          </table:table-cell>
          <table:table-cell office:value-type="float" office:value="2.701617347" table:style-name="ce4">
            <text:p>2.701617347</text:p>
          </table:table-cell>
          <table:table-cell office:value-type="float" office:value="2.6705290189999999" table:style-name="ce4">
            <text:p>2.670529019</text:p>
          </table:table-cell>
          <table:table-cell office:value-type="float" office:value="1.0116412619999999" table:style-name="ce4">
            <text:p>1.011641262</text:p>
          </table:table-cell>
          <table:table-cell office:value-type="float" office:value="0.982130003157345" table:formula="of:=COM.MICROSOFT.T.TEST([.F249:.H249];[.C249:.E249];2;3)" table:style-name="ce4">
            <text:p>0.98213000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65451474-65452918</text:p>
          </table:table-cell>
          <table:table-cell table:style-name="ce4"/>
          <table:table-cell office:value-type="float" office:value="0.69732401700000002" table:style-name="ce4">
            <text:p>0.697324017</text:p>
          </table:table-cell>
          <table:table-cell office:value-type="float" office:value="2.2367243399999999" table:style-name="ce4">
            <text:p>2.23672434</text:p>
          </table:table-cell>
          <table:table-cell office:value-type="float" office:value="1.409663273" table:style-name="ce4">
            <text:p>1.409663273</text:p>
          </table:table-cell>
          <table:table-cell office:value-type="float" office:value="1.591228358" table:style-name="ce4">
            <text:p>1.591228358</text:p>
          </table:table-cell>
          <table:table-cell office:value-type="float" office:value="2.0979030750000001" table:style-name="ce4">
            <text:p>2.097903075</text:p>
          </table:table-cell>
          <table:table-cell office:value-type="float" office:value="0.61585358199999995" table:style-name="ce4">
            <text:p>0.615853582</text:p>
          </table:table-cell>
          <table:table-cell office:value-type="float" office:value="1.4479038769999999" table:style-name="ce4">
            <text:p>1.447903877</text:p>
          </table:table-cell>
          <table:table-cell office:value-type="float" office:value="1.434995005" table:style-name="ce4">
            <text:p>1.434995005</text:p>
          </table:table-cell>
          <table:table-cell office:value-type="float" office:value="1.008995761" table:style-name="ce4">
            <text:p>1.008995761</text:p>
          </table:table-cell>
          <table:table-cell office:value-type="float" office:value="0.98443857554020164" table:formula="of:=COM.MICROSOFT.T.TEST([.F250:.H250];[.C250:.E250];2;3)" table:style-name="ce4">
            <text:p>0.98443857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109713519-109729513</text:p>
          </table:table-cell>
          <table:table-cell table:style-name="ce4"/>
          <table:table-cell office:value-type="float" office:value="0.65630495700000002" table:style-name="ce4">
            <text:p>0.656304957</text:p>
          </table:table-cell>
          <table:table-cell office:value-type="float" office:value="0.55918108499999997" table:style-name="ce4">
            <text:p>0.559181085</text:p>
          </table:table-cell>
          <table:table-cell office:value-type="float" office:value="1.0924890359999999" table:style-name="ce4">
            <text:p>1.092489036</text:p>
          </table:table-cell>
          <table:table-cell office:value-type="float" office:value="0.77411109300000003" table:style-name="ce4">
            <text:p>0.774111093</text:p>
          </table:table-cell>
          <table:table-cell office:value-type="float" office:value="1.2498145979999999" table:style-name="ce4">
            <text:p>1.249814598</text:p>
          </table:table-cell>
          <table:table-cell office:value-type="float" office:value="0.26393724899999998" table:style-name="ce4">
            <text:p>0.263937249</text:p>
          </table:table-cell>
          <table:table-cell office:value-type="float" office:value="0.76932502599999997" table:style-name="ce4">
            <text:p>0.769325026</text:p>
          </table:table-cell>
          <table:table-cell office:value-type="float" office:value="0.76262098" table:style-name="ce4">
            <text:p>0.76262098</text:p>
          </table:table-cell>
          <table:table-cell office:value-type="float" office:value="1.0087907970000001" table:style-name="ce4">
            <text:p>1.008790797</text:p>
          </table:table-cell>
          <table:table-cell office:value-type="float" office:value="0.98492670575897845" table:formula="of:=COM.MICROSOFT.T.TEST([.F251:.H251];[.C251:.E251];2;3)" table:style-name="ce4">
            <text:p>0.98492670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5:58912562-58913696</text:p>
          </table:table-cell>
          <table:table-cell table:style-name="ce4"/>
          <table:table-cell office:value-type="float" office:value="0.53324777700000003" table:style-name="ce4">
            <text:p>0.533247777</text:p>
          </table:table-cell>
          <table:table-cell office:value-type="float" office:value="1.1613761" table:style-name="ce4">
            <text:p>1.1613761</text:p>
          </table:table-cell>
          <table:table-cell office:value-type="float" office:value="0.35241581799999999" table:style-name="ce4">
            <text:p>0.352415818</text:p>
          </table:table-cell>
          <table:table-cell office:value-type="float" office:value="0.77411109300000003" table:style-name="ce4">
            <text:p>0.774111093</text:p>
          </table:table-cell>
          <table:table-cell office:value-type="float" office:value="0.80345224100000001" table:style-name="ce4">
            <text:p>0.803452241</text:p>
          </table:table-cell>
          <table:table-cell office:value-type="float" office:value="0.483884957" table:style-name="ce4">
            <text:p>0.483884957</text:p>
          </table:table-cell>
          <table:table-cell office:value-type="float" office:value="0.68234656500000002" table:style-name="ce4">
            <text:p>0.682346565</text:p>
          </table:table-cell>
          <table:table-cell office:value-type="float" office:value="0.68714942999999995" table:style-name="ce4">
            <text:p>0.68714943</text:p>
          </table:table-cell>
          <table:table-cell office:value-type="float" office:value="0.99301044999999999" table:style-name="ce4">
            <text:p>0.99301045</text:p>
          </table:table-cell>
          <table:table-cell office:value-type="float" office:value="0.98683158301564777" table:formula="of:=COM.MICROSOFT.T.TEST([.F252:.H252];[.C252:.E252];2;3)" table:style-name="ce4">
            <text:p>0.986831583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17402185-117442325</text:p>
          </table:table-cell>
          <table:table-cell table:style-name="ce4"/>
          <table:table-cell office:value-type="float" office:value="1.886876751" table:style-name="ce4">
            <text:p>1.886876751</text:p>
          </table:table-cell>
          <table:table-cell office:value-type="float" office:value="4.1293372430000002" table:style-name="ce4">
            <text:p>4.129337243</text:p>
          </table:table-cell>
          <table:table-cell office:value-type="float" office:value="4.2642313999999999" table:style-name="ce4">
            <text:p>4.2642314</text:p>
          </table:table-cell>
          <table:table-cell office:value-type="float" office:value="2.0212900760000001" table:style-name="ce4">
            <text:p>2.021290076</text:p>
          </table:table-cell>
          <table:table-cell office:value-type="float" office:value="4.9099859199999996" table:style-name="ce4">
            <text:p>4.90998592</text:p>
          </table:table-cell>
          <table:table-cell office:value-type="float" office:value="3.2992156170000002" table:style-name="ce4">
            <text:p>3.299215617</text:p>
          </table:table-cell>
          <table:table-cell office:value-type="float" office:value="3.4268151310000001" table:style-name="ce4">
            <text:p>3.426815131</text:p>
          </table:table-cell>
          <table:table-cell office:value-type="float" office:value="3.410163871" table:style-name="ce4">
            <text:p>3.410163871</text:p>
          </table:table-cell>
          <table:table-cell office:value-type="float" office:value="1.0048828329999999" table:style-name="ce4">
            <text:p>1.004882833</text:p>
          </table:table-cell>
          <table:table-cell office:value-type="float" office:value="0.98902137819983127" table:formula="of:=COM.MICROSOFT.T.TEST([.F253:.H253];[.C253:.E253];2;3)" table:style-name="ce4">
            <text:p>0.98902137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17402185-117420649</text:p>
          </table:table-cell>
          <table:table-cell table:style-name="ce4"/>
          <table:table-cell office:value-type="float" office:value="4.5941346980000004" table:style-name="ce4">
            <text:p>4.594134698</text:p>
          </table:table-cell>
          <table:table-cell office:value-type="float" office:value="12.861164949999999" table:style-name="ce4">
            <text:p>12.86116495</text:p>
          </table:table-cell>
          <table:table-cell office:value-type="float" office:value="12.827935780000001" table:style-name="ce4">
            <text:p>12.82793578</text:p>
          </table:table-cell>
          <table:table-cell office:value-type="float" office:value="6.6229504629999996" table:style-name="ce4">
            <text:p>6.622950463</text:p>
          </table:table-cell>
          <table:table-cell office:value-type="float" office:value="12.141056089999999" table:style-name="ce4">
            <text:p>12.14105609</text:p>
          </table:table-cell>
          <table:table-cell office:value-type="float" office:value="11.39329126" table:style-name="ce4">
            <text:p>11.39329126</text:p>
          </table:table-cell>
          <table:table-cell office:value-type="float" office:value="10.09441181" table:style-name="ce4">
            <text:p>10.09441181</text:p>
          </table:table-cell>
          <table:table-cell office:value-type="float" office:value="10.052432599999999" table:style-name="ce4">
            <text:p>10.0524326</text:p>
          </table:table-cell>
          <table:table-cell office:value-type="float" office:value="1.004176025" table:style-name="ce4">
            <text:p>1.004176025</text:p>
          </table:table-cell>
          <table:table-cell office:value-type="float" office:value="0.99041682824478461" table:formula="of:=COM.MICROSOFT.T.TEST([.F254:.H254];[.C254:.E254];2;3)" table:style-name="ce4">
            <text:p>0.990416828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5:65451474-65460338</text:p>
          </table:table-cell>
          <table:table-cell table:style-name="ce4"/>
          <table:table-cell office:value-type="float" office:value="0.36917153800000002" table:style-name="ce4">
            <text:p>0.369171538</text:p>
          </table:table-cell>
          <table:table-cell office:value-type="float" office:value="1.4194596770000001" table:style-name="ce4">
            <text:p>1.419459677</text:p>
          </table:table-cell>
          <table:table-cell office:value-type="float" office:value="0.45814056399999997" table:style-name="ce4">
            <text:p>0.458140564</text:p>
          </table:table-cell>
          <table:table-cell office:value-type="float" office:value="0.94613577999999998" table:style-name="ce4">
            <text:p>0.94613578</text:p>
          </table:table-cell>
          <table:table-cell office:value-type="float" office:value="0.75881600599999999" table:style-name="ce4">
            <text:p>0.758816006</text:p>
          </table:table-cell>
          <table:table-cell office:value-type="float" office:value="0.52787449900000005" table:style-name="ce4">
            <text:p>0.527874499</text:p>
          </table:table-cell>
          <table:table-cell office:value-type="float" office:value="0.74892392600000002" table:style-name="ce4">
            <text:p>0.748923926</text:p>
          </table:table-cell>
          <table:table-cell office:value-type="float" office:value="0.74427542800000002" table:style-name="ce4">
            <text:p>0.744275428</text:p>
          </table:table-cell>
          <table:table-cell office:value-type="float" office:value="1.0062456689999999" table:style-name="ce4">
            <text:p>1.006245669</text:p>
          </table:table-cell>
          <table:table-cell office:value-type="float" office:value="0.99058404709154702" table:formula="of:=COM.MICROSOFT.T.TEST([.F255:.H255];[.C255:.E255];2;3)" table:style-name="ce4">
            <text:p>0.990584047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114463103-114464388</text:p>
          </table:table-cell>
          <table:table-cell table:style-name="ce4"/>
          <table:table-cell office:value-type="float" office:value="0.61528589700000003" table:style-name="ce4">
            <text:p>0.615285897</text:p>
          </table:table-cell>
          <table:table-cell office:value-type="float" office:value="2.7959054249999999" table:style-name="ce4">
            <text:p>2.795905425</text:p>
          </table:table-cell>
          <table:table-cell office:value-type="float" office:value="0.88103954500000004" table:style-name="ce4">
            <text:p>0.881039545</text:p>
          </table:table-cell>
          <table:table-cell office:value-type="float" office:value="0.77411109300000003" table:style-name="ce4">
            <text:p>0.774111093</text:p>
          </table:table-cell>
          <table:table-cell office:value-type="float" office:value="1.651540719" table:style-name="ce4">
            <text:p>1.651540719</text:p>
          </table:table-cell>
          <table:table-cell office:value-type="float" office:value="1.8915502870000001" table:style-name="ce4">
            <text:p>1.891550287</text:p>
          </table:table-cell>
          <table:table-cell office:value-type="float" office:value="1.430743622" table:style-name="ce4">
            <text:p>1.430743622</text:p>
          </table:table-cell>
          <table:table-cell office:value-type="float" office:value="1.439067366" table:style-name="ce4">
            <text:p>1.439067366</text:p>
          </table:table-cell>
          <table:table-cell office:value-type="float" office:value="0.99421587600000005" table:style-name="ce4">
            <text:p>0.994215876</text:p>
          </table:table-cell>
          <table:table-cell office:value-type="float" office:value="0.99203155953176281" table:formula="of:=COM.MICROSOFT.T.TEST([.F256:.H256];[.C256:.E256];2;3)" table:style-name="ce4">
            <text:p>0.9920315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1:35358924-35361789</text:p>
          </table:table-cell>
          <table:table-cell table:style-name="ce4"/>
          <table:table-cell office:value-type="float" office:value="3.6917153819999999" table:style-name="ce4">
            <text:p>3.691715382</text:p>
          </table:table-cell>
          <table:table-cell office:value-type="float" office:value="5.8068804979999999" table:style-name="ce4">
            <text:p>5.806880498</text:p>
          </table:table-cell>
          <table:table-cell office:value-type="float" office:value="3.911815582" table:style-name="ce4">
            <text:p>3.911815582</text:p>
          </table:table-cell>
          <table:table-cell office:value-type="float" office:value="4.9027035889999997" table:style-name="ce4">
            <text:p>4.902703589</text:p>
          </table:table-cell>
          <table:table-cell office:value-type="float" office:value="5.7580743969999997" table:style-name="ce4">
            <text:p>5.758074397</text:p>
          </table:table-cell>
          <table:table-cell office:value-type="float" office:value="2.771341118" table:style-name="ce4">
            <text:p>2.771341118</text:p>
          </table:table-cell>
          <table:table-cell office:value-type="float" office:value="4.4701371539999997" table:style-name="ce4">
            <text:p>4.470137154</text:p>
          </table:table-cell>
          <table:table-cell office:value-type="float" office:value="4.4773730350000003" table:style-name="ce4">
            <text:p>4.477373035</text:p>
          </table:table-cell>
          <table:table-cell office:value-type="float" office:value="0.99838389999999999" table:style-name="ce4">
            <text:p>0.9983839</text:p>
          </table:table-cell>
          <table:table-cell office:value-type="float" office:value="0.99514719804903895" table:formula="of:=COM.MICROSOFT.T.TEST([.F257:.H257];[.C257:.E257];2;3)" table:style-name="ce4">
            <text:p>0.99514719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4">
            <text:p>9:33960825-33989126</text:p>
          </table:table-cell>
          <table:table-cell table:style-name="ce4"/>
          <table:table-cell office:value-type="float" office:value="1.763819571" table:style-name="ce4">
            <text:p>1.763819571</text:p>
          </table:table-cell>
          <table:table-cell office:value-type="float" office:value="0.51616715499999999" table:style-name="ce4">
            <text:p>0.516167155</text:p>
          </table:table-cell>
          <table:table-cell office:value-type="float" office:value="0.95152270900000002" table:style-name="ce4">
            <text:p>0.951522709</text:p>
          </table:table-cell>
          <table:table-cell office:value-type="float" office:value="0.77411109300000003" table:style-name="ce4">
            <text:p>0.774111093</text:p>
          </table:table-cell>
          <table:table-cell office:value-type="float" office:value="2.053266839" table:style-name="ce4">
            <text:p>2.053266839</text:p>
          </table:table-cell>
          <table:table-cell office:value-type="float" office:value="0.39590587399999999" table:style-name="ce4">
            <text:p>0.395905874</text:p>
          </table:table-cell>
          <table:table-cell office:value-type="float" office:value="1.0771698119999999" table:style-name="ce4">
            <text:p>1.077169812</text:p>
          </table:table-cell>
          <table:table-cell office:value-type="float" office:value="1.0744279349999999" table:style-name="ce4">
            <text:p>1.074427935</text:p>
          </table:table-cell>
          <table:table-cell office:value-type="float" office:value="1.0025519409999999" table:style-name="ce4">
            <text:p>1.002551941</text:p>
          </table:table-cell>
          <table:table-cell office:value-type="float" office:value="0.99670504849502584" table:formula="of:=COM.MICROSOFT.T.TEST([.F258:.H258];[.C258:.E258];2;3)" table:style-name="ce4">
            <text:p>0.99670504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ID</text:p>
          </table:table-cell>
          <table:table-cell table:style-name="ce2"/>
          <table:table-cell office:value-type="string" table:style-name="ce2">
            <text:p>GDM_1</text:p>
          </table:table-cell>
          <table:table-cell office:value-type="string" table:style-name="ce2">
            <text:p>GDM_2</text:p>
          </table:table-cell>
          <table:table-cell office:value-type="string" table:style-name="ce2">
            <text:p>GDM_3</text:p>
          </table:table-cell>
          <table:table-cell office:value-type="string" table:style-name="ce2">
            <text:p>Normal_1</text:p>
          </table:table-cell>
          <table:table-cell office:value-type="string" table:style-name="ce2">
            <text:p>Normal_2</text:p>
          </table:table-cell>
          <table:table-cell office:value-type="string" table:style-name="ce2">
            <text:p>Normal_3</text:p>
          </table:table-cell>
          <table:table-cell office:value-type="string" table:style-name="ce2">
            <text:p>Avg - GDM</text:p>
          </table:table-cell>
          <table:table-cell office:value-type="string" table:style-name="ce2">
            <text:p>Avg - Normal</text:p>
          </table:table-cell>
          <table:table-cell office:value-type="string" table:style-name="ce2">
            <text:p>Foldchange = GDM/Normal</text:p>
          </table:table-cell>
          <table:table-cell office:value-type="string" table:style-name="ce2">
            <text:p>P Value - Two tailed T test <text:s/>(~0.005)</text:p>
          </table:table-cell>
          <table:table-cell table:number-columns-repeated="15" table:style-name="ce6"/>
          <table:table-cell table:number-columns-repeated="16357"/>
        </table:table-row>
        <table:table-row table:number-rows-repeated="13" table:style-name="ro2">
          <table:table-cell table:number-columns-repeated="12" table:style-name="ce4"/>
          <table:table-cell table:number-columns-repeated="16372" table:style-name="ce1"/>
        </table:table-row>
        <table:table-row table:number-rows-repeated="729" table:style-name="ro2">
          <table:table-cell table:number-columns-repeated="12" table:style-name="ce4"/>
          <table:table-cell table:number-columns-repeated="16372"/>
        </table:table-row>
        <table:table-row table:number-rows-repeated="1047575" table:style-name="ro3">
          <table:table-cell table:number-columns-repeated="16384"/>
        </table:table-row>
      </table:table>
      <table:table table:name="Sheet2" table:style-name="ta1">
        <table:table-column table:style-name="co3" table:default-cell-style-name="ce1"/>
        <table:table-column table:style-name="co8" table:default-cell-style-name="ce1"/>
        <table:table-column table:style-name="co3" table:number-columns-repeated="102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Gene Name</text:p>
          </table:table-cell>
          <table:table-cell office:value-type="string" table:style-name="ce2">
            <text:p>Species</text:p>
          </table:table-cell>
          <table:table-cell office:value-type="string" table:style-name="ce2">
            <text:p>GOTERM_BP_DIRECT</text:p>
          </table:table-cell>
          <table:table-cell table:number-columns-repeated="22" table:style-name="ce2"/>
          <table:table-cell table:number-columns-repeated="16358"/>
        </table:table-row>
        <table:table-row table:style-name="ro2">
          <table:table-cell office:value-type="string" table:style-name="ce3">
            <text:p>FAT1</text:p>
          </table:table-cell>
          <table:table-cell office:value-type="string" table:style-name="ce3">
            <text:p>FAT atypical cadherin 1(FAT1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2088~lens development in camera-type eye,GO:0003382~epithelial cell morphogenesis,GO:0003412~establishment of epithelial cell apical/basal polarity involved in camera-type eye morphogenesis,GO:0007015~actin filament organization,GO:0007043~cell-cell junction assembly,GO:0007155~cell adhesion,GO:0007156~homophilic cell adhesion via plasma membrane adhesion molecules,GO:0007163~establishment or maintenance of cell polarity,GO:0007267~cell-cell signaling,GO:0009653~anatomical structure morphogenesis,GO:0016339~calcium-dependent cell-cell adhesion via plasma membrane cell adhesion molecules,GO:0016477~cell migration,GO:0034332~adherens junction organization,GO:0044331~cell-cell adhesion mediated by cadherin,GO:0098609~cell-cell adhesion,GO:1904385~cellular response to angiotensin,GO:1904754~positive regulation of vascular associated smooth muscle cell migration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TNNB1</text:p>
          </table:table-cell>
          <table:table-cell office:value-type="string" table:style-name="ce3">
            <text:p>catenin beta 1(CTNNB1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0122~negative regulation of transcription by RNA polymerase II,GO:0000165~MAPK cascade,GO:0000209~protein polyubiquitination,GO:0000578~embryonic axis specification,GO:0001569~branching involved in blood vessel morphogenesis,GO:0001649~osteoblast differentiation,GO:0001658~branching involved in ureteric bud morphogenesis,GO:0001701~in utero embryonic development,GO:0001702~gastrulation with mouth forming second,GO:0001708~cell fate specification,GO:0001711~endodermal cell fate commitment,GO:0001764~neuron migration,GO:0001837~epithelial to mesenchymal transition,GO:0001840~neural plate development,GO:0002052~positive regulation of neuroblast proliferation,GO:0002053~positive regulation of mesenchymal cell proliferation,GO:0002062~chondrocyte differentiation,GO:0002089~lens morphogenesis in camera-type eye,GO:0003151~outflow tract morphogenesis,GO:0003266~regulation of secondary heart field cardioblast proliferation,GO:0003338~metanephros morphogenesis,GO:0003340~negative regulation of mesenchymal to epithelial transition involved in metanephros morphogenesis,GO:0006366~transcription by RNA polymerase II,GO:0007155~cell adhesion,GO:0007160~cell-matrix adhesion,GO:0007268~chemical synaptic transmission,GO:0007398~ectoderm development,GO:0007403~glial cell fate determination,GO:0007405~neuroblast proliferation,GO:0008284~positive regulation of cell population proliferation,GO:0008285~negative regulation of cell population proliferation,GO:0008543~fibroblast growth factor receptor signaling pathway,GO:0009410~response to xenobiotic stimulus,GO:0009948~anterior/posterior axis specification,GO:0009950~dorsal/ventral axis specification,GO:0009954~proximal/distal pattern formation,GO:0010628~positive regulation of gene expression,GO:0010629~negative regulation of gene expression,GO:0010718~positive regulation of epithelial to mesenchymal transition,GO:0010909~positive regulation of heparan sulfate proteoglycan biosynthetic process,GO:0016525~negative regulation of angiogenesis,GO:0019827~stem cell population maintenance,GO:0021819~layer formation in cerebral cortex,GO:0021854~hypothalamus development,GO:0022009~central nervous system vasculogenesis,GO:0030316~osteoclast differentiation,GO:0030539~male genitalia development,GO:0030902~hindbrain development,GO:0030997~regulation of centriole-centriole cohesion,GO:0031016~pancreas development,GO:0031069~hair follicle morphogenesis,GO:0031396~regulation of protein ubiquitination,GO:0031641~regulation of myelination,GO:0032212~positive regulation of telomere maintenance via telomerase,GO:0032331~negative regulation of chondrocyte differentiation,GO:0032355~response to estradiol,GO:0032968~positive regulation of transcription elongation by RNA polymerase II,GO:0033077~T cell differentiation in thymus,GO:0033234~negative regulation of protein sumoylation,GO:0034333~adherens junction assembly,GO:0034394~protein localization to cell surface,GO:0035050~embryonic heart tube development,GO:0035112~genitalia morphogenesis,GO:0035115~embryonic forelimb morphogenesis,GO:0035116~embryonic hindlimb morphogenesis,GO:0035315~hair cell differentiation,GO:0035995~detection of muscle stretch,GO:0036023~embryonic skeletal limb joint morphogenesis,GO:0036520~astrocyte-dopaminergic neuron signaling,GO:0042129~regulation of T cell proliferation,GO:0042475~odontogenesis of dentin-containing tooth,GO:0042733~embryonic digit morphogenesis,GO:0043065~positive regulation of apoptotic process,GO:0043066~negative regulation of apoptotic process,GO:0043161~proteasome-mediated ubiquitin-dependent protein catabolic process,GO:0043410~positive regulation of MAPK cascade,GO:0043525~positive regulation of neuron apoptotic process,GO:0044338~canonical Wnt signaling pathway involved in mesenchymal stem cell differentiation,GO:0045453~bone resorption,GO:0045597~positive regulation of cell differentiation,GO:0045603~positive regulation of endothelial cell differentiation,GO:0045669~positive regulation of osteoblast differentiation,GO:0045671~negative regulation of osteoclast differentiation,GO:0045743~positive regulation of fibroblast growth factor receptor signaling pathway,GO:0045765~regulation of angiogenesis,GO:0045892~negative regulation of DNA-templated transcription,GO:0045893~positive regulation of DNA-templated transcription,GO:0045944~positive regulation of transcription by RNA polymerase II,GO:0045976~negative regulation of mitotic cell cycle, embryonic,GO:0048145~regulation of fibroblast proliferation,GO:0048469~cell maturation,GO:0048489~synaptic vesicle transport,GO:0048538~thymus development,GO:0048599~oocyte development,GO:0048617~embryonic foregut morphogenesis,GO:0048643~positive regulation of skeletal muscle tissue development,GO:0048660~regulation of smooth muscle cell proliferation,GO:0048664~neuron fate determination,GO:0048709~oligodendrocyte differentiation,GO:0048715~negative regulation of oligodendrocyte differentiation,GO:0050767~regulation of neurogenesis,GO:0050808~synapse organization,GO:0051145~smooth muscle cell differentiation,GO:0051450~myoblast proliferation,GO:0051884~regulation of timing of anagen,GO:0051963~regulation of synapse assembly,GO:0060066~oviduct development,GO:0060070~canonical Wnt signaling pathway,GO:0060440~trachea formation,GO:0060441~epithelial tube branching involved in lung morphogenesis,GO:0060484~lung-associated mesenchyme development,GO:0060487~lung epithelial cell differentiation,GO:0060492~lung induction,GO:0060742~epithelial cell differentiation involved in prostate gland development,GO:0060767~epithelial cell proliferation involved in prostate gland development,GO:0060769~positive regulation of epithelial cell proliferation involved in prostate gland development,GO:0060789~hair follicle placode formation,GO:0060856~establishment of blood-brain barrier,GO:0060916~mesenchymal cell proliferation involved in lung development,GO:0061047~positive regulation of branching involved in lung morphogenesis,GO:0061154~endothelial tube morphogenesis,GO:0061198~fungiform papilla formation,GO:0061549~sympathetic ganglion development,GO:0061550~cranial ganglion development,GO:0070602~regulation of centromeric sister chromatid cohesion,GO:0071363~cellular response to growth factor stimulus,GO:0071681~cellular response to indole-3-methanol,GO:0072033~renal vesicle formation,GO:0072053~renal inner medulla development,GO:0072054~renal outer medulla development,GO:0072079~nephron tubule formation,GO:0072089~stem cell proliferation,GO:0072182~regulation of nephron tubule epithelial cell differentiation,GO:0072497~mesenchymal stem cell differentiation,GO:0090090~negative regulation of canonical Wnt signaling pathway,GO:0090279~regulation of calcium ion import,GO:0090425~acinar cell differentiation,GO:0097091~synaptic vesicle clustering,GO:0097190~apoptotic signaling pathway,GO:0098609~cell-cell adhesion,GO:1901331~positive regulation of odontoblast differentiation,GO:1903377~negative regulation of oxidative stress-induced neuron intrinsic apoptotic signaling pathway,GO:1904888~cranial skeletal system development,GO:1904948~midbrain dopaminergic neuron differentiation,GO:1990138~neuron projection extension,GO:1990403~embryonic brain development,GO:1990791~dorsal root ganglion development,GO:1990963~establishment of blood-retinal barrier,GO:2000008~regulation of protein localization to cell surface,GO:2000017~positive regulation of determination of dorsal identity,GO:2000288~positive regulation of myoblast proliferation,GO:2000648~positive regulation of stem cell proliferation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HRNB3</text:p>
          </table:table-cell>
          <table:table-cell office:value-type="string" table:style-name="ce3">
            <text:p>cholinergic receptor nicotinic beta 3 subunit(CHRNB3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7165~signal transduction,GO:0007271~synaptic transmission, cholinergic,GO:0034220~monoatomic ion transmembrane transport,GO:0035094~response to nicotine,GO:0051899~membrane depolarization,GO:0060079~excitatory postsynaptic potential,GO:0095500~acetylcholine receptor signaling pathway,GO:0099171~presynaptic modulation of chemical synaptic transmission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OL6A2</text:p>
          </table:table-cell>
          <table:table-cell office:value-type="string" table:style-name="ce3">
            <text:p>collagen type VI alpha 2 chain(COL6A2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7155~cell adhesion,GO:0009411~response to UV,GO:0009749~response to glucose,GO:0030198~extracellular matrix organization,GO:0043491~phosphatidylinositol 3-kinase/protein kinase B signal transduction,GO:0051402~neuron apoptotic process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FH</text:p>
          </table:table-cell>
          <table:table-cell office:value-type="string" table:style-name="ce3">
            <text:p>complement factor H(CFH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6508~proteolysis,GO:0006956~complement activation,GO:0006957~complement activation, alternative pathway,GO:0007596~blood coagulation,GO:0030449~regulation of complement activation,GO:0030451~regulation of complement activation, alternative pathway,GO:1903659~regulation of complement-dependent cytotoxicity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PCDH11X</text:p>
          </table:table-cell>
          <table:table-cell office:value-type="string" table:style-name="ce3">
            <text:p>protocadherin 11 X-linked(PCDH11X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7155~cell adhesion,GO:0007156~homophilic cell adhesion via plasma membrane adhesion molecules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GFBR2</text:p>
          </table:table-cell>
          <table:table-cell office:value-type="string" table:style-name="ce3">
            <text:p>transforming growth factor beta receptor 2(TGFBR2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1568~blood vessel development,GO:0001569~branching involved in blood vessel morphogenesis,GO:0001570~vasculogenesis,GO:0001701~in utero embryonic development,GO:0001837~epithelial to mesenchymal transition,GO:0001947~heart looping,GO:0002053~positive regulation of mesenchymal cell proliferation,GO:0002088~lens development in camera-type eye,GO:0002651~positive regulation of tolerance induction to self antigen,GO:0002663~positive regulation of B cell tolerance induction,GO:0002666~positive regulation of T cell tolerance induction,GO:0003148~outflow tract septum morphogenesis,GO:0003149~membranous septum morphogenesis,GO:0003151~outflow tract morphogenesis,GO:0003180~aortic valve morphogenesis,GO:0003181~atrioventricular valve morphogenesis,GO:0003186~tricuspid valve morphogenesis,GO:0003214~cardiac left ventricle morphogenesis,GO:0003274~endocardial cushion fusion,GO:0003430~growth plate cartilage chondrocyte growth,GO:0006468~protein phosphorylation,GO:0006915~apoptotic process,GO:0007179~transforming growth factor beta receptor signaling pathway,GO:0007219~Notch signaling pathway,GO:0007224~smoothened signaling pathway,GO:0007369~gastrulation,GO:0007420~brain development,GO:0007507~heart development,GO:0008284~positive regulation of cell population proliferation,GO:0009410~response to xenobiotic stimulus,GO:0009893~positive regulation of metabolic process,GO:0010468~regulation of gene expression,GO:0010634~positive regulation of epithelial cell migration,GO:0010718~positive regulation of epithelial to mesenchymal transition,GO:0016310~phosphorylation,GO:0030154~cell differentiation,GO:0032147~activation of protein kinase activity,GO:0032924~activin receptor signaling pathway,GO:0035162~embryonic hemopoiesis,GO:0035909~aorta morphogenesis,GO:0042127~regulation of cell population proliferation,GO:0043011~myeloid dendritic cell differentiation,GO:0045766~positive regulation of angiogenesis,GO:0048701~embryonic cranial skeleton morphogenesis,GO:0048844~artery morphogenesis,GO:0051138~positive regulation of NK T cell differentiation,GO:0051239~regulation of multicellular organismal process,GO:0060021~roof of mouth development,GO:0060391~positive regulation of SMAD protein signal transduction,GO:0060395~SMAD protein signal transduction,GO:0060412~ventricular septum morphogenesis,GO:0060434~bronchus morphogenesis,GO:0060440~trachea formation,GO:0060443~mammary gland morphogenesis,GO:0060463~lung lobe morphogenesis,GO:0061520~Langerhans cell differentiation,GO:0062009~secondary palate development,GO:0070723~response to cholesterol,GO:0071363~cellular response to growth factor stimulus,GO:0072091~regulation of stem cell proliferation,GO:1905007~positive regulation of epithelial to mesenchymal transition involved in endocardial cushion formation,GO:1905317~inferior endocardial cushion morphogenesis,GO:1990086~lens fiber cell apoptotic process,GO:1990428~miRNA transport,GO:2000379~positive regulation of reactive oxygen species metabolic process,GO:2000563~positive regulation of CD4-positive, alpha-beta T cell proliferation,GO:2000736~regulation of stem cell differentiation,</text:p>
          </table:table-cell>
          <table:table-cell table:number-columns-repeated="16380" table:style-name="ce1"/>
        </table:table-row>
        <table:table-row table:number-rows-repeated="1048568" table:style-name="ro3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9" table:default-cell-style-name="ce1"/>
        <table:table-column table:style-name="co3" table:number-columns-repeated="102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Gene Name</text:p>
          </table:table-cell>
          <table:table-cell office:value-type="string" table:style-name="ce2">
            <text:p>Species</text:p>
          </table:table-cell>
          <table:table-cell office:value-type="string" table:style-name="ce2">
            <text:p>GOTERM_CC_DIRECT</text:p>
          </table:table-cell>
          <table:table-cell table:number-columns-repeated="22" table:style-name="ce2"/>
          <table:table-cell table:number-columns-repeated="16358"/>
        </table:table-row>
        <table:table-row table:style-name="ro2">
          <table:table-cell office:value-type="string" table:style-name="ce3">
            <text:p>FAT1</text:p>
          </table:table-cell>
          <table:table-cell office:value-type="string" table:style-name="ce3">
            <text:p>FAT atypical cadherin 1(FAT1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5634~nucleus,GO:0005829~cytosol,GO:0005886~plasma membrane,GO:0005911~cell-cell junction,GO:0005912~adherens junction,GO:0005925~focal adhesion,GO:0016020~membrane,GO:0016324~apical plasma membrane,GO:0016342~catenin complex,GO:0030027~lamellipodium,GO:0030175~filopodium,GO:0048471~perinuclear region of cytoplasm,GO:0070062~extracellular exosome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TNNB1</text:p>
          </table:table-cell>
          <table:table-cell office:value-type="string" table:style-name="ce3">
            <text:p>catenin beta 1(CTNNB1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0791~euchromatin,GO:0000922~spindle pole,GO:0005634~nucleus,GO:0005654~nucleoplasm,GO:0005667~transcription regulator complex,GO:0005737~cytoplasm,GO:0005813~centrosome,GO:0005829~cytosol,GO:0005886~plasma membrane,GO:0005911~cell-cell junction,GO:0005912~adherens junction,GO:0005916~fascia adherens,GO:0005923~bicellular tight junction,GO:0005925~focal adhesion,GO:0005938~cell cortex,GO:0016020~membrane,GO:0016323~basolateral plasma membrane,GO:0016327~apicolateral plasma membrane,GO:0016328~lateral plasma membrane,GO:0016342~catenin complex,GO:0016600~flotillin complex,GO:0030018~Z disc,GO:0030027~lamellipodium,GO:0030054~cell junction,GO:0030877~beta-catenin destruction complex,GO:0031528~microvillus membrane,GO:0032991~protein-containing complex,GO:0032993~protein-DNA complex,GO:0034750~Scrib-APC-beta-catenin complex,GO:0042734~presynaptic membrane,GO:0045177~apical part of cell,GO:0045202~synapse,GO:0045211~postsynaptic membrane,GO:0048471~perinuclear region of cytoplasm,GO:0070062~extracellular exosome,GO:0070369~beta-catenin-TCF7L2 complex,GO:0071944~cell periphery,GO:0098685~Schaffer collateral - CA1 synapse,GO:0098831~presynaptic active zone cytoplasmic component,GO:0098978~glutamatergic synapse,GO:0099092~postsynaptic density, intracellular component,GO:1990711~beta-catenin-ICAT complex,GO:1990907~beta-catenin-TCF complex,GO:1990909~Wnt signalosome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HRNB3</text:p>
          </table:table-cell>
          <table:table-cell office:value-type="string" table:style-name="ce3">
            <text:p>cholinergic receptor nicotinic beta 3 subunit(CHRNB3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5886~plasma membrane,GO:0005892~acetylcholine-gated channel complex,GO:0016020~membrane,GO:0043005~neuron projection,GO:0045202~synapse,GO:0045211~postsynaptic membrane,GO:0098691~dopaminergic synapse,GO:0098793~presynapse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OL6A2</text:p>
          </table:table-cell>
          <table:table-cell office:value-type="string" table:style-name="ce3">
            <text:p>collagen type VI alpha 2 chain(COL6A2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5576~extracellular region,GO:0005581~collagen trimer,GO:0005587~collagen type IV trimer,GO:0005615~extracellular space,GO:0005788~endoplasmic reticulum lumen,GO:0032991~protein-containing complex,GO:0042383~sarcolemma,GO:0062023~collagen-containing extracellular matrix,GO:0070062~extracellular exosome,GO:1903561~extracellular vesicle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FH</text:p>
          </table:table-cell>
          <table:table-cell office:value-type="string" table:style-name="ce3">
            <text:p>complement factor H(CFH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5576~extracellular region,GO:0005615~extracellular space,GO:0070062~extracellular exosome,GO:0072562~blood microparticle,GO:0106139~symbiont cell surface,GO:1905370~serine-type endopeptidase complex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PCDH11X</text:p>
          </table:table-cell>
          <table:table-cell office:value-type="string" table:style-name="ce3">
            <text:p>protocadherin 11 X-linked(PCDH11X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5886~plasma membrane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GFBR2</text:p>
          </table:table-cell>
          <table:table-cell office:value-type="string" table:style-name="ce3">
            <text:p>transforming growth factor beta receptor 2(TGFBR2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5576~extracellular region,GO:0005615~extracellular space,GO:0005829~cytosol,GO:0005886~plasma membrane,GO:0005901~caveola,GO:0009897~external side of plasma membrane,GO:0016020~membrane,GO:0043235~receptor complex,GO:0045121~membrane raft,GO:0070021~transforming growth factor beta ligand-receptor complex,</text:p>
          </table:table-cell>
          <table:table-cell table:number-columns-repeated="16380" table:style-name="ce1"/>
        </table:table-row>
        <table:table-row table:number-rows-repeated="1048568" table:style-name="ro3">
          <table:table-cell table:number-columns-repeated="16384"/>
        </table:table-row>
      </table:table>
      <table:table table:name="Sheet4" table:style-name="ta1">
        <table:table-column table:style-name="co3" table:default-cell-style-name="ce1"/>
        <table:table-column table:style-name="co10" table:default-cell-style-name="ce1"/>
        <table:table-column table:style-name="co3" table:number-columns-repeated="102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Gene Name</text:p>
          </table:table-cell>
          <table:table-cell office:value-type="string" table:style-name="ce2">
            <text:p>Species</text:p>
          </table:table-cell>
          <table:table-cell office:value-type="string" table:style-name="ce2">
            <text:p>GOTERM_MF_DIRECT</text:p>
          </table:table-cell>
          <table:table-cell table:number-columns-repeated="22" table:style-name="ce2"/>
          <table:table-cell table:number-columns-repeated="16358"/>
        </table:table-row>
        <table:table-row table:style-name="ro2">
          <table:table-cell office:value-type="string" table:style-name="ce3">
            <text:p>FAT1</text:p>
          </table:table-cell>
          <table:table-cell office:value-type="string" table:style-name="ce3">
            <text:p>FAT atypical cadherin 1(FAT1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5509~calcium ion binding,GO:0005515~protein binding,GO:0045296~cadherin binding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TNNB1</text:p>
          </table:table-cell>
          <table:table-cell office:value-type="string" table:style-name="ce3">
            <text:p>catenin beta 1(CTNNB1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1221~transcription coregulator binding,GO:0001222~transcription corepressor binding,GO:0003682~chromatin binding,GO:0003713~transcription coactivator activity,GO:0005102~signaling receptor binding,GO:0005515~protein binding,GO:0016922~nuclear receptor binding,GO:0019899~enzyme binding,GO:0019900~kinase binding,GO:0019901~protein kinase binding,GO:0019903~protein phosphatase binding,GO:0030331~nuclear estrogen receptor binding,GO:0031625~ubiquitin protein ligase binding,GO:0044325~transmembrane transporter binding,GO:0045294~alpha-catenin binding,GO:0045296~cadherin binding,GO:0046332~SMAD binding,GO:0061629~RNA polymerase II-specific DNA-binding transcription factor binding,GO:0070411~I-SMAD binding,GO:0097718~disordered domain specific binding,GO:0140297~DNA-binding transcription factor binding,GO:1990226~histone methyltransferase binding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HRNB3</text:p>
          </table:table-cell>
          <table:table-cell office:value-type="string" table:style-name="ce3">
            <text:p>cholinergic receptor nicotinic beta 3 subunit(CHRNB3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15267~channel activity,GO:0015464~acetylcholine receptor activity,GO:0022848~acetylcholine-gated monoatomic cation-selective channel activity,GO:0042166~acetylcholine binding,GO:1901363~heterocyclic compound binding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OL6A2</text:p>
          </table:table-cell>
          <table:table-cell office:value-type="string" table:style-name="ce3">
            <text:p>collagen type VI alpha 2 chain(COL6A2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5515~protein binding,GO:0005518~collagen binding,GO:0030020~extracellular matrix structural constituent conferring tensile strength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FH</text:p>
          </table:table-cell>
          <table:table-cell office:value-type="string" table:style-name="ce3">
            <text:p>complement factor H(CFH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1851~complement component C3b binding,GO:0005515~protein binding,GO:0008201~heparin binding,GO:0042802~identical protein binding,GO:0043395~heparan sulfate proteoglycan binding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PCDH11X</text:p>
          </table:table-cell>
          <table:table-cell office:value-type="string" table:style-name="ce3">
            <text:p>protocadherin 11 X-linked(PCDH11X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5509~calcium ion binding,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GFBR2</text:p>
          </table:table-cell>
          <table:table-cell office:value-type="string" table:style-name="ce3">
            <text:p>transforming growth factor beta receptor 2(TGFBR2)</text:p>
          </table:table-cell>
          <table:table-cell office:value-type="string" table:style-name="ce3">
            <text:p>Homo sapiens</text:p>
          </table:table-cell>
          <table:table-cell office:value-type="string" table:style-name="ce3">
            <text:p>GO:0004675~transmembrane receptor protein serine/threonine kinase activity,GO:0005024~transforming growth factor beta receptor activity,GO:0005026~transforming growth factor beta receptor activity, type II,GO:0005515~protein binding,GO:0005524~ATP binding,GO:0005539~glycosaminoglycan binding,GO:0017002~activin receptor activity,GO:0019209~kinase activator activity,GO:0034713~type I transforming growth factor beta receptor binding,GO:0034714~type III transforming growth factor beta receptor binding,GO:0046332~SMAD binding,GO:0046872~metal ion binding,GO:0048185~activin binding,GO:0050431~transforming growth factor beta binding,GO:0060090~molecular adaptor activity,</text:p>
          </table:table-cell>
          <table:table-cell table:number-columns-repeated="16380" table:style-name="ce1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😎🔥𝕽𝖔𝖘𝖍𝖓𝖎😈❤</meta:initial-creator>
    <dc:creator>❤️🔥😎꧁﻿𝕽𝖔𝖘𝖍𝖓𝖎꧂😎🔥❤️ .</dc:creator>
    <meta:creation-date>2024-10-25T09:04:17Z</meta:creation-date>
    <dc:date>2024-10-25T09:04:17Z</dc:date>
  </office:meta>
</office:document-meta>
</file>